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4.058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 style:data-style-name="N2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-execution-time-seconds-aegis-traditio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3"/>
        <table:table-row table:style-name="ro1">
          <table:table-cell office:value-type="string" calcext:value-type="string">
            <text:p>#TC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ce1" table:number-columns-repeated="2"/>
        </table:table-row>
        <table:table-row table:style-name="ro1">
          <table:table-cell office:value-type="string" calcext:value-type="string">
            <text:p>Id_Index</text:p>
          </table:table-cell>
          <table:table-cell office:value-type="string" calcext:value-type="string">
            <text:p>ExecTime(s)</text:p>
          </table:table-cell>
          <table:table-cell office:value-type="string" calcext:value-type="string">
            <text:p>ID_ST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umulative Time (s)</text:p>
          </table:table-cell>
          <table:table-cell office:value-type="string" calcext:value-type="string">
            <text:p>Time/TC</text:p>
          </table:table-cell>
          <table:table-cell office:value-type="string" calcext:value-type="string">
            <text:p>SUM(Time/T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ORIGINAL_PROGRAM</text:p>
          </table:table-cell>
          <table:table-cell office:value-type="float" office:value="-1" calcext:value-type="float">
            <text:p>-1</text:p>
          </table:table-cell>
          <table:table-cell table:formula="of:=[.B3]" office:value-type="float" office:value="450" calcext:value-type="float">
            <text:p>450</text:p>
          </table:table-cell>
          <table:table-cell table:formula="of:=[.B3]/[.$B$1]" office:value-type="float" office:value="19.5652173913043" calcext:value-type="float">
            <text:p>19,57</text:p>
          </table:table-cell>
          <table:table-cell table:formula="of:=[.F3]" office:value-type="float" office:value="19.5652173913043" calcext:value-type="float">
            <text:p>19,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OTP_0_BinaryMutator</text:p>
          </table:table-cell>
          <table:table-cell office:value-type="float" office:value="0" calcext:value-type="float">
            <text:p>0</text:p>
          </table:table-cell>
          <table:table-cell table:formula="of:=[.E3]+[.B4]" office:value-type="float" office:value="781" calcext:value-type="float">
            <text:p>781</text:p>
          </table:table-cell>
          <table:table-cell table:formula="of:=[.B4]/[.$B$1]" office:value-type="float" office:value="14.3913043478261" calcext:value-type="float">
            <text:p>14,39</text:p>
          </table:table-cell>
          <table:table-cell table:formula="of:=[.G3]+[.F4]" office:value-type="float" office:value="33.9565217391304" calcext:value-type="float">
            <text:p>33,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HOTP_1_BinaryMutator</text:p>
          </table:table-cell>
          <table:table-cell office:value-type="float" office:value="1000" calcext:value-type="float">
            <text:p>1000</text:p>
          </table:table-cell>
          <table:table-cell table:formula="of:=[.E4]+[.B5]" office:value-type="float" office:value="1242" calcext:value-type="float">
            <text:p>1242</text:p>
          </table:table-cell>
          <table:table-cell table:formula="of:=[.B5]/[.$B$1]" office:value-type="float" office:value="20.0434782608696" calcext:value-type="float">
            <text:p>20,04</text:p>
          </table:table-cell>
          <table:table-cell table:formula="of:=[.G4]+[.F5]" office:value-type="float" office:value="54" calcext:value-type="float">
            <text:p>54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HOTP_2_BinaryMutator</text:p>
          </table:table-cell>
          <table:table-cell office:value-type="float" office:value="2000" calcext:value-type="float">
            <text:p>2000</text:p>
          </table:table-cell>
          <table:table-cell table:formula="of:=[.E5]+[.B6]" office:value-type="float" office:value="1650" calcext:value-type="float">
            <text:p>1650</text:p>
          </table:table-cell>
          <table:table-cell table:formula="of:=[.B6]/[.$B$1]" office:value-type="float" office:value="17.7391304347826" calcext:value-type="float">
            <text:p>17,74</text:p>
          </table:table-cell>
          <table:table-cell table:formula="of:=[.G5]+[.F6]" office:value-type="float" office:value="71.7391304347826" calcext:value-type="float">
            <text:p>71,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HOTP_3_BinaryMutator</text:p>
          </table:table-cell>
          <table:table-cell office:value-type="float" office:value="3000" calcext:value-type="float">
            <text:p>3000</text:p>
          </table:table-cell>
          <table:table-cell table:formula="of:=[.E6]+[.B7]" office:value-type="float" office:value="2062" calcext:value-type="float">
            <text:p>2062</text:p>
          </table:table-cell>
          <table:table-cell table:formula="of:=[.B7]/[.$B$1]" office:value-type="float" office:value="17.9130434782609" calcext:value-type="float">
            <text:p>17,91</text:p>
          </table:table-cell>
          <table:table-cell table:formula="of:=[.G6]+[.F7]" office:value-type="float" office:value="89.6521739130435" calcext:value-type="float">
            <text:p>89,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OTP_0_BinaryMutator</text:p>
          </table:table-cell>
          <table:table-cell office:value-type="float" office:value="1" calcext:value-type="float">
            <text:p>1</text:p>
          </table:table-cell>
          <table:table-cell table:formula="of:=[.E7]+[.B8]" office:value-type="float" office:value="2520" calcext:value-type="float">
            <text:p>2520</text:p>
          </table:table-cell>
          <table:table-cell table:formula="of:=[.B8]/[.$B$1]" office:value-type="float" office:value="19.9130434782609" calcext:value-type="float">
            <text:p>19,91</text:p>
          </table:table-cell>
          <table:table-cell table:formula="of:=[.G7]+[.F8]" office:value-type="float" office:value="109.565217391304" calcext:value-type="float">
            <text:p>109,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OTP_1_BinaryMutator</text:p>
          </table:table-cell>
          <table:table-cell office:value-type="float" office:value="1001" calcext:value-type="float">
            <text:p>1001</text:p>
          </table:table-cell>
          <table:table-cell table:formula="of:=[.E8]+[.B9]" office:value-type="float" office:value="2977" calcext:value-type="float">
            <text:p>2977</text:p>
          </table:table-cell>
          <table:table-cell table:formula="of:=[.B9]/[.$B$1]" office:value-type="float" office:value="19.8695652173913" calcext:value-type="float">
            <text:p>19,87</text:p>
          </table:table-cell>
          <table:table-cell table:formula="of:=[.G8]+[.F9]" office:value-type="float" office:value="129.434782608696" calcext:value-type="float">
            <text:p>129,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YAOTP_0_BinaryMutator</text:p>
          </table:table-cell>
          <table:table-cell office:value-type="float" office:value="2" calcext:value-type="float">
            <text:p>2</text:p>
          </table:table-cell>
          <table:table-cell table:formula="of:=[.E9]+[.B10]" office:value-type="float" office:value="3440" calcext:value-type="float">
            <text:p>3440</text:p>
          </table:table-cell>
          <table:table-cell table:formula="of:=[.B10]/[.$B$1]" office:value-type="float" office:value="20.1304347826087" calcext:value-type="float">
            <text:p>20,13</text:p>
          </table:table-cell>
          <table:table-cell table:formula="of:=[.G9]+[.F10]" office:value-type="float" office:value="149.565217391304" calcext:value-type="float">
            <text:p>149,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YAOTP_1_BinaryMutator</text:p>
          </table:table-cell>
          <table:table-cell office:value-type="float" office:value="1002" calcext:value-type="float">
            <text:p>1002</text:p>
          </table:table-cell>
          <table:table-cell table:formula="of:=[.E10]+[.B11]" office:value-type="float" office:value="3912" calcext:value-type="float">
            <text:p>3912</text:p>
          </table:table-cell>
          <table:table-cell table:formula="of:=[.B11]/[.$B$1]" office:value-type="float" office:value="20.5217391304348" calcext:value-type="float">
            <text:p>20,52</text:p>
          </table:table-cell>
          <table:table-cell table:formula="of:=[.G10]+[.F11]" office:value-type="float" office:value="170.086956521739" calcext:value-type="float">
            <text:p>170,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YAOTP_2_BinaryMutator</text:p>
          </table:table-cell>
          <table:table-cell office:value-type="float" office:value="2002" calcext:value-type="float">
            <text:p>2002</text:p>
          </table:table-cell>
          <table:table-cell table:formula="of:=[.E11]+[.B12]" office:value-type="float" office:value="4380" calcext:value-type="float">
            <text:p>4380</text:p>
          </table:table-cell>
          <table:table-cell table:formula="of:=[.B12]/[.$B$1]" office:value-type="float" office:value="20.3478260869565" calcext:value-type="float">
            <text:p>20,35</text:p>
          </table:table-cell>
          <table:table-cell table:formula="of:=[.G11]+[.F12]" office:value-type="float" office:value="190.434782608696" calcext:value-type="float">
            <text:p>190,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AOTP_3_BinaryMutator</text:p>
          </table:table-cell>
          <table:table-cell office:value-type="float" office:value="3002" calcext:value-type="float">
            <text:p>3002</text:p>
          </table:table-cell>
          <table:table-cell table:formula="of:=[.E12]+[.B13]" office:value-type="float" office:value="4753" calcext:value-type="float">
            <text:p>4753</text:p>
          </table:table-cell>
          <table:table-cell table:formula="of:=[.B13]/[.$B$1]" office:value-type="float" office:value="16.2173913043478" calcext:value-type="float">
            <text:p>16,22</text:p>
          </table:table-cell>
          <table:table-cell table:formula="of:=[.G12]+[.F13]" office:value-type="float" office:value="206.652173913043" calcext:value-type="float">
            <text:p>206,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TOTP_0_BinaryMutator</text:p>
          </table:table-cell>
          <table:table-cell office:value-type="float" office:value="4" calcext:value-type="float">
            <text:p>4</text:p>
          </table:table-cell>
          <table:table-cell table:formula="of:=[.E13]+[.B14]" office:value-type="float" office:value="5201" calcext:value-type="float">
            <text:p>5201</text:p>
          </table:table-cell>
          <table:table-cell table:formula="of:=[.B14]/[.$B$1]" office:value-type="float" office:value="19.4782608695652" calcext:value-type="float">
            <text:p>19,48</text:p>
          </table:table-cell>
          <table:table-cell table:formula="of:=[.G13]+[.F14]" office:value-type="float" office:value="226.130434782609" calcext:value-type="float">
            <text:p>226,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TOTP_1_BinaryMutator</text:p>
          </table:table-cell>
          <table:table-cell office:value-type="float" office:value="1004" calcext:value-type="float">
            <text:p>1004</text:p>
          </table:table-cell>
          <table:table-cell table:formula="of:=[.E14]+[.B15]" office:value-type="float" office:value="5666" calcext:value-type="float">
            <text:p>5666</text:p>
          </table:table-cell>
          <table:table-cell table:formula="of:=[.B15]/[.$B$1]" office:value-type="float" office:value="20.2173913043478" calcext:value-type="float">
            <text:p>20,22</text:p>
          </table:table-cell>
          <table:table-cell table:formula="of:=[.G14]+[.F15]" office:value-type="float" office:value="246.347826086956" calcext:value-type="float">
            <text:p>246,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Crypt_0_BinaryMutator</text:p>
          </table:table-cell>
          <table:table-cell office:value-type="float" office:value="5" calcext:value-type="float">
            <text:p>5</text:p>
          </table:table-cell>
          <table:table-cell table:formula="of:=[.E15]+[.B16]" office:value-type="float" office:value="5855" calcext:value-type="float">
            <text:p>5855</text:p>
          </table:table-cell>
          <table:table-cell table:formula="of:=[.B16]/[.$B$1]" office:value-type="float" office:value="8.21739130434783" calcext:value-type="float">
            <text:p>8,22</text:p>
          </table:table-cell>
          <table:table-cell table:formula="of:=[.G15]+[.F16]" office:value-type="float" office:value="254.565217391304" calcext:value-type="float">
            <text:p>254,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Crypt_1_BinaryMutator</text:p>
          </table:table-cell>
          <table:table-cell office:value-type="float" office:value="1005" calcext:value-type="float">
            <text:p>1005</text:p>
          </table:table-cell>
          <table:table-cell table:formula="of:=[.E16]+[.B17]" office:value-type="float" office:value="6311" calcext:value-type="float">
            <text:p>6311</text:p>
          </table:table-cell>
          <table:table-cell table:formula="of:=[.B17]/[.$B$1]" office:value-type="float" office:value="19.8260869565217" calcext:value-type="float">
            <text:p>19,83</text:p>
          </table:table-cell>
          <table:table-cell table:formula="of:=[.G16]+[.F17]" office:value-type="float" office:value="274.391304347826" calcext:value-type="float">
            <text:p>274,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SCrypt_2_BinaryMutator</text:p>
          </table:table-cell>
          <table:table-cell office:value-type="float" office:value="2005" calcext:value-type="float">
            <text:p>2005</text:p>
          </table:table-cell>
          <table:table-cell table:formula="of:=[.E17]+[.B18]" office:value-type="float" office:value="6763" calcext:value-type="float">
            <text:p>6763</text:p>
          </table:table-cell>
          <table:table-cell table:formula="of:=[.B18]/[.$B$1]" office:value-type="float" office:value="19.6521739130435" calcext:value-type="float">
            <text:p>19,65</text:p>
          </table:table-cell>
          <table:table-cell table:formula="of:=[.G17]+[.F18]" office:value-type="float" office:value="294.04347826087" calcext:value-type="float">
            <text:p>294,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SCrypt_3_BinaryMutator</text:p>
          </table:table-cell>
          <table:table-cell office:value-type="float" office:value="3005" calcext:value-type="float">
            <text:p>3005</text:p>
          </table:table-cell>
          <table:table-cell table:formula="of:=[.E18]+[.B19]" office:value-type="float" office:value="7211" calcext:value-type="float">
            <text:p>7211</text:p>
          </table:table-cell>
          <table:table-cell table:formula="of:=[.B19]/[.$B$1]" office:value-type="float" office:value="19.4782608695652" calcext:value-type="float">
            <text:p>19,48</text:p>
          </table:table-cell>
          <table:table-cell table:formula="of:=[.G18]+[.F19]" office:value-type="float" office:value="313.521739130435" calcext:value-type="float">
            <text:p>313,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Crypt_4_BinaryMutator</text:p>
          </table:table-cell>
          <table:table-cell office:value-type="float" office:value="4005" calcext:value-type="float">
            <text:p>4005</text:p>
          </table:table-cell>
          <table:table-cell table:formula="of:=[.E19]+[.B20]" office:value-type="float" office:value="7661" calcext:value-type="float">
            <text:p>7661</text:p>
          </table:table-cell>
          <table:table-cell table:formula="of:=[.B20]/[.$B$1]" office:value-type="float" office:value="19.5652173913043" calcext:value-type="float">
            <text:p>19,57</text:p>
          </table:table-cell>
          <table:table-cell table:formula="of:=[.G19]+[.F20]" office:value-type="float" office:value="333.086956521739" calcext:value-type="float">
            <text:p>333,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Crypt_5_BinaryMutator</text:p>
          </table:table-cell>
          <table:table-cell office:value-type="float" office:value="5005" calcext:value-type="float">
            <text:p>5005</text:p>
          </table:table-cell>
          <table:table-cell table:formula="of:=[.E20]+[.B21]" office:value-type="float" office:value="8112" calcext:value-type="float">
            <text:p>8112</text:p>
          </table:table-cell>
          <table:table-cell table:formula="of:=[.B21]/[.$B$1]" office:value-type="float" office:value="19.6086956521739" calcext:value-type="float">
            <text:p>19,61</text:p>
          </table:table-cell>
          <table:table-cell table:formula="of:=[.G20]+[.F21]" office:value-type="float" office:value="352.695652173913" calcext:value-type="float">
            <text:p>352,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SCrypt_6_BinaryMutator</text:p>
          </table:table-cell>
          <table:table-cell office:value-type="float" office:value="6005" calcext:value-type="float">
            <text:p>6005</text:p>
          </table:table-cell>
          <table:table-cell table:formula="of:=[.E21]+[.B22]" office:value-type="float" office:value="8573" calcext:value-type="float">
            <text:p>8573</text:p>
          </table:table-cell>
          <table:table-cell table:formula="of:=[.B22]/[.$B$1]" office:value-type="float" office:value="20.0434782608696" calcext:value-type="float">
            <text:p>20,04</text:p>
          </table:table-cell>
          <table:table-cell table:formula="of:=[.G21]+[.F22]" office:value-type="float" office:value="372.739130434783" calcext:value-type="float">
            <text:p>372,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Crypt_7_BinaryMutator</text:p>
          </table:table-cell>
          <table:table-cell office:value-type="float" office:value="7005" calcext:value-type="float">
            <text:p>7005</text:p>
          </table:table-cell>
          <table:table-cell table:formula="of:=[.E22]+[.B23]" office:value-type="float" office:value="8760" calcext:value-type="float">
            <text:p>8760</text:p>
          </table:table-cell>
          <table:table-cell table:formula="of:=[.B23]/[.$B$1]" office:value-type="float" office:value="8.1304347826087" calcext:value-type="float">
            <text:p>8,13</text:p>
          </table:table-cell>
          <table:table-cell table:formula="of:=[.G22]+[.F23]" office:value-type="float" office:value="380.869565217391" calcext:value-type="float">
            <text:p>380,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Crypt_8_BinaryMutator</text:p>
          </table:table-cell>
          <table:table-cell office:value-type="float" office:value="8005" calcext:value-type="float">
            <text:p>8005</text:p>
          </table:table-cell>
          <table:table-cell table:formula="of:=[.E23]+[.B24]" office:value-type="float" office:value="8952" calcext:value-type="float">
            <text:p>8952</text:p>
          </table:table-cell>
          <table:table-cell table:formula="of:=[.B24]/[.$B$1]" office:value-type="float" office:value="8.34782608695652" calcext:value-type="float">
            <text:p>8,35</text:p>
          </table:table-cell>
          <table:table-cell table:formula="of:=[.G23]+[.F24]" office:value-type="float" office:value="389.217391304348" calcext:value-type="float">
            <text:p>389,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Crypt_9_BinaryMutator</text:p>
          </table:table-cell>
          <table:table-cell office:value-type="float" office:value="9005" calcext:value-type="float">
            <text:p>9005</text:p>
          </table:table-cell>
          <table:table-cell table:formula="of:=[.E24]+[.B25]" office:value-type="float" office:value="9411" calcext:value-type="float">
            <text:p>9411</text:p>
          </table:table-cell>
          <table:table-cell table:formula="of:=[.B25]/[.$B$1]" office:value-type="float" office:value="19.9565217391304" calcext:value-type="float">
            <text:p>19,96</text:p>
          </table:table-cell>
          <table:table-cell table:formula="of:=[.G24]+[.F25]" office:value-type="float" office:value="409.173913043478" calcext:value-type="float">
            <text:p>409,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Crypt_10_BinaryMutator</text:p>
          </table:table-cell>
          <table:table-cell office:value-type="float" office:value="10005" calcext:value-type="float">
            <text:p>10005</text:p>
          </table:table-cell>
          <table:table-cell table:formula="of:=[.E25]+[.B26]" office:value-type="float" office:value="9601" calcext:value-type="float">
            <text:p>9601</text:p>
          </table:table-cell>
          <table:table-cell table:formula="of:=[.B26]/[.$B$1]" office:value-type="float" office:value="8.26086956521739" calcext:value-type="float">
            <text:p>8,26</text:p>
          </table:table-cell>
          <table:table-cell table:formula="of:=[.G25]+[.F26]" office:value-type="float" office:value="417.434782608696" calcext:value-type="float">
            <text:p>417,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Crypt_11_BinaryMutator</text:p>
          </table:table-cell>
          <table:table-cell office:value-type="float" office:value="11005" calcext:value-type="float">
            <text:p>11005</text:p>
          </table:table-cell>
          <table:table-cell table:formula="of:=[.E26]+[.B27]" office:value-type="float" office:value="9792" calcext:value-type="float">
            <text:p>9792</text:p>
          </table:table-cell>
          <table:table-cell table:formula="of:=[.B27]/[.$B$1]" office:value-type="float" office:value="8.30434782608696" calcext:value-type="float">
            <text:p>8,30</text:p>
          </table:table-cell>
          <table:table-cell table:formula="of:=[.G26]+[.F27]" office:value-type="float" office:value="425.739130434783" calcext:value-type="float">
            <text:p>425,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Crypt_12_BinaryMutator</text:p>
          </table:table-cell>
          <table:table-cell office:value-type="float" office:value="12005" calcext:value-type="float">
            <text:p>12005</text:p>
          </table:table-cell>
          <table:table-cell table:formula="of:=[.E27]+[.B28]" office:value-type="float" office:value="9989" calcext:value-type="float">
            <text:p>9989</text:p>
          </table:table-cell>
          <table:table-cell table:formula="of:=[.B28]/[.$B$1]" office:value-type="float" office:value="8.56521739130435" calcext:value-type="float">
            <text:p>8,57</text:p>
          </table:table-cell>
          <table:table-cell table:formula="of:=[.G27]+[.F28]" office:value-type="float" office:value="434.304347826087" calcext:value-type="float">
            <text:p>434,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Crypt_13_BinaryMutator</text:p>
          </table:table-cell>
          <table:table-cell office:value-type="float" office:value="13005" calcext:value-type="float">
            <text:p>13005</text:p>
          </table:table-cell>
          <table:table-cell table:formula="of:=[.E28]+[.B29]" office:value-type="float" office:value="10183" calcext:value-type="float">
            <text:p>10183</text:p>
          </table:table-cell>
          <table:table-cell table:formula="of:=[.B29]/[.$B$1]" office:value-type="float" office:value="8.43478260869565" calcext:value-type="float">
            <text:p>8,43</text:p>
          </table:table-cell>
          <table:table-cell table:formula="of:=[.G28]+[.F29]" office:value-type="float" office:value="442.739130434783" calcext:value-type="float">
            <text:p>442,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Crypt_14_BinaryMutator</text:p>
          </table:table-cell>
          <table:table-cell office:value-type="float" office:value="14005" calcext:value-type="float">
            <text:p>14005</text:p>
          </table:table-cell>
          <table:table-cell table:formula="of:=[.E29]+[.B30]" office:value-type="float" office:value="10642" calcext:value-type="float">
            <text:p>10642</text:p>
          </table:table-cell>
          <table:table-cell table:formula="of:=[.B30]/[.$B$1]" office:value-type="float" office:value="19.9565217391304" calcext:value-type="float">
            <text:p>19,96</text:p>
          </table:table-cell>
          <table:table-cell table:formula="of:=[.G29]+[.F30]" office:value-type="float" office:value="462.695652173913" calcext:value-type="float">
            <text:p>462,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Crypt_15_BinaryMutator</text:p>
          </table:table-cell>
          <table:table-cell office:value-type="float" office:value="15005" calcext:value-type="float">
            <text:p>15005</text:p>
          </table:table-cell>
          <table:table-cell table:formula="of:=[.E30]+[.B31]" office:value-type="float" office:value="10831" calcext:value-type="float">
            <text:p>10831</text:p>
          </table:table-cell>
          <table:table-cell table:formula="of:=[.B31]/[.$B$1]" office:value-type="float" office:value="8.21739130434783" calcext:value-type="float">
            <text:p>8,22</text:p>
          </table:table-cell>
          <table:table-cell table:formula="of:=[.G30]+[.F31]" office:value-type="float" office:value="470.913043478261" calcext:value-type="float">
            <text:p>470,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Crypt_16_BinaryMutator</text:p>
          </table:table-cell>
          <table:table-cell office:value-type="float" office:value="16005" calcext:value-type="float">
            <text:p>16005</text:p>
          </table:table-cell>
          <table:table-cell table:formula="of:=[.E31]+[.B32]" office:value-type="float" office:value="11281" calcext:value-type="float">
            <text:p>11281</text:p>
          </table:table-cell>
          <table:table-cell table:formula="of:=[.B32]/[.$B$1]" office:value-type="float" office:value="19.5652173913043" calcext:value-type="float">
            <text:p>19,57</text:p>
          </table:table-cell>
          <table:table-cell table:formula="of:=[.G31]+[.F32]" office:value-type="float" office:value="490.478260869565" calcext:value-type="float">
            <text:p>490,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Crypt_17_BinaryMutator</text:p>
          </table:table-cell>
          <table:table-cell office:value-type="float" office:value="17005" calcext:value-type="float">
            <text:p>17005</text:p>
          </table:table-cell>
          <table:table-cell table:formula="of:=[.E32]+[.B33]" office:value-type="float" office:value="11469" calcext:value-type="float">
            <text:p>11469</text:p>
          </table:table-cell>
          <table:table-cell table:formula="of:=[.B33]/[.$B$1]" office:value-type="float" office:value="8.17391304347826" calcext:value-type="float">
            <text:p>8,17</text:p>
          </table:table-cell>
          <table:table-cell table:formula="of:=[.G32]+[.F33]" office:value-type="float" office:value="498.652173913044" calcext:value-type="float">
            <text:p>498,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Crypt_18_BinaryMutator</text:p>
          </table:table-cell>
          <table:table-cell office:value-type="float" office:value="18005" calcext:value-type="float">
            <text:p>18005</text:p>
          </table:table-cell>
          <table:table-cell table:formula="of:=[.E33]+[.B34]" office:value-type="float" office:value="11658" calcext:value-type="float">
            <text:p>11658</text:p>
          </table:table-cell>
          <table:table-cell table:formula="of:=[.B34]/[.$B$1]" office:value-type="float" office:value="8.21739130434783" calcext:value-type="float">
            <text:p>8,22</text:p>
          </table:table-cell>
          <table:table-cell table:formula="of:=[.G33]+[.F34]" office:value-type="float" office:value="506.869565217391" calcext:value-type="float">
            <text:p>506,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Crypt_19_BinaryMutator</text:p>
          </table:table-cell>
          <table:table-cell office:value-type="float" office:value="19005" calcext:value-type="float">
            <text:p>19005</text:p>
          </table:table-cell>
          <table:table-cell table:formula="of:=[.E34]+[.B35]" office:value-type="float" office:value="11847" calcext:value-type="float">
            <text:p>11847</text:p>
          </table:table-cell>
          <table:table-cell table:formula="of:=[.B35]/[.$B$1]" office:value-type="float" office:value="8.21739130434783" calcext:value-type="float">
            <text:p>8,22</text:p>
          </table:table-cell>
          <table:table-cell table:formula="of:=[.G34]+[.F35]" office:value-type="float" office:value="515.086956521739" calcext:value-type="float">
            <text:p>515,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Crypt_20_BinaryMutator</text:p>
          </table:table-cell>
          <table:table-cell office:value-type="float" office:value="20005" calcext:value-type="float">
            <text:p>20005</text:p>
          </table:table-cell>
          <table:table-cell table:formula="of:=[.E35]+[.B36]" office:value-type="float" office:value="12035" calcext:value-type="float">
            <text:p>12035</text:p>
          </table:table-cell>
          <table:table-cell table:formula="of:=[.B36]/[.$B$1]" office:value-type="float" office:value="8.17391304347826" calcext:value-type="float">
            <text:p>8,17</text:p>
          </table:table-cell>
          <table:table-cell table:formula="of:=[.G35]+[.F36]" office:value-type="float" office:value="523.260869565217" calcext:value-type="float">
            <text:p>523,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Crypt_21_BinaryMutator</text:p>
          </table:table-cell>
          <table:table-cell office:value-type="float" office:value="21005" calcext:value-type="float">
            <text:p>21005</text:p>
          </table:table-cell>
          <table:table-cell table:formula="of:=[.E36]+[.B37]" office:value-type="float" office:value="12227" calcext:value-type="float">
            <text:p>12227</text:p>
          </table:table-cell>
          <table:table-cell table:formula="of:=[.B37]/[.$B$1]" office:value-type="float" office:value="8.34782608695652" calcext:value-type="float">
            <text:p>8,35</text:p>
          </table:table-cell>
          <table:table-cell table:formula="of:=[.G36]+[.F37]" office:value-type="float" office:value="531.608695652174" calcext:value-type="float">
            <text:p>531,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alsa20Engine_0_BinaryMutator</text:p>
          </table:table-cell>
          <table:table-cell office:value-type="float" office:value="6" calcext:value-type="float">
            <text:p>6</text:p>
          </table:table-cell>
          <table:table-cell table:formula="of:=[.E37]+[.B38]" office:value-type="float" office:value="12681" calcext:value-type="float">
            <text:p>12681</text:p>
          </table:table-cell>
          <table:table-cell table:formula="of:=[.B38]/[.$B$1]" office:value-type="float" office:value="19.7391304347826" calcext:value-type="float">
            <text:p>19,74</text:p>
          </table:table-cell>
          <table:table-cell table:formula="of:=[.G37]+[.F38]" office:value-type="float" office:value="551.347826086957" calcext:value-type="float">
            <text:p>551,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alsa20Engine_1_BinaryMutator</text:p>
          </table:table-cell>
          <table:table-cell office:value-type="float" office:value="1006" calcext:value-type="float">
            <text:p>1006</text:p>
          </table:table-cell>
          <table:table-cell table:formula="of:=[.E38]+[.B39]" office:value-type="float" office:value="13139" calcext:value-type="float">
            <text:p>13139</text:p>
          </table:table-cell>
          <table:table-cell table:formula="of:=[.B39]/[.$B$1]" office:value-type="float" office:value="19.9130434782609" calcext:value-type="float">
            <text:p>19,91</text:p>
          </table:table-cell>
          <table:table-cell table:formula="of:=[.G38]+[.F39]" office:value-type="float" office:value="571.260869565217" calcext:value-type="float">
            <text:p>571,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alsa20Engine_2_BinaryMutator</text:p>
          </table:table-cell>
          <table:table-cell office:value-type="float" office:value="2006" calcext:value-type="float">
            <text:p>2006</text:p>
          </table:table-cell>
          <table:table-cell table:formula="of:=[.E39]+[.B40]" office:value-type="float" office:value="13592" calcext:value-type="float">
            <text:p>13592</text:p>
          </table:table-cell>
          <table:table-cell table:formula="of:=[.B40]/[.$B$1]" office:value-type="float" office:value="19.695652173913" calcext:value-type="float">
            <text:p>19,70</text:p>
          </table:table-cell>
          <table:table-cell table:formula="of:=[.G39]+[.F40]" office:value-type="float" office:value="590.95652173913" calcext:value-type="float">
            <text:p>590,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alsa20Engine_3_BinaryMutator</text:p>
          </table:table-cell>
          <table:table-cell office:value-type="float" office:value="3006" calcext:value-type="float">
            <text:p>3006</text:p>
          </table:table-cell>
          <table:table-cell table:formula="of:=[.E40]+[.B41]" office:value-type="float" office:value="14022" calcext:value-type="float">
            <text:p>14022</text:p>
          </table:table-cell>
          <table:table-cell table:formula="of:=[.B41]/[.$B$1]" office:value-type="float" office:value="18.695652173913" calcext:value-type="float">
            <text:p>18,70</text:p>
          </table:table-cell>
          <table:table-cell table:formula="of:=[.G40]+[.F41]" office:value-type="float" office:value="609.652173913043" calcext:value-type="float">
            <text:p>609,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Salsa20Engine_4_BinaryMutator</text:p>
          </table:table-cell>
          <table:table-cell office:value-type="float" office:value="4006" calcext:value-type="float">
            <text:p>4006</text:p>
          </table:table-cell>
          <table:table-cell table:formula="of:=[.E41]+[.B42]" office:value-type="float" office:value="14477" calcext:value-type="float">
            <text:p>14477</text:p>
          </table:table-cell>
          <table:table-cell table:formula="of:=[.B42]/[.$B$1]" office:value-type="float" office:value="19.7826086956522" calcext:value-type="float">
            <text:p>19,78</text:p>
          </table:table-cell>
          <table:table-cell table:formula="of:=[.G41]+[.F42]" office:value-type="float" office:value="629.434782608696" calcext:value-type="float">
            <text:p>629,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Salsa20Engine_5_BinaryMutator</text:p>
          </table:table-cell>
          <table:table-cell office:value-type="float" office:value="5006" calcext:value-type="float">
            <text:p>5006</text:p>
          </table:table-cell>
          <table:table-cell table:formula="of:=[.E42]+[.B43]" office:value-type="float" office:value="14934" calcext:value-type="float">
            <text:p>14934</text:p>
          </table:table-cell>
          <table:table-cell table:formula="of:=[.B43]/[.$B$1]" office:value-type="float" office:value="19.8695652173913" calcext:value-type="float">
            <text:p>19,87</text:p>
          </table:table-cell>
          <table:table-cell table:formula="of:=[.G42]+[.F43]" office:value-type="float" office:value="649.304347826087" calcext:value-type="float">
            <text:p>649,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Salsa20Engine_6_BinaryMutator</text:p>
          </table:table-cell>
          <table:table-cell office:value-type="float" office:value="6006" calcext:value-type="float">
            <text:p>6006</text:p>
          </table:table-cell>
          <table:table-cell table:formula="of:=[.E43]+[.B44]" office:value-type="float" office:value="15386" calcext:value-type="float">
            <text:p>15386</text:p>
          </table:table-cell>
          <table:table-cell table:formula="of:=[.B44]/[.$B$1]" office:value-type="float" office:value="19.6521739130435" calcext:value-type="float">
            <text:p>19,65</text:p>
          </table:table-cell>
          <table:table-cell table:formula="of:=[.G43]+[.F44]" office:value-type="float" office:value="668.95652173913" calcext:value-type="float">
            <text:p>668,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alsa20Engine_7_BinaryMutator</text:p>
          </table:table-cell>
          <table:table-cell office:value-type="float" office:value="7006" calcext:value-type="float">
            <text:p>7006</text:p>
          </table:table-cell>
          <table:table-cell table:formula="of:=[.E44]+[.B45]" office:value-type="float" office:value="15836" calcext:value-type="float">
            <text:p>15836</text:p>
          </table:table-cell>
          <table:table-cell table:formula="of:=[.B45]/[.$B$1]" office:value-type="float" office:value="19.5652173913043" calcext:value-type="float">
            <text:p>19,57</text:p>
          </table:table-cell>
          <table:table-cell table:formula="of:=[.G44]+[.F45]" office:value-type="float" office:value="688.521739130435" calcext:value-type="float">
            <text:p>688,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alsa20Engine_8_BinaryMutator</text:p>
          </table:table-cell>
          <table:table-cell office:value-type="float" office:value="8006" calcext:value-type="float">
            <text:p>8006</text:p>
          </table:table-cell>
          <table:table-cell table:formula="of:=[.E45]+[.B46]" office:value-type="float" office:value="16289" calcext:value-type="float">
            <text:p>16289</text:p>
          </table:table-cell>
          <table:table-cell table:formula="of:=[.B46]/[.$B$1]" office:value-type="float" office:value="19.695652173913" calcext:value-type="float">
            <text:p>19,70</text:p>
          </table:table-cell>
          <table:table-cell table:formula="of:=[.G45]+[.F46]" office:value-type="float" office:value="708.217391304348" calcext:value-type="float">
            <text:p>708,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alsa20Engine_9_BinaryMutator</text:p>
          </table:table-cell>
          <table:table-cell office:value-type="float" office:value="9006" calcext:value-type="float">
            <text:p>9006</text:p>
          </table:table-cell>
          <table:table-cell table:formula="of:=[.E46]+[.B47]" office:value-type="float" office:value="16742" calcext:value-type="float">
            <text:p>16742</text:p>
          </table:table-cell>
          <table:table-cell table:formula="of:=[.B47]/[.$B$1]" office:value-type="float" office:value="19.695652173913" calcext:value-type="float">
            <text:p>19,70</text:p>
          </table:table-cell>
          <table:table-cell table:formula="of:=[.G46]+[.F47]" office:value-type="float" office:value="727.913043478261" calcext:value-type="float">
            <text:p>727,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alsa20Engine_10_BinaryMutator</text:p>
          </table:table-cell>
          <table:table-cell office:value-type="float" office:value="10006" calcext:value-type="float">
            <text:p>10006</text:p>
          </table:table-cell>
          <table:table-cell table:formula="of:=[.E47]+[.B48]" office:value-type="float" office:value="17204" calcext:value-type="float">
            <text:p>17204</text:p>
          </table:table-cell>
          <table:table-cell table:formula="of:=[.B48]/[.$B$1]" office:value-type="float" office:value="20.0869565217391" calcext:value-type="float">
            <text:p>20,09</text:p>
          </table:table-cell>
          <table:table-cell table:formula="of:=[.G47]+[.F48]" office:value-type="float" office:value="748" calcext:value-type="float">
            <text:p>748,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alsa20Engine_11_BinaryMutator</text:p>
          </table:table-cell>
          <table:table-cell office:value-type="float" office:value="11006" calcext:value-type="float">
            <text:p>11006</text:p>
          </table:table-cell>
          <table:table-cell table:formula="of:=[.E48]+[.B49]" office:value-type="float" office:value="17663" calcext:value-type="float">
            <text:p>17663</text:p>
          </table:table-cell>
          <table:table-cell table:formula="of:=[.B49]/[.$B$1]" office:value-type="float" office:value="19.9565217391304" calcext:value-type="float">
            <text:p>19,96</text:p>
          </table:table-cell>
          <table:table-cell table:formula="of:=[.G48]+[.F49]" office:value-type="float" office:value="767.95652173913" calcext:value-type="float">
            <text:p>767,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alsa20Engine_12_BinaryMutator</text:p>
          </table:table-cell>
          <table:table-cell office:value-type="float" office:value="12006" calcext:value-type="float">
            <text:p>12006</text:p>
          </table:table-cell>
          <table:table-cell table:formula="of:=[.E49]+[.B50]" office:value-type="float" office:value="18117" calcext:value-type="float">
            <text:p>18117</text:p>
          </table:table-cell>
          <table:table-cell table:formula="of:=[.B50]/[.$B$1]" office:value-type="float" office:value="19.7391304347826" calcext:value-type="float">
            <text:p>19,74</text:p>
          </table:table-cell>
          <table:table-cell table:formula="of:=[.G49]+[.F50]" office:value-type="float" office:value="787.695652173913" calcext:value-type="float">
            <text:p>787,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Salsa20Engine_13_BinaryMutator</text:p>
          </table:table-cell>
          <table:table-cell office:value-type="float" office:value="13006" calcext:value-type="float">
            <text:p>13006</text:p>
          </table:table-cell>
          <table:table-cell table:formula="of:=[.E50]+[.B51]" office:value-type="float" office:value="18584" calcext:value-type="float">
            <text:p>18584</text:p>
          </table:table-cell>
          <table:table-cell table:formula="of:=[.B51]/[.$B$1]" office:value-type="float" office:value="20.304347826087" calcext:value-type="float">
            <text:p>20,30</text:p>
          </table:table-cell>
          <table:table-cell table:formula="of:=[.G50]+[.F51]" office:value-type="float" office:value="808" calcext:value-type="float">
            <text:p>808,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Salsa20Engine_14_BinaryMutator</text:p>
          </table:table-cell>
          <table:table-cell office:value-type="float" office:value="14006" calcext:value-type="float">
            <text:p>14006</text:p>
          </table:table-cell>
          <table:table-cell table:formula="of:=[.E51]+[.B52]" office:value-type="float" office:value="19041" calcext:value-type="float">
            <text:p>19041</text:p>
          </table:table-cell>
          <table:table-cell table:formula="of:=[.B52]/[.$B$1]" office:value-type="float" office:value="19.8695652173913" calcext:value-type="float">
            <text:p>19,87</text:p>
          </table:table-cell>
          <table:table-cell table:formula="of:=[.G51]+[.F52]" office:value-type="float" office:value="827.869565217391" calcext:value-type="float">
            <text:p>827,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alsa20Engine_15_BinaryMutator</text:p>
          </table:table-cell>
          <table:table-cell office:value-type="float" office:value="15006" calcext:value-type="float">
            <text:p>15006</text:p>
          </table:table-cell>
          <table:table-cell table:formula="of:=[.E52]+[.B53]" office:value-type="float" office:value="19492" calcext:value-type="float">
            <text:p>19492</text:p>
          </table:table-cell>
          <table:table-cell table:formula="of:=[.B53]/[.$B$1]" office:value-type="float" office:value="19.6086956521739" calcext:value-type="float">
            <text:p>19,61</text:p>
          </table:table-cell>
          <table:table-cell table:formula="of:=[.G52]+[.F53]" office:value-type="float" office:value="847.478260869565" calcext:value-type="float">
            <text:p>847,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alsa20Engine_16_BinaryMutator</text:p>
          </table:table-cell>
          <table:table-cell office:value-type="float" office:value="16006" calcext:value-type="float">
            <text:p>16006</text:p>
          </table:table-cell>
          <table:table-cell table:formula="of:=[.E53]+[.B54]" office:value-type="float" office:value="19950" calcext:value-type="float">
            <text:p>19950</text:p>
          </table:table-cell>
          <table:table-cell table:formula="of:=[.B54]/[.$B$1]" office:value-type="float" office:value="19.9130434782609" calcext:value-type="float">
            <text:p>19,91</text:p>
          </table:table-cell>
          <table:table-cell table:formula="of:=[.G53]+[.F54]" office:value-type="float" office:value="867.391304347826" calcext:value-type="float">
            <text:p>867,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alsa20Engine_17_BinaryMutator</text:p>
          </table:table-cell>
          <table:table-cell office:value-type="float" office:value="17006" calcext:value-type="float">
            <text:p>17006</text:p>
          </table:table-cell>
          <table:table-cell table:formula="of:=[.E54]+[.B55]" office:value-type="float" office:value="20400" calcext:value-type="float">
            <text:p>20400</text:p>
          </table:table-cell>
          <table:table-cell table:formula="of:=[.B55]/[.$B$1]" office:value-type="float" office:value="19.5652173913043" calcext:value-type="float">
            <text:p>19,57</text:p>
          </table:table-cell>
          <table:table-cell table:formula="of:=[.G54]+[.F55]" office:value-type="float" office:value="886.95652173913" calcext:value-type="float">
            <text:p>886,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Salsa20Engine_18_BinaryMutator</text:p>
          </table:table-cell>
          <table:table-cell office:value-type="float" office:value="18006" calcext:value-type="float">
            <text:p>18006</text:p>
          </table:table-cell>
          <table:table-cell table:formula="of:=[.E55]+[.B56]" office:value-type="float" office:value="20788" calcext:value-type="float">
            <text:p>20788</text:p>
          </table:table-cell>
          <table:table-cell table:formula="of:=[.B56]/[.$B$1]" office:value-type="float" office:value="16.8695652173913" calcext:value-type="float">
            <text:p>16,87</text:p>
          </table:table-cell>
          <table:table-cell table:formula="of:=[.G55]+[.F56]" office:value-type="float" office:value="903.826086956521" calcext:value-type="float">
            <text:p>903,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alsa20Engine_19_BinaryMutator</text:p>
          </table:table-cell>
          <table:table-cell office:value-type="float" office:value="19006" calcext:value-type="float">
            <text:p>19006</text:p>
          </table:table-cell>
          <table:table-cell table:formula="of:=[.E56]+[.B57]" office:value-type="float" office:value="21241" calcext:value-type="float">
            <text:p>21241</text:p>
          </table:table-cell>
          <table:table-cell table:formula="of:=[.B57]/[.$B$1]" office:value-type="float" office:value="19.695652173913" calcext:value-type="float">
            <text:p>19,70</text:p>
          </table:table-cell>
          <table:table-cell table:formula="of:=[.G56]+[.F57]" office:value-type="float" office:value="923.521739130434" calcext:value-type="float">
            <text:p>923,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alsa20Engine_20_BinaryMutator</text:p>
          </table:table-cell>
          <table:table-cell office:value-type="float" office:value="20006" calcext:value-type="float">
            <text:p>20006</text:p>
          </table:table-cell>
          <table:table-cell table:formula="of:=[.E57]+[.B58]" office:value-type="float" office:value="21704" calcext:value-type="float">
            <text:p>21704</text:p>
          </table:table-cell>
          <table:table-cell table:formula="of:=[.B58]/[.$B$1]" office:value-type="float" office:value="20.1304347826087" calcext:value-type="float">
            <text:p>20,13</text:p>
          </table:table-cell>
          <table:table-cell table:formula="of:=[.G57]+[.F58]" office:value-type="float" office:value="943.652173913043" calcext:value-type="float">
            <text:p>943,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alsa20Engine_21_BinaryMutator</text:p>
          </table:table-cell>
          <table:table-cell office:value-type="float" office:value="21006" calcext:value-type="float">
            <text:p>21006</text:p>
          </table:table-cell>
          <table:table-cell table:formula="of:=[.E58]+[.B59]" office:value-type="float" office:value="22162" calcext:value-type="float">
            <text:p>22162</text:p>
          </table:table-cell>
          <table:table-cell table:formula="of:=[.B59]/[.$B$1]" office:value-type="float" office:value="19.9130434782609" calcext:value-type="float">
            <text:p>19,91</text:p>
          </table:table-cell>
          <table:table-cell table:formula="of:=[.G58]+[.F59]" office:value-type="float" office:value="963.565217391304" calcext:value-type="float">
            <text:p>963,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Salsa20Engine_22_BinaryMutator</text:p>
          </table:table-cell>
          <table:table-cell office:value-type="float" office:value="22006" calcext:value-type="float">
            <text:p>22006</text:p>
          </table:table-cell>
          <table:table-cell table:formula="of:=[.E59]+[.B60]" office:value-type="float" office:value="22619" calcext:value-type="float">
            <text:p>22619</text:p>
          </table:table-cell>
          <table:table-cell table:formula="of:=[.B60]/[.$B$1]" office:value-type="float" office:value="19.8695652173913" calcext:value-type="float">
            <text:p>19,87</text:p>
          </table:table-cell>
          <table:table-cell table:formula="of:=[.G59]+[.F60]" office:value-type="float" office:value="983.434782608695" calcext:value-type="float">
            <text:p>983,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Salsa20Engine_23_BinaryMutator</text:p>
          </table:table-cell>
          <table:table-cell office:value-type="float" office:value="23006" calcext:value-type="float">
            <text:p>23006</text:p>
          </table:table-cell>
          <table:table-cell table:formula="of:=[.E60]+[.B61]" office:value-type="float" office:value="23051" calcext:value-type="float">
            <text:p>23051</text:p>
          </table:table-cell>
          <table:table-cell table:formula="of:=[.B61]/[.$B$1]" office:value-type="float" office:value="18.7826086956522" calcext:value-type="float">
            <text:p>18,78</text:p>
          </table:table-cell>
          <table:table-cell table:formula="of:=[.G60]+[.F61]" office:value-type="float" office:value="1002.21739130435" calcext:value-type="float">
            <text:p>1002,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alsa20Engine_24_BinaryMutator</text:p>
          </table:table-cell>
          <table:table-cell office:value-type="float" office:value="24006" calcext:value-type="float">
            <text:p>24006</text:p>
          </table:table-cell>
          <table:table-cell table:formula="of:=[.E61]+[.B62]" office:value-type="float" office:value="23511" calcext:value-type="float">
            <text:p>23511</text:p>
          </table:table-cell>
          <table:table-cell table:formula="of:=[.B62]/[.$B$1]" office:value-type="float" office:value="20" calcext:value-type="float">
            <text:p>20,00</text:p>
          </table:table-cell>
          <table:table-cell table:formula="of:=[.G61]+[.F62]" office:value-type="float" office:value="1022.21739130435" calcext:value-type="float">
            <text:p>1022,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alsa20Engine_25_BinaryMutator</text:p>
          </table:table-cell>
          <table:table-cell office:value-type="float" office:value="25006" calcext:value-type="float">
            <text:p>25006</text:p>
          </table:table-cell>
          <table:table-cell table:formula="of:=[.E62]+[.B63]" office:value-type="float" office:value="23973" calcext:value-type="float">
            <text:p>23973</text:p>
          </table:table-cell>
          <table:table-cell table:formula="of:=[.B63]/[.$B$1]" office:value-type="float" office:value="20.0869565217391" calcext:value-type="float">
            <text:p>20,09</text:p>
          </table:table-cell>
          <table:table-cell table:formula="of:=[.G62]+[.F63]" office:value-type="float" office:value="1042.30434782609" calcext:value-type="float">
            <text:p>1042,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alsa20Engine_26_BinaryMutator</text:p>
          </table:table-cell>
          <table:table-cell office:value-type="float" office:value="26006" calcext:value-type="float">
            <text:p>26006</text:p>
          </table:table-cell>
          <table:table-cell table:formula="of:=[.E63]+[.B64]" office:value-type="float" office:value="24432" calcext:value-type="float">
            <text:p>24432</text:p>
          </table:table-cell>
          <table:table-cell table:formula="of:=[.B64]/[.$B$1]" office:value-type="float" office:value="19.9565217391304" calcext:value-type="float">
            <text:p>19,96</text:p>
          </table:table-cell>
          <table:table-cell table:formula="of:=[.G63]+[.F64]" office:value-type="float" office:value="1062.26086956522" calcext:value-type="float">
            <text:p>1062,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alsa20Engine_27_BinaryMutator</text:p>
          </table:table-cell>
          <table:table-cell office:value-type="float" office:value="27006" calcext:value-type="float">
            <text:p>27006</text:p>
          </table:table-cell>
          <table:table-cell table:formula="of:=[.E64]+[.B65]" office:value-type="float" office:value="24739" calcext:value-type="float">
            <text:p>24739</text:p>
          </table:table-cell>
          <table:table-cell table:formula="of:=[.B65]/[.$B$1]" office:value-type="float" office:value="13.3478260869565" calcext:value-type="float">
            <text:p>13,35</text:p>
          </table:table-cell>
          <table:table-cell table:formula="of:=[.G64]+[.F65]" office:value-type="float" office:value="1075.60869565217" calcext:value-type="float">
            <text:p>1075,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alsa20Engine_28_BinaryMutator</text:p>
          </table:table-cell>
          <table:table-cell office:value-type="float" office:value="28006" calcext:value-type="float">
            <text:p>28006</text:p>
          </table:table-cell>
          <table:table-cell table:formula="of:=[.E65]+[.B66]" office:value-type="float" office:value="25202" calcext:value-type="float">
            <text:p>25202</text:p>
          </table:table-cell>
          <table:table-cell table:formula="of:=[.B66]/[.$B$1]" office:value-type="float" office:value="20.1304347826087" calcext:value-type="float">
            <text:p>20,13</text:p>
          </table:table-cell>
          <table:table-cell table:formula="of:=[.G65]+[.F66]" office:value-type="float" office:value="1095.73913043478" calcext:value-type="float">
            <text:p>1095,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alsa20Engine_29_BinaryMutator</text:p>
          </table:table-cell>
          <table:table-cell office:value-type="float" office:value="29006" calcext:value-type="float">
            <text:p>29006</text:p>
          </table:table-cell>
          <table:table-cell table:formula="of:=[.E66]+[.B67]" office:value-type="float" office:value="25658" calcext:value-type="float">
            <text:p>25658</text:p>
          </table:table-cell>
          <table:table-cell table:formula="of:=[.B67]/[.$B$1]" office:value-type="float" office:value="19.8260869565217" calcext:value-type="float">
            <text:p>19,83</text:p>
          </table:table-cell>
          <table:table-cell table:formula="of:=[.G66]+[.F67]" office:value-type="float" office:value="1115.5652173913" calcext:value-type="float">
            <text:p>1115,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alsa20Engine_30_BinaryMutator</text:p>
          </table:table-cell>
          <table:table-cell office:value-type="float" office:value="30006" calcext:value-type="float">
            <text:p>30006</text:p>
          </table:table-cell>
          <table:table-cell table:formula="of:=[.E67]+[.B68]" office:value-type="float" office:value="26121" calcext:value-type="float">
            <text:p>26121</text:p>
          </table:table-cell>
          <table:table-cell table:formula="of:=[.B68]/[.$B$1]" office:value-type="float" office:value="20.1304347826087" calcext:value-type="float">
            <text:p>20,13</text:p>
          </table:table-cell>
          <table:table-cell table:formula="of:=[.G67]+[.F68]" office:value-type="float" office:value="1135.69565217391" calcext:value-type="float">
            <text:p>1135,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alsa20Engine_31_BinaryMutator</text:p>
          </table:table-cell>
          <table:table-cell office:value-type="float" office:value="31006" calcext:value-type="float">
            <text:p>31006</text:p>
          </table:table-cell>
          <table:table-cell table:formula="of:=[.E68]+[.B69]" office:value-type="float" office:value="26581" calcext:value-type="float">
            <text:p>26581</text:p>
          </table:table-cell>
          <table:table-cell table:formula="of:=[.B69]/[.$B$1]" office:value-type="float" office:value="20" calcext:value-type="float">
            <text:p>20,00</text:p>
          </table:table-cell>
          <table:table-cell table:formula="of:=[.G68]+[.F69]" office:value-type="float" office:value="1155.69565217391" calcext:value-type="float">
            <text:p>1155,7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alsa20Engine_32_BinaryMutator</text:p>
          </table:table-cell>
          <table:table-cell office:value-type="float" office:value="32006" calcext:value-type="float">
            <text:p>32006</text:p>
          </table:table-cell>
          <table:table-cell table:formula="of:=[.E69]+[.B70]" office:value-type="float" office:value="27044" calcext:value-type="float">
            <text:p>27044</text:p>
          </table:table-cell>
          <table:table-cell table:formula="of:=[.B70]/[.$B$1]" office:value-type="float" office:value="20.1304347826087" calcext:value-type="float">
            <text:p>20,13</text:p>
          </table:table-cell>
          <table:table-cell table:formula="of:=[.G69]+[.F70]" office:value-type="float" office:value="1175.82608695652" calcext:value-type="float">
            <text:p>1175,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alsa20Engine_33_BinaryMutator</text:p>
          </table:table-cell>
          <table:table-cell office:value-type="float" office:value="33006" calcext:value-type="float">
            <text:p>33006</text:p>
          </table:table-cell>
          <table:table-cell table:formula="of:=[.E70]+[.B71]" office:value-type="float" office:value="27504" calcext:value-type="float">
            <text:p>27504</text:p>
          </table:table-cell>
          <table:table-cell table:formula="of:=[.B71]/[.$B$1]" office:value-type="float" office:value="20" calcext:value-type="float">
            <text:p>20,00</text:p>
          </table:table-cell>
          <table:table-cell table:formula="of:=[.G70]+[.F71]" office:value-type="float" office:value="1195.82608695652" calcext:value-type="float">
            <text:p>1195,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Salsa20Engine_34_BinaryMutator</text:p>
          </table:table-cell>
          <table:table-cell office:value-type="float" office:value="34006" calcext:value-type="float">
            <text:p>34006</text:p>
          </table:table-cell>
          <table:table-cell table:formula="of:=[.E71]+[.B72]" office:value-type="float" office:value="27961" calcext:value-type="float">
            <text:p>27961</text:p>
          </table:table-cell>
          <table:table-cell table:formula="of:=[.B72]/[.$B$1]" office:value-type="float" office:value="19.8695652173913" calcext:value-type="float">
            <text:p>19,87</text:p>
          </table:table-cell>
          <table:table-cell table:formula="of:=[.G71]+[.F72]" office:value-type="float" office:value="1215.69565217391" calcext:value-type="float">
            <text:p>1215,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alsa20Engine_35_BinaryMutator</text:p>
          </table:table-cell>
          <table:table-cell office:value-type="float" office:value="35006" calcext:value-type="float">
            <text:p>35006</text:p>
          </table:table-cell>
          <table:table-cell table:formula="of:=[.E72]+[.B73]" office:value-type="float" office:value="28424" calcext:value-type="float">
            <text:p>28424</text:p>
          </table:table-cell>
          <table:table-cell table:formula="of:=[.B73]/[.$B$1]" office:value-type="float" office:value="20.1304347826087" calcext:value-type="float">
            <text:p>20,13</text:p>
          </table:table-cell>
          <table:table-cell table:formula="of:=[.G72]+[.F73]" office:value-type="float" office:value="1235.82608695652" calcext:value-type="float">
            <text:p>1235,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alsa20Engine_36_BinaryMutator</text:p>
          </table:table-cell>
          <table:table-cell office:value-type="float" office:value="36006" calcext:value-type="float">
            <text:p>36006</text:p>
          </table:table-cell>
          <table:table-cell table:formula="of:=[.E73]+[.B74]" office:value-type="float" office:value="28884" calcext:value-type="float">
            <text:p>28884</text:p>
          </table:table-cell>
          <table:table-cell table:formula="of:=[.B74]/[.$B$1]" office:value-type="float" office:value="20" calcext:value-type="float">
            <text:p>20,00</text:p>
          </table:table-cell>
          <table:table-cell table:formula="of:=[.G73]+[.F74]" office:value-type="float" office:value="1255.82608695652" calcext:value-type="float">
            <text:p>1255,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alsa20Engine_37_BinaryMutator</text:p>
          </table:table-cell>
          <table:table-cell office:value-type="float" office:value="37006" calcext:value-type="float">
            <text:p>37006</text:p>
          </table:table-cell>
          <table:table-cell table:formula="of:=[.E74]+[.B75]" office:value-type="float" office:value="29342" calcext:value-type="float">
            <text:p>29342</text:p>
          </table:table-cell>
          <table:table-cell table:formula="of:=[.B75]/[.$B$1]" office:value-type="float" office:value="19.9130434782609" calcext:value-type="float">
            <text:p>19,91</text:p>
          </table:table-cell>
          <table:table-cell table:formula="of:=[.G74]+[.F75]" office:value-type="float" office:value="1275.73913043478" calcext:value-type="float">
            <text:p>1275,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alsa20Engine_38_BinaryMutator</text:p>
          </table:table-cell>
          <table:table-cell office:value-type="float" office:value="38006" calcext:value-type="float">
            <text:p>38006</text:p>
          </table:table-cell>
          <table:table-cell table:formula="of:=[.E75]+[.B76]" office:value-type="float" office:value="29795" calcext:value-type="float">
            <text:p>29795</text:p>
          </table:table-cell>
          <table:table-cell table:formula="of:=[.B76]/[.$B$1]" office:value-type="float" office:value="19.695652173913" calcext:value-type="float">
            <text:p>19,70</text:p>
          </table:table-cell>
          <table:table-cell table:formula="of:=[.G75]+[.F76]" office:value-type="float" office:value="1295.4347826087" calcext:value-type="float">
            <text:p>1295,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alsa20Engine_39_BinaryMutator</text:p>
          </table:table-cell>
          <table:table-cell office:value-type="float" office:value="39006" calcext:value-type="float">
            <text:p>39006</text:p>
          </table:table-cell>
          <table:table-cell table:formula="of:=[.E76]+[.B77]" office:value-type="float" office:value="30248" calcext:value-type="float">
            <text:p>30248</text:p>
          </table:table-cell>
          <table:table-cell table:formula="of:=[.B77]/[.$B$1]" office:value-type="float" office:value="19.695652173913" calcext:value-type="float">
            <text:p>19,70</text:p>
          </table:table-cell>
          <table:table-cell table:formula="of:=[.G76]+[.F77]" office:value-type="float" office:value="1315.13043478261" calcext:value-type="float">
            <text:p>1315,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alsa20Engine_40_BinaryMutator</text:p>
          </table:table-cell>
          <table:table-cell office:value-type="float" office:value="40006" calcext:value-type="float">
            <text:p>40006</text:p>
          </table:table-cell>
          <table:table-cell table:formula="of:=[.E77]+[.B78]" office:value-type="float" office:value="30710" calcext:value-type="float">
            <text:p>30710</text:p>
          </table:table-cell>
          <table:table-cell table:formula="of:=[.B78]/[.$B$1]" office:value-type="float" office:value="20.0869565217391" calcext:value-type="float">
            <text:p>20,09</text:p>
          </table:table-cell>
          <table:table-cell table:formula="of:=[.G77]+[.F78]" office:value-type="float" office:value="1335.21739130435" calcext:value-type="float">
            <text:p>1335,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alsa20Engine_41_BinaryMutator</text:p>
          </table:table-cell>
          <table:table-cell office:value-type="float" office:value="41006" calcext:value-type="float">
            <text:p>41006</text:p>
          </table:table-cell>
          <table:table-cell table:formula="of:=[.E78]+[.B79]" office:value-type="float" office:value="31164" calcext:value-type="float">
            <text:p>31164</text:p>
          </table:table-cell>
          <table:table-cell table:formula="of:=[.B79]/[.$B$1]" office:value-type="float" office:value="19.7391304347826" calcext:value-type="float">
            <text:p>19,74</text:p>
          </table:table-cell>
          <table:table-cell table:formula="of:=[.G78]+[.F79]" office:value-type="float" office:value="1354.95652173913" calcext:value-type="float">
            <text:p>1354,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alsa20Engine_42_BinaryMutator</text:p>
          </table:table-cell>
          <table:table-cell office:value-type="float" office:value="42006" calcext:value-type="float">
            <text:p>42006</text:p>
          </table:table-cell>
          <table:table-cell table:formula="of:=[.E79]+[.B80]" office:value-type="float" office:value="31620" calcext:value-type="float">
            <text:p>31620</text:p>
          </table:table-cell>
          <table:table-cell table:formula="of:=[.B80]/[.$B$1]" office:value-type="float" office:value="19.8260869565217" calcext:value-type="float">
            <text:p>19,83</text:p>
          </table:table-cell>
          <table:table-cell table:formula="of:=[.G79]+[.F80]" office:value-type="float" office:value="1374.78260869565" calcext:value-type="float">
            <text:p>1374,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alsa20Engine_43_BinaryMutator</text:p>
          </table:table-cell>
          <table:table-cell office:value-type="float" office:value="43006" calcext:value-type="float">
            <text:p>43006</text:p>
          </table:table-cell>
          <table:table-cell table:formula="of:=[.E80]+[.B81]" office:value-type="float" office:value="32076" calcext:value-type="float">
            <text:p>32076</text:p>
          </table:table-cell>
          <table:table-cell table:formula="of:=[.B81]/[.$B$1]" office:value-type="float" office:value="19.8260869565217" calcext:value-type="float">
            <text:p>19,83</text:p>
          </table:table-cell>
          <table:table-cell table:formula="of:=[.G80]+[.F81]" office:value-type="float" office:value="1394.60869565217" calcext:value-type="float">
            <text:p>1394,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alsa20Engine_44_BinaryMutator</text:p>
          </table:table-cell>
          <table:table-cell office:value-type="float" office:value="44006" calcext:value-type="float">
            <text:p>44006</text:p>
          </table:table-cell>
          <table:table-cell table:formula="of:=[.E81]+[.B82]" office:value-type="float" office:value="32532" calcext:value-type="float">
            <text:p>32532</text:p>
          </table:table-cell>
          <table:table-cell table:formula="of:=[.B82]/[.$B$1]" office:value-type="float" office:value="19.8260869565217" calcext:value-type="float">
            <text:p>19,83</text:p>
          </table:table-cell>
          <table:table-cell table:formula="of:=[.G81]+[.F82]" office:value-type="float" office:value="1414.4347826087" calcext:value-type="float">
            <text:p>1414,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alsa20Engine_45_BinaryMutator</text:p>
          </table:table-cell>
          <table:table-cell office:value-type="float" office:value="45006" calcext:value-type="float">
            <text:p>45006</text:p>
          </table:table-cell>
          <table:table-cell table:formula="of:=[.E82]+[.B83]" office:value-type="float" office:value="32985" calcext:value-type="float">
            <text:p>32985</text:p>
          </table:table-cell>
          <table:table-cell table:formula="of:=[.B83]/[.$B$1]" office:value-type="float" office:value="19.695652173913" calcext:value-type="float">
            <text:p>19,70</text:p>
          </table:table-cell>
          <table:table-cell table:formula="of:=[.G82]+[.F83]" office:value-type="float" office:value="1434.13043478261" calcext:value-type="float">
            <text:p>1434,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alsa20Engine_46_BinaryMutator</text:p>
          </table:table-cell>
          <table:table-cell office:value-type="float" office:value="46006" calcext:value-type="float">
            <text:p>46006</text:p>
          </table:table-cell>
          <table:table-cell table:formula="of:=[.E83]+[.B84]" office:value-type="float" office:value="33443" calcext:value-type="float">
            <text:p>33443</text:p>
          </table:table-cell>
          <table:table-cell table:formula="of:=[.B84]/[.$B$1]" office:value-type="float" office:value="19.9130434782609" calcext:value-type="float">
            <text:p>19,91</text:p>
          </table:table-cell>
          <table:table-cell table:formula="of:=[.G83]+[.F84]" office:value-type="float" office:value="1454.04347826087" calcext:value-type="float">
            <text:p>1454,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Salsa20Engine_47_BinaryMutator</text:p>
          </table:table-cell>
          <table:table-cell office:value-type="float" office:value="47006" calcext:value-type="float">
            <text:p>47006</text:p>
          </table:table-cell>
          <table:table-cell table:formula="of:=[.E84]+[.B85]" office:value-type="float" office:value="33900" calcext:value-type="float">
            <text:p>33900</text:p>
          </table:table-cell>
          <table:table-cell table:formula="of:=[.B85]/[.$B$1]" office:value-type="float" office:value="19.8695652173913" calcext:value-type="float">
            <text:p>19,87</text:p>
          </table:table-cell>
          <table:table-cell table:formula="of:=[.G84]+[.F85]" office:value-type="float" office:value="1473.91304347826" calcext:value-type="float">
            <text:p>1473,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CryptoUtils_0_BinaryMutator</text:p>
          </table:table-cell>
          <table:table-cell office:value-type="float" office:value="8" calcext:value-type="float">
            <text:p>8</text:p>
          </table:table-cell>
          <table:table-cell table:formula="of:=[.E85]+[.B86]" office:value-type="float" office:value="34312" calcext:value-type="float">
            <text:p>34312</text:p>
          </table:table-cell>
          <table:table-cell table:formula="of:=[.B86]/[.$B$1]" office:value-type="float" office:value="17.9130434782609" calcext:value-type="float">
            <text:p>17,91</text:p>
          </table:table-cell>
          <table:table-cell table:formula="of:=[.G85]+[.F86]" office:value-type="float" office:value="1491.82608695652" calcext:value-type="float">
            <text:p>1491,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ryptoUtils_1_BinaryMutator</text:p>
          </table:table-cell>
          <table:table-cell office:value-type="float" office:value="1008" calcext:value-type="float">
            <text:p>1008</text:p>
          </table:table-cell>
          <table:table-cell table:formula="of:=[.E86]+[.B87]" office:value-type="float" office:value="34507" calcext:value-type="float">
            <text:p>34507</text:p>
          </table:table-cell>
          <table:table-cell table:formula="of:=[.B87]/[.$B$1]" office:value-type="float" office:value="8.47826086956522" calcext:value-type="float">
            <text:p>8,48</text:p>
          </table:table-cell>
          <table:table-cell table:formula="of:=[.G86]+[.F87]" office:value-type="float" office:value="1500.30434782609" calcext:value-type="float">
            <text:p>1500,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CryptoUtils_2_BinaryMutator</text:p>
          </table:table-cell>
          <table:table-cell office:value-type="float" office:value="2008" calcext:value-type="float">
            <text:p>2008</text:p>
          </table:table-cell>
          <table:table-cell table:formula="of:=[.E87]+[.B88]" office:value-type="float" office:value="34924" calcext:value-type="float">
            <text:p>34924</text:p>
          </table:table-cell>
          <table:table-cell table:formula="of:=[.B88]/[.$B$1]" office:value-type="float" office:value="18.1304347826087" calcext:value-type="float">
            <text:p>18,13</text:p>
          </table:table-cell>
          <table:table-cell table:formula="of:=[.G87]+[.F88]" office:value-type="float" office:value="1518.4347826087" calcext:value-type="float">
            <text:p>1518,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ryptoUtils_3_BinaryMutator</text:p>
          </table:table-cell>
          <table:table-cell office:value-type="float" office:value="3008" calcext:value-type="float">
            <text:p>3008</text:p>
          </table:table-cell>
          <table:table-cell table:formula="of:=[.E88]+[.B89]" office:value-type="float" office:value="35127" calcext:value-type="float">
            <text:p>35127</text:p>
          </table:table-cell>
          <table:table-cell table:formula="of:=[.B89]/[.$B$1]" office:value-type="float" office:value="8.82608695652174" calcext:value-type="float">
            <text:p>8,83</text:p>
          </table:table-cell>
          <table:table-cell table:formula="of:=[.G88]+[.F89]" office:value-type="float" office:value="1527.26086956522" calcext:value-type="float">
            <text:p>1527,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KeyStoreHandle_0_BinaryMutator</text:p>
          </table:table-cell>
          <table:table-cell office:value-type="float" office:value="12" calcext:value-type="float">
            <text:p>12</text:p>
          </table:table-cell>
          <table:table-cell table:formula="of:=[.E89]+[.B90]" office:value-type="float" office:value="35581" calcext:value-type="float">
            <text:p>35581</text:p>
          </table:table-cell>
          <table:table-cell table:formula="of:=[.B90]/[.$B$1]" office:value-type="float" office:value="19.7391304347826" calcext:value-type="float">
            <text:p>19,74</text:p>
          </table:table-cell>
          <table:table-cell table:formula="of:=[.G89]+[.F90]" office:value-type="float" office:value="1547" calcext:value-type="float">
            <text:p>1547,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VaultManager_0_NullIntentOperatorMutator</text:p>
          </table:table-cell>
          <table:table-cell office:value-type="float" office:value="27" calcext:value-type="float">
            <text:p>27</text:p>
          </table:table-cell>
          <table:table-cell table:formula="of:=[.E90]+[.B91]" office:value-type="float" office:value="36039" calcext:value-type="float">
            <text:p>36039</text:p>
          </table:table-cell>
          <table:table-cell table:formula="of:=[.B91]/[.$B$1]" office:value-type="float" office:value="19.9130434782609" calcext:value-type="float">
            <text:p>19,91</text:p>
          </table:table-cell>
          <table:table-cell table:formula="of:=[.G90]+[.F91]" office:value-type="float" office:value="1566.91304347826" calcext:value-type="float">
            <text:p>1566,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VaultManager_1_InvalidKeyIntentOperatorMutator</text:p>
          </table:table-cell>
          <table:table-cell office:value-type="float" office:value="1027" calcext:value-type="float">
            <text:p>1027</text:p>
          </table:table-cell>
          <table:table-cell table:formula="of:=[.E91]+[.B92]" office:value-type="float" office:value="36497" calcext:value-type="float">
            <text:p>36497</text:p>
          </table:table-cell>
          <table:table-cell table:formula="of:=[.B92]/[.$B$1]" office:value-type="float" office:value="19.9130434782609" calcext:value-type="float">
            <text:p>19,91</text:p>
          </table:table-cell>
          <table:table-cell table:formula="of:=[.G91]+[.F92]" office:value-type="float" office:value="1586.82608695652" calcext:value-type="float">
            <text:p>1586,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VaultManager_2_RandomActionIntentDefinitionOperatorMutator</text:p>
          </table:table-cell>
          <table:table-cell office:value-type="float" office:value="2027" calcext:value-type="float">
            <text:p>2027</text:p>
          </table:table-cell>
          <table:table-cell table:formula="of:=[.E92]+[.B93]" office:value-type="float" office:value="36948" calcext:value-type="float">
            <text:p>36948</text:p>
          </table:table-cell>
          <table:table-cell table:formula="of:=[.B93]/[.$B$1]" office:value-type="float" office:value="19.6086956521739" calcext:value-type="float">
            <text:p>19,61</text:p>
          </table:table-cell>
          <table:table-cell table:formula="of:=[.G92]+[.F93]" office:value-type="float" office:value="1606.43478260869" calcext:value-type="float">
            <text:p>1606,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VaultBackupManager_0_BinaryMutator</text:p>
          </table:table-cell>
          <table:table-cell office:value-type="float" office:value="34" calcext:value-type="float">
            <text:p>34</text:p>
          </table:table-cell>
          <table:table-cell table:formula="of:=[.E93]+[.B94]" office:value-type="float" office:value="37403" calcext:value-type="float">
            <text:p>37403</text:p>
          </table:table-cell>
          <table:table-cell table:formula="of:=[.B94]/[.$B$1]" office:value-type="float" office:value="19.7826086956522" calcext:value-type="float">
            <text:p>19,78</text:p>
          </table:table-cell>
          <table:table-cell table:formula="of:=[.G93]+[.F94]" office:value-type="float" office:value="1626.21739130435" calcext:value-type="float">
            <text:p>1626,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VaultBackupManager_1_BinaryMutator</text:p>
          </table:table-cell>
          <table:table-cell office:value-type="float" office:value="1034" calcext:value-type="float">
            <text:p>1034</text:p>
          </table:table-cell>
          <table:table-cell table:formula="of:=[.E94]+[.B95]" office:value-type="float" office:value="37854" calcext:value-type="float">
            <text:p>37854</text:p>
          </table:table-cell>
          <table:table-cell table:formula="of:=[.B95]/[.$B$1]" office:value-type="float" office:value="19.6086956521739" calcext:value-type="float">
            <text:p>19,61</text:p>
          </table:table-cell>
          <table:table-cell table:formula="of:=[.G94]+[.F95]" office:value-type="float" office:value="1645.82608695652" calcext:value-type="float">
            <text:p>1645,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VaultBackupManager_2_BinaryMutator</text:p>
          </table:table-cell>
          <table:table-cell office:value-type="float" office:value="2034" calcext:value-type="float">
            <text:p>2034</text:p>
          </table:table-cell>
          <table:table-cell table:formula="of:=[.E95]+[.B96]" office:value-type="float" office:value="38313" calcext:value-type="float">
            <text:p>38313</text:p>
          </table:table-cell>
          <table:table-cell table:formula="of:=[.B96]/[.$B$1]" office:value-type="float" office:value="19.9565217391304" calcext:value-type="float">
            <text:p>19,96</text:p>
          </table:table-cell>
          <table:table-cell table:formula="of:=[.G95]+[.F96]" office:value-type="float" office:value="1665.78260869565" calcext:value-type="float">
            <text:p>1665,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VaultBackupManager_3_BinaryMutator</text:p>
          </table:table-cell>
          <table:table-cell office:value-type="float" office:value="3034" calcext:value-type="float">
            <text:p>3034</text:p>
          </table:table-cell>
          <table:table-cell table:formula="of:=[.E96]+[.B97]" office:value-type="float" office:value="38764" calcext:value-type="float">
            <text:p>38764</text:p>
          </table:table-cell>
          <table:table-cell table:formula="of:=[.B97]/[.$B$1]" office:value-type="float" office:value="19.6086956521739" calcext:value-type="float">
            <text:p>19,61</text:p>
          </table:table-cell>
          <table:table-cell table:formula="of:=[.G96]+[.F97]" office:value-type="float" office:value="1685.39130434783" calcext:value-type="float">
            <text:p>1685,3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VaultBackupManager_4_BinaryMutator</text:p>
          </table:table-cell>
          <table:table-cell office:value-type="float" office:value="4034" calcext:value-type="float">
            <text:p>4034</text:p>
          </table:table-cell>
          <table:table-cell table:formula="of:=[.E97]+[.B98]" office:value-type="float" office:value="39216" calcext:value-type="float">
            <text:p>39216</text:p>
          </table:table-cell>
          <table:table-cell table:formula="of:=[.B98]/[.$B$1]" office:value-type="float" office:value="19.6521739130435" calcext:value-type="float">
            <text:p>19,65</text:p>
          </table:table-cell>
          <table:table-cell table:formula="of:=[.G97]+[.F98]" office:value-type="float" office:value="1705.04347826087" calcext:value-type="float">
            <text:p>1705,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VaultBackupManager_5_BinaryMutator</text:p>
          </table:table-cell>
          <table:table-cell office:value-type="float" office:value="5034" calcext:value-type="float">
            <text:p>5034</text:p>
          </table:table-cell>
          <table:table-cell table:formula="of:=[.E98]+[.B99]" office:value-type="float" office:value="39667" calcext:value-type="float">
            <text:p>39667</text:p>
          </table:table-cell>
          <table:table-cell table:formula="of:=[.B99]/[.$B$1]" office:value-type="float" office:value="19.6086956521739" calcext:value-type="float">
            <text:p>19,61</text:p>
          </table:table-cell>
          <table:table-cell table:formula="of:=[.G98]+[.F99]" office:value-type="float" office:value="1724.65217391304" calcext:value-type="float">
            <text:p>1724,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ndOtpImporter_0_BinaryMutator</text:p>
          </table:table-cell>
          <table:table-cell office:value-type="float" office:value="45" calcext:value-type="float">
            <text:p>45</text:p>
          </table:table-cell>
          <table:table-cell table:formula="of:=[.E99]+[.B100]" office:value-type="float" office:value="40130" calcext:value-type="float">
            <text:p>40130</text:p>
          </table:table-cell>
          <table:table-cell table:formula="of:=[.B100]/[.$B$1]" office:value-type="float" office:value="20.1304347826087" calcext:value-type="float">
            <text:p>20,13</text:p>
          </table:table-cell>
          <table:table-cell table:formula="of:=[.G99]+[.F100]" office:value-type="float" office:value="1744.78260869565" calcext:value-type="float">
            <text:p>1744,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AndOtpImporter_1_BinaryMutator</text:p>
          </table:table-cell>
          <table:table-cell office:value-type="float" office:value="1045" calcext:value-type="float">
            <text:p>1045</text:p>
          </table:table-cell>
          <table:table-cell table:formula="of:=[.E100]+[.B101]" office:value-type="float" office:value="40552" calcext:value-type="float">
            <text:p>40552</text:p>
          </table:table-cell>
          <table:table-cell table:formula="of:=[.B101]/[.$B$1]" office:value-type="float" office:value="18.3478260869565" calcext:value-type="float">
            <text:p>18,35</text:p>
          </table:table-cell>
          <table:table-cell table:formula="of:=[.G100]+[.F101]" office:value-type="float" office:value="1763.13043478261" calcext:value-type="float">
            <text:p>1763,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ndOtpImporter_2_BinaryMutator</text:p>
          </table:table-cell>
          <table:table-cell office:value-type="float" office:value="2045" calcext:value-type="float">
            <text:p>2045</text:p>
          </table:table-cell>
          <table:table-cell table:formula="of:=[.E101]+[.B102]" office:value-type="float" office:value="41012" calcext:value-type="float">
            <text:p>41012</text:p>
          </table:table-cell>
          <table:table-cell table:formula="of:=[.B102]/[.$B$1]" office:value-type="float" office:value="20" calcext:value-type="float">
            <text:p>20,00</text:p>
          </table:table-cell>
          <table:table-cell table:formula="of:=[.G101]+[.F102]" office:value-type="float" office:value="1783.13043478261" calcext:value-type="float">
            <text:p>1783,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ndOtpImporter_3_BinaryMutator</text:p>
          </table:table-cell>
          <table:table-cell office:value-type="float" office:value="3045" calcext:value-type="float">
            <text:p>3045</text:p>
          </table:table-cell>
          <table:table-cell table:formula="of:=[.E102]+[.B103]" office:value-type="float" office:value="41475" calcext:value-type="float">
            <text:p>41475</text:p>
          </table:table-cell>
          <table:table-cell table:formula="of:=[.B103]/[.$B$1]" office:value-type="float" office:value="20.1304347826087" calcext:value-type="float">
            <text:p>20,13</text:p>
          </table:table-cell>
          <table:table-cell table:formula="of:=[.G102]+[.F103]" office:value-type="float" office:value="1803.26086956522" calcext:value-type="float">
            <text:p>1803,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ndOtpImporter_4_BinaryMutator</text:p>
          </table:table-cell>
          <table:table-cell office:value-type="float" office:value="4045" calcext:value-type="float">
            <text:p>4045</text:p>
          </table:table-cell>
          <table:table-cell table:formula="of:=[.E103]+[.B104]" office:value-type="float" office:value="41936" calcext:value-type="float">
            <text:p>41936</text:p>
          </table:table-cell>
          <table:table-cell table:formula="of:=[.B104]/[.$B$1]" office:value-type="float" office:value="20.0434782608696" calcext:value-type="float">
            <text:p>20,04</text:p>
          </table:table-cell>
          <table:table-cell table:formula="of:=[.G103]+[.F104]" office:value-type="float" office:value="1823.30434782609" calcext:value-type="float">
            <text:p>1823,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ndOtpImporter_5_BinaryMutator</text:p>
          </table:table-cell>
          <table:table-cell office:value-type="float" office:value="5045" calcext:value-type="float">
            <text:p>5045</text:p>
          </table:table-cell>
          <table:table-cell table:formula="of:=[.E104]+[.B105]" office:value-type="float" office:value="42398" calcext:value-type="float">
            <text:p>42398</text:p>
          </table:table-cell>
          <table:table-cell table:formula="of:=[.B105]/[.$B$1]" office:value-type="float" office:value="20.0869565217391" calcext:value-type="float">
            <text:p>20,09</text:p>
          </table:table-cell>
          <table:table-cell table:formula="of:=[.G104]+[.F105]" office:value-type="float" office:value="1843.39130434783" calcext:value-type="float">
            <text:p>1843,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ndOtpImporter_6_BinaryMutator</text:p>
          </table:table-cell>
          <table:table-cell office:value-type="float" office:value="6045" calcext:value-type="float">
            <text:p>6045</text:p>
          </table:table-cell>
          <table:table-cell table:formula="of:=[.E105]+[.B106]" office:value-type="float" office:value="42856" calcext:value-type="float">
            <text:p>42856</text:p>
          </table:table-cell>
          <table:table-cell table:formula="of:=[.B106]/[.$B$1]" office:value-type="float" office:value="19.9130434782609" calcext:value-type="float">
            <text:p>19,91</text:p>
          </table:table-cell>
          <table:table-cell table:formula="of:=[.G105]+[.F106]" office:value-type="float" office:value="1863.30434782609" calcext:value-type="float">
            <text:p>1863,3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ndOtpImporter_7_BinaryMutator</text:p>
          </table:table-cell>
          <table:table-cell office:value-type="float" office:value="7045" calcext:value-type="float">
            <text:p>7045</text:p>
          </table:table-cell>
          <table:table-cell table:formula="of:=[.E106]+[.B107]" office:value-type="float" office:value="43313" calcext:value-type="float">
            <text:p>43313</text:p>
          </table:table-cell>
          <table:table-cell table:formula="of:=[.B107]/[.$B$1]" office:value-type="float" office:value="19.8695652173913" calcext:value-type="float">
            <text:p>19,87</text:p>
          </table:table-cell>
          <table:table-cell table:formula="of:=[.G106]+[.F107]" office:value-type="float" office:value="1883.17391304348" calcext:value-type="float">
            <text:p>1883,1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ndOtpImporter_8_BuggyGUIListenerOperatorMutator</text:p>
          </table:table-cell>
          <table:table-cell office:value-type="float" office:value="8045" calcext:value-type="float">
            <text:p>8045</text:p>
          </table:table-cell>
          <table:table-cell table:formula="of:=[.E107]+[.B108]" office:value-type="float" office:value="43770" calcext:value-type="float">
            <text:p>43770</text:p>
          </table:table-cell>
          <table:table-cell table:formula="of:=[.B108]/[.$B$1]" office:value-type="float" office:value="19.8695652173913" calcext:value-type="float">
            <text:p>19,87</text:p>
          </table:table-cell>
          <table:table-cell table:formula="of:=[.G107]+[.F108]" office:value-type="float" office:value="1903.04347826087" calcext:value-type="float">
            <text:p>1903,0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TotpAuthenticatorImporter_0_BuggyGUIListenerOperatorMutator</text:p>
          </table:table-cell>
          <table:table-cell office:value-type="float" office:value="46" calcext:value-type="float">
            <text:p>46</text:p>
          </table:table-cell>
          <table:table-cell table:formula="of:=[.E108]+[.B109]" office:value-type="float" office:value="44448" calcext:value-type="float">
            <text:p>44448</text:p>
          </table:table-cell>
          <table:table-cell table:formula="of:=[.B109]/[.$B$1]" office:value-type="float" office:value="29.4782608695652" calcext:value-type="float">
            <text:p>29,48</text:p>
          </table:table-cell>
          <table:table-cell table:formula="of:=[.G108]+[.F109]" office:value-type="float" office:value="1932.52173913043" calcext:value-type="float">
            <text:p>1932,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TotpAuthenticatorImporter_1_BuggyGUIListenerOperatorMutator</text:p>
          </table:table-cell>
          <table:table-cell office:value-type="float" office:value="1046" calcext:value-type="float">
            <text:p>1046</text:p>
          </table:table-cell>
          <table:table-cell table:formula="of:=[.E109]+[.B110]" office:value-type="float" office:value="44900" calcext:value-type="float">
            <text:p>44900</text:p>
          </table:table-cell>
          <table:table-cell table:formula="of:=[.B110]/[.$B$1]" office:value-type="float" office:value="19.6521739130435" calcext:value-type="float">
            <text:p>19,65</text:p>
          </table:table-cell>
          <table:table-cell table:formula="of:=[.G109]+[.F110]" office:value-type="float" office:value="1952.17391304348" calcext:value-type="float">
            <text:p>1952,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otpInfo_0_BinaryMutator</text:p>
          </table:table-cell>
          <table:table-cell office:value-type="float" office:value="61" calcext:value-type="float">
            <text:p>61</text:p>
          </table:table-cell>
          <table:table-cell table:formula="of:=[.E110]+[.B111]" office:value-type="float" office:value="45303" calcext:value-type="float">
            <text:p>45303</text:p>
          </table:table-cell>
          <table:table-cell table:formula="of:=[.B111]/[.$B$1]" office:value-type="float" office:value="17.5217391304348" calcext:value-type="float">
            <text:p>17,52</text:p>
          </table:table-cell>
          <table:table-cell table:formula="of:=[.G110]+[.F111]" office:value-type="float" office:value="1969.69565217391" calcext:value-type="float">
            <text:p>1969,7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tpInfo_0_BinaryMutator</text:p>
          </table:table-cell>
          <table:table-cell office:value-type="float" office:value="64" calcext:value-type="float">
            <text:p>64</text:p>
          </table:table-cell>
          <table:table-cell table:formula="of:=[.E111]+[.B112]" office:value-type="float" office:value="45478" calcext:value-type="float">
            <text:p>45478</text:p>
          </table:table-cell>
          <table:table-cell table:formula="of:=[.B112]/[.$B$1]" office:value-type="float" office:value="7.60869565217391" calcext:value-type="float">
            <text:p>7,61</text:p>
          </table:table-cell>
          <table:table-cell table:formula="of:=[.G111]+[.F112]" office:value-type="float" office:value="1977.30434782609" calcext:value-type="float">
            <text:p>1977,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otpInfo_1_BinaryMutator</text:p>
          </table:table-cell>
          <table:table-cell office:value-type="float" office:value="1064" calcext:value-type="float">
            <text:p>1064</text:p>
          </table:table-cell>
          <table:table-cell table:formula="of:=[.E112]+[.B113]" office:value-type="float" office:value="45798" calcext:value-type="float">
            <text:p>45798</text:p>
          </table:table-cell>
          <table:table-cell table:formula="of:=[.B113]/[.$B$1]" office:value-type="float" office:value="13.9130434782609" calcext:value-type="float">
            <text:p>13,91</text:p>
          </table:table-cell>
          <table:table-cell table:formula="of:=[.G112]+[.F113]" office:value-type="float" office:value="1991.21739130435" calcext:value-type="float">
            <text:p>1991,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TotpInfo_2_BinaryMutator</text:p>
          </table:table-cell>
          <table:table-cell office:value-type="float" office:value="2064" calcext:value-type="float">
            <text:p>2064</text:p>
          </table:table-cell>
          <table:table-cell table:formula="of:=[.E113]+[.B114]" office:value-type="float" office:value="46247" calcext:value-type="float">
            <text:p>46247</text:p>
          </table:table-cell>
          <table:table-cell table:formula="of:=[.B114]/[.$B$1]" office:value-type="float" office:value="19.5217391304348" calcext:value-type="float">
            <text:p>19,52</text:p>
          </table:table-cell>
          <table:table-cell table:formula="of:=[.G113]+[.F114]" office:value-type="float" office:value="2010.73913043478" calcext:value-type="float">
            <text:p>2010,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GoogleAuthInfo_0_BinaryMutator</text:p>
          </table:table-cell>
          <table:table-cell office:value-type="float" office:value="68" calcext:value-type="float">
            <text:p>68</text:p>
          </table:table-cell>
          <table:table-cell table:formula="of:=[.E114]+[.B115]" office:value-type="float" office:value="46704" calcext:value-type="float">
            <text:p>46704</text:p>
          </table:table-cell>
          <table:table-cell table:formula="of:=[.B115]/[.$B$1]" office:value-type="float" office:value="19.8695652173913" calcext:value-type="float">
            <text:p>19,87</text:p>
          </table:table-cell>
          <table:table-cell table:formula="of:=[.G114]+[.F115]" office:value-type="float" office:value="2030.60869565217" calcext:value-type="float">
            <text:p>2030,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YandexInfo_0_BinaryMutator</text:p>
          </table:table-cell>
          <table:table-cell office:value-type="float" office:value="69" calcext:value-type="float">
            <text:p>69</text:p>
          </table:table-cell>
          <table:table-cell table:formula="of:=[.E115]+[.B116]" office:value-type="float" office:value="47004" calcext:value-type="float">
            <text:p>47004</text:p>
          </table:table-cell>
          <table:table-cell table:formula="of:=[.B116]/[.$B$1]" office:value-type="float" office:value="13.0434782608696" calcext:value-type="float">
            <text:p>13,04</text:p>
          </table:table-cell>
          <table:table-cell table:formula="of:=[.G115]+[.F116]" office:value-type="float" office:value="2043.65217391304" calcext:value-type="float">
            <text:p>2043,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YandexInfo_1_BinaryMutator</text:p>
          </table:table-cell>
          <table:table-cell office:value-type="float" office:value="1069" calcext:value-type="float">
            <text:p>1069</text:p>
          </table:table-cell>
          <table:table-cell table:formula="of:=[.E116]+[.B117]" office:value-type="float" office:value="47461" calcext:value-type="float">
            <text:p>47461</text:p>
          </table:table-cell>
          <table:table-cell table:formula="of:=[.B117]/[.$B$1]" office:value-type="float" office:value="19.8695652173913" calcext:value-type="float">
            <text:p>19,87</text:p>
          </table:table-cell>
          <table:table-cell table:formula="of:=[.G116]+[.F117]" office:value-type="float" office:value="2063.52173913043" calcext:value-type="float">
            <text:p>2063,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YandexInfo_2_BinaryMutator</text:p>
          </table:table-cell>
          <table:table-cell office:value-type="float" office:value="2069" calcext:value-type="float">
            <text:p>2069</text:p>
          </table:table-cell>
          <table:table-cell table:formula="of:=[.E117]+[.B118]" office:value-type="float" office:value="47913" calcext:value-type="float">
            <text:p>47913</text:p>
          </table:table-cell>
          <table:table-cell table:formula="of:=[.B118]/[.$B$1]" office:value-type="float" office:value="19.6521739130435" calcext:value-type="float">
            <text:p>19,65</text:p>
          </table:table-cell>
          <table:table-cell table:formula="of:=[.G117]+[.F118]" office:value-type="float" office:value="2083.17391304348" calcext:value-type="float">
            <text:p>2083,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YandexInfo_3_BinaryMutator</text:p>
          </table:table-cell>
          <table:table-cell office:value-type="float" office:value="3069" calcext:value-type="float">
            <text:p>3069</text:p>
          </table:table-cell>
          <table:table-cell table:formula="of:=[.E118]+[.B119]" office:value-type="float" office:value="48373" calcext:value-type="float">
            <text:p>48373</text:p>
          </table:table-cell>
          <table:table-cell table:formula="of:=[.B119]/[.$B$1]" office:value-type="float" office:value="20" calcext:value-type="float">
            <text:p>20,00</text:p>
          </table:table-cell>
          <table:table-cell table:formula="of:=[.G118]+[.F119]" office:value-type="float" office:value="2103.17391304348" calcext:value-type="float">
            <text:p>2103,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YandexInfo_4_BinaryMutator</text:p>
          </table:table-cell>
          <table:table-cell office:value-type="float" office:value="4069" calcext:value-type="float">
            <text:p>4069</text:p>
          </table:table-cell>
          <table:table-cell table:formula="of:=[.E119]+[.B120]" office:value-type="float" office:value="48823" calcext:value-type="float">
            <text:p>48823</text:p>
          </table:table-cell>
          <table:table-cell table:formula="of:=[.B120]/[.$B$1]" office:value-type="float" office:value="19.5652173913043" calcext:value-type="float">
            <text:p>19,57</text:p>
          </table:table-cell>
          <table:table-cell table:formula="of:=[.G119]+[.F120]" office:value-type="float" office:value="2122.73913043478" calcext:value-type="float">
            <text:p>2122,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YandexInfo_5_BinaryMutator</text:p>
          </table:table-cell>
          <table:table-cell office:value-type="float" office:value="5069" calcext:value-type="float">
            <text:p>5069</text:p>
          </table:table-cell>
          <table:table-cell table:formula="of:=[.E120]+[.B121]" office:value-type="float" office:value="49283" calcext:value-type="float">
            <text:p>49283</text:p>
          </table:table-cell>
          <table:table-cell table:formula="of:=[.B121]/[.$B$1]" office:value-type="float" office:value="20" calcext:value-type="float">
            <text:p>20,00</text:p>
          </table:table-cell>
          <table:table-cell table:formula="of:=[.G120]+[.F121]" office:value-type="float" office:value="2142.73913043478" calcext:value-type="float">
            <text:p>2142,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YandexInfo_6_BinaryMutator</text:p>
          </table:table-cell>
          <table:table-cell office:value-type="float" office:value="6069" calcext:value-type="float">
            <text:p>6069</text:p>
          </table:table-cell>
          <table:table-cell table:formula="of:=[.E121]+[.B122]" office:value-type="float" office:value="49733" calcext:value-type="float">
            <text:p>49733</text:p>
          </table:table-cell>
          <table:table-cell table:formula="of:=[.B122]/[.$B$1]" office:value-type="float" office:value="19.5652173913043" calcext:value-type="float">
            <text:p>19,57</text:p>
          </table:table-cell>
          <table:table-cell table:formula="of:=[.G121]+[.F122]" office:value-type="float" office:value="2162.30434782609" calcext:value-type="float">
            <text:p>2162,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YandexInfo_7_BinaryMutator</text:p>
          </table:table-cell>
          <table:table-cell office:value-type="float" office:value="7069" calcext:value-type="float">
            <text:p>7069</text:p>
          </table:table-cell>
          <table:table-cell table:formula="of:=[.E122]+[.B123]" office:value-type="float" office:value="50189" calcext:value-type="float">
            <text:p>50189</text:p>
          </table:table-cell>
          <table:table-cell table:formula="of:=[.B123]/[.$B$1]" office:value-type="float" office:value="19.8260869565217" calcext:value-type="float">
            <text:p>19,83</text:p>
          </table:table-cell>
          <table:table-cell table:formula="of:=[.G122]+[.F123]" office:value-type="float" office:value="2182.13043478261" calcext:value-type="float">
            <text:p>2182,1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NotificationService_0_NullIntentOperatorMutator</text:p>
          </table:table-cell>
          <table:table-cell office:value-type="float" office:value="71" calcext:value-type="float">
            <text:p>71</text:p>
          </table:table-cell>
          <table:table-cell table:formula="of:=[.E123]+[.B124]" office:value-type="float" office:value="50648" calcext:value-type="float">
            <text:p>50648</text:p>
          </table:table-cell>
          <table:table-cell table:formula="of:=[.B124]/[.$B$1]" office:value-type="float" office:value="19.9565217391304" calcext:value-type="float">
            <text:p>19,96</text:p>
          </table:table-cell>
          <table:table-cell table:formula="of:=[.G123]+[.F124]" office:value-type="float" office:value="2202.08695652174" calcext:value-type="float">
            <text:p>2202,0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NotificationService_1_InvalidKeyIntentOperatorMutator</text:p>
          </table:table-cell>
          <table:table-cell office:value-type="float" office:value="1071" calcext:value-type="float">
            <text:p>1071</text:p>
          </table:table-cell>
          <table:table-cell table:formula="of:=[.E124]+[.B125]" office:value-type="float" office:value="51102" calcext:value-type="float">
            <text:p>51102</text:p>
          </table:table-cell>
          <table:table-cell table:formula="of:=[.B125]/[.$B$1]" office:value-type="float" office:value="19.7391304347826" calcext:value-type="float">
            <text:p>19,74</text:p>
          </table:table-cell>
          <table:table-cell table:formula="of:=[.G124]+[.F125]" office:value-type="float" office:value="2221.82608695652" calcext:value-type="float">
            <text:p>2221,8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otificationService_2_RandomActionIntentDefinitionOperatorMutator</text:p>
          </table:table-cell>
          <table:table-cell office:value-type="float" office:value="2071" calcext:value-type="float">
            <text:p>2071</text:p>
          </table:table-cell>
          <table:table-cell table:formula="of:=[.E125]+[.B126]" office:value-type="float" office:value="51557" calcext:value-type="float">
            <text:p>51557</text:p>
          </table:table-cell>
          <table:table-cell table:formula="of:=[.B126]/[.$B$1]" office:value-type="float" office:value="19.7826086956522" calcext:value-type="float">
            <text:p>19,78</text:p>
          </table:table-cell>
          <table:table-cell table:formula="of:=[.G125]+[.F126]" office:value-type="float" office:value="2241.60869565217" calcext:value-type="float">
            <text:p>2241,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NotificationService_3_RandomActionIntentDefinitionOperatorMutator</text:p>
          </table:table-cell>
          <table:table-cell office:value-type="float" office:value="3071" calcext:value-type="float">
            <text:p>3071</text:p>
          </table:table-cell>
          <table:table-cell table:formula="of:=[.E126]+[.B127]" office:value-type="float" office:value="52010" calcext:value-type="float">
            <text:p>52010</text:p>
          </table:table-cell>
          <table:table-cell table:formula="of:=[.B127]/[.$B$1]" office:value-type="float" office:value="19.695652173913" calcext:value-type="float">
            <text:p>19,70</text:p>
          </table:table-cell>
          <table:table-cell table:formula="of:=[.G126]+[.F127]" office:value-type="float" office:value="2261.30434782609" calcext:value-type="float">
            <text:p>2261,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NotificationService_4_RandomActionIntentDefinitionOperatorMutator</text:p>
          </table:table-cell>
          <table:table-cell office:value-type="float" office:value="4071" calcext:value-type="float">
            <text:p>4071</text:p>
          </table:table-cell>
          <table:table-cell table:formula="of:=[.E127]+[.B128]" office:value-type="float" office:value="52458" calcext:value-type="float">
            <text:p>52458</text:p>
          </table:table-cell>
          <table:table-cell table:formula="of:=[.B128]/[.$B$1]" office:value-type="float" office:value="19.4782608695652" calcext:value-type="float">
            <text:p>19,48</text:p>
          </table:table-cell>
          <table:table-cell table:formula="of:=[.G127]+[.F128]" office:value-type="float" office:value="2280.78260869565" calcext:value-type="float">
            <text:p>2280,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LaunchScannerTileService_0_NullIntentOperatorMutator</text:p>
          </table:table-cell>
          <table:table-cell office:value-type="float" office:value="72" calcext:value-type="float">
            <text:p>72</text:p>
          </table:table-cell>
          <table:table-cell table:formula="of:=[.E128]+[.B129]" office:value-type="float" office:value="52913" calcext:value-type="float">
            <text:p>52913</text:p>
          </table:table-cell>
          <table:table-cell table:formula="of:=[.B129]/[.$B$1]" office:value-type="float" office:value="19.7826086956522" calcext:value-type="float">
            <text:p>19,78</text:p>
          </table:table-cell>
          <table:table-cell table:formula="of:=[.G128]+[.F129]" office:value-type="float" office:value="2300.5652173913" calcext:value-type="float">
            <text:p>2300,5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LaunchScannerTileService_1_InvalidKeyIntentOperatorMutator</text:p>
          </table:table-cell>
          <table:table-cell office:value-type="float" office:value="1072" calcext:value-type="float">
            <text:p>1072</text:p>
          </table:table-cell>
          <table:table-cell table:formula="of:=[.E129]+[.B130]" office:value-type="float" office:value="53374" calcext:value-type="float">
            <text:p>53374</text:p>
          </table:table-cell>
          <table:table-cell table:formula="of:=[.B130]/[.$B$1]" office:value-type="float" office:value="20.0434782608696" calcext:value-type="float">
            <text:p>20,04</text:p>
          </table:table-cell>
          <table:table-cell table:formula="of:=[.G129]+[.F130]" office:value-type="float" office:value="2320.60869565217" calcext:value-type="float">
            <text:p>2320,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LaunchScannerTileService_2_RandomActionIntentDefinitionOperatorMutator</text:p>
          </table:table-cell>
          <table:table-cell office:value-type="float" office:value="2072" calcext:value-type="float">
            <text:p>2072</text:p>
          </table:table-cell>
          <table:table-cell table:formula="of:=[.E130]+[.B131]" office:value-type="float" office:value="53835" calcext:value-type="float">
            <text:p>53835</text:p>
          </table:table-cell>
          <table:table-cell table:formula="of:=[.B131]/[.$B$1]" office:value-type="float" office:value="20.0434782608696" calcext:value-type="float">
            <text:p>20,04</text:p>
          </table:table-cell>
          <table:table-cell table:formula="of:=[.G130]+[.F131]" office:value-type="float" office:value="2340.65217391304" calcext:value-type="float">
            <text:p>2340,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LaunchScannerTileService_3_NullValueIntentPutExtraOperatorMutator</text:p>
          </table:table-cell>
          <table:table-cell office:value-type="float" office:value="3072" calcext:value-type="float">
            <text:p>3072</text:p>
          </table:table-cell>
          <table:table-cell table:formula="of:=[.E131]+[.B132]" office:value-type="float" office:value="54293" calcext:value-type="float">
            <text:p>54293</text:p>
          </table:table-cell>
          <table:table-cell table:formula="of:=[.B132]/[.$B$1]" office:value-type="float" office:value="19.9130434782609" calcext:value-type="float">
            <text:p>19,91</text:p>
          </table:table-cell>
          <table:table-cell table:formula="of:=[.G131]+[.F132]" office:value-type="float" office:value="2360.5652173913" calcext:value-type="float">
            <text:p>2360,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unchScannerTileService_4_IntentPayloadReplacementOperatorMutator</text:p>
          </table:table-cell>
          <table:table-cell office:value-type="float" office:value="4072" calcext:value-type="float">
            <text:p>4072</text:p>
          </table:table-cell>
          <table:table-cell table:formula="of:=[.E132]+[.B133]" office:value-type="float" office:value="54596" calcext:value-type="float">
            <text:p>54596</text:p>
          </table:table-cell>
          <table:table-cell table:formula="of:=[.B133]/[.$B$1]" office:value-type="float" office:value="13.1739130434783" calcext:value-type="float">
            <text:p>13,17</text:p>
          </table:table-cell>
          <table:table-cell table:formula="of:=[.G132]+[.F133]" office:value-type="float" office:value="2373.73913043478" calcext:value-type="float">
            <text:p>2373,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LaunchScannerTileService_5_RandomActionIntentDefinitionOperatorMutator</text:p>
          </table:table-cell>
          <table:table-cell office:value-type="float" office:value="5072" calcext:value-type="float">
            <text:p>5072</text:p>
          </table:table-cell>
          <table:table-cell table:formula="of:=[.E133]+[.B134]" office:value-type="float" office:value="55047" calcext:value-type="float">
            <text:p>55047</text:p>
          </table:table-cell>
          <table:table-cell table:formula="of:=[.B134]/[.$B$1]" office:value-type="float" office:value="19.6086956521739" calcext:value-type="float">
            <text:p>19,61</text:p>
          </table:table-cell>
          <table:table-cell table:formula="of:=[.G133]+[.F134]" office:value-type="float" office:value="2393.34782608696" calcext:value-type="float">
            <text:p>2393,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LaunchScannerTileService_6_RandomActionIntentDefinitionOperatorMutator</text:p>
          </table:table-cell>
          <table:table-cell office:value-type="float" office:value="6072" calcext:value-type="float">
            <text:p>6072</text:p>
          </table:table-cell>
          <table:table-cell table:formula="of:=[.E134]+[.B135]" office:value-type="float" office:value="55505" calcext:value-type="float">
            <text:p>55505</text:p>
          </table:table-cell>
          <table:table-cell table:formula="of:=[.B135]/[.$B$1]" office:value-type="float" office:value="19.9130434782609" calcext:value-type="float">
            <text:p>19,91</text:p>
          </table:table-cell>
          <table:table-cell table:formula="of:=[.G134]+[.F135]" office:value-type="float" office:value="2413.26086956522" calcext:value-type="float">
            <text:p>2413,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LaunchScannerTileService_7_RandomActionIntentDefinitionOperatorMutator</text:p>
          </table:table-cell>
          <table:table-cell office:value-type="float" office:value="7072" calcext:value-type="float">
            <text:p>7072</text:p>
          </table:table-cell>
          <table:table-cell table:formula="of:=[.E135]+[.B136]" office:value-type="float" office:value="55956" calcext:value-type="float">
            <text:p>55956</text:p>
          </table:table-cell>
          <table:table-cell table:formula="of:=[.B136]/[.$B$1]" office:value-type="float" office:value="19.6086956521739" calcext:value-type="float">
            <text:p>19,61</text:p>
          </table:table-cell>
          <table:table-cell table:formula="of:=[.G135]+[.F136]" office:value-type="float" office:value="2432.86956521739" calcext:value-type="float">
            <text:p>2432,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LaunchAppTileService_0_NullIntentOperatorMutator</text:p>
          </table:table-cell>
          <table:table-cell office:value-type="float" office:value="73" calcext:value-type="float">
            <text:p>73</text:p>
          </table:table-cell>
          <table:table-cell table:formula="of:=[.E136]+[.B137]" office:value-type="float" office:value="56415" calcext:value-type="float">
            <text:p>56415</text:p>
          </table:table-cell>
          <table:table-cell table:formula="of:=[.B137]/[.$B$1]" office:value-type="float" office:value="19.9565217391304" calcext:value-type="float">
            <text:p>19,96</text:p>
          </table:table-cell>
          <table:table-cell table:formula="of:=[.G136]+[.F137]" office:value-type="float" office:value="2452.82608695652" calcext:value-type="float">
            <text:p>2452,8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LaunchAppTileService_1_InvalidKeyIntentOperatorMutator</text:p>
          </table:table-cell>
          <table:table-cell office:value-type="float" office:value="1073" calcext:value-type="float">
            <text:p>1073</text:p>
          </table:table-cell>
          <table:table-cell table:formula="of:=[.E137]+[.B138]" office:value-type="float" office:value="56871" calcext:value-type="float">
            <text:p>56871</text:p>
          </table:table-cell>
          <table:table-cell table:formula="of:=[.B138]/[.$B$1]" office:value-type="float" office:value="19.8260869565217" calcext:value-type="float">
            <text:p>19,83</text:p>
          </table:table-cell>
          <table:table-cell table:formula="of:=[.G137]+[.F138]" office:value-type="float" office:value="2472.65217391304" calcext:value-type="float">
            <text:p>2472,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LaunchAppTileService_2_RandomActionIntentDefinitionOperatorMutator</text:p>
          </table:table-cell>
          <table:table-cell office:value-type="float" office:value="2073" calcext:value-type="float">
            <text:p>2073</text:p>
          </table:table-cell>
          <table:table-cell table:formula="of:=[.E138]+[.B139]" office:value-type="float" office:value="57337" calcext:value-type="float">
            <text:p>57337</text:p>
          </table:table-cell>
          <table:table-cell table:formula="of:=[.B139]/[.$B$1]" office:value-type="float" office:value="20.2608695652174" calcext:value-type="float">
            <text:p>20,26</text:p>
          </table:table-cell>
          <table:table-cell table:formula="of:=[.G138]+[.F139]" office:value-type="float" office:value="2492.91304347826" calcext:value-type="float">
            <text:p>2492,9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aunchAppTileService_3_RandomActionIntentDefinitionOperatorMutator</text:p>
          </table:table-cell>
          <table:table-cell office:value-type="float" office:value="3073" calcext:value-type="float">
            <text:p>3073</text:p>
          </table:table-cell>
          <table:table-cell table:formula="of:=[.E139]+[.B140]" office:value-type="float" office:value="57794" calcext:value-type="float">
            <text:p>57794</text:p>
          </table:table-cell>
          <table:table-cell table:formula="of:=[.B140]/[.$B$1]" office:value-type="float" office:value="19.8695652173913" calcext:value-type="float">
            <text:p>19,87</text:p>
          </table:table-cell>
          <table:table-cell table:formula="of:=[.G139]+[.F140]" office:value-type="float" office:value="2512.78260869565" calcext:value-type="float">
            <text:p>2512,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LaunchAppTileService_4_RandomActionIntentDefinitionOperatorMutator</text:p>
          </table:table-cell>
          <table:table-cell office:value-type="float" office:value="4073" calcext:value-type="float">
            <text:p>4073</text:p>
          </table:table-cell>
          <table:table-cell table:formula="of:=[.E140]+[.B141]" office:value-type="float" office:value="58248" calcext:value-type="float">
            <text:p>58248</text:p>
          </table:table-cell>
          <table:table-cell table:formula="of:=[.B141]/[.$B$1]" office:value-type="float" office:value="19.7391304347826" calcext:value-type="float">
            <text:p>19,74</text:p>
          </table:table-cell>
          <table:table-cell table:formula="of:=[.G140]+[.F141]" office:value-type="float" office:value="2532.52173913043" calcext:value-type="float">
            <text:p>2532,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TimeUtils_0_BinaryMutator</text:p>
          </table:table-cell>
          <table:table-cell office:value-type="float" office:value="81" calcext:value-type="float">
            <text:p>81</text:p>
          </table:table-cell>
          <table:table-cell table:formula="of:=[.E141]+[.B142]" office:value-type="float" office:value="58706" calcext:value-type="float">
            <text:p>58706</text:p>
          </table:table-cell>
          <table:table-cell table:formula="of:=[.B142]/[.$B$1]" office:value-type="float" office:value="19.9130434782609" calcext:value-type="float">
            <text:p>19,91</text:p>
          </table:table-cell>
          <table:table-cell table:formula="of:=[.G141]+[.F142]" office:value-type="float" office:value="2552.43478260869" calcext:value-type="float">
            <text:p>2552,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TimeUtils_1_BinaryMutator</text:p>
          </table:table-cell>
          <table:table-cell office:value-type="float" office:value="1081" calcext:value-type="float">
            <text:p>1081</text:p>
          </table:table-cell>
          <table:table-cell table:formula="of:=[.E142]+[.B143]" office:value-type="float" office:value="59159" calcext:value-type="float">
            <text:p>59159</text:p>
          </table:table-cell>
          <table:table-cell table:formula="of:=[.B143]/[.$B$1]" office:value-type="float" office:value="19.695652173913" calcext:value-type="float">
            <text:p>19,70</text:p>
          </table:table-cell>
          <table:table-cell table:formula="of:=[.G142]+[.F143]" office:value-type="float" office:value="2572.13043478261" calcext:value-type="float">
            <text:p>2572,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FavoriteComparator_0_BinaryMutator</text:p>
          </table:table-cell>
          <table:table-cell office:value-type="float" office:value="90" calcext:value-type="float">
            <text:p>90</text:p>
          </table:table-cell>
          <table:table-cell table:formula="of:=[.E143]+[.B144]" office:value-type="float" office:value="59581" calcext:value-type="float">
            <text:p>59581</text:p>
          </table:table-cell>
          <table:table-cell table:formula="of:=[.B144]/[.$B$1]" office:value-type="float" office:value="18.3478260869565" calcext:value-type="float">
            <text:p>18,35</text:p>
          </table:table-cell>
          <table:table-cell table:formula="of:=[.G143]+[.F144]" office:value-type="float" office:value="2590.47826086956" calcext:value-type="float">
            <text:p>2590,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etricsHelper_0_BinaryMutator</text:p>
          </table:table-cell>
          <table:table-cell office:value-type="float" office:value="92" calcext:value-type="float">
            <text:p>92</text:p>
          </table:table-cell>
          <table:table-cell table:formula="of:=[.E144]+[.B145]" office:value-type="float" office:value="60038" calcext:value-type="float">
            <text:p>60038</text:p>
          </table:table-cell>
          <table:table-cell table:formula="of:=[.B145]/[.$B$1]" office:value-type="float" office:value="19.8695652173913" calcext:value-type="float">
            <text:p>19,87</text:p>
          </table:table-cell>
          <table:table-cell table:formula="of:=[.G144]+[.F145]" office:value-type="float" office:value="2610.34782608696" calcext:value-type="float">
            <text:p>2610,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MetricsHelper_1_BinaryMutator</text:p>
          </table:table-cell>
          <table:table-cell office:value-type="float" office:value="1092" calcext:value-type="float">
            <text:p>1092</text:p>
          </table:table-cell>
          <table:table-cell table:formula="of:=[.E145]+[.B146]" office:value-type="float" office:value="60381" calcext:value-type="float">
            <text:p>60381</text:p>
          </table:table-cell>
          <table:table-cell table:formula="of:=[.B146]/[.$B$1]" office:value-type="float" office:value="14.9130434782609" calcext:value-type="float">
            <text:p>14,91</text:p>
          </table:table-cell>
          <table:table-cell table:formula="of:=[.G145]+[.F146]" office:value-type="float" office:value="2625.26086956522" calcext:value-type="float">
            <text:p>2625,2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BitmapHelper_0_BinaryMutator</text:p>
          </table:table-cell>
          <table:table-cell office:value-type="float" office:value="101" calcext:value-type="float">
            <text:p>101</text:p>
          </table:table-cell>
          <table:table-cell table:formula="of:=[.E146]+[.B147]" office:value-type="float" office:value="60687" calcext:value-type="float">
            <text:p>60687</text:p>
          </table:table-cell>
          <table:table-cell table:formula="of:=[.B147]/[.$B$1]" office:value-type="float" office:value="13.304347826087" calcext:value-type="float">
            <text:p>13,30</text:p>
          </table:table-cell>
          <table:table-cell table:formula="of:=[.G146]+[.F147]" office:value-type="float" office:value="2638.5652173913" calcext:value-type="float">
            <text:p>2638,5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BitmapHelper_1_BinaryMutator</text:p>
          </table:table-cell>
          <table:table-cell office:value-type="float" office:value="1101" calcext:value-type="float">
            <text:p>1101</text:p>
          </table:table-cell>
          <table:table-cell table:formula="of:=[.E147]+[.B148]" office:value-type="float" office:value="61142" calcext:value-type="float">
            <text:p>61142</text:p>
          </table:table-cell>
          <table:table-cell table:formula="of:=[.B148]/[.$B$1]" office:value-type="float" office:value="19.7826086956522" calcext:value-type="float">
            <text:p>19,78</text:p>
          </table:table-cell>
          <table:table-cell table:formula="of:=[.G147]+[.F148]" office:value-type="float" office:value="2658.34782608696" calcext:value-type="float">
            <text:p>2658,3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BitmapHelper_2_BinaryMutator</text:p>
          </table:table-cell>
          <table:table-cell office:value-type="float" office:value="2101" calcext:value-type="float">
            <text:p>2101</text:p>
          </table:table-cell>
          <table:table-cell table:formula="of:=[.E148]+[.B149]" office:value-type="float" office:value="61596" calcext:value-type="float">
            <text:p>61596</text:p>
          </table:table-cell>
          <table:table-cell table:formula="of:=[.B149]/[.$B$1]" office:value-type="float" office:value="19.7391304347826" calcext:value-type="float">
            <text:p>19,74</text:p>
          </table:table-cell>
          <table:table-cell table:formula="of:=[.G148]+[.F149]" office:value-type="float" office:value="2678.08695652174" calcext:value-type="float">
            <text:p>2678,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itmapHelper_3_BinaryMutator</text:p>
          </table:table-cell>
          <table:table-cell office:value-type="float" office:value="3101" calcext:value-type="float">
            <text:p>3101</text:p>
          </table:table-cell>
          <table:table-cell table:formula="of:=[.E149]+[.B150]" office:value-type="float" office:value="62047" calcext:value-type="float">
            <text:p>62047</text:p>
          </table:table-cell>
          <table:table-cell table:formula="of:=[.B150]/[.$B$1]" office:value-type="float" office:value="19.6086956521739" calcext:value-type="float">
            <text:p>19,61</text:p>
          </table:table-cell>
          <table:table-cell table:formula="of:=[.G149]+[.F150]" office:value-type="float" office:value="2697.69565217391" calcext:value-type="float">
            <text:p>2697,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QrCodeHelper_0_BinaryMutator</text:p>
          </table:table-cell>
          <table:table-cell office:value-type="float" office:value="107" calcext:value-type="float">
            <text:p>107</text:p>
          </table:table-cell>
          <table:table-cell table:formula="of:=[.E150]+[.B151]" office:value-type="float" office:value="62501" calcext:value-type="float">
            <text:p>62501</text:p>
          </table:table-cell>
          <table:table-cell table:formula="of:=[.B151]/[.$B$1]" office:value-type="float" office:value="19.7391304347826" calcext:value-type="float">
            <text:p>19,74</text:p>
          </table:table-cell>
          <table:table-cell table:formula="of:=[.G150]+[.F151]" office:value-type="float" office:value="2717.43478260869" calcext:value-type="float">
            <text:p>2717,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QrCodeHelper_1_BinaryMutator</text:p>
          </table:table-cell>
          <table:table-cell office:value-type="float" office:value="1107" calcext:value-type="float">
            <text:p>1107</text:p>
          </table:table-cell>
          <table:table-cell table:formula="of:=[.E151]+[.B152]" office:value-type="float" office:value="62958" calcext:value-type="float">
            <text:p>62958</text:p>
          </table:table-cell>
          <table:table-cell table:formula="of:=[.B152]/[.$B$1]" office:value-type="float" office:value="19.8695652173913" calcext:value-type="float">
            <text:p>19,87</text:p>
          </table:table-cell>
          <table:table-cell table:formula="of:=[.G151]+[.F152]" office:value-type="float" office:value="2737.30434782609" calcext:value-type="float">
            <text:p>2737,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QrCodeHelper_2_BinaryMutator</text:p>
          </table:table-cell>
          <table:table-cell office:value-type="float" office:value="2107" calcext:value-type="float">
            <text:p>2107</text:p>
          </table:table-cell>
          <table:table-cell table:formula="of:=[.E152]+[.B153]" office:value-type="float" office:value="63412" calcext:value-type="float">
            <text:p>63412</text:p>
          </table:table-cell>
          <table:table-cell table:formula="of:=[.B153]/[.$B$1]" office:value-type="float" office:value="19.7391304347826" calcext:value-type="float">
            <text:p>19,74</text:p>
          </table:table-cell>
          <table:table-cell table:formula="of:=[.G152]+[.F153]" office:value-type="float" office:value="2757.04347826087" calcext:value-type="float">
            <text:p>2757,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QrCodeHelper_3_BinaryMutator</text:p>
          </table:table-cell>
          <table:table-cell office:value-type="float" office:value="3107" calcext:value-type="float">
            <text:p>3107</text:p>
          </table:table-cell>
          <table:table-cell table:formula="of:=[.E153]+[.B154]" office:value-type="float" office:value="63869" calcext:value-type="float">
            <text:p>63869</text:p>
          </table:table-cell>
          <table:table-cell table:formula="of:=[.B154]/[.$B$1]" office:value-type="float" office:value="19.8695652173913" calcext:value-type="float">
            <text:p>19,87</text:p>
          </table:table-cell>
          <table:table-cell table:formula="of:=[.G153]+[.F154]" office:value-type="float" office:value="2776.91304347826" calcext:value-type="float">
            <text:p>2776,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QrCodeHelper_4_BinaryMutator</text:p>
          </table:table-cell>
          <table:table-cell office:value-type="float" office:value="4107" calcext:value-type="float">
            <text:p>4107</text:p>
          </table:table-cell>
          <table:table-cell table:formula="of:=[.E154]+[.B155]" office:value-type="float" office:value="64318" calcext:value-type="float">
            <text:p>64318</text:p>
          </table:table-cell>
          <table:table-cell table:formula="of:=[.B155]/[.$B$1]" office:value-type="float" office:value="19.5217391304348" calcext:value-type="float">
            <text:p>19,52</text:p>
          </table:table-cell>
          <table:table-cell table:formula="of:=[.G154]+[.F155]" office:value-type="float" office:value="2796.4347826087" calcext:value-type="float">
            <text:p>2796,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QrCodeHelper_5_BinaryMutator</text:p>
          </table:table-cell>
          <table:table-cell office:value-type="float" office:value="5107" calcext:value-type="float">
            <text:p>5107</text:p>
          </table:table-cell>
          <table:table-cell table:formula="of:=[.E155]+[.B156]" office:value-type="float" office:value="64754" calcext:value-type="float">
            <text:p>64754</text:p>
          </table:table-cell>
          <table:table-cell table:formula="of:=[.B156]/[.$B$1]" office:value-type="float" office:value="18.9565217391304" calcext:value-type="float">
            <text:p>18,96</text:p>
          </table:table-cell>
          <table:table-cell table:formula="of:=[.G155]+[.F156]" office:value-type="float" office:value="2815.39130434783" calcext:value-type="float">
            <text:p>2815,3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QrCodeHelper_6_BinaryMutator</text:p>
          </table:table-cell>
          <table:table-cell office:value-type="float" office:value="6107" calcext:value-type="float">
            <text:p>6107</text:p>
          </table:table-cell>
          <table:table-cell table:formula="of:=[.E156]+[.B157]" office:value-type="float" office:value="65209" calcext:value-type="float">
            <text:p>65209</text:p>
          </table:table-cell>
          <table:table-cell table:formula="of:=[.B157]/[.$B$1]" office:value-type="float" office:value="19.7826086956522" calcext:value-type="float">
            <text:p>19,78</text:p>
          </table:table-cell>
          <table:table-cell table:formula="of:=[.G156]+[.F157]" office:value-type="float" office:value="2835.17391304348" calcext:value-type="float">
            <text:p>2835,1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QrCodeHelper_7_BinaryMutator</text:p>
          </table:table-cell>
          <table:table-cell office:value-type="float" office:value="7107" calcext:value-type="float">
            <text:p>7107</text:p>
          </table:table-cell>
          <table:table-cell table:formula="of:=[.E157]+[.B158]" office:value-type="float" office:value="65638" calcext:value-type="float">
            <text:p>65638</text:p>
          </table:table-cell>
          <table:table-cell table:formula="of:=[.B158]/[.$B$1]" office:value-type="float" office:value="18.6521739130435" calcext:value-type="float">
            <text:p>18,65</text:p>
          </table:table-cell>
          <table:table-cell table:formula="of:=[.G157]+[.F158]" office:value-type="float" office:value="2853.82608695652" calcext:value-type="float">
            <text:p>2853,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FabScrollHelper_0_BinaryMutator</text:p>
          </table:table-cell>
          <table:table-cell office:value-type="float" office:value="110" calcext:value-type="float">
            <text:p>110</text:p>
          </table:table-cell>
          <table:table-cell table:formula="of:=[.E158]+[.B159]" office:value-type="float" office:value="66091" calcext:value-type="float">
            <text:p>66091</text:p>
          </table:table-cell>
          <table:table-cell table:formula="of:=[.B159]/[.$B$1]" office:value-type="float" office:value="19.695652173913" calcext:value-type="float">
            <text:p>19,70</text:p>
          </table:table-cell>
          <table:table-cell table:formula="of:=[.G158]+[.F159]" office:value-type="float" office:value="2873.52173913043" calcext:value-type="float">
            <text:p>2873,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conPickerDialog_0_InvalidViewFocusOperatorMutator</text:p>
          </table:table-cell>
          <table:table-cell office:value-type="float" office:value="113" calcext:value-type="float">
            <text:p>113</text:p>
          </table:table-cell>
          <table:table-cell table:formula="of:=[.E159]+[.B160]" office:value-type="float" office:value="66553" calcext:value-type="float">
            <text:p>66553</text:p>
          </table:table-cell>
          <table:table-cell table:formula="of:=[.B160]/[.$B$1]" office:value-type="float" office:value="20.0869565217391" calcext:value-type="float">
            <text:p>20,09</text:p>
          </table:table-cell>
          <table:table-cell table:formula="of:=[.G159]+[.F160]" office:value-type="float" office:value="2893.60869565217" calcext:value-type="float">
            <text:p>2893,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IconPickerDialog_1_ViewComponentNotVisibleOperatorMutator</text:p>
          </table:table-cell>
          <table:table-cell office:value-type="float" office:value="1113" calcext:value-type="float">
            <text:p>1113</text:p>
          </table:table-cell>
          <table:table-cell table:formula="of:=[.E160]+[.B161]" office:value-type="float" office:value="67004" calcext:value-type="float">
            <text:p>67004</text:p>
          </table:table-cell>
          <table:table-cell table:formula="of:=[.B161]/[.$B$1]" office:value-type="float" office:value="19.6086956521739" calcext:value-type="float">
            <text:p>19,61</text:p>
          </table:table-cell>
          <table:table-cell table:formula="of:=[.G160]+[.F161]" office:value-type="float" office:value="2913.21739130435" calcext:value-type="float">
            <text:p>2913,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conPickerDialog_2_InvalidViewFocusOperatorMutator</text:p>
          </table:table-cell>
          <table:table-cell office:value-type="float" office:value="2113" calcext:value-type="float">
            <text:p>2113</text:p>
          </table:table-cell>
          <table:table-cell table:formula="of:=[.E161]+[.B162]" office:value-type="float" office:value="67460" calcext:value-type="float">
            <text:p>67460</text:p>
          </table:table-cell>
          <table:table-cell table:formula="of:=[.B162]/[.$B$1]" office:value-type="float" office:value="19.8260869565217" calcext:value-type="float">
            <text:p>19,83</text:p>
          </table:table-cell>
          <table:table-cell table:formula="of:=[.G161]+[.F162]" office:value-type="float" office:value="2933.04347826087" calcext:value-type="float">
            <text:p>2933,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conPickerDialog_3_ViewComponentNotVisibleOperatorMutator</text:p>
          </table:table-cell>
          <table:table-cell office:value-type="float" office:value="3113" calcext:value-type="float">
            <text:p>3113</text:p>
          </table:table-cell>
          <table:table-cell table:formula="of:=[.E162]+[.B163]" office:value-type="float" office:value="67918" calcext:value-type="float">
            <text:p>67918</text:p>
          </table:table-cell>
          <table:table-cell table:formula="of:=[.B163]/[.$B$1]" office:value-type="float" office:value="19.9130434782609" calcext:value-type="float">
            <text:p>19,91</text:p>
          </table:table-cell>
          <table:table-cell table:formula="of:=[.G162]+[.F163]" office:value-type="float" office:value="2952.95652173913" calcext:value-type="float">
            <text:p>2952,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IconPickerDialog_4_InvalidViewFocusOperatorMutator</text:p>
          </table:table-cell>
          <table:table-cell office:value-type="float" office:value="4113" calcext:value-type="float">
            <text:p>4113</text:p>
          </table:table-cell>
          <table:table-cell table:formula="of:=[.E163]+[.B164]" office:value-type="float" office:value="68369" calcext:value-type="float">
            <text:p>68369</text:p>
          </table:table-cell>
          <table:table-cell table:formula="of:=[.B164]/[.$B$1]" office:value-type="float" office:value="19.6086956521739" calcext:value-type="float">
            <text:p>19,61</text:p>
          </table:table-cell>
          <table:table-cell table:formula="of:=[.G163]+[.F164]" office:value-type="float" office:value="2972.5652173913" calcext:value-type="float">
            <text:p>2972,5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conPickerDialog_5_ViewComponentNotVisibleOperatorMutator</text:p>
          </table:table-cell>
          <table:table-cell office:value-type="float" office:value="5113" calcext:value-type="float">
            <text:p>5113</text:p>
          </table:table-cell>
          <table:table-cell table:formula="of:=[.E164]+[.B165]" office:value-type="float" office:value="68827" calcext:value-type="float">
            <text:p>68827</text:p>
          </table:table-cell>
          <table:table-cell table:formula="of:=[.B165]/[.$B$1]" office:value-type="float" office:value="19.9130434782609" calcext:value-type="float">
            <text:p>19,91</text:p>
          </table:table-cell>
          <table:table-cell table:formula="of:=[.G164]+[.F165]" office:value-type="float" office:value="2992.47826086956" calcext:value-type="float">
            <text:p>2992,4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conPickerDialog_6_InvalidViewFocusOperatorMutator</text:p>
          </table:table-cell>
          <table:table-cell office:value-type="float" office:value="6113" calcext:value-type="float">
            <text:p>6113</text:p>
          </table:table-cell>
          <table:table-cell table:formula="of:=[.E165]+[.B166]" office:value-type="float" office:value="69284" calcext:value-type="float">
            <text:p>69284</text:p>
          </table:table-cell>
          <table:table-cell table:formula="of:=[.B166]/[.$B$1]" office:value-type="float" office:value="19.8695652173913" calcext:value-type="float">
            <text:p>19,87</text:p>
          </table:table-cell>
          <table:table-cell table:formula="of:=[.G165]+[.F166]" office:value-type="float" office:value="3012.34782608696" calcext:value-type="float">
            <text:p>3012,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conPickerDialog_7_ViewComponentNotVisibleOperatorMutator</text:p>
          </table:table-cell>
          <table:table-cell office:value-type="float" office:value="7113" calcext:value-type="float">
            <text:p>7113</text:p>
          </table:table-cell>
          <table:table-cell table:formula="of:=[.E166]+[.B167]" office:value-type="float" office:value="69741" calcext:value-type="float">
            <text:p>69741</text:p>
          </table:table-cell>
          <table:table-cell table:formula="of:=[.B167]/[.$B$1]" office:value-type="float" office:value="19.8695652173913" calcext:value-type="float">
            <text:p>19,87</text:p>
          </table:table-cell>
          <table:table-cell table:formula="of:=[.G166]+[.F167]" office:value-type="float" office:value="3032.21739130435" calcext:value-type="float">
            <text:p>3032,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conPickerDialog_8_BuggyGUIListenerOperatorMutator</text:p>
          </table:table-cell>
          <table:table-cell office:value-type="float" office:value="8113" calcext:value-type="float">
            <text:p>8113</text:p>
          </table:table-cell>
          <table:table-cell table:formula="of:=[.E167]+[.B168]" office:value-type="float" office:value="70199" calcext:value-type="float">
            <text:p>70199</text:p>
          </table:table-cell>
          <table:table-cell table:formula="of:=[.B168]/[.$B$1]" office:value-type="float" office:value="19.9130434782609" calcext:value-type="float">
            <text:p>19,91</text:p>
          </table:table-cell>
          <table:table-cell table:formula="of:=[.G167]+[.F168]" office:value-type="float" office:value="3052.13043478261" calcext:value-type="float">
            <text:p>3052,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Dialogs_0_InvalidViewFocusOperatorMutator</text:p>
          </table:table-cell>
          <table:table-cell office:value-type="float" office:value="114" calcext:value-type="float">
            <text:p>114</text:p>
          </table:table-cell>
          <table:table-cell table:formula="of:=[.E168]+[.B169]" office:value-type="float" office:value="70646" calcext:value-type="float">
            <text:p>70646</text:p>
          </table:table-cell>
          <table:table-cell table:formula="of:=[.B169]/[.$B$1]" office:value-type="float" office:value="19.4347826086957" calcext:value-type="float">
            <text:p>19,43</text:p>
          </table:table-cell>
          <table:table-cell table:formula="of:=[.G168]+[.F169]" office:value-type="float" office:value="3071.5652173913" calcext:value-type="float">
            <text:p>3071,5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Dialogs_1_ViewComponentNotVisibleOperatorMutator</text:p>
          </table:table-cell>
          <table:table-cell office:value-type="float" office:value="1114" calcext:value-type="float">
            <text:p>1114</text:p>
          </table:table-cell>
          <table:table-cell table:formula="of:=[.E169]+[.B170]" office:value-type="float" office:value="71100" calcext:value-type="float">
            <text:p>71100</text:p>
          </table:table-cell>
          <table:table-cell table:formula="of:=[.B170]/[.$B$1]" office:value-type="float" office:value="19.7391304347826" calcext:value-type="float">
            <text:p>19,74</text:p>
          </table:table-cell>
          <table:table-cell table:formula="of:=[.G169]+[.F170]" office:value-type="float" office:value="3091.30434782609" calcext:value-type="float">
            <text:p>3091,3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Dialogs_2_InvalidViewFocusOperatorMutator</text:p>
          </table:table-cell>
          <table:table-cell office:value-type="float" office:value="2114" calcext:value-type="float">
            <text:p>2114</text:p>
          </table:table-cell>
          <table:table-cell table:formula="of:=[.E170]+[.B171]" office:value-type="float" office:value="71555" calcext:value-type="float">
            <text:p>71555</text:p>
          </table:table-cell>
          <table:table-cell table:formula="of:=[.B171]/[.$B$1]" office:value-type="float" office:value="19.7826086956522" calcext:value-type="float">
            <text:p>19,78</text:p>
          </table:table-cell>
          <table:table-cell table:formula="of:=[.G170]+[.F171]" office:value-type="float" office:value="3111.08695652174" calcext:value-type="float">
            <text:p>3111,0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Dialogs_3_ViewComponentNotVisibleOperatorMutator</text:p>
          </table:table-cell>
          <table:table-cell office:value-type="float" office:value="3114" calcext:value-type="float">
            <text:p>3114</text:p>
          </table:table-cell>
          <table:table-cell table:formula="of:=[.E171]+[.B172]" office:value-type="float" office:value="72016" calcext:value-type="float">
            <text:p>72016</text:p>
          </table:table-cell>
          <table:table-cell table:formula="of:=[.B172]/[.$B$1]" office:value-type="float" office:value="20.0434782608696" calcext:value-type="float">
            <text:p>20,04</text:p>
          </table:table-cell>
          <table:table-cell table:formula="of:=[.G171]+[.F172]" office:value-type="float" office:value="3131.13043478261" calcext:value-type="float">
            <text:p>3131,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Dialogs_4_InvalidViewFocusOperatorMutator</text:p>
          </table:table-cell>
          <table:table-cell office:value-type="float" office:value="4114" calcext:value-type="float">
            <text:p>4114</text:p>
          </table:table-cell>
          <table:table-cell table:formula="of:=[.E172]+[.B173]" office:value-type="float" office:value="72478" calcext:value-type="float">
            <text:p>72478</text:p>
          </table:table-cell>
          <table:table-cell table:formula="of:=[.B173]/[.$B$1]" office:value-type="float" office:value="20.0869565217391" calcext:value-type="float">
            <text:p>20,09</text:p>
          </table:table-cell>
          <table:table-cell table:formula="of:=[.G172]+[.F173]" office:value-type="float" office:value="3151.21739130435" calcext:value-type="float">
            <text:p>3151,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ialogs_5_ViewComponentNotVisibleOperatorMutator</text:p>
          </table:table-cell>
          <table:table-cell office:value-type="float" office:value="5114" calcext:value-type="float">
            <text:p>5114</text:p>
          </table:table-cell>
          <table:table-cell table:formula="of:=[.E173]+[.B174]" office:value-type="float" office:value="72871" calcext:value-type="float">
            <text:p>72871</text:p>
          </table:table-cell>
          <table:table-cell table:formula="of:=[.B174]/[.$B$1]" office:value-type="float" office:value="17.0869565217391" calcext:value-type="float">
            <text:p>17,09</text:p>
          </table:table-cell>
          <table:table-cell table:formula="of:=[.G173]+[.F174]" office:value-type="float" office:value="3168.30434782609" calcext:value-type="float">
            <text:p>3168,3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Dialogs_6_InvalidViewFocusOperatorMutator</text:p>
          </table:table-cell>
          <table:table-cell office:value-type="float" office:value="6114" calcext:value-type="float">
            <text:p>6114</text:p>
          </table:table-cell>
          <table:table-cell table:formula="of:=[.E174]+[.B175]" office:value-type="float" office:value="73334" calcext:value-type="float">
            <text:p>73334</text:p>
          </table:table-cell>
          <table:table-cell table:formula="of:=[.B175]/[.$B$1]" office:value-type="float" office:value="20.1304347826087" calcext:value-type="float">
            <text:p>20,13</text:p>
          </table:table-cell>
          <table:table-cell table:formula="of:=[.G174]+[.F175]" office:value-type="float" office:value="3188.4347826087" calcext:value-type="float">
            <text:p>3188,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Dialogs_7_ViewComponentNotVisibleOperatorMutator</text:p>
          </table:table-cell>
          <table:table-cell office:value-type="float" office:value="7114" calcext:value-type="float">
            <text:p>7114</text:p>
          </table:table-cell>
          <table:table-cell table:formula="of:=[.E175]+[.B176]" office:value-type="float" office:value="73747" calcext:value-type="float">
            <text:p>73747</text:p>
          </table:table-cell>
          <table:table-cell table:formula="of:=[.B176]/[.$B$1]" office:value-type="float" office:value="17.9565217391304" calcext:value-type="float">
            <text:p>17,96</text:p>
          </table:table-cell>
          <table:table-cell table:formula="of:=[.G175]+[.F176]" office:value-type="float" office:value="3206.39130434783" calcext:value-type="float">
            <text:p>3206,3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Dialogs_8_InvalidViewFocusOperatorMutator</text:p>
          </table:table-cell>
          <table:table-cell office:value-type="float" office:value="8114" calcext:value-type="float">
            <text:p>8114</text:p>
          </table:table-cell>
          <table:table-cell table:formula="of:=[.E176]+[.B177]" office:value-type="float" office:value="74201" calcext:value-type="float">
            <text:p>74201</text:p>
          </table:table-cell>
          <table:table-cell table:formula="of:=[.B177]/[.$B$1]" office:value-type="float" office:value="19.7391304347826" calcext:value-type="float">
            <text:p>19,74</text:p>
          </table:table-cell>
          <table:table-cell table:formula="of:=[.G176]+[.F177]" office:value-type="float" office:value="3226.13043478261" calcext:value-type="float">
            <text:p>3226,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Dialogs_9_ViewComponentNotVisibleOperatorMutator</text:p>
          </table:table-cell>
          <table:table-cell office:value-type="float" office:value="9114" calcext:value-type="float">
            <text:p>9114</text:p>
          </table:table-cell>
          <table:table-cell table:formula="of:=[.E177]+[.B178]" office:value-type="float" office:value="74648" calcext:value-type="float">
            <text:p>74648</text:p>
          </table:table-cell>
          <table:table-cell table:formula="of:=[.B178]/[.$B$1]" office:value-type="float" office:value="19.4347826086957" calcext:value-type="float">
            <text:p>19,43</text:p>
          </table:table-cell>
          <table:table-cell table:formula="of:=[.G177]+[.F178]" office:value-type="float" office:value="3245.5652173913" calcext:value-type="float">
            <text:p>3245,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Dialogs_10_InvalidViewFocusOperatorMutator</text:p>
          </table:table-cell>
          <table:table-cell office:value-type="float" office:value="10114" calcext:value-type="float">
            <text:p>10114</text:p>
          </table:table-cell>
          <table:table-cell table:formula="of:=[.E178]+[.B179]" office:value-type="float" office:value="75107" calcext:value-type="float">
            <text:p>75107</text:p>
          </table:table-cell>
          <table:table-cell table:formula="of:=[.B179]/[.$B$1]" office:value-type="float" office:value="19.9565217391304" calcext:value-type="float">
            <text:p>19,96</text:p>
          </table:table-cell>
          <table:table-cell table:formula="of:=[.G178]+[.F179]" office:value-type="float" office:value="3265.52173913043" calcext:value-type="float">
            <text:p>3265,5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Dialogs_11_ViewComponentNotVisibleOperatorMutator</text:p>
          </table:table-cell>
          <table:table-cell office:value-type="float" office:value="11114" calcext:value-type="float">
            <text:p>11114</text:p>
          </table:table-cell>
          <table:table-cell table:formula="of:=[.E179]+[.B180]" office:value-type="float" office:value="75563" calcext:value-type="float">
            <text:p>75563</text:p>
          </table:table-cell>
          <table:table-cell table:formula="of:=[.B180]/[.$B$1]" office:value-type="float" office:value="19.8260869565217" calcext:value-type="float">
            <text:p>19,83</text:p>
          </table:table-cell>
          <table:table-cell table:formula="of:=[.G179]+[.F180]" office:value-type="float" office:value="3285.34782608696" calcext:value-type="float">
            <text:p>3285,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Dialogs_12_InvalidViewFocusOperatorMutator</text:p>
          </table:table-cell>
          <table:table-cell office:value-type="float" office:value="12114" calcext:value-type="float">
            <text:p>12114</text:p>
          </table:table-cell>
          <table:table-cell table:formula="of:=[.E180]+[.B181]" office:value-type="float" office:value="76016" calcext:value-type="float">
            <text:p>76016</text:p>
          </table:table-cell>
          <table:table-cell table:formula="of:=[.B181]/[.$B$1]" office:value-type="float" office:value="19.695652173913" calcext:value-type="float">
            <text:p>19,70</text:p>
          </table:table-cell>
          <table:table-cell table:formula="of:=[.G180]+[.F181]" office:value-type="float" office:value="3305.04347826087" calcext:value-type="float">
            <text:p>3305,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Dialogs_13_ViewComponentNotVisibleOperatorMutator</text:p>
          </table:table-cell>
          <table:table-cell office:value-type="float" office:value="13114" calcext:value-type="float">
            <text:p>13114</text:p>
          </table:table-cell>
          <table:table-cell table:formula="of:=[.E181]+[.B182]" office:value-type="float" office:value="76422" calcext:value-type="float">
            <text:p>76422</text:p>
          </table:table-cell>
          <table:table-cell table:formula="of:=[.B182]/[.$B$1]" office:value-type="float" office:value="17.6521739130435" calcext:value-type="float">
            <text:p>17,65</text:p>
          </table:table-cell>
          <table:table-cell table:formula="of:=[.G181]+[.F182]" office:value-type="float" office:value="3322.69565217391" calcext:value-type="float">
            <text:p>3322,7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Dialogs_14_InvalidViewFocusOperatorMutator</text:p>
          </table:table-cell>
          <table:table-cell office:value-type="float" office:value="14114" calcext:value-type="float">
            <text:p>14114</text:p>
          </table:table-cell>
          <table:table-cell table:formula="of:=[.E182]+[.B183]" office:value-type="float" office:value="76887" calcext:value-type="float">
            <text:p>76887</text:p>
          </table:table-cell>
          <table:table-cell table:formula="of:=[.B183]/[.$B$1]" office:value-type="float" office:value="20.2173913043478" calcext:value-type="float">
            <text:p>20,22</text:p>
          </table:table-cell>
          <table:table-cell table:formula="of:=[.G182]+[.F183]" office:value-type="float" office:value="3342.91304347826" calcext:value-type="float">
            <text:p>3342,9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Dialogs_15_ViewComponentNotVisibleOperatorMutator</text:p>
          </table:table-cell>
          <table:table-cell office:value-type="float" office:value="15114" calcext:value-type="float">
            <text:p>15114</text:p>
          </table:table-cell>
          <table:table-cell table:formula="of:=[.E183]+[.B184]" office:value-type="float" office:value="77346" calcext:value-type="float">
            <text:p>77346</text:p>
          </table:table-cell>
          <table:table-cell table:formula="of:=[.B184]/[.$B$1]" office:value-type="float" office:value="19.9565217391304" calcext:value-type="float">
            <text:p>19,96</text:p>
          </table:table-cell>
          <table:table-cell table:formula="of:=[.G183]+[.F184]" office:value-type="float" office:value="3362.86956521739" calcext:value-type="float">
            <text:p>3362,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Dialogs_16_BuggyGUIListenerOperatorMutator</text:p>
          </table:table-cell>
          <table:table-cell office:value-type="float" office:value="16114" calcext:value-type="float">
            <text:p>16114</text:p>
          </table:table-cell>
          <table:table-cell table:formula="of:=[.E184]+[.B185]" office:value-type="float" office:value="77773" calcext:value-type="float">
            <text:p>77773</text:p>
          </table:table-cell>
          <table:table-cell table:formula="of:=[.B185]/[.$B$1]" office:value-type="float" office:value="18.5652173913043" calcext:value-type="float">
            <text:p>18,57</text:p>
          </table:table-cell>
          <table:table-cell table:formula="of:=[.G184]+[.F185]" office:value-type="float" office:value="3381.4347826087" calcext:value-type="float">
            <text:p>3381,4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Dialogs_17_InvalidViewFocusOperatorMutator</text:p>
          </table:table-cell>
          <table:table-cell office:value-type="float" office:value="17114" calcext:value-type="float">
            <text:p>17114</text:p>
          </table:table-cell>
          <table:table-cell table:formula="of:=[.E185]+[.B186]" office:value-type="float" office:value="78228" calcext:value-type="float">
            <text:p>78228</text:p>
          </table:table-cell>
          <table:table-cell table:formula="of:=[.B186]/[.$B$1]" office:value-type="float" office:value="19.7826086956522" calcext:value-type="float">
            <text:p>19,78</text:p>
          </table:table-cell>
          <table:table-cell table:formula="of:=[.G185]+[.F186]" office:value-type="float" office:value="3401.21739130435" calcext:value-type="float">
            <text:p>3401,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ialogs_18_ViewComponentNotVisibleOperatorMutator</text:p>
          </table:table-cell>
          <table:table-cell office:value-type="float" office:value="18114" calcext:value-type="float">
            <text:p>18114</text:p>
          </table:table-cell>
          <table:table-cell table:formula="of:=[.E186]+[.B187]" office:value-type="float" office:value="78648" calcext:value-type="float">
            <text:p>78648</text:p>
          </table:table-cell>
          <table:table-cell table:formula="of:=[.B187]/[.$B$1]" office:value-type="float" office:value="18.2608695652174" calcext:value-type="float">
            <text:p>18,26</text:p>
          </table:table-cell>
          <table:table-cell table:formula="of:=[.G186]+[.F187]" office:value-type="float" office:value="3419.47826086956" calcext:value-type="float">
            <text:p>3419,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Dialogs_19_InvalidViewFocusOperatorMutator</text:p>
          </table:table-cell>
          <table:table-cell office:value-type="float" office:value="19114" calcext:value-type="float">
            <text:p>19114</text:p>
          </table:table-cell>
          <table:table-cell table:formula="of:=[.E187]+[.B188]" office:value-type="float" office:value="79103" calcext:value-type="float">
            <text:p>79103</text:p>
          </table:table-cell>
          <table:table-cell table:formula="of:=[.B188]/[.$B$1]" office:value-type="float" office:value="19.7826086956522" calcext:value-type="float">
            <text:p>19,78</text:p>
          </table:table-cell>
          <table:table-cell table:formula="of:=[.G187]+[.F188]" office:value-type="float" office:value="3439.26086956522" calcext:value-type="float">
            <text:p>3439,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ialogs_20_ViewComponentNotVisibleOperatorMutator</text:p>
          </table:table-cell>
          <table:table-cell office:value-type="float" office:value="20114" calcext:value-type="float">
            <text:p>20114</text:p>
          </table:table-cell>
          <table:table-cell table:formula="of:=[.E188]+[.B189]" office:value-type="float" office:value="79519" calcext:value-type="float">
            <text:p>79519</text:p>
          </table:table-cell>
          <table:table-cell table:formula="of:=[.B189]/[.$B$1]" office:value-type="float" office:value="18.0869565217391" calcext:value-type="float">
            <text:p>18,09</text:p>
          </table:table-cell>
          <table:table-cell table:formula="of:=[.G188]+[.F189]" office:value-type="float" office:value="3457.34782608696" calcext:value-type="float">
            <text:p>3457,3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Dialogs_21_BuggyGUIListenerOperatorMutator</text:p>
          </table:table-cell>
          <table:table-cell office:value-type="float" office:value="21114" calcext:value-type="float">
            <text:p>21114</text:p>
          </table:table-cell>
          <table:table-cell table:formula="of:=[.E189]+[.B190]" office:value-type="float" office:value="79941" calcext:value-type="float">
            <text:p>79941</text:p>
          </table:table-cell>
          <table:table-cell table:formula="of:=[.B190]/[.$B$1]" office:value-type="float" office:value="18.3478260869565" calcext:value-type="float">
            <text:p>18,35</text:p>
          </table:table-cell>
          <table:table-cell table:formula="of:=[.G189]+[.F190]" office:value-type="float" office:value="3475.69565217391" calcext:value-type="float">
            <text:p>3475,7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ialogs_22_InvalidViewFocusOperatorMutator</text:p>
          </table:table-cell>
          <table:table-cell office:value-type="float" office:value="22114" calcext:value-type="float">
            <text:p>22114</text:p>
          </table:table-cell>
          <table:table-cell table:formula="of:=[.E190]+[.B191]" office:value-type="float" office:value="80391" calcext:value-type="float">
            <text:p>80391</text:p>
          </table:table-cell>
          <table:table-cell table:formula="of:=[.B191]/[.$B$1]" office:value-type="float" office:value="19.5652173913043" calcext:value-type="float">
            <text:p>19,57</text:p>
          </table:table-cell>
          <table:table-cell table:formula="of:=[.G190]+[.F191]" office:value-type="float" office:value="3495.26086956522" calcext:value-type="float">
            <text:p>3495,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Dialogs_23_ViewComponentNotVisibleOperatorMutator</text:p>
          </table:table-cell>
          <table:table-cell office:value-type="float" office:value="23114" calcext:value-type="float">
            <text:p>23114</text:p>
          </table:table-cell>
          <table:table-cell table:formula="of:=[.E191]+[.B192]" office:value-type="float" office:value="80843" calcext:value-type="float">
            <text:p>80843</text:p>
          </table:table-cell>
          <table:table-cell table:formula="of:=[.B192]/[.$B$1]" office:value-type="float" office:value="19.6521739130435" calcext:value-type="float">
            <text:p>19,65</text:p>
          </table:table-cell>
          <table:table-cell table:formula="of:=[.G191]+[.F192]" office:value-type="float" office:value="3514.91304347826" calcext:value-type="float">
            <text:p>3514,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Dialogs_24_BuggyGUIListenerOperatorMutator</text:p>
          </table:table-cell>
          <table:table-cell office:value-type="float" office:value="24114" calcext:value-type="float">
            <text:p>24114</text:p>
          </table:table-cell>
          <table:table-cell table:formula="of:=[.E192]+[.B193]" office:value-type="float" office:value="81296" calcext:value-type="float">
            <text:p>81296</text:p>
          </table:table-cell>
          <table:table-cell table:formula="of:=[.B193]/[.$B$1]" office:value-type="float" office:value="19.695652173913" calcext:value-type="float">
            <text:p>19,70</text:p>
          </table:table-cell>
          <table:table-cell table:formula="of:=[.G192]+[.F193]" office:value-type="float" office:value="3534.60869565217" calcext:value-type="float">
            <text:p>3534,6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Dialogs_25_BuggyGUIListenerOperatorMutator</text:p>
          </table:table-cell>
          <table:table-cell office:value-type="float" office:value="25114" calcext:value-type="float">
            <text:p>25114</text:p>
          </table:table-cell>
          <table:table-cell table:formula="of:=[.E193]+[.B194]" office:value-type="float" office:value="81747" calcext:value-type="float">
            <text:p>81747</text:p>
          </table:table-cell>
          <table:table-cell table:formula="of:=[.B194]/[.$B$1]" office:value-type="float" office:value="19.6086956521739" calcext:value-type="float">
            <text:p>19,61</text:p>
          </table:table-cell>
          <table:table-cell table:formula="of:=[.G193]+[.F194]" office:value-type="float" office:value="3554.21739130435" calcext:value-type="float">
            <text:p>3554,2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Dialogs_26_InvalidViewFocusOperatorMutator</text:p>
          </table:table-cell>
          <table:table-cell office:value-type="float" office:value="26114" calcext:value-type="float">
            <text:p>26114</text:p>
          </table:table-cell>
          <table:table-cell table:formula="of:=[.E194]+[.B195]" office:value-type="float" office:value="82204" calcext:value-type="float">
            <text:p>82204</text:p>
          </table:table-cell>
          <table:table-cell table:formula="of:=[.B195]/[.$B$1]" office:value-type="float" office:value="19.8695652173913" calcext:value-type="float">
            <text:p>19,87</text:p>
          </table:table-cell>
          <table:table-cell table:formula="of:=[.G194]+[.F195]" office:value-type="float" office:value="3574.08695652174" calcext:value-type="float">
            <text:p>3574,0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Dialogs_27_ViewComponentNotVisibleOperatorMutator</text:p>
          </table:table-cell>
          <table:table-cell office:value-type="float" office:value="27114" calcext:value-type="float">
            <text:p>27114</text:p>
          </table:table-cell>
          <table:table-cell table:formula="of:=[.E195]+[.B196]" office:value-type="float" office:value="82743" calcext:value-type="float">
            <text:p>82743</text:p>
          </table:table-cell>
          <table:table-cell table:formula="of:=[.B196]/[.$B$1]" office:value-type="float" office:value="23.4347826086957" calcext:value-type="float">
            <text:p>23,43</text:p>
          </table:table-cell>
          <table:table-cell table:formula="of:=[.G195]+[.F196]" office:value-type="float" office:value="3597.52173913043" calcext:value-type="float">
            <text:p>3597,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Dialogs_28_BuggyGUIListenerOperatorMutator</text:p>
          </table:table-cell>
          <table:table-cell office:value-type="float" office:value="28114" calcext:value-type="float">
            <text:p>28114</text:p>
          </table:table-cell>
          <table:table-cell table:formula="of:=[.E196]+[.B197]" office:value-type="float" office:value="83210" calcext:value-type="float">
            <text:p>83210</text:p>
          </table:table-cell>
          <table:table-cell table:formula="of:=[.B197]/[.$B$1]" office:value-type="float" office:value="20.304347826087" calcext:value-type="float">
            <text:p>20,30</text:p>
          </table:table-cell>
          <table:table-cell table:formula="of:=[.G196]+[.F197]" office:value-type="float" office:value="3617.82608695652" calcext:value-type="float">
            <text:p>3617,8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ialogs_29_BinaryMutator</text:p>
          </table:table-cell>
          <table:table-cell office:value-type="float" office:value="29114" calcext:value-type="float">
            <text:p>29114</text:p>
          </table:table-cell>
          <table:table-cell table:formula="of:=[.E197]+[.B198]" office:value-type="float" office:value="83668" calcext:value-type="float">
            <text:p>83668</text:p>
          </table:table-cell>
          <table:table-cell table:formula="of:=[.B198]/[.$B$1]" office:value-type="float" office:value="19.9130434782609" calcext:value-type="float">
            <text:p>19,91</text:p>
          </table:table-cell>
          <table:table-cell table:formula="of:=[.G197]+[.F198]" office:value-type="float" office:value="3637.73913043478" calcext:value-type="float">
            <text:p>3637,7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Dialogs_30_BinaryMutator</text:p>
          </table:table-cell>
          <table:table-cell office:value-type="float" office:value="30114" calcext:value-type="float">
            <text:p>30114</text:p>
          </table:table-cell>
          <table:table-cell table:formula="of:=[.E198]+[.B199]" office:value-type="float" office:value="84120" calcext:value-type="float">
            <text:p>84120</text:p>
          </table:table-cell>
          <table:table-cell table:formula="of:=[.B199]/[.$B$1]" office:value-type="float" office:value="19.6521739130435" calcext:value-type="float">
            <text:p>19,65</text:p>
          </table:table-cell>
          <table:table-cell table:formula="of:=[.G198]+[.F199]" office:value-type="float" office:value="3657.39130434783" calcext:value-type="float">
            <text:p>3657,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Dialogs_31_BinaryMutator</text:p>
          </table:table-cell>
          <table:table-cell office:value-type="float" office:value="31114" calcext:value-type="float">
            <text:p>31114</text:p>
          </table:table-cell>
          <table:table-cell table:formula="of:=[.E199]+[.B200]" office:value-type="float" office:value="84571" calcext:value-type="float">
            <text:p>84571</text:p>
          </table:table-cell>
          <table:table-cell table:formula="of:=[.B200]/[.$B$1]" office:value-type="float" office:value="19.6086956521739" calcext:value-type="float">
            <text:p>19,61</text:p>
          </table:table-cell>
          <table:table-cell table:formula="of:=[.G199]+[.F200]" office:value-type="float" office:value="3677" calcext:value-type="float">
            <text:p>3677,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Dialogs_32_InvalidViewFocusOperatorMutator</text:p>
          </table:table-cell>
          <table:table-cell office:value-type="float" office:value="32114" calcext:value-type="float">
            <text:p>32114</text:p>
          </table:table-cell>
          <table:table-cell table:formula="of:=[.E200]+[.B201]" office:value-type="float" office:value="85031" calcext:value-type="float">
            <text:p>85031</text:p>
          </table:table-cell>
          <table:table-cell table:formula="of:=[.B201]/[.$B$1]" office:value-type="float" office:value="20" calcext:value-type="float">
            <text:p>20,00</text:p>
          </table:table-cell>
          <table:table-cell table:formula="of:=[.G200]+[.F201]" office:value-type="float" office:value="3697" calcext:value-type="float">
            <text:p>3697,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Dialogs_33_ViewComponentNotVisibleOperatorMutator</text:p>
          </table:table-cell>
          <table:table-cell office:value-type="float" office:value="33114" calcext:value-type="float">
            <text:p>33114</text:p>
          </table:table-cell>
          <table:table-cell table:formula="of:=[.E201]+[.B202]" office:value-type="float" office:value="85486" calcext:value-type="float">
            <text:p>85486</text:p>
          </table:table-cell>
          <table:table-cell table:formula="of:=[.B202]/[.$B$1]" office:value-type="float" office:value="19.7826086956522" calcext:value-type="float">
            <text:p>19,78</text:p>
          </table:table-cell>
          <table:table-cell table:formula="of:=[.G201]+[.F202]" office:value-type="float" office:value="3716.78260869565" calcext:value-type="float">
            <text:p>3716,7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Dialogs_34_BinaryMutator</text:p>
          </table:table-cell>
          <table:table-cell office:value-type="float" office:value="34114" calcext:value-type="float">
            <text:p>34114</text:p>
          </table:table-cell>
          <table:table-cell table:formula="of:=[.E202]+[.B203]" office:value-type="float" office:value="85938" calcext:value-type="float">
            <text:p>85938</text:p>
          </table:table-cell>
          <table:table-cell table:formula="of:=[.B203]/[.$B$1]" office:value-type="float" office:value="19.6521739130435" calcext:value-type="float">
            <text:p>19,65</text:p>
          </table:table-cell>
          <table:table-cell table:formula="of:=[.G202]+[.F203]" office:value-type="float" office:value="3736.4347826087" calcext:value-type="float">
            <text:p>3736,4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Dialogs_35_BinaryMutator</text:p>
          </table:table-cell>
          <table:table-cell office:value-type="float" office:value="35114" calcext:value-type="float">
            <text:p>35114</text:p>
          </table:table-cell>
          <table:table-cell table:formula="of:=[.E203]+[.B204]" office:value-type="float" office:value="86317" calcext:value-type="float">
            <text:p>86317</text:p>
          </table:table-cell>
          <table:table-cell table:formula="of:=[.B204]/[.$B$1]" office:value-type="float" office:value="16.4782608695652" calcext:value-type="float">
            <text:p>16,48</text:p>
          </table:table-cell>
          <table:table-cell table:formula="of:=[.G203]+[.F204]" office:value-type="float" office:value="3752.91304347826" calcext:value-type="float">
            <text:p>3752,9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Dialogs_36_BinaryMutator</text:p>
          </table:table-cell>
          <table:table-cell office:value-type="float" office:value="36114" calcext:value-type="float">
            <text:p>36114</text:p>
          </table:table-cell>
          <table:table-cell table:formula="of:=[.E204]+[.B205]" office:value-type="float" office:value="86744" calcext:value-type="float">
            <text:p>86744</text:p>
          </table:table-cell>
          <table:table-cell table:formula="of:=[.B205]/[.$B$1]" office:value-type="float" office:value="18.5652173913043" calcext:value-type="float">
            <text:p>18,57</text:p>
          </table:table-cell>
          <table:table-cell table:formula="of:=[.G204]+[.F205]" office:value-type="float" office:value="3771.47826086956" calcext:value-type="float">
            <text:p>3771,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Dialogs_37_BuggyGUIListenerOperatorMutator</text:p>
          </table:table-cell>
          <table:table-cell office:value-type="float" office:value="37114" calcext:value-type="float">
            <text:p>37114</text:p>
          </table:table-cell>
          <table:table-cell table:formula="of:=[.E205]+[.B206]" office:value-type="float" office:value="87211" calcext:value-type="float">
            <text:p>87211</text:p>
          </table:table-cell>
          <table:table-cell table:formula="of:=[.B206]/[.$B$1]" office:value-type="float" office:value="20.304347826087" calcext:value-type="float">
            <text:p>20,30</text:p>
          </table:table-cell>
          <table:table-cell table:formula="of:=[.G205]+[.F206]" office:value-type="float" office:value="3791.78260869565" calcext:value-type="float">
            <text:p>3791,7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ialogs_38_InvalidViewFocusOperatorMutator</text:p>
          </table:table-cell>
          <table:table-cell office:value-type="float" office:value="38114" calcext:value-type="float">
            <text:p>38114</text:p>
          </table:table-cell>
          <table:table-cell table:formula="of:=[.E206]+[.B207]" office:value-type="float" office:value="87641" calcext:value-type="float">
            <text:p>87641</text:p>
          </table:table-cell>
          <table:table-cell table:formula="of:=[.B207]/[.$B$1]" office:value-type="float" office:value="18.695652173913" calcext:value-type="float">
            <text:p>18,70</text:p>
          </table:table-cell>
          <table:table-cell table:formula="of:=[.G206]+[.F207]" office:value-type="float" office:value="3810.47826086956" calcext:value-type="float">
            <text:p>3810,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Dialogs_39_ViewComponentNotVisibleOperatorMutator</text:p>
          </table:table-cell>
          <table:table-cell office:value-type="float" office:value="39114" calcext:value-type="float">
            <text:p>39114</text:p>
          </table:table-cell>
          <table:table-cell table:formula="of:=[.E207]+[.B208]" office:value-type="float" office:value="88096" calcext:value-type="float">
            <text:p>88096</text:p>
          </table:table-cell>
          <table:table-cell table:formula="of:=[.B208]/[.$B$1]" office:value-type="float" office:value="19.7826086956522" calcext:value-type="float">
            <text:p>19,78</text:p>
          </table:table-cell>
          <table:table-cell table:formula="of:=[.G207]+[.F208]" office:value-type="float" office:value="3830.26086956522" calcext:value-type="float">
            <text:p>3830,2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Dialogs_40_InvalidViewFocusOperatorMutator</text:p>
          </table:table-cell>
          <table:table-cell office:value-type="float" office:value="40114" calcext:value-type="float">
            <text:p>40114</text:p>
          </table:table-cell>
          <table:table-cell table:formula="of:=[.E208]+[.B209]" office:value-type="float" office:value="88557" calcext:value-type="float">
            <text:p>88557</text:p>
          </table:table-cell>
          <table:table-cell table:formula="of:=[.B209]/[.$B$1]" office:value-type="float" office:value="20.0434782608696" calcext:value-type="float">
            <text:p>20,04</text:p>
          </table:table-cell>
          <table:table-cell table:formula="of:=[.G208]+[.F209]" office:value-type="float" office:value="3850.30434782609" calcext:value-type="float">
            <text:p>3850,3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ialogs_41_ViewComponentNotVisibleOperatorMutator</text:p>
          </table:table-cell>
          <table:table-cell office:value-type="float" office:value="41114" calcext:value-type="float">
            <text:p>41114</text:p>
          </table:table-cell>
          <table:table-cell table:formula="of:=[.E209]+[.B210]" office:value-type="float" office:value="89015" calcext:value-type="float">
            <text:p>89015</text:p>
          </table:table-cell>
          <table:table-cell table:formula="of:=[.B210]/[.$B$1]" office:value-type="float" office:value="19.9130434782609" calcext:value-type="float">
            <text:p>19,91</text:p>
          </table:table-cell>
          <table:table-cell table:formula="of:=[.G209]+[.F210]" office:value-type="float" office:value="3870.21739130435" calcext:value-type="float">
            <text:p>3870,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Dialogs_42_BuggyGUIListenerOperatorMutator</text:p>
          </table:table-cell>
          <table:table-cell office:value-type="float" office:value="42114" calcext:value-type="float">
            <text:p>42114</text:p>
          </table:table-cell>
          <table:table-cell table:formula="of:=[.E210]+[.B211]" office:value-type="float" office:value="89447" calcext:value-type="float">
            <text:p>89447</text:p>
          </table:table-cell>
          <table:table-cell table:formula="of:=[.B211]/[.$B$1]" office:value-type="float" office:value="18.7826086956522" calcext:value-type="float">
            <text:p>18,78</text:p>
          </table:table-cell>
          <table:table-cell table:formula="of:=[.G210]+[.F211]" office:value-type="float" office:value="3889" calcext:value-type="float">
            <text:p>3889,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Dialogs_43_BuggyGUIListenerOperatorMutator</text:p>
          </table:table-cell>
          <table:table-cell office:value-type="float" office:value="43114" calcext:value-type="float">
            <text:p>43114</text:p>
          </table:table-cell>
          <table:table-cell table:formula="of:=[.E211]+[.B212]" office:value-type="float" office:value="89911" calcext:value-type="float">
            <text:p>89911</text:p>
          </table:table-cell>
          <table:table-cell table:formula="of:=[.B212]/[.$B$1]" office:value-type="float" office:value="20.1739130434783" calcext:value-type="float">
            <text:p>20,17</text:p>
          </table:table-cell>
          <table:table-cell table:formula="of:=[.G211]+[.F212]" office:value-type="float" office:value="3909.17391304348" calcext:value-type="float">
            <text:p>3909,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Dialogs_44_BuggyGUIListenerOperatorMutator</text:p>
          </table:table-cell>
          <table:table-cell office:value-type="float" office:value="44114" calcext:value-type="float">
            <text:p>44114</text:p>
          </table:table-cell>
          <table:table-cell table:formula="of:=[.E212]+[.B213]" office:value-type="float" office:value="90365" calcext:value-type="float">
            <text:p>90365</text:p>
          </table:table-cell>
          <table:table-cell table:formula="of:=[.B213]/[.$B$1]" office:value-type="float" office:value="19.7391304347826" calcext:value-type="float">
            <text:p>19,74</text:p>
          </table:table-cell>
          <table:table-cell table:formula="of:=[.G212]+[.F213]" office:value-type="float" office:value="3928.91304347826" calcext:value-type="float">
            <text:p>3928,9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Dialogs_45_BuggyGUIListenerOperatorMutator</text:p>
          </table:table-cell>
          <table:table-cell office:value-type="float" office:value="45114" calcext:value-type="float">
            <text:p>45114</text:p>
          </table:table-cell>
          <table:table-cell table:formula="of:=[.E213]+[.B214]" office:value-type="float" office:value="90805" calcext:value-type="float">
            <text:p>90805</text:p>
          </table:table-cell>
          <table:table-cell table:formula="of:=[.B214]/[.$B$1]" office:value-type="float" office:value="19.1304347826087" calcext:value-type="float">
            <text:p>19,13</text:p>
          </table:table-cell>
          <table:table-cell table:formula="of:=[.G213]+[.F214]" office:value-type="float" office:value="3948.04347826087" calcext:value-type="float">
            <text:p>3948,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Dialogs_46_BuggyGUIListenerOperatorMutator</text:p>
          </table:table-cell>
          <table:table-cell office:value-type="float" office:value="46114" calcext:value-type="float">
            <text:p>46114</text:p>
          </table:table-cell>
          <table:table-cell table:formula="of:=[.E214]+[.B215]" office:value-type="float" office:value="91267" calcext:value-type="float">
            <text:p>91267</text:p>
          </table:table-cell>
          <table:table-cell table:formula="of:=[.B215]/[.$B$1]" office:value-type="float" office:value="20.0869565217391" calcext:value-type="float">
            <text:p>20,09</text:p>
          </table:table-cell>
          <table:table-cell table:formula="of:=[.G214]+[.F215]" office:value-type="float" office:value="3968.13043478261" calcext:value-type="float">
            <text:p>3968,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ialogs_47_BuggyGUIListenerOperatorMutator</text:p>
          </table:table-cell>
          <table:table-cell office:value-type="float" office:value="47114" calcext:value-type="float">
            <text:p>47114</text:p>
          </table:table-cell>
          <table:table-cell table:formula="of:=[.E215]+[.B216]" office:value-type="float" office:value="91717" calcext:value-type="float">
            <text:p>91717</text:p>
          </table:table-cell>
          <table:table-cell table:formula="of:=[.B216]/[.$B$1]" office:value-type="float" office:value="19.5652173913043" calcext:value-type="float">
            <text:p>19,57</text:p>
          </table:table-cell>
          <table:table-cell table:formula="of:=[.G215]+[.F216]" office:value-type="float" office:value="3987.69565217391" calcext:value-type="float">
            <text:p>3987,7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Dialogs_48_BuggyGUIListenerOperatorMutator</text:p>
          </table:table-cell>
          <table:table-cell office:value-type="float" office:value="48114" calcext:value-type="float">
            <text:p>48114</text:p>
          </table:table-cell>
          <table:table-cell table:formula="of:=[.E216]+[.B217]" office:value-type="float" office:value="92177" calcext:value-type="float">
            <text:p>92177</text:p>
          </table:table-cell>
          <table:table-cell table:formula="of:=[.B217]/[.$B$1]" office:value-type="float" office:value="20" calcext:value-type="float">
            <text:p>20,00</text:p>
          </table:table-cell>
          <table:table-cell table:formula="of:=[.G216]+[.F217]" office:value-type="float" office:value="4007.69565217391" calcext:value-type="float">
            <text:p>4007,7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Dialogs_49_InvalidViewFocusOperatorMutator</text:p>
          </table:table-cell>
          <table:table-cell office:value-type="float" office:value="49114" calcext:value-type="float">
            <text:p>49114</text:p>
          </table:table-cell>
          <table:table-cell table:formula="of:=[.E217]+[.B218]" office:value-type="float" office:value="92633" calcext:value-type="float">
            <text:p>92633</text:p>
          </table:table-cell>
          <table:table-cell table:formula="of:=[.B218]/[.$B$1]" office:value-type="float" office:value="19.8260869565217" calcext:value-type="float">
            <text:p>19,83</text:p>
          </table:table-cell>
          <table:table-cell table:formula="of:=[.G217]+[.F218]" office:value-type="float" office:value="4027.52173913043" calcext:value-type="float">
            <text:p>4027,5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Dialogs_50_ViewComponentNotVisibleOperatorMutator</text:p>
          </table:table-cell>
          <table:table-cell office:value-type="float" office:value="50114" calcext:value-type="float">
            <text:p>50114</text:p>
          </table:table-cell>
          <table:table-cell table:formula="of:=[.E218]+[.B219]" office:value-type="float" office:value="93087" calcext:value-type="float">
            <text:p>93087</text:p>
          </table:table-cell>
          <table:table-cell table:formula="of:=[.B219]/[.$B$1]" office:value-type="float" office:value="19.7391304347826" calcext:value-type="float">
            <text:p>19,74</text:p>
          </table:table-cell>
          <table:table-cell table:formula="of:=[.G218]+[.F219]" office:value-type="float" office:value="4047.26086956522" calcext:value-type="float">
            <text:p>4047,2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Dialogs_51_BuggyGUIListenerOperatorMutator</text:p>
          </table:table-cell>
          <table:table-cell office:value-type="float" office:value="51114" calcext:value-type="float">
            <text:p>51114</text:p>
          </table:table-cell>
          <table:table-cell table:formula="of:=[.E219]+[.B220]" office:value-type="float" office:value="93546" calcext:value-type="float">
            <text:p>93546</text:p>
          </table:table-cell>
          <table:table-cell table:formula="of:=[.B220]/[.$B$1]" office:value-type="float" office:value="19.9565217391304" calcext:value-type="float">
            <text:p>19,96</text:p>
          </table:table-cell>
          <table:table-cell table:formula="of:=[.G219]+[.F220]" office:value-type="float" office:value="4067.21739130435" calcext:value-type="float">
            <text:p>4067,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Dialogs_52_BuggyGUIListenerOperatorMutator</text:p>
          </table:table-cell>
          <table:table-cell office:value-type="float" office:value="52114" calcext:value-type="float">
            <text:p>52114</text:p>
          </table:table-cell>
          <table:table-cell table:formula="of:=[.E220]+[.B221]" office:value-type="float" office:value="94003" calcext:value-type="float">
            <text:p>94003</text:p>
          </table:table-cell>
          <table:table-cell table:formula="of:=[.B221]/[.$B$1]" office:value-type="float" office:value="19.8695652173913" calcext:value-type="float">
            <text:p>19,87</text:p>
          </table:table-cell>
          <table:table-cell table:formula="of:=[.G220]+[.F221]" office:value-type="float" office:value="4087.08695652174" calcext:value-type="float">
            <text:p>4087,0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Dialogs_53_InvalidViewFocusOperatorMutator</text:p>
          </table:table-cell>
          <table:table-cell office:value-type="float" office:value="53114" calcext:value-type="float">
            <text:p>53114</text:p>
          </table:table-cell>
          <table:table-cell table:formula="of:=[.E221]+[.B222]" office:value-type="float" office:value="94460" calcext:value-type="float">
            <text:p>94460</text:p>
          </table:table-cell>
          <table:table-cell table:formula="of:=[.B222]/[.$B$1]" office:value-type="float" office:value="19.8695652173913" calcext:value-type="float">
            <text:p>19,87</text:p>
          </table:table-cell>
          <table:table-cell table:formula="of:=[.G221]+[.F222]" office:value-type="float" office:value="4106.95652173913" calcext:value-type="float">
            <text:p>4106,9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Dialogs_54_ViewComponentNotVisibleOperatorMutator</text:p>
          </table:table-cell>
          <table:table-cell office:value-type="float" office:value="54114" calcext:value-type="float">
            <text:p>54114</text:p>
          </table:table-cell>
          <table:table-cell table:formula="of:=[.E222]+[.B223]" office:value-type="float" office:value="94916" calcext:value-type="float">
            <text:p>94916</text:p>
          </table:table-cell>
          <table:table-cell table:formula="of:=[.B223]/[.$B$1]" office:value-type="float" office:value="19.8260869565217" calcext:value-type="float">
            <text:p>19,83</text:p>
          </table:table-cell>
          <table:table-cell table:formula="of:=[.G222]+[.F223]" office:value-type="float" office:value="4126.78260869565" calcext:value-type="float">
            <text:p>4126,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Dialogs_55_InvalidViewFocusOperatorMutator</text:p>
          </table:table-cell>
          <table:table-cell office:value-type="float" office:value="55114" calcext:value-type="float">
            <text:p>55114</text:p>
          </table:table-cell>
          <table:table-cell table:formula="of:=[.E223]+[.B224]" office:value-type="float" office:value="95369" calcext:value-type="float">
            <text:p>95369</text:p>
          </table:table-cell>
          <table:table-cell table:formula="of:=[.B224]/[.$B$1]" office:value-type="float" office:value="19.695652173913" calcext:value-type="float">
            <text:p>19,70</text:p>
          </table:table-cell>
          <table:table-cell table:formula="of:=[.G223]+[.F224]" office:value-type="float" office:value="4146.47826086956" calcext:value-type="float">
            <text:p>4146,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Dialogs_56_ViewComponentNotVisibleOperatorMutator</text:p>
          </table:table-cell>
          <table:table-cell office:value-type="float" office:value="56114" calcext:value-type="float">
            <text:p>56114</text:p>
          </table:table-cell>
          <table:table-cell table:formula="of:=[.E224]+[.B225]" office:value-type="float" office:value="95825" calcext:value-type="float">
            <text:p>95825</text:p>
          </table:table-cell>
          <table:table-cell table:formula="of:=[.B225]/[.$B$1]" office:value-type="float" office:value="19.8260869565217" calcext:value-type="float">
            <text:p>19,83</text:p>
          </table:table-cell>
          <table:table-cell table:formula="of:=[.G224]+[.F225]" office:value-type="float" office:value="4166.30434782609" calcext:value-type="float">
            <text:p>4166,3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Dialogs_57_BuggyGUIListenerOperatorMutator</text:p>
          </table:table-cell>
          <table:table-cell office:value-type="float" office:value="57114" calcext:value-type="float">
            <text:p>57114</text:p>
          </table:table-cell>
          <table:table-cell table:formula="of:=[.E225]+[.B226]" office:value-type="float" office:value="96273" calcext:value-type="float">
            <text:p>96273</text:p>
          </table:table-cell>
          <table:table-cell table:formula="of:=[.B226]/[.$B$1]" office:value-type="float" office:value="19.4782608695652" calcext:value-type="float">
            <text:p>19,48</text:p>
          </table:table-cell>
          <table:table-cell table:formula="of:=[.G225]+[.F226]" office:value-type="float" office:value="4185.78260869565" calcext:value-type="float">
            <text:p>4185,7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Dialogs_58_BinaryMutator</text:p>
          </table:table-cell>
          <table:table-cell office:value-type="float" office:value="58114" calcext:value-type="float">
            <text:p>58114</text:p>
          </table:table-cell>
          <table:table-cell table:formula="of:=[.E226]+[.B227]" office:value-type="float" office:value="96730" calcext:value-type="float">
            <text:p>96730</text:p>
          </table:table-cell>
          <table:table-cell table:formula="of:=[.B227]/[.$B$1]" office:value-type="float" office:value="19.8695652173913" calcext:value-type="float">
            <text:p>19,87</text:p>
          </table:table-cell>
          <table:table-cell table:formula="of:=[.G226]+[.F227]" office:value-type="float" office:value="4205.65217391304" calcext:value-type="float">
            <text:p>4205,6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ialogs_59_InvalidViewFocusOperatorMutator</text:p>
          </table:table-cell>
          <table:table-cell office:value-type="float" office:value="59114" calcext:value-type="float">
            <text:p>59114</text:p>
          </table:table-cell>
          <table:table-cell table:formula="of:=[.E227]+[.B228]" office:value-type="float" office:value="97188" calcext:value-type="float">
            <text:p>97188</text:p>
          </table:table-cell>
          <table:table-cell table:formula="of:=[.B228]/[.$B$1]" office:value-type="float" office:value="19.9130434782609" calcext:value-type="float">
            <text:p>19,91</text:p>
          </table:table-cell>
          <table:table-cell table:formula="of:=[.G227]+[.F228]" office:value-type="float" office:value="4225.5652173913" calcext:value-type="float">
            <text:p>4225,5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ialogs_60_ViewComponentNotVisibleOperatorMutator</text:p>
          </table:table-cell>
          <table:table-cell office:value-type="float" office:value="60114" calcext:value-type="float">
            <text:p>60114</text:p>
          </table:table-cell>
          <table:table-cell table:formula="of:=[.E228]+[.B229]" office:value-type="float" office:value="97646" calcext:value-type="float">
            <text:p>97646</text:p>
          </table:table-cell>
          <table:table-cell table:formula="of:=[.B229]/[.$B$1]" office:value-type="float" office:value="19.9130434782609" calcext:value-type="float">
            <text:p>19,91</text:p>
          </table:table-cell>
          <table:table-cell table:formula="of:=[.G228]+[.F229]" office:value-type="float" office:value="4245.47826086956" calcext:value-type="float">
            <text:p>4245,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Dialogs_61_BuggyGUIListenerOperatorMutator</text:p>
          </table:table-cell>
          <table:table-cell office:value-type="float" office:value="61114" calcext:value-type="float">
            <text:p>61114</text:p>
          </table:table-cell>
          <table:table-cell table:formula="of:=[.E229]+[.B230]" office:value-type="float" office:value="98102" calcext:value-type="float">
            <text:p>98102</text:p>
          </table:table-cell>
          <table:table-cell table:formula="of:=[.B230]/[.$B$1]" office:value-type="float" office:value="19.8260869565217" calcext:value-type="float">
            <text:p>19,83</text:p>
          </table:table-cell>
          <table:table-cell table:formula="of:=[.G229]+[.F230]" office:value-type="float" office:value="4265.30434782609" calcext:value-type="float">
            <text:p>4265,3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Dialogs_62_BuggyGUIListenerOperatorMutator</text:p>
          </table:table-cell>
          <table:table-cell office:value-type="float" office:value="62114" calcext:value-type="float">
            <text:p>62114</text:p>
          </table:table-cell>
          <table:table-cell table:formula="of:=[.E230]+[.B231]" office:value-type="float" office:value="98557" calcext:value-type="float">
            <text:p>98557</text:p>
          </table:table-cell>
          <table:table-cell table:formula="of:=[.B231]/[.$B$1]" office:value-type="float" office:value="19.7826086956522" calcext:value-type="float">
            <text:p>19,78</text:p>
          </table:table-cell>
          <table:table-cell table:formula="of:=[.G230]+[.F231]" office:value-type="float" office:value="4285.08695652174" calcext:value-type="float">
            <text:p>4285,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impleWebViewDialog_0_InvalidViewFocusOperatorMutator</text:p>
          </table:table-cell>
          <table:table-cell office:value-type="float" office:value="117" calcext:value-type="float">
            <text:p>117</text:p>
          </table:table-cell>
          <table:table-cell table:formula="of:=[.E231]+[.B232]" office:value-type="float" office:value="99017" calcext:value-type="float">
            <text:p>99017</text:p>
          </table:table-cell>
          <table:table-cell table:formula="of:=[.B232]/[.$B$1]" office:value-type="float" office:value="20" calcext:value-type="float">
            <text:p>20,00</text:p>
          </table:table-cell>
          <table:table-cell table:formula="of:=[.G231]+[.F232]" office:value-type="float" office:value="4305.08695652174" calcext:value-type="float">
            <text:p>4305,0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SimpleWebViewDialog_1_ViewComponentNotVisibleOperatorMutator</text:p>
          </table:table-cell>
          <table:table-cell office:value-type="float" office:value="1117" calcext:value-type="float">
            <text:p>1117</text:p>
          </table:table-cell>
          <table:table-cell table:formula="of:=[.E232]+[.B233]" office:value-type="float" office:value="99465" calcext:value-type="float">
            <text:p>99465</text:p>
          </table:table-cell>
          <table:table-cell table:formula="of:=[.B233]/[.$B$1]" office:value-type="float" office:value="19.4782608695652" calcext:value-type="float">
            <text:p>19,48</text:p>
          </table:table-cell>
          <table:table-cell table:formula="of:=[.G232]+[.F233]" office:value-type="float" office:value="4324.5652173913" calcext:value-type="float">
            <text:p>4324,5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elcomeSlide_0_BuggyGUIListenerOperatorMutator</text:p>
          </table:table-cell>
          <table:table-cell office:value-type="float" office:value="118" calcext:value-type="float">
            <text:p>118</text:p>
          </table:table-cell>
          <table:table-cell table:formula="of:=[.E233]+[.B234]" office:value-type="float" office:value="99920" calcext:value-type="float">
            <text:p>99920</text:p>
          </table:table-cell>
          <table:table-cell table:formula="of:=[.B234]/[.$B$1]" office:value-type="float" office:value="19.7826086956522" calcext:value-type="float">
            <text:p>19,78</text:p>
          </table:table-cell>
          <table:table-cell table:formula="of:=[.G233]+[.F234]" office:value-type="float" office:value="4344.34782608696" calcext:value-type="float">
            <text:p>4344,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WelcomeSlide_1_InvalidKeyIntentOperatorMutator</text:p>
          </table:table-cell>
          <table:table-cell office:value-type="float" office:value="1118" calcext:value-type="float">
            <text:p>1118</text:p>
          </table:table-cell>
          <table:table-cell table:formula="of:=[.E234]+[.B235]" office:value-type="float" office:value="100375" calcext:value-type="float">
            <text:p>100375</text:p>
          </table:table-cell>
          <table:table-cell table:formula="of:=[.B235]/[.$B$1]" office:value-type="float" office:value="19.7826086956522" calcext:value-type="float">
            <text:p>19,78</text:p>
          </table:table-cell>
          <table:table-cell table:formula="of:=[.G234]+[.F235]" office:value-type="float" office:value="4364.13043478261" calcext:value-type="float">
            <text:p>4364,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WelcomeSlide_2_RandomActionIntentDefinitionOperatorMutator</text:p>
          </table:table-cell>
          <table:table-cell office:value-type="float" office:value="2118" calcext:value-type="float">
            <text:p>2118</text:p>
          </table:table-cell>
          <table:table-cell table:formula="of:=[.E235]+[.B236]" office:value-type="float" office:value="100832" calcext:value-type="float">
            <text:p>100832</text:p>
          </table:table-cell>
          <table:table-cell table:formula="of:=[.B236]/[.$B$1]" office:value-type="float" office:value="19.8695652173913" calcext:value-type="float">
            <text:p>19,87</text:p>
          </table:table-cell>
          <table:table-cell table:formula="of:=[.G235]+[.F236]" office:value-type="float" office:value="4384" calcext:value-type="float">
            <text:p>4384,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WelcomeSlide_3_RandomActionIntentDefinitionOperatorMutator</text:p>
          </table:table-cell>
          <table:table-cell office:value-type="float" office:value="3118" calcext:value-type="float">
            <text:p>3118</text:p>
          </table:table-cell>
          <table:table-cell table:formula="of:=[.E236]+[.B237]" office:value-type="float" office:value="101291" calcext:value-type="float">
            <text:p>101291</text:p>
          </table:table-cell>
          <table:table-cell table:formula="of:=[.B237]/[.$B$1]" office:value-type="float" office:value="19.9565217391304" calcext:value-type="float">
            <text:p>19,96</text:p>
          </table:table-cell>
          <table:table-cell table:formula="of:=[.G236]+[.F237]" office:value-type="float" office:value="4403.95652173913" calcext:value-type="float">
            <text:p>4403,9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SecurityPickerSlide_0_InvalidViewFocusOperatorMutator</text:p>
          </table:table-cell>
          <table:table-cell office:value-type="float" office:value="119" calcext:value-type="float">
            <text:p>119</text:p>
          </table:table-cell>
          <table:table-cell table:formula="of:=[.E237]+[.B238]" office:value-type="float" office:value="101748" calcext:value-type="float">
            <text:p>101748</text:p>
          </table:table-cell>
          <table:table-cell table:formula="of:=[.B238]/[.$B$1]" office:value-type="float" office:value="19.8695652173913" calcext:value-type="float">
            <text:p>19,87</text:p>
          </table:table-cell>
          <table:table-cell table:formula="of:=[.G237]+[.F238]" office:value-type="float" office:value="4423.82608695652" calcext:value-type="float">
            <text:p>4423,8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SecurityPickerSlide_1_ViewComponentNotVisibleOperatorMutator</text:p>
          </table:table-cell>
          <table:table-cell office:value-type="float" office:value="1119" calcext:value-type="float">
            <text:p>1119</text:p>
          </table:table-cell>
          <table:table-cell table:formula="of:=[.E238]+[.B239]" office:value-type="float" office:value="102045" calcext:value-type="float">
            <text:p>102045</text:p>
          </table:table-cell>
          <table:table-cell table:formula="of:=[.B239]/[.$B$1]" office:value-type="float" office:value="12.9130434782609" calcext:value-type="float">
            <text:p>12,91</text:p>
          </table:table-cell>
          <table:table-cell table:formula="of:=[.G238]+[.F239]" office:value-type="float" office:value="4436.73913043478" calcext:value-type="float">
            <text:p>4436,7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ecurityPickerSlide_2_InvalidViewFocusOperatorMutator</text:p>
          </table:table-cell>
          <table:table-cell office:value-type="float" office:value="2119" calcext:value-type="float">
            <text:p>2119</text:p>
          </table:table-cell>
          <table:table-cell table:formula="of:=[.E239]+[.B240]" office:value-type="float" office:value="102505" calcext:value-type="float">
            <text:p>102505</text:p>
          </table:table-cell>
          <table:table-cell table:formula="of:=[.B240]/[.$B$1]" office:value-type="float" office:value="20" calcext:value-type="float">
            <text:p>20,00</text:p>
          </table:table-cell>
          <table:table-cell table:formula="of:=[.G239]+[.F240]" office:value-type="float" office:value="4456.73913043478" calcext:value-type="float">
            <text:p>4456,7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ecurityPickerSlide_3_ViewComponentNotVisibleOperatorMutator</text:p>
          </table:table-cell>
          <table:table-cell office:value-type="float" office:value="3119" calcext:value-type="float">
            <text:p>3119</text:p>
          </table:table-cell>
          <table:table-cell table:formula="of:=[.E240]+[.B241]" office:value-type="float" office:value="102964" calcext:value-type="float">
            <text:p>102964</text:p>
          </table:table-cell>
          <table:table-cell table:formula="of:=[.B241]/[.$B$1]" office:value-type="float" office:value="19.9565217391304" calcext:value-type="float">
            <text:p>19,96</text:p>
          </table:table-cell>
          <table:table-cell table:formula="of:=[.G240]+[.F241]" office:value-type="float" office:value="4476.69565217391" calcext:value-type="float">
            <text:p>4476,7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SecurityPickerSlide_4_InvalidViewFocusOperatorMutator</text:p>
          </table:table-cell>
          <table:table-cell office:value-type="float" office:value="4119" calcext:value-type="float">
            <text:p>4119</text:p>
          </table:table-cell>
          <table:table-cell table:formula="of:=[.E241]+[.B242]" office:value-type="float" office:value="103413" calcext:value-type="float">
            <text:p>103413</text:p>
          </table:table-cell>
          <table:table-cell table:formula="of:=[.B242]/[.$B$1]" office:value-type="float" office:value="19.5217391304348" calcext:value-type="float">
            <text:p>19,52</text:p>
          </table:table-cell>
          <table:table-cell table:formula="of:=[.G241]+[.F242]" office:value-type="float" office:value="4496.21739130435" calcext:value-type="float">
            <text:p>4496,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curityPickerSlide_5_ViewComponentNotVisibleOperatorMutator</text:p>
          </table:table-cell>
          <table:table-cell office:value-type="float" office:value="5119" calcext:value-type="float">
            <text:p>5119</text:p>
          </table:table-cell>
          <table:table-cell table:formula="of:=[.E242]+[.B243]" office:value-type="float" office:value="103869" calcext:value-type="float">
            <text:p>103869</text:p>
          </table:table-cell>
          <table:table-cell table:formula="of:=[.B243]/[.$B$1]" office:value-type="float" office:value="19.8260869565217" calcext:value-type="float">
            <text:p>19,83</text:p>
          </table:table-cell>
          <table:table-cell table:formula="of:=[.G242]+[.F243]" office:value-type="float" office:value="4516.04347826087" calcext:value-type="float">
            <text:p>4516,0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ecuritySetupSlide_0_InvalidViewFocusOperatorMutator</text:p>
          </table:table-cell>
          <table:table-cell office:value-type="float" office:value="120" calcext:value-type="float">
            <text:p>120</text:p>
          </table:table-cell>
          <table:table-cell table:formula="of:=[.E243]+[.B244]" office:value-type="float" office:value="104322" calcext:value-type="float">
            <text:p>104322</text:p>
          </table:table-cell>
          <table:table-cell table:formula="of:=[.B244]/[.$B$1]" office:value-type="float" office:value="19.695652173913" calcext:value-type="float">
            <text:p>19,70</text:p>
          </table:table-cell>
          <table:table-cell table:formula="of:=[.G243]+[.F244]" office:value-type="float" office:value="4535.73913043478" calcext:value-type="float">
            <text:p>4535,7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ecuritySetupSlide_1_ViewComponentNotVisibleOperatorMutator</text:p>
          </table:table-cell>
          <table:table-cell office:value-type="float" office:value="1120" calcext:value-type="float">
            <text:p>1120</text:p>
          </table:table-cell>
          <table:table-cell table:formula="of:=[.E244]+[.B245]" office:value-type="float" office:value="104614" calcext:value-type="float">
            <text:p>104614</text:p>
          </table:table-cell>
          <table:table-cell table:formula="of:=[.B245]/[.$B$1]" office:value-type="float" office:value="12.695652173913" calcext:value-type="float">
            <text:p>12,70</text:p>
          </table:table-cell>
          <table:table-cell table:formula="of:=[.G244]+[.F245]" office:value-type="float" office:value="4548.43478260869" calcext:value-type="float">
            <text:p>4548,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SecuritySetupSlide_2_InvalidViewFocusOperatorMutator</text:p>
          </table:table-cell>
          <table:table-cell office:value-type="float" office:value="2120" calcext:value-type="float">
            <text:p>2120</text:p>
          </table:table-cell>
          <table:table-cell table:formula="of:=[.E245]+[.B246]" office:value-type="float" office:value="105075" calcext:value-type="float">
            <text:p>105075</text:p>
          </table:table-cell>
          <table:table-cell table:formula="of:=[.B246]/[.$B$1]" office:value-type="float" office:value="20.0434782608696" calcext:value-type="float">
            <text:p>20,04</text:p>
          </table:table-cell>
          <table:table-cell table:formula="of:=[.G245]+[.F246]" office:value-type="float" office:value="4568.47826086956" calcext:value-type="float">
            <text:p>4568,4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curitySetupSlide_3_ViewComponentNotVisibleOperatorMutator</text:p>
          </table:table-cell>
          <table:table-cell office:value-type="float" office:value="3120" calcext:value-type="float">
            <text:p>3120</text:p>
          </table:table-cell>
          <table:table-cell table:formula="of:=[.E246]+[.B247]" office:value-type="float" office:value="105375" calcext:value-type="float">
            <text:p>105375</text:p>
          </table:table-cell>
          <table:table-cell table:formula="of:=[.B247]/[.$B$1]" office:value-type="float" office:value="13.0434782608696" calcext:value-type="float">
            <text:p>13,04</text:p>
          </table:table-cell>
          <table:table-cell table:formula="of:=[.G246]+[.F247]" office:value-type="float" office:value="4581.52173913043" calcext:value-type="float">
            <text:p>4581,5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curitySetupSlide_4_InvalidViewFocusOperatorMutator</text:p>
          </table:table-cell>
          <table:table-cell office:value-type="float" office:value="4120" calcext:value-type="float">
            <text:p>4120</text:p>
          </table:table-cell>
          <table:table-cell table:formula="of:=[.E247]+[.B248]" office:value-type="float" office:value="105831" calcext:value-type="float">
            <text:p>105831</text:p>
          </table:table-cell>
          <table:table-cell table:formula="of:=[.B248]/[.$B$1]" office:value-type="float" office:value="19.8260869565217" calcext:value-type="float">
            <text:p>19,83</text:p>
          </table:table-cell>
          <table:table-cell table:formula="of:=[.G247]+[.F248]" office:value-type="float" office:value="4601.34782608696" calcext:value-type="float">
            <text:p>4601,3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SecuritySetupSlide_5_ViewComponentNotVisibleOperatorMutator</text:p>
          </table:table-cell>
          <table:table-cell office:value-type="float" office:value="5120" calcext:value-type="float">
            <text:p>5120</text:p>
          </table:table-cell>
          <table:table-cell table:formula="of:=[.E248]+[.B249]" office:value-type="float" office:value="106286" calcext:value-type="float">
            <text:p>106286</text:p>
          </table:table-cell>
          <table:table-cell table:formula="of:=[.B249]/[.$B$1]" office:value-type="float" office:value="19.7826086956522" calcext:value-type="float">
            <text:p>19,78</text:p>
          </table:table-cell>
          <table:table-cell table:formula="of:=[.G248]+[.F249]" office:value-type="float" office:value="4621.13043478261" calcext:value-type="float">
            <text:p>4621,1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ecuritySetupSlide_6_InvalidViewFocusOperatorMutator</text:p>
          </table:table-cell>
          <table:table-cell office:value-type="float" office:value="6120" calcext:value-type="float">
            <text:p>6120</text:p>
          </table:table-cell>
          <table:table-cell table:formula="of:=[.E249]+[.B250]" office:value-type="float" office:value="106739" calcext:value-type="float">
            <text:p>106739</text:p>
          </table:table-cell>
          <table:table-cell table:formula="of:=[.B250]/[.$B$1]" office:value-type="float" office:value="19.695652173913" calcext:value-type="float">
            <text:p>19,70</text:p>
          </table:table-cell>
          <table:table-cell table:formula="of:=[.G249]+[.F250]" office:value-type="float" office:value="4640.82608695652" calcext:value-type="float">
            <text:p>4640,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ecuritySetupSlide_7_ViewComponentNotVisibleOperatorMutator</text:p>
          </table:table-cell>
          <table:table-cell office:value-type="float" office:value="7120" calcext:value-type="float">
            <text:p>7120</text:p>
          </table:table-cell>
          <table:table-cell table:formula="of:=[.E250]+[.B251]" office:value-type="float" office:value="107193" calcext:value-type="float">
            <text:p>107193</text:p>
          </table:table-cell>
          <table:table-cell table:formula="of:=[.B251]/[.$B$1]" office:value-type="float" office:value="19.7391304347826" calcext:value-type="float">
            <text:p>19,74</text:p>
          </table:table-cell>
          <table:table-cell table:formula="of:=[.G250]+[.F251]" office:value-type="float" office:value="4660.5652173913" calcext:value-type="float">
            <text:p>4660,5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ecuritySetupSlide_8_InvalidViewFocusOperatorMutator</text:p>
          </table:table-cell>
          <table:table-cell office:value-type="float" office:value="8120" calcext:value-type="float">
            <text:p>8120</text:p>
          </table:table-cell>
          <table:table-cell table:formula="of:=[.E251]+[.B252]" office:value-type="float" office:value="107646" calcext:value-type="float">
            <text:p>107646</text:p>
          </table:table-cell>
          <table:table-cell table:formula="of:=[.B252]/[.$B$1]" office:value-type="float" office:value="19.695652173913" calcext:value-type="float">
            <text:p>19,70</text:p>
          </table:table-cell>
          <table:table-cell table:formula="of:=[.G251]+[.F252]" office:value-type="float" office:value="4680.26086956522" calcext:value-type="float">
            <text:p>4680,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SecuritySetupSlide_9_ViewComponentNotVisibleOperatorMutator</text:p>
          </table:table-cell>
          <table:table-cell office:value-type="float" office:value="9120" calcext:value-type="float">
            <text:p>9120</text:p>
          </table:table-cell>
          <table:table-cell table:formula="of:=[.E252]+[.B253]" office:value-type="float" office:value="108098" calcext:value-type="float">
            <text:p>108098</text:p>
          </table:table-cell>
          <table:table-cell table:formula="of:=[.B253]/[.$B$1]" office:value-type="float" office:value="19.6521739130435" calcext:value-type="float">
            <text:p>19,65</text:p>
          </table:table-cell>
          <table:table-cell table:formula="of:=[.G252]+[.F253]" office:value-type="float" office:value="4699.91304347826" calcext:value-type="float">
            <text:p>4699,9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ecuritySetupSlide_10_InvalidViewFocusOperatorMutator</text:p>
          </table:table-cell>
          <table:table-cell office:value-type="float" office:value="10120" calcext:value-type="float">
            <text:p>10120</text:p>
          </table:table-cell>
          <table:table-cell table:formula="of:=[.E253]+[.B254]" office:value-type="float" office:value="108549" calcext:value-type="float">
            <text:p>108549</text:p>
          </table:table-cell>
          <table:table-cell table:formula="of:=[.B254]/[.$B$1]" office:value-type="float" office:value="19.6086956521739" calcext:value-type="float">
            <text:p>19,61</text:p>
          </table:table-cell>
          <table:table-cell table:formula="of:=[.G253]+[.F254]" office:value-type="float" office:value="4719.52173913043" calcext:value-type="float">
            <text:p>4719,5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SecuritySetupSlide_11_ViewComponentNotVisibleOperatorMutator</text:p>
          </table:table-cell>
          <table:table-cell office:value-type="float" office:value="11120" calcext:value-type="float">
            <text:p>11120</text:p>
          </table:table-cell>
          <table:table-cell table:formula="of:=[.E254]+[.B255]" office:value-type="float" office:value="108846" calcext:value-type="float">
            <text:p>108846</text:p>
          </table:table-cell>
          <table:table-cell table:formula="of:=[.B255]/[.$B$1]" office:value-type="float" office:value="12.9130434782609" calcext:value-type="float">
            <text:p>12,91</text:p>
          </table:table-cell>
          <table:table-cell table:formula="of:=[.G254]+[.F255]" office:value-type="float" office:value="4732.43478260869" calcext:value-type="float">
            <text:p>4732,4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ntroBaseActivity_0_LengthyGUICreationOperatorMutator</text:p>
          </table:table-cell>
          <table:table-cell office:value-type="float" office:value="130" calcext:value-type="float">
            <text:p>130</text:p>
          </table:table-cell>
          <table:table-cell table:formula="of:=[.E255]+[.B256]" office:value-type="float" office:value="109356" calcext:value-type="float">
            <text:p>109356</text:p>
          </table:table-cell>
          <table:table-cell table:formula="of:=[.B256]/[.$B$1]" office:value-type="float" office:value="22.1739130434783" calcext:value-type="float">
            <text:p>22,17</text:p>
          </table:table-cell>
          <table:table-cell table:formula="of:=[.G255]+[.F256]" office:value-type="float" office:value="4754.60869565217" calcext:value-type="float">
            <text:p>4754,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IntroBaseActivity_1_FindViewByIdReturnsNullOperatorMutator</text:p>
          </table:table-cell>
          <table:table-cell office:value-type="float" office:value="1130" calcext:value-type="float">
            <text:p>1130</text:p>
          </table:table-cell>
          <table:table-cell table:formula="of:=[.E256]+[.B257]" office:value-type="float" office:value="109639" calcext:value-type="float">
            <text:p>109639</text:p>
          </table:table-cell>
          <table:table-cell table:formula="of:=[.B257]/[.$B$1]" office:value-type="float" office:value="12.304347826087" calcext:value-type="float">
            <text:p>12,30</text:p>
          </table:table-cell>
          <table:table-cell table:formula="of:=[.G256]+[.F257]" office:value-type="float" office:value="4766.91304347826" calcext:value-type="float">
            <text:p>4766,9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troBaseActivity_2_InvalidIDFindViewOperatorMutator</text:p>
          </table:table-cell>
          <table:table-cell office:value-type="float" office:value="2130" calcext:value-type="float">
            <text:p>2130</text:p>
          </table:table-cell>
          <table:table-cell table:formula="of:=[.E257]+[.B258]" office:value-type="float" office:value="109911" calcext:value-type="float">
            <text:p>109911</text:p>
          </table:table-cell>
          <table:table-cell table:formula="of:=[.B258]/[.$B$1]" office:value-type="float" office:value="11.8260869565217" calcext:value-type="float">
            <text:p>11,83</text:p>
          </table:table-cell>
          <table:table-cell table:formula="of:=[.G257]+[.F258]" office:value-type="float" office:value="4778.73913043478" calcext:value-type="float">
            <text:p>4778,7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ntroBaseActivity_3_InvalidViewFocusOperatorMutator</text:p>
          </table:table-cell>
          <table:table-cell office:value-type="float" office:value="3130" calcext:value-type="float">
            <text:p>3130</text:p>
          </table:table-cell>
          <table:table-cell table:formula="of:=[.E258]+[.B259]" office:value-type="float" office:value="110389" calcext:value-type="float">
            <text:p>110389</text:p>
          </table:table-cell>
          <table:table-cell table:formula="of:=[.B259]/[.$B$1]" office:value-type="float" office:value="20.7826086956522" calcext:value-type="float">
            <text:p>20,78</text:p>
          </table:table-cell>
          <table:table-cell table:formula="of:=[.G258]+[.F259]" office:value-type="float" office:value="4799.52173913043" calcext:value-type="float">
            <text:p>4799,5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IntroBaseActivity_4_ViewComponentNotVisibleOperatorMutator</text:p>
          </table:table-cell>
          <table:table-cell office:value-type="float" office:value="4130" calcext:value-type="float">
            <text:p>4130</text:p>
          </table:table-cell>
          <table:table-cell table:formula="of:=[.E259]+[.B260]" office:value-type="float" office:value="110852" calcext:value-type="float">
            <text:p>110852</text:p>
          </table:table-cell>
          <table:table-cell table:formula="of:=[.B260]/[.$B$1]" office:value-type="float" office:value="20.1304347826087" calcext:value-type="float">
            <text:p>20,13</text:p>
          </table:table-cell>
          <table:table-cell table:formula="of:=[.G259]+[.F260]" office:value-type="float" office:value="4819.65217391304" calcext:value-type="float">
            <text:p>4819,6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IntroBaseActivity_5_BuggyGUIListenerOperatorMutator</text:p>
          </table:table-cell>
          <table:table-cell office:value-type="float" office:value="5130" calcext:value-type="float">
            <text:p>5130</text:p>
          </table:table-cell>
          <table:table-cell table:formula="of:=[.E260]+[.B261]" office:value-type="float" office:value="111298" calcext:value-type="float">
            <text:p>111298</text:p>
          </table:table-cell>
          <table:table-cell table:formula="of:=[.B261]/[.$B$1]" office:value-type="float" office:value="19.3913043478261" calcext:value-type="float">
            <text:p>19,39</text:p>
          </table:table-cell>
          <table:table-cell table:formula="of:=[.G260]+[.F261]" office:value-type="float" office:value="4839.04347826087" calcext:value-type="float">
            <text:p>4839,0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IntroBaseActivity_6_FindViewByIdReturnsNullOperatorMutator</text:p>
          </table:table-cell>
          <table:table-cell office:value-type="float" office:value="6130" calcext:value-type="float">
            <text:p>6130</text:p>
          </table:table-cell>
          <table:table-cell table:formula="of:=[.E261]+[.B262]" office:value-type="float" office:value="111632" calcext:value-type="float">
            <text:p>111632</text:p>
          </table:table-cell>
          <table:table-cell table:formula="of:=[.B262]/[.$B$1]" office:value-type="float" office:value="14.5217391304348" calcext:value-type="float">
            <text:p>14,52</text:p>
          </table:table-cell>
          <table:table-cell table:formula="of:=[.G261]+[.F262]" office:value-type="float" office:value="4853.5652173913" calcext:value-type="float">
            <text:p>4853,5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IntroBaseActivity_7_InvalidIDFindViewOperatorMutator</text:p>
          </table:table-cell>
          <table:table-cell office:value-type="float" office:value="7130" calcext:value-type="float">
            <text:p>7130</text:p>
          </table:table-cell>
          <table:table-cell table:formula="of:=[.E262]+[.B263]" office:value-type="float" office:value="111909" calcext:value-type="float">
            <text:p>111909</text:p>
          </table:table-cell>
          <table:table-cell table:formula="of:=[.B263]/[.$B$1]" office:value-type="float" office:value="12.0434782608696" calcext:value-type="float">
            <text:p>12,04</text:p>
          </table:table-cell>
          <table:table-cell table:formula="of:=[.G262]+[.F263]" office:value-type="float" office:value="4865.60869565217" calcext:value-type="float">
            <text:p>4865,6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IntroBaseActivity_8_InvalidViewFocusOperatorMutator</text:p>
          </table:table-cell>
          <table:table-cell office:value-type="float" office:value="8130" calcext:value-type="float">
            <text:p>8130</text:p>
          </table:table-cell>
          <table:table-cell table:formula="of:=[.E263]+[.B264]" office:value-type="float" office:value="112360" calcext:value-type="float">
            <text:p>112360</text:p>
          </table:table-cell>
          <table:table-cell table:formula="of:=[.B264]/[.$B$1]" office:value-type="float" office:value="19.6086956521739" calcext:value-type="float">
            <text:p>19,61</text:p>
          </table:table-cell>
          <table:table-cell table:formula="of:=[.G263]+[.F264]" office:value-type="float" office:value="4885.21739130435" calcext:value-type="float">
            <text:p>4885,2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IntroBaseActivity_9_ViewComponentNotVisibleOperatorMutator</text:p>
          </table:table-cell>
          <table:table-cell office:value-type="float" office:value="9130" calcext:value-type="float">
            <text:p>9130</text:p>
          </table:table-cell>
          <table:table-cell table:formula="of:=[.E264]+[.B265]" office:value-type="float" office:value="112649" calcext:value-type="float">
            <text:p>112649</text:p>
          </table:table-cell>
          <table:table-cell table:formula="of:=[.B265]/[.$B$1]" office:value-type="float" office:value="12.5652173913043" calcext:value-type="float">
            <text:p>12,57</text:p>
          </table:table-cell>
          <table:table-cell table:formula="of:=[.G264]+[.F265]" office:value-type="float" office:value="4897.78260869565" calcext:value-type="float">
            <text:p>4897,7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IntroBaseActivity_10_BuggyGUIListenerOperatorMutator</text:p>
          </table:table-cell>
          <table:table-cell office:value-type="float" office:value="10130" calcext:value-type="float">
            <text:p>10130</text:p>
          </table:table-cell>
          <table:table-cell table:formula="of:=[.E265]+[.B266]" office:value-type="float" office:value="112943" calcext:value-type="float">
            <text:p>112943</text:p>
          </table:table-cell>
          <table:table-cell table:formula="of:=[.B266]/[.$B$1]" office:value-type="float" office:value="12.7826086956522" calcext:value-type="float">
            <text:p>12,78</text:p>
          </table:table-cell>
          <table:table-cell table:formula="of:=[.G265]+[.F266]" office:value-type="float" office:value="4910.5652173913" calcext:value-type="float">
            <text:p>4910,5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ntroBaseActivity_11_FindViewByIdReturnsNullOperatorMutator</text:p>
          </table:table-cell>
          <table:table-cell office:value-type="float" office:value="11130" calcext:value-type="float">
            <text:p>11130</text:p>
          </table:table-cell>
          <table:table-cell table:formula="of:=[.E266]+[.B267]" office:value-type="float" office:value="113222" calcext:value-type="float">
            <text:p>113222</text:p>
          </table:table-cell>
          <table:table-cell table:formula="of:=[.B267]/[.$B$1]" office:value-type="float" office:value="12.1304347826087" calcext:value-type="float">
            <text:p>12,13</text:p>
          </table:table-cell>
          <table:table-cell table:formula="of:=[.G266]+[.F267]" office:value-type="float" office:value="4922.69565217391" calcext:value-type="float">
            <text:p>4922,7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IntroBaseActivity_12_InvalidIDFindViewOperatorMutator</text:p>
          </table:table-cell>
          <table:table-cell office:value-type="float" office:value="12130" calcext:value-type="float">
            <text:p>12130</text:p>
          </table:table-cell>
          <table:table-cell table:formula="of:=[.E267]+[.B268]" office:value-type="float" office:value="113503" calcext:value-type="float">
            <text:p>113503</text:p>
          </table:table-cell>
          <table:table-cell table:formula="of:=[.B268]/[.$B$1]" office:value-type="float" office:value="12.2173913043478" calcext:value-type="float">
            <text:p>12,22</text:p>
          </table:table-cell>
          <table:table-cell table:formula="of:=[.G267]+[.F268]" office:value-type="float" office:value="4934.91304347826" calcext:value-type="float">
            <text:p>4934,9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IntroBaseActivity_13_InvalidViewFocusOperatorMutator</text:p>
          </table:table-cell>
          <table:table-cell office:value-type="float" office:value="13130" calcext:value-type="float">
            <text:p>13130</text:p>
          </table:table-cell>
          <table:table-cell table:formula="of:=[.E268]+[.B269]" office:value-type="float" office:value="113955" calcext:value-type="float">
            <text:p>113955</text:p>
          </table:table-cell>
          <table:table-cell table:formula="of:=[.B269]/[.$B$1]" office:value-type="float" office:value="19.6521739130435" calcext:value-type="float">
            <text:p>19,65</text:p>
          </table:table-cell>
          <table:table-cell table:formula="of:=[.G268]+[.F269]" office:value-type="float" office:value="4954.5652173913" calcext:value-type="float">
            <text:p>4954,5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ntroBaseActivity_14_ViewComponentNotVisibleOperatorMutator</text:p>
          </table:table-cell>
          <table:table-cell office:value-type="float" office:value="14130" calcext:value-type="float">
            <text:p>14130</text:p>
          </table:table-cell>
          <table:table-cell table:formula="of:=[.E269]+[.B270]" office:value-type="float" office:value="114413" calcext:value-type="float">
            <text:p>114413</text:p>
          </table:table-cell>
          <table:table-cell table:formula="of:=[.B270]/[.$B$1]" office:value-type="float" office:value="19.9130434782609" calcext:value-type="float">
            <text:p>19,91</text:p>
          </table:table-cell>
          <table:table-cell table:formula="of:=[.G269]+[.F270]" office:value-type="float" office:value="4974.47826086956" calcext:value-type="float">
            <text:p>4974,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IntroBaseActivity_15_FindViewByIdReturnsNullOperatorMutator</text:p>
          </table:table-cell>
          <table:table-cell office:value-type="float" office:value="15130" calcext:value-type="float">
            <text:p>15130</text:p>
          </table:table-cell>
          <table:table-cell table:formula="of:=[.E270]+[.B271]" office:value-type="float" office:value="114691" calcext:value-type="float">
            <text:p>114691</text:p>
          </table:table-cell>
          <table:table-cell table:formula="of:=[.B271]/[.$B$1]" office:value-type="float" office:value="12.0869565217391" calcext:value-type="float">
            <text:p>12,09</text:p>
          </table:table-cell>
          <table:table-cell table:formula="of:=[.G270]+[.F271]" office:value-type="float" office:value="4986.5652173913" calcext:value-type="float">
            <text:p>4986,5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IntroBaseActivity_16_InvalidIDFindViewOperatorMutator</text:p>
          </table:table-cell>
          <table:table-cell office:value-type="float" office:value="16130" calcext:value-type="float">
            <text:p>16130</text:p>
          </table:table-cell>
          <table:table-cell table:formula="of:=[.E271]+[.B272]" office:value-type="float" office:value="114966" calcext:value-type="float">
            <text:p>114966</text:p>
          </table:table-cell>
          <table:table-cell table:formula="of:=[.B272]/[.$B$1]" office:value-type="float" office:value="11.9565217391304" calcext:value-type="float">
            <text:p>11,96</text:p>
          </table:table-cell>
          <table:table-cell table:formula="of:=[.G271]+[.F272]" office:value-type="float" office:value="4998.52173913043" calcext:value-type="float">
            <text:p>4998,5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IntroBaseActivity_17_InvalidViewFocusOperatorMutator</text:p>
          </table:table-cell>
          <table:table-cell office:value-type="float" office:value="17130" calcext:value-type="float">
            <text:p>17130</text:p>
          </table:table-cell>
          <table:table-cell table:formula="of:=[.E272]+[.B273]" office:value-type="float" office:value="115425" calcext:value-type="float">
            <text:p>115425</text:p>
          </table:table-cell>
          <table:table-cell table:formula="of:=[.B273]/[.$B$1]" office:value-type="float" office:value="19.9565217391304" calcext:value-type="float">
            <text:p>19,96</text:p>
          </table:table-cell>
          <table:table-cell table:formula="of:=[.G272]+[.F273]" office:value-type="float" office:value="5018.47826086956" calcext:value-type="float">
            <text:p>5018,4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IntroBaseActivity_18_ViewComponentNotVisibleOperatorMutator</text:p>
          </table:table-cell>
          <table:table-cell office:value-type="float" office:value="18130" calcext:value-type="float">
            <text:p>18130</text:p>
          </table:table-cell>
          <table:table-cell table:formula="of:=[.E273]+[.B274]" office:value-type="float" office:value="115711" calcext:value-type="float">
            <text:p>115711</text:p>
          </table:table-cell>
          <table:table-cell table:formula="of:=[.B274]/[.$B$1]" office:value-type="float" office:value="12.4347826086957" calcext:value-type="float">
            <text:p>12,43</text:p>
          </table:table-cell>
          <table:table-cell table:formula="of:=[.G273]+[.F274]" office:value-type="float" office:value="5030.91304347826" calcext:value-type="float">
            <text:p>5030,9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IntroBaseActivity_19_BinaryMutator</text:p>
          </table:table-cell>
          <table:table-cell office:value-type="float" office:value="19130" calcext:value-type="float">
            <text:p>19130</text:p>
          </table:table-cell>
          <table:table-cell table:formula="of:=[.E274]+[.B275]" office:value-type="float" office:value="116022" calcext:value-type="float">
            <text:p>116022</text:p>
          </table:table-cell>
          <table:table-cell table:formula="of:=[.B275]/[.$B$1]" office:value-type="float" office:value="13.5217391304348" calcext:value-type="float">
            <text:p>13,52</text:p>
          </table:table-cell>
          <table:table-cell table:formula="of:=[.G274]+[.F275]" office:value-type="float" office:value="5044.43478260869" calcext:value-type="float">
            <text:p>5044,4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IntroBaseActivity_20_BinaryMutator</text:p>
          </table:table-cell>
          <table:table-cell office:value-type="float" office:value="20130" calcext:value-type="float">
            <text:p>20130</text:p>
          </table:table-cell>
          <table:table-cell table:formula="of:=[.E275]+[.B276]" office:value-type="float" office:value="116481" calcext:value-type="float">
            <text:p>116481</text:p>
          </table:table-cell>
          <table:table-cell table:formula="of:=[.B276]/[.$B$1]" office:value-type="float" office:value="19.9565217391304" calcext:value-type="float">
            <text:p>19,96</text:p>
          </table:table-cell>
          <table:table-cell table:formula="of:=[.G275]+[.F276]" office:value-type="float" office:value="5064.39130434782" calcext:value-type="float">
            <text:p>5064,3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IntroBaseActivity_21_BinaryMutator</text:p>
          </table:table-cell>
          <table:table-cell office:value-type="float" office:value="21130" calcext:value-type="float">
            <text:p>21130</text:p>
          </table:table-cell>
          <table:table-cell table:formula="of:=[.E276]+[.B277]" office:value-type="float" office:value="116934" calcext:value-type="float">
            <text:p>116934</text:p>
          </table:table-cell>
          <table:table-cell table:formula="of:=[.B277]/[.$B$1]" office:value-type="float" office:value="19.695652173913" calcext:value-type="float">
            <text:p>19,70</text:p>
          </table:table-cell>
          <table:table-cell table:formula="of:=[.G276]+[.F277]" office:value-type="float" office:value="5084.08695652174" calcext:value-type="float">
            <text:p>5084,0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ntroBaseActivity_22_BinaryMutator</text:p>
          </table:table-cell>
          <table:table-cell office:value-type="float" office:value="22130" calcext:value-type="float">
            <text:p>22130</text:p>
          </table:table-cell>
          <table:table-cell table:formula="of:=[.E277]+[.B278]" office:value-type="float" office:value="117391" calcext:value-type="float">
            <text:p>117391</text:p>
          </table:table-cell>
          <table:table-cell table:formula="of:=[.B278]/[.$B$1]" office:value-type="float" office:value="19.8695652173913" calcext:value-type="float">
            <text:p>19,87</text:p>
          </table:table-cell>
          <table:table-cell table:formula="of:=[.G277]+[.F278]" office:value-type="float" office:value="5103.95652173913" calcext:value-type="float">
            <text:p>5103,9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lideIndicator_0_BinaryMutator</text:p>
          </table:table-cell>
          <table:table-cell office:value-type="float" office:value="131" calcext:value-type="float">
            <text:p>131</text:p>
          </table:table-cell>
          <table:table-cell table:formula="of:=[.E278]+[.B279]" office:value-type="float" office:value="117841" calcext:value-type="float">
            <text:p>117841</text:p>
          </table:table-cell>
          <table:table-cell table:formula="of:=[.B279]/[.$B$1]" office:value-type="float" office:value="19.5652173913043" calcext:value-type="float">
            <text:p>19,57</text:p>
          </table:table-cell>
          <table:table-cell table:formula="of:=[.G278]+[.F279]" office:value-type="float" office:value="5123.52173913043" calcext:value-type="float">
            <text:p>5123,5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SlideIndicator_1_BinaryMutator</text:p>
          </table:table-cell>
          <table:table-cell office:value-type="float" office:value="1131" calcext:value-type="float">
            <text:p>1131</text:p>
          </table:table-cell>
          <table:table-cell table:formula="of:=[.E279]+[.B280]" office:value-type="float" office:value="118296" calcext:value-type="float">
            <text:p>118296</text:p>
          </table:table-cell>
          <table:table-cell table:formula="of:=[.B280]/[.$B$1]" office:value-type="float" office:value="19.7826086956522" calcext:value-type="float">
            <text:p>19,78</text:p>
          </table:table-cell>
          <table:table-cell table:formula="of:=[.G279]+[.F280]" office:value-type="float" office:value="5143.30434782608" calcext:value-type="float">
            <text:p>5143,3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lideIndicator_2_BinaryMutator</text:p>
          </table:table-cell>
          <table:table-cell office:value-type="float" office:value="2131" calcext:value-type="float">
            <text:p>2131</text:p>
          </table:table-cell>
          <table:table-cell table:formula="of:=[.E280]+[.B281]" office:value-type="float" office:value="118754" calcext:value-type="float">
            <text:p>118754</text:p>
          </table:table-cell>
          <table:table-cell table:formula="of:=[.B281]/[.$B$1]" office:value-type="float" office:value="19.9130434782609" calcext:value-type="float">
            <text:p>19,91</text:p>
          </table:table-cell>
          <table:table-cell table:formula="of:=[.G280]+[.F281]" office:value-type="float" office:value="5163.21739130435" calcext:value-type="float">
            <text:p>5163,2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SlideIndicator_3_BinaryMutator</text:p>
          </table:table-cell>
          <table:table-cell office:value-type="float" office:value="3131" calcext:value-type="float">
            <text:p>3131</text:p>
          </table:table-cell>
          <table:table-cell table:formula="of:=[.E281]+[.B282]" office:value-type="float" office:value="119209" calcext:value-type="float">
            <text:p>119209</text:p>
          </table:table-cell>
          <table:table-cell table:formula="of:=[.B282]/[.$B$1]" office:value-type="float" office:value="19.7826086956522" calcext:value-type="float">
            <text:p>19,78</text:p>
          </table:table-cell>
          <table:table-cell table:formula="of:=[.G281]+[.F282]" office:value-type="float" office:value="5183" calcext:value-type="float">
            <text:p>5183,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SlideIndicator_4_BinaryMutator</text:p>
          </table:table-cell>
          <table:table-cell office:value-type="float" office:value="4131" calcext:value-type="float">
            <text:p>4131</text:p>
          </table:table-cell>
          <table:table-cell table:formula="of:=[.E282]+[.B283]" office:value-type="float" office:value="119692" calcext:value-type="float">
            <text:p>119692</text:p>
          </table:table-cell>
          <table:table-cell table:formula="of:=[.B283]/[.$B$1]" office:value-type="float" office:value="21" calcext:value-type="float">
            <text:p>21,00</text:p>
          </table:table-cell>
          <table:table-cell table:formula="of:=[.G282]+[.F283]" office:value-type="float" office:value="5204" calcext:value-type="float">
            <text:p>5204,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SlideIndicator_5_BinaryMutator</text:p>
          </table:table-cell>
          <table:table-cell office:value-type="float" office:value="5131" calcext:value-type="float">
            <text:p>5131</text:p>
          </table:table-cell>
          <table:table-cell table:formula="of:=[.E283]+[.B284]" office:value-type="float" office:value="120149" calcext:value-type="float">
            <text:p>120149</text:p>
          </table:table-cell>
          <table:table-cell table:formula="of:=[.B284]/[.$B$1]" office:value-type="float" office:value="19.8695652173913" calcext:value-type="float">
            <text:p>19,87</text:p>
          </table:table-cell>
          <table:table-cell table:formula="of:=[.G283]+[.F284]" office:value-type="float" office:value="5223.86956521739" calcext:value-type="float">
            <text:p>5223,8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SlideIndicator_6_BinaryMutator</text:p>
          </table:table-cell>
          <table:table-cell office:value-type="float" office:value="6131" calcext:value-type="float">
            <text:p>6131</text:p>
          </table:table-cell>
          <table:table-cell table:formula="of:=[.E284]+[.B285]" office:value-type="float" office:value="120604" calcext:value-type="float">
            <text:p>120604</text:p>
          </table:table-cell>
          <table:table-cell table:formula="of:=[.B285]/[.$B$1]" office:value-type="float" office:value="19.7826086956522" calcext:value-type="float">
            <text:p>19,78</text:p>
          </table:table-cell>
          <table:table-cell table:formula="of:=[.G284]+[.F285]" office:value-type="float" office:value="5243.65217391304" calcext:value-type="float">
            <text:p>5243,6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lideIndicator_7_BinaryMutator</text:p>
          </table:table-cell>
          <table:table-cell office:value-type="float" office:value="7131" calcext:value-type="float">
            <text:p>7131</text:p>
          </table:table-cell>
          <table:table-cell table:formula="of:=[.E285]+[.B286]" office:value-type="float" office:value="121058" calcext:value-type="float">
            <text:p>121058</text:p>
          </table:table-cell>
          <table:table-cell table:formula="of:=[.B286]/[.$B$1]" office:value-type="float" office:value="19.7391304347826" calcext:value-type="float">
            <text:p>19,74</text:p>
          </table:table-cell>
          <table:table-cell table:formula="of:=[.G285]+[.F286]" office:value-type="float" office:value="5263.39130434782" calcext:value-type="float">
            <text:p>5263,3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lideIndicator_8_BinaryMutator</text:p>
          </table:table-cell>
          <table:table-cell office:value-type="float" office:value="8131" calcext:value-type="float">
            <text:p>8131</text:p>
          </table:table-cell>
          <table:table-cell table:formula="of:=[.E286]+[.B287]" office:value-type="float" office:value="121512" calcext:value-type="float">
            <text:p>121512</text:p>
          </table:table-cell>
          <table:table-cell table:formula="of:=[.B287]/[.$B$1]" office:value-type="float" office:value="19.7391304347826" calcext:value-type="float">
            <text:p>19,74</text:p>
          </table:table-cell>
          <table:table-cell table:formula="of:=[.G286]+[.F287]" office:value-type="float" office:value="5283.13043478261" calcext:value-type="float">
            <text:p>5283,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lideIndicator_9_BinaryMutator</text:p>
          </table:table-cell>
          <table:table-cell office:value-type="float" office:value="9131" calcext:value-type="float">
            <text:p>9131</text:p>
          </table:table-cell>
          <table:table-cell table:formula="of:=[.E287]+[.B288]" office:value-type="float" office:value="121968" calcext:value-type="float">
            <text:p>121968</text:p>
          </table:table-cell>
          <table:table-cell table:formula="of:=[.B288]/[.$B$1]" office:value-type="float" office:value="19.8260869565217" calcext:value-type="float">
            <text:p>19,83</text:p>
          </table:table-cell>
          <table:table-cell table:formula="of:=[.G287]+[.F288]" office:value-type="float" office:value="5302.95652173913" calcext:value-type="float">
            <text:p>5302,9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lideIndicator_10_BinaryMutator</text:p>
          </table:table-cell>
          <table:table-cell office:value-type="float" office:value="10131" calcext:value-type="float">
            <text:p>10131</text:p>
          </table:table-cell>
          <table:table-cell table:formula="of:=[.E288]+[.B289]" office:value-type="float" office:value="122422" calcext:value-type="float">
            <text:p>122422</text:p>
          </table:table-cell>
          <table:table-cell table:formula="of:=[.B289]/[.$B$1]" office:value-type="float" office:value="19.7391304347826" calcext:value-type="float">
            <text:p>19,74</text:p>
          </table:table-cell>
          <table:table-cell table:formula="of:=[.G288]+[.F289]" office:value-type="float" office:value="5322.69565217391" calcext:value-type="float">
            <text:p>5322,7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SlideIndicator_11_BinaryMutator</text:p>
          </table:table-cell>
          <table:table-cell office:value-type="float" office:value="11131" calcext:value-type="float">
            <text:p>11131</text:p>
          </table:table-cell>
          <table:table-cell table:formula="of:=[.E289]+[.B290]" office:value-type="float" office:value="122854" calcext:value-type="float">
            <text:p>122854</text:p>
          </table:table-cell>
          <table:table-cell table:formula="of:=[.B290]/[.$B$1]" office:value-type="float" office:value="18.7826086956522" calcext:value-type="float">
            <text:p>18,78</text:p>
          </table:table-cell>
          <table:table-cell table:formula="of:=[.G289]+[.F290]" office:value-type="float" office:value="5341.47826086956" calcext:value-type="float">
            <text:p>5341,4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lideIndicator_12_BinaryMutator</text:p>
          </table:table-cell>
          <table:table-cell office:value-type="float" office:value="12131" calcext:value-type="float">
            <text:p>12131</text:p>
          </table:table-cell>
          <table:table-cell table:formula="of:=[.E290]+[.B291]" office:value-type="float" office:value="123308" calcext:value-type="float">
            <text:p>123308</text:p>
          </table:table-cell>
          <table:table-cell table:formula="of:=[.B291]/[.$B$1]" office:value-type="float" office:value="19.7391304347826" calcext:value-type="float">
            <text:p>19,74</text:p>
          </table:table-cell>
          <table:table-cell table:formula="of:=[.G290]+[.F291]" office:value-type="float" office:value="5361.21739130435" calcext:value-type="float">
            <text:p>5361,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lideIndicator_13_BinaryMutator</text:p>
          </table:table-cell>
          <table:table-cell office:value-type="float" office:value="13131" calcext:value-type="float">
            <text:p>13131</text:p>
          </table:table-cell>
          <table:table-cell table:formula="of:=[.E291]+[.B292]" office:value-type="float" office:value="123767" calcext:value-type="float">
            <text:p>123767</text:p>
          </table:table-cell>
          <table:table-cell table:formula="of:=[.B292]/[.$B$1]" office:value-type="float" office:value="19.9565217391304" calcext:value-type="float">
            <text:p>19,96</text:p>
          </table:table-cell>
          <table:table-cell table:formula="of:=[.G291]+[.F292]" office:value-type="float" office:value="5381.17391304348" calcext:value-type="float">
            <text:p>5381,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SlideIndicator_14_BinaryMutator</text:p>
          </table:table-cell>
          <table:table-cell office:value-type="float" office:value="14131" calcext:value-type="float">
            <text:p>14131</text:p>
          </table:table-cell>
          <table:table-cell table:formula="of:=[.E292]+[.B293]" office:value-type="float" office:value="124222" calcext:value-type="float">
            <text:p>124222</text:p>
          </table:table-cell>
          <table:table-cell table:formula="of:=[.B293]/[.$B$1]" office:value-type="float" office:value="19.7826086956522" calcext:value-type="float">
            <text:p>19,78</text:p>
          </table:table-cell>
          <table:table-cell table:formula="of:=[.G292]+[.F293]" office:value-type="float" office:value="5400.95652173913" calcext:value-type="float">
            <text:p>5400,9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lideIndicator_15_BinaryMutator</text:p>
          </table:table-cell>
          <table:table-cell office:value-type="float" office:value="15131" calcext:value-type="float">
            <text:p>15131</text:p>
          </table:table-cell>
          <table:table-cell table:formula="of:=[.E293]+[.B294]" office:value-type="float" office:value="124676" calcext:value-type="float">
            <text:p>124676</text:p>
          </table:table-cell>
          <table:table-cell table:formula="of:=[.B294]/[.$B$1]" office:value-type="float" office:value="19.7391304347826" calcext:value-type="float">
            <text:p>19,74</text:p>
          </table:table-cell>
          <table:table-cell table:formula="of:=[.G293]+[.F294]" office:value-type="float" office:value="5420.69565217391" calcext:value-type="float">
            <text:p>5420,7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lideIndicator_16_BinaryMutator</text:p>
          </table:table-cell>
          <table:table-cell office:value-type="float" office:value="16131" calcext:value-type="float">
            <text:p>16131</text:p>
          </table:table-cell>
          <table:table-cell table:formula="of:=[.E294]+[.B295]" office:value-type="float" office:value="125126" calcext:value-type="float">
            <text:p>125126</text:p>
          </table:table-cell>
          <table:table-cell table:formula="of:=[.B295]/[.$B$1]" office:value-type="float" office:value="19.5652173913043" calcext:value-type="float">
            <text:p>19,57</text:p>
          </table:table-cell>
          <table:table-cell table:formula="of:=[.G294]+[.F295]" office:value-type="float" office:value="5440.26086956522" calcext:value-type="float">
            <text:p>5440,2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SlideIndicator_17_BinaryMutator</text:p>
          </table:table-cell>
          <table:table-cell office:value-type="float" office:value="17131" calcext:value-type="float">
            <text:p>17131</text:p>
          </table:table-cell>
          <table:table-cell table:formula="of:=[.E295]+[.B296]" office:value-type="float" office:value="125581" calcext:value-type="float">
            <text:p>125581</text:p>
          </table:table-cell>
          <table:table-cell table:formula="of:=[.B296]/[.$B$1]" office:value-type="float" office:value="19.7826086956522" calcext:value-type="float">
            <text:p>19,78</text:p>
          </table:table-cell>
          <table:table-cell table:formula="of:=[.G295]+[.F296]" office:value-type="float" office:value="5460.04347826087" calcext:value-type="float">
            <text:p>5460,0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lideIndicator_18_BinaryMutator</text:p>
          </table:table-cell>
          <table:table-cell office:value-type="float" office:value="18131" calcext:value-type="float">
            <text:p>18131</text:p>
          </table:table-cell>
          <table:table-cell table:formula="of:=[.E296]+[.B297]" office:value-type="float" office:value="126039" calcext:value-type="float">
            <text:p>126039</text:p>
          </table:table-cell>
          <table:table-cell table:formula="of:=[.B297]/[.$B$1]" office:value-type="float" office:value="19.9130434782609" calcext:value-type="float">
            <text:p>19,91</text:p>
          </table:table-cell>
          <table:table-cell table:formula="of:=[.G296]+[.F297]" office:value-type="float" office:value="5479.95652173913" calcext:value-type="float">
            <text:p>5479,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lideIndicator_19_BinaryMutator</text:p>
          </table:table-cell>
          <table:table-cell office:value-type="float" office:value="19131" calcext:value-type="float">
            <text:p>19131</text:p>
          </table:table-cell>
          <table:table-cell table:formula="of:=[.E297]+[.B298]" office:value-type="float" office:value="126339" calcext:value-type="float">
            <text:p>126339</text:p>
          </table:table-cell>
          <table:table-cell table:formula="of:=[.B298]/[.$B$1]" office:value-type="float" office:value="13.0434782608696" calcext:value-type="float">
            <text:p>13,04</text:p>
          </table:table-cell>
          <table:table-cell table:formula="of:=[.G297]+[.F298]" office:value-type="float" office:value="5493" calcext:value-type="float">
            <text:p>5493,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SlideIndicator_20_BinaryMutator</text:p>
          </table:table-cell>
          <table:table-cell office:value-type="float" office:value="20131" calcext:value-type="float">
            <text:p>20131</text:p>
          </table:table-cell>
          <table:table-cell table:formula="of:=[.E298]+[.B299]" office:value-type="float" office:value="126791" calcext:value-type="float">
            <text:p>126791</text:p>
          </table:table-cell>
          <table:table-cell table:formula="of:=[.B299]/[.$B$1]" office:value-type="float" office:value="19.6521739130435" calcext:value-type="float">
            <text:p>19,65</text:p>
          </table:table-cell>
          <table:table-cell table:formula="of:=[.G298]+[.F299]" office:value-type="float" office:value="5512.65217391304" calcext:value-type="float">
            <text:p>5512,6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lideIndicator_21_BinaryMutator</text:p>
          </table:table-cell>
          <table:table-cell office:value-type="float" office:value="21131" calcext:value-type="float">
            <text:p>21131</text:p>
          </table:table-cell>
          <table:table-cell table:formula="of:=[.E299]+[.B300]" office:value-type="float" office:value="127249" calcext:value-type="float">
            <text:p>127249</text:p>
          </table:table-cell>
          <table:table-cell table:formula="of:=[.B300]/[.$B$1]" office:value-type="float" office:value="19.9130434782609" calcext:value-type="float">
            <text:p>19,91</text:p>
          </table:table-cell>
          <table:table-cell table:formula="of:=[.G299]+[.F300]" office:value-type="float" office:value="5532.5652173913" calcext:value-type="float">
            <text:p>5532,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lideIndicator_22_BinaryMutator</text:p>
          </table:table-cell>
          <table:table-cell office:value-type="float" office:value="22131" calcext:value-type="float">
            <text:p>22131</text:p>
          </table:table-cell>
          <table:table-cell table:formula="of:=[.E300]+[.B301]" office:value-type="float" office:value="127712" calcext:value-type="float">
            <text:p>127712</text:p>
          </table:table-cell>
          <table:table-cell table:formula="of:=[.B301]/[.$B$1]" office:value-type="float" office:value="20.1304347826087" calcext:value-type="float">
            <text:p>20,13</text:p>
          </table:table-cell>
          <table:table-cell table:formula="of:=[.G300]+[.F301]" office:value-type="float" office:value="5552.69565217391" calcext:value-type="float">
            <text:p>5552,7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lideIndicator_23_BinaryMutator</text:p>
          </table:table-cell>
          <table:table-cell office:value-type="float" office:value="23131" calcext:value-type="float">
            <text:p>23131</text:p>
          </table:table-cell>
          <table:table-cell table:formula="of:=[.E301]+[.B302]" office:value-type="float" office:value="128171" calcext:value-type="float">
            <text:p>128171</text:p>
          </table:table-cell>
          <table:table-cell table:formula="of:=[.B302]/[.$B$1]" office:value-type="float" office:value="19.9565217391304" calcext:value-type="float">
            <text:p>19,96</text:p>
          </table:table-cell>
          <table:table-cell table:formula="of:=[.G301]+[.F302]" office:value-type="float" office:value="5572.65217391304" calcext:value-type="float">
            <text:p>5572,6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lideIndicator_24_BinaryMutator</text:p>
          </table:table-cell>
          <table:table-cell office:value-type="float" office:value="24131" calcext:value-type="float">
            <text:p>24131</text:p>
          </table:table-cell>
          <table:table-cell table:formula="of:=[.E302]+[.B303]" office:value-type="float" office:value="128630" calcext:value-type="float">
            <text:p>128630</text:p>
          </table:table-cell>
          <table:table-cell table:formula="of:=[.B303]/[.$B$1]" office:value-type="float" office:value="19.9565217391304" calcext:value-type="float">
            <text:p>19,96</text:p>
          </table:table-cell>
          <table:table-cell table:formula="of:=[.G302]+[.F303]" office:value-type="float" office:value="5592.60869565217" calcext:value-type="float">
            <text:p>5592,6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lideIndicator_25_BinaryMutator</text:p>
          </table:table-cell>
          <table:table-cell office:value-type="float" office:value="25131" calcext:value-type="float">
            <text:p>25131</text:p>
          </table:table-cell>
          <table:table-cell table:formula="of:=[.E303]+[.B304]" office:value-type="float" office:value="129092" calcext:value-type="float">
            <text:p>129092</text:p>
          </table:table-cell>
          <table:table-cell table:formula="of:=[.B304]/[.$B$1]" office:value-type="float" office:value="20.0869565217391" calcext:value-type="float">
            <text:p>20,09</text:p>
          </table:table-cell>
          <table:table-cell table:formula="of:=[.G303]+[.F304]" office:value-type="float" office:value="5612.69565217391" calcext:value-type="float">
            <text:p>5612,7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lideIndicator_26_BinaryMutator</text:p>
          </table:table-cell>
          <table:table-cell office:value-type="float" office:value="26131" calcext:value-type="float">
            <text:p>26131</text:p>
          </table:table-cell>
          <table:table-cell table:formula="of:=[.E304]+[.B305]" office:value-type="float" office:value="129395" calcext:value-type="float">
            <text:p>129395</text:p>
          </table:table-cell>
          <table:table-cell table:formula="of:=[.B305]/[.$B$1]" office:value-type="float" office:value="13.1739130434783" calcext:value-type="float">
            <text:p>13,17</text:p>
          </table:table-cell>
          <table:table-cell table:formula="of:=[.G304]+[.F305]" office:value-type="float" office:value="5625.86956521739" calcext:value-type="float">
            <text:p>5625,8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SlideIndicator_27_BinaryMutator</text:p>
          </table:table-cell>
          <table:table-cell office:value-type="float" office:value="27131" calcext:value-type="float">
            <text:p>27131</text:p>
          </table:table-cell>
          <table:table-cell table:formula="of:=[.E305]+[.B306]" office:value-type="float" office:value="129852" calcext:value-type="float">
            <text:p>129852</text:p>
          </table:table-cell>
          <table:table-cell table:formula="of:=[.B306]/[.$B$1]" office:value-type="float" office:value="19.8695652173913" calcext:value-type="float">
            <text:p>19,87</text:p>
          </table:table-cell>
          <table:table-cell table:formula="of:=[.G305]+[.F306]" office:value-type="float" office:value="5645.73913043478" calcext:value-type="float">
            <text:p>5645,7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BackupsPreferencesFragment_0_BinaryMutator</text:p>
          </table:table-cell>
          <table:table-cell office:value-type="float" office:value="133" calcext:value-type="float">
            <text:p>133</text:p>
          </table:table-cell>
          <table:table-cell table:formula="of:=[.E306]+[.B307]" office:value-type="float" office:value="130313" calcext:value-type="float">
            <text:p>130313</text:p>
          </table:table-cell>
          <table:table-cell table:formula="of:=[.B307]/[.$B$1]" office:value-type="float" office:value="20.0434782608696" calcext:value-type="float">
            <text:p>20,04</text:p>
          </table:table-cell>
          <table:table-cell table:formula="of:=[.G306]+[.F307]" office:value-type="float" office:value="5665.78260869565" calcext:value-type="float">
            <text:p>5665,7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BackupsPreferencesFragment_1_BinaryMutator</text:p>
          </table:table-cell>
          <table:table-cell office:value-type="float" office:value="1133" calcext:value-type="float">
            <text:p>1133</text:p>
          </table:table-cell>
          <table:table-cell table:formula="of:=[.E307]+[.B308]" office:value-type="float" office:value="130771" calcext:value-type="float">
            <text:p>130771</text:p>
          </table:table-cell>
          <table:table-cell table:formula="of:=[.B308]/[.$B$1]" office:value-type="float" office:value="19.9130434782609" calcext:value-type="float">
            <text:p>19,91</text:p>
          </table:table-cell>
          <table:table-cell table:formula="of:=[.G307]+[.F308]" office:value-type="float" office:value="5685.69565217391" calcext:value-type="float">
            <text:p>5685,7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ackupsPreferencesFragment_2_NullIntentOperatorMutator</text:p>
          </table:table-cell>
          <table:table-cell office:value-type="float" office:value="2133" calcext:value-type="float">
            <text:p>2133</text:p>
          </table:table-cell>
          <table:table-cell table:formula="of:=[.E308]+[.B309]" office:value-type="float" office:value="131227" calcext:value-type="float">
            <text:p>131227</text:p>
          </table:table-cell>
          <table:table-cell table:formula="of:=[.B309]/[.$B$1]" office:value-type="float" office:value="19.8260869565217" calcext:value-type="float">
            <text:p>19,83</text:p>
          </table:table-cell>
          <table:table-cell table:formula="of:=[.G308]+[.F309]" office:value-type="float" office:value="5705.52173913043" calcext:value-type="float">
            <text:p>5705,5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kupsPreferencesFragment_3_InvalidKeyIntentOperatorMutator</text:p>
          </table:table-cell>
          <table:table-cell office:value-type="float" office:value="3133" calcext:value-type="float">
            <text:p>3133</text:p>
          </table:table-cell>
          <table:table-cell table:formula="of:=[.E309]+[.B310]" office:value-type="float" office:value="131684" calcext:value-type="float">
            <text:p>131684</text:p>
          </table:table-cell>
          <table:table-cell table:formula="of:=[.B310]/[.$B$1]" office:value-type="float" office:value="19.8695652173913" calcext:value-type="float">
            <text:p>19,87</text:p>
          </table:table-cell>
          <table:table-cell table:formula="of:=[.G309]+[.F310]" office:value-type="float" office:value="5725.39130434782" calcext:value-type="float">
            <text:p>5725,3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BackupsPreferencesFragment_4_RandomActionIntentDefinitionOperatorMutator</text:p>
          </table:table-cell>
          <table:table-cell office:value-type="float" office:value="4133" calcext:value-type="float">
            <text:p>4133</text:p>
          </table:table-cell>
          <table:table-cell table:formula="of:=[.E310]+[.B311]" office:value-type="float" office:value="132142" calcext:value-type="float">
            <text:p>132142</text:p>
          </table:table-cell>
          <table:table-cell table:formula="of:=[.B311]/[.$B$1]" office:value-type="float" office:value="19.9130434782609" calcext:value-type="float">
            <text:p>19,91</text:p>
          </table:table-cell>
          <table:table-cell table:formula="of:=[.G310]+[.F311]" office:value-type="float" office:value="5745.30434782608" calcext:value-type="float">
            <text:p>5745,3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BackupsPreferencesFragment_5_RandomActionIntentDefinitionOperatorMutator</text:p>
          </table:table-cell>
          <table:table-cell office:value-type="float" office:value="5133" calcext:value-type="float">
            <text:p>5133</text:p>
          </table:table-cell>
          <table:table-cell table:formula="of:=[.E311]+[.B312]" office:value-type="float" office:value="132602" calcext:value-type="float">
            <text:p>132602</text:p>
          </table:table-cell>
          <table:table-cell table:formula="of:=[.B312]/[.$B$1]" office:value-type="float" office:value="20" calcext:value-type="float">
            <text:p>20,00</text:p>
          </table:table-cell>
          <table:table-cell table:formula="of:=[.G311]+[.F312]" office:value-type="float" office:value="5765.30434782608" calcext:value-type="float">
            <text:p>5765,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conPacksManagerFragment_0_InvalidViewFocusOperatorMutator</text:p>
          </table:table-cell>
          <table:table-cell office:value-type="float" office:value="134" calcext:value-type="float">
            <text:p>134</text:p>
          </table:table-cell>
          <table:table-cell table:formula="of:=[.E312]+[.B313]" office:value-type="float" office:value="133056" calcext:value-type="float">
            <text:p>133056</text:p>
          </table:table-cell>
          <table:table-cell table:formula="of:=[.B313]/[.$B$1]" office:value-type="float" office:value="19.7391304347826" calcext:value-type="float">
            <text:p>19,74</text:p>
          </table:table-cell>
          <table:table-cell table:formula="of:=[.G312]+[.F313]" office:value-type="float" office:value="5785.04347826087" calcext:value-type="float">
            <text:p>5785,0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conPacksManagerFragment_1_ViewComponentNotVisibleOperatorMutator</text:p>
          </table:table-cell>
          <table:table-cell office:value-type="float" office:value="1134" calcext:value-type="float">
            <text:p>1134</text:p>
          </table:table-cell>
          <table:table-cell table:formula="of:=[.E313]+[.B314]" office:value-type="float" office:value="133513" calcext:value-type="float">
            <text:p>133513</text:p>
          </table:table-cell>
          <table:table-cell table:formula="of:=[.B314]/[.$B$1]" office:value-type="float" office:value="19.8695652173913" calcext:value-type="float">
            <text:p>19,87</text:p>
          </table:table-cell>
          <table:table-cell table:formula="of:=[.G313]+[.F314]" office:value-type="float" office:value="5804.91304347826" calcext:value-type="float">
            <text:p>5804,9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IconPacksManagerFragment_2_BuggyGUIListenerOperatorMutator</text:p>
          </table:table-cell>
          <table:table-cell office:value-type="float" office:value="2134" calcext:value-type="float">
            <text:p>2134</text:p>
          </table:table-cell>
          <table:table-cell table:formula="of:=[.E314]+[.B315]" office:value-type="float" office:value="133869" calcext:value-type="float">
            <text:p>133869</text:p>
          </table:table-cell>
          <table:table-cell table:formula="of:=[.B315]/[.$B$1]" office:value-type="float" office:value="15.4782608695652" calcext:value-type="float">
            <text:p>15,48</text:p>
          </table:table-cell>
          <table:table-cell table:formula="of:=[.G314]+[.F315]" office:value-type="float" office:value="5820.39130434782" calcext:value-type="float">
            <text:p>5820,3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conPacksManagerFragment_3_InvalidViewFocusOperatorMutator</text:p>
          </table:table-cell>
          <table:table-cell office:value-type="float" office:value="3134" calcext:value-type="float">
            <text:p>3134</text:p>
          </table:table-cell>
          <table:table-cell table:formula="of:=[.E315]+[.B316]" office:value-type="float" office:value="134329" calcext:value-type="float">
            <text:p>134329</text:p>
          </table:table-cell>
          <table:table-cell table:formula="of:=[.B316]/[.$B$1]" office:value-type="float" office:value="20" calcext:value-type="float">
            <text:p>20,00</text:p>
          </table:table-cell>
          <table:table-cell table:formula="of:=[.G315]+[.F316]" office:value-type="float" office:value="5840.39130434782" calcext:value-type="float">
            <text:p>5840,3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conPacksManagerFragment_4_ViewComponentNotVisibleOperatorMutator</text:p>
          </table:table-cell>
          <table:table-cell office:value-type="float" office:value="4134" calcext:value-type="float">
            <text:p>4134</text:p>
          </table:table-cell>
          <table:table-cell table:formula="of:=[.E316]+[.B317]" office:value-type="float" office:value="134783" calcext:value-type="float">
            <text:p>134783</text:p>
          </table:table-cell>
          <table:table-cell table:formula="of:=[.B317]/[.$B$1]" office:value-type="float" office:value="19.7391304347826" calcext:value-type="float">
            <text:p>19,74</text:p>
          </table:table-cell>
          <table:table-cell table:formula="of:=[.G316]+[.F317]" office:value-type="float" office:value="5860.13043478261" calcext:value-type="float">
            <text:p>5860,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conPacksManagerFragment_5_InvalidViewFocusOperatorMutator</text:p>
          </table:table-cell>
          <table:table-cell office:value-type="float" office:value="5134" calcext:value-type="float">
            <text:p>5134</text:p>
          </table:table-cell>
          <table:table-cell table:formula="of:=[.E317]+[.B318]" office:value-type="float" office:value="135240" calcext:value-type="float">
            <text:p>135240</text:p>
          </table:table-cell>
          <table:table-cell table:formula="of:=[.B318]/[.$B$1]" office:value-type="float" office:value="19.8695652173913" calcext:value-type="float">
            <text:p>19,87</text:p>
          </table:table-cell>
          <table:table-cell table:formula="of:=[.G317]+[.F318]" office:value-type="float" office:value="5880" calcext:value-type="float">
            <text:p>5880,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conPacksManagerFragment_6_ViewComponentNotVisibleOperatorMutator</text:p>
          </table:table-cell>
          <table:table-cell office:value-type="float" office:value="6134" calcext:value-type="float">
            <text:p>6134</text:p>
          </table:table-cell>
          <table:table-cell table:formula="of:=[.E318]+[.B319]" office:value-type="float" office:value="135690" calcext:value-type="float">
            <text:p>135690</text:p>
          </table:table-cell>
          <table:table-cell table:formula="of:=[.B319]/[.$B$1]" office:value-type="float" office:value="19.5652173913043" calcext:value-type="float">
            <text:p>19,57</text:p>
          </table:table-cell>
          <table:table-cell table:formula="of:=[.G318]+[.F319]" office:value-type="float" office:value="5899.5652173913" calcext:value-type="float">
            <text:p>5899,5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IconPacksManagerFragment_7_InvalidViewFocusOperatorMutator</text:p>
          </table:table-cell>
          <table:table-cell office:value-type="float" office:value="7134" calcext:value-type="float">
            <text:p>7134</text:p>
          </table:table-cell>
          <table:table-cell table:formula="of:=[.E319]+[.B320]" office:value-type="float" office:value="135995" calcext:value-type="float">
            <text:p>135995</text:p>
          </table:table-cell>
          <table:table-cell table:formula="of:=[.B320]/[.$B$1]" office:value-type="float" office:value="13.2608695652174" calcext:value-type="float">
            <text:p>13,26</text:p>
          </table:table-cell>
          <table:table-cell table:formula="of:=[.G319]+[.F320]" office:value-type="float" office:value="5912.82608695652" calcext:value-type="float">
            <text:p>5912,8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IconPacksManagerFragment_8_ViewComponentNotVisibleOperatorMutator</text:p>
          </table:table-cell>
          <table:table-cell office:value-type="float" office:value="8134" calcext:value-type="float">
            <text:p>8134</text:p>
          </table:table-cell>
          <table:table-cell table:formula="of:=[.E320]+[.B321]" office:value-type="float" office:value="136448" calcext:value-type="float">
            <text:p>136448</text:p>
          </table:table-cell>
          <table:table-cell table:formula="of:=[.B321]/[.$B$1]" office:value-type="float" office:value="19.695652173913" calcext:value-type="float">
            <text:p>19,70</text:p>
          </table:table-cell>
          <table:table-cell table:formula="of:=[.G320]+[.F321]" office:value-type="float" office:value="5932.52173913043" calcext:value-type="float">
            <text:p>5932,5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conPacksManagerFragment_9_BuggyGUIListenerOperatorMutator</text:p>
          </table:table-cell>
          <table:table-cell office:value-type="float" office:value="9134" calcext:value-type="float">
            <text:p>9134</text:p>
          </table:table-cell>
          <table:table-cell table:formula="of:=[.E321]+[.B322]" office:value-type="float" office:value="136904" calcext:value-type="float">
            <text:p>136904</text:p>
          </table:table-cell>
          <table:table-cell table:formula="of:=[.B322]/[.$B$1]" office:value-type="float" office:value="19.8260869565217" calcext:value-type="float">
            <text:p>19,83</text:p>
          </table:table-cell>
          <table:table-cell table:formula="of:=[.G321]+[.F322]" office:value-type="float" office:value="5952.34782608695" calcext:value-type="float">
            <text:p>5952,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conPacksManagerFragment_10_BuggyGUIListenerOperatorMutator</text:p>
          </table:table-cell>
          <table:table-cell office:value-type="float" office:value="10134" calcext:value-type="float">
            <text:p>10134</text:p>
          </table:table-cell>
          <table:table-cell table:formula="of:=[.E322]+[.B323]" office:value-type="float" office:value="137366" calcext:value-type="float">
            <text:p>137366</text:p>
          </table:table-cell>
          <table:table-cell table:formula="of:=[.B323]/[.$B$1]" office:value-type="float" office:value="20.0869565217391" calcext:value-type="float">
            <text:p>20,09</text:p>
          </table:table-cell>
          <table:table-cell table:formula="of:=[.G322]+[.F323]" office:value-type="float" office:value="5972.43478260869" calcext:value-type="float">
            <text:p>5972,4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IconPacksManagerFragment_11_NullIntentOperatorMutator</text:p>
          </table:table-cell>
          <table:table-cell office:value-type="float" office:value="11134" calcext:value-type="float">
            <text:p>11134</text:p>
          </table:table-cell>
          <table:table-cell table:formula="of:=[.E323]+[.B324]" office:value-type="float" office:value="137833" calcext:value-type="float">
            <text:p>137833</text:p>
          </table:table-cell>
          <table:table-cell table:formula="of:=[.B324]/[.$B$1]" office:value-type="float" office:value="20.304347826087" calcext:value-type="float">
            <text:p>20,30</text:p>
          </table:table-cell>
          <table:table-cell table:formula="of:=[.G323]+[.F324]" office:value-type="float" office:value="5992.73913043478" calcext:value-type="float">
            <text:p>5992,7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conPacksManagerFragment_12_InvalidKeyIntentOperatorMutator</text:p>
          </table:table-cell>
          <table:table-cell office:value-type="float" office:value="12134" calcext:value-type="float">
            <text:p>12134</text:p>
          </table:table-cell>
          <table:table-cell table:formula="of:=[.E324]+[.B325]" office:value-type="float" office:value="138290" calcext:value-type="float">
            <text:p>138290</text:p>
          </table:table-cell>
          <table:table-cell table:formula="of:=[.B325]/[.$B$1]" office:value-type="float" office:value="19.8695652173913" calcext:value-type="float">
            <text:p>19,87</text:p>
          </table:table-cell>
          <table:table-cell table:formula="of:=[.G324]+[.F325]" office:value-type="float" office:value="6012.60869565217" calcext:value-type="float">
            <text:p>6012,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conPacksManagerFragment_13_RandomActionIntentDefinitionOperatorMutator</text:p>
          </table:table-cell>
          <table:table-cell office:value-type="float" office:value="13134" calcext:value-type="float">
            <text:p>13134</text:p>
          </table:table-cell>
          <table:table-cell table:formula="of:=[.E325]+[.B326]" office:value-type="float" office:value="138750" calcext:value-type="float">
            <text:p>138750</text:p>
          </table:table-cell>
          <table:table-cell table:formula="of:=[.B326]/[.$B$1]" office:value-type="float" office:value="20" calcext:value-type="float">
            <text:p>20,00</text:p>
          </table:table-cell>
          <table:table-cell table:formula="of:=[.G325]+[.F326]" office:value-type="float" office:value="6032.60869565217" calcext:value-type="float">
            <text:p>6032,6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conPacksManagerFragment_14_RandomActionIntentDefinitionOperatorMutator</text:p>
          </table:table-cell>
          <table:table-cell office:value-type="float" office:value="14134" calcext:value-type="float">
            <text:p>14134</text:p>
          </table:table-cell>
          <table:table-cell table:formula="of:=[.E326]+[.B327]" office:value-type="float" office:value="139208" calcext:value-type="float">
            <text:p>139208</text:p>
          </table:table-cell>
          <table:table-cell table:formula="of:=[.B327]/[.$B$1]" office:value-type="float" office:value="19.9130434782609" calcext:value-type="float">
            <text:p>19,91</text:p>
          </table:table-cell>
          <table:table-cell table:formula="of:=[.G326]+[.F327]" office:value-type="float" office:value="6052.52173913043" calcext:value-type="float">
            <text:p>6052,5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PreferencesFragment_0_RandomActionIntentDefinitionOperatorMutator</text:p>
          </table:table-cell>
          <table:table-cell office:value-type="float" office:value="135" calcext:value-type="float">
            <text:p>135</text:p>
          </table:table-cell>
          <table:table-cell table:formula="of:=[.E327]+[.B328]" office:value-type="float" office:value="139666" calcext:value-type="float">
            <text:p>139666</text:p>
          </table:table-cell>
          <table:table-cell table:formula="of:=[.B328]/[.$B$1]" office:value-type="float" office:value="19.9130434782609" calcext:value-type="float">
            <text:p>19,91</text:p>
          </table:table-cell>
          <table:table-cell table:formula="of:=[.G327]+[.F328]" office:value-type="float" office:value="6072.43478260869" calcext:value-type="float">
            <text:p>6072,4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ppearancePreferencesFragment_0_InvalidKeyIntentOperatorMutator</text:p>
          </table:table-cell>
          <table:table-cell office:value-type="float" office:value="136" calcext:value-type="float">
            <text:p>136</text:p>
          </table:table-cell>
          <table:table-cell table:formula="of:=[.E328]+[.B329]" office:value-type="float" office:value="140122" calcext:value-type="float">
            <text:p>140122</text:p>
          </table:table-cell>
          <table:table-cell table:formula="of:=[.B329]/[.$B$1]" office:value-type="float" office:value="19.8260869565217" calcext:value-type="float">
            <text:p>19,83</text:p>
          </table:table-cell>
          <table:table-cell table:formula="of:=[.G328]+[.F329]" office:value-type="float" office:value="6092.26086956521" calcext:value-type="float">
            <text:p>6092,2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AppearancePreferencesFragment_1_RandomActionIntentDefinitionOperatorMutator</text:p>
          </table:table-cell>
          <table:table-cell office:value-type="float" office:value="1136" calcext:value-type="float">
            <text:p>1136</text:p>
          </table:table-cell>
          <table:table-cell table:formula="of:=[.E329]+[.B330]" office:value-type="float" office:value="140581" calcext:value-type="float">
            <text:p>140581</text:p>
          </table:table-cell>
          <table:table-cell table:formula="of:=[.B330]/[.$B$1]" office:value-type="float" office:value="19.9565217391304" calcext:value-type="float">
            <text:p>19,96</text:p>
          </table:table-cell>
          <table:table-cell table:formula="of:=[.G329]+[.F330]" office:value-type="float" office:value="6112.21739130435" calcext:value-type="float">
            <text:p>6112,2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ppearancePreferencesFragment_2_BuggyGUIListenerOperatorMutator</text:p>
          </table:table-cell>
          <table:table-cell office:value-type="float" office:value="2136" calcext:value-type="float">
            <text:p>2136</text:p>
          </table:table-cell>
          <table:table-cell table:formula="of:=[.E330]+[.B331]" office:value-type="float" office:value="141035" calcext:value-type="float">
            <text:p>141035</text:p>
          </table:table-cell>
          <table:table-cell table:formula="of:=[.B331]/[.$B$1]" office:value-type="float" office:value="19.7391304347826" calcext:value-type="float">
            <text:p>19,74</text:p>
          </table:table-cell>
          <table:table-cell table:formula="of:=[.G330]+[.F331]" office:value-type="float" office:value="6131.95652173913" calcext:value-type="float">
            <text:p>6131,9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ppearancePreferencesFragment_3_BuggyGUIListenerOperatorMutator</text:p>
          </table:table-cell>
          <table:table-cell office:value-type="float" office:value="3136" calcext:value-type="float">
            <text:p>3136</text:p>
          </table:table-cell>
          <table:table-cell table:formula="of:=[.E331]+[.B332]" office:value-type="float" office:value="141496" calcext:value-type="float">
            <text:p>141496</text:p>
          </table:table-cell>
          <table:table-cell table:formula="of:=[.B332]/[.$B$1]" office:value-type="float" office:value="20.0434782608696" calcext:value-type="float">
            <text:p>20,04</text:p>
          </table:table-cell>
          <table:table-cell table:formula="of:=[.G331]+[.F332]" office:value-type="float" office:value="6152" calcext:value-type="float">
            <text:p>6152,0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ppearancePreferencesFragment_4_NullValueIntentPutExtraOperatorMutator</text:p>
          </table:table-cell>
          <table:table-cell office:value-type="float" office:value="4136" calcext:value-type="float">
            <text:p>4136</text:p>
          </table:table-cell>
          <table:table-cell table:formula="of:=[.E332]+[.B333]" office:value-type="float" office:value="141861" calcext:value-type="float">
            <text:p>141861</text:p>
          </table:table-cell>
          <table:table-cell table:formula="of:=[.B333]/[.$B$1]" office:value-type="float" office:value="15.8695652173913" calcext:value-type="float">
            <text:p>15,87</text:p>
          </table:table-cell>
          <table:table-cell table:formula="of:=[.G332]+[.F333]" office:value-type="float" office:value="6167.86956521739" calcext:value-type="float">
            <text:p>6167,8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ppearancePreferencesFragment_5_IntentPayloadReplacementOperatorMutator</text:p>
          </table:table-cell>
          <table:table-cell office:value-type="float" office:value="5136" calcext:value-type="float">
            <text:p>5136</text:p>
          </table:table-cell>
          <table:table-cell table:formula="of:=[.E333]+[.B334]" office:value-type="float" office:value="142317" calcext:value-type="float">
            <text:p>142317</text:p>
          </table:table-cell>
          <table:table-cell table:formula="of:=[.B334]/[.$B$1]" office:value-type="float" office:value="19.8260869565217" calcext:value-type="float">
            <text:p>19,83</text:p>
          </table:table-cell>
          <table:table-cell table:formula="of:=[.G333]+[.F334]" office:value-type="float" office:value="6187.69565217391" calcext:value-type="float">
            <text:p>6187,7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ppearancePreferencesFragment_6_RandomActionIntentDefinitionOperatorMutator</text:p>
          </table:table-cell>
          <table:table-cell office:value-type="float" office:value="6136" calcext:value-type="float">
            <text:p>6136</text:p>
          </table:table-cell>
          <table:table-cell table:formula="of:=[.E334]+[.B335]" office:value-type="float" office:value="142771" calcext:value-type="float">
            <text:p>142771</text:p>
          </table:table-cell>
          <table:table-cell table:formula="of:=[.B335]/[.$B$1]" office:value-type="float" office:value="19.7391304347826" calcext:value-type="float">
            <text:p>19,74</text:p>
          </table:table-cell>
          <table:table-cell table:formula="of:=[.G334]+[.F335]" office:value-type="float" office:value="6207.43478260869" calcext:value-type="float">
            <text:p>6207,4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AppearancePreferencesFragment_7_NullValueIntentPutExtraOperatorMutator</text:p>
          </table:table-cell>
          <table:table-cell office:value-type="float" office:value="7136" calcext:value-type="float">
            <text:p>7136</text:p>
          </table:table-cell>
          <table:table-cell table:formula="of:=[.E335]+[.B336]" office:value-type="float" office:value="143223" calcext:value-type="float">
            <text:p>143223</text:p>
          </table:table-cell>
          <table:table-cell table:formula="of:=[.B336]/[.$B$1]" office:value-type="float" office:value="19.6521739130435" calcext:value-type="float">
            <text:p>19,65</text:p>
          </table:table-cell>
          <table:table-cell table:formula="of:=[.G335]+[.F336]" office:value-type="float" office:value="6227.08695652174" calcext:value-type="float">
            <text:p>6227,0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AppearancePreferencesFragment_8_IntentPayloadReplacementOperatorMutator</text:p>
          </table:table-cell>
          <table:table-cell office:value-type="float" office:value="8136" calcext:value-type="float">
            <text:p>8136</text:p>
          </table:table-cell>
          <table:table-cell table:formula="of:=[.E336]+[.B337]" office:value-type="float" office:value="143687" calcext:value-type="float">
            <text:p>143687</text:p>
          </table:table-cell>
          <table:table-cell table:formula="of:=[.B337]/[.$B$1]" office:value-type="float" office:value="20.1739130434783" calcext:value-type="float">
            <text:p>20,17</text:p>
          </table:table-cell>
          <table:table-cell table:formula="of:=[.G336]+[.F337]" office:value-type="float" office:value="6247.26086956521" calcext:value-type="float">
            <text:p>6247,2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ppearancePreferencesFragment_9_RandomActionIntentDefinitionOperatorMutator</text:p>
          </table:table-cell>
          <table:table-cell office:value-type="float" office:value="9136" calcext:value-type="float">
            <text:p>9136</text:p>
          </table:table-cell>
          <table:table-cell table:formula="of:=[.E337]+[.B338]" office:value-type="float" office:value="144144" calcext:value-type="float">
            <text:p>144144</text:p>
          </table:table-cell>
          <table:table-cell table:formula="of:=[.B338]/[.$B$1]" office:value-type="float" office:value="19.8695652173913" calcext:value-type="float">
            <text:p>19,87</text:p>
          </table:table-cell>
          <table:table-cell table:formula="of:=[.G337]+[.F338]" office:value-type="float" office:value="6267.13043478261" calcext:value-type="float">
            <text:p>6267,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ppearancePreferencesFragment_10_BuggyGUIListenerOperatorMutator</text:p>
          </table:table-cell>
          <table:table-cell office:value-type="float" office:value="10136" calcext:value-type="float">
            <text:p>10136</text:p>
          </table:table-cell>
          <table:table-cell table:formula="of:=[.E338]+[.B339]" office:value-type="float" office:value="144582" calcext:value-type="float">
            <text:p>144582</text:p>
          </table:table-cell>
          <table:table-cell table:formula="of:=[.B339]/[.$B$1]" office:value-type="float" office:value="19.0434782608696" calcext:value-type="float">
            <text:p>19,04</text:p>
          </table:table-cell>
          <table:table-cell table:formula="of:=[.G338]+[.F339]" office:value-type="float" office:value="6286.17391304348" calcext:value-type="float">
            <text:p>6286,1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ppearancePreferencesFragment_11_NullValueIntentPutExtraOperatorMutator</text:p>
          </table:table-cell>
          <table:table-cell office:value-type="float" office:value="11136" calcext:value-type="float">
            <text:p>11136</text:p>
          </table:table-cell>
          <table:table-cell table:formula="of:=[.E339]+[.B340]" office:value-type="float" office:value="145045" calcext:value-type="float">
            <text:p>145045</text:p>
          </table:table-cell>
          <table:table-cell table:formula="of:=[.B340]/[.$B$1]" office:value-type="float" office:value="20.1304347826087" calcext:value-type="float">
            <text:p>20,13</text:p>
          </table:table-cell>
          <table:table-cell table:formula="of:=[.G339]+[.F340]" office:value-type="float" office:value="6306.30434782608" calcext:value-type="float">
            <text:p>6306,3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ppearancePreferencesFragment_12_IntentPayloadReplacementOperatorMutator</text:p>
          </table:table-cell>
          <table:table-cell office:value-type="float" office:value="12136" calcext:value-type="float">
            <text:p>12136</text:p>
          </table:table-cell>
          <table:table-cell table:formula="of:=[.E340]+[.B341]" office:value-type="float" office:value="145501" calcext:value-type="float">
            <text:p>145501</text:p>
          </table:table-cell>
          <table:table-cell table:formula="of:=[.B341]/[.$B$1]" office:value-type="float" office:value="19.8260869565217" calcext:value-type="float">
            <text:p>19,83</text:p>
          </table:table-cell>
          <table:table-cell table:formula="of:=[.G340]+[.F341]" office:value-type="float" office:value="6326.13043478261" calcext:value-type="float">
            <text:p>6326,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ppearancePreferencesFragment_13_RandomActionIntentDefinitionOperatorMutator</text:p>
          </table:table-cell>
          <table:table-cell office:value-type="float" office:value="13136" calcext:value-type="float">
            <text:p>13136</text:p>
          </table:table-cell>
          <table:table-cell table:formula="of:=[.E341]+[.B342]" office:value-type="float" office:value="145951" calcext:value-type="float">
            <text:p>145951</text:p>
          </table:table-cell>
          <table:table-cell table:formula="of:=[.B342]/[.$B$1]" office:value-type="float" office:value="19.5652173913043" calcext:value-type="float">
            <text:p>19,57</text:p>
          </table:table-cell>
          <table:table-cell table:formula="of:=[.G341]+[.F342]" office:value-type="float" office:value="6345.69565217391" calcext:value-type="float">
            <text:p>6345,7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ppearancePreferencesFragment_14_NullValueIntentPutExtraOperatorMutator</text:p>
          </table:table-cell>
          <table:table-cell office:value-type="float" office:value="14136" calcext:value-type="float">
            <text:p>14136</text:p>
          </table:table-cell>
          <table:table-cell table:formula="of:=[.E342]+[.B343]" office:value-type="float" office:value="146421" calcext:value-type="float">
            <text:p>146421</text:p>
          </table:table-cell>
          <table:table-cell table:formula="of:=[.B343]/[.$B$1]" office:value-type="float" office:value="20.4347826086957" calcext:value-type="float">
            <text:p>20,43</text:p>
          </table:table-cell>
          <table:table-cell table:formula="of:=[.G342]+[.F343]" office:value-type="float" office:value="6366.13043478261" calcext:value-type="float">
            <text:p>6366,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AppearancePreferencesFragment_15_IntentPayloadReplacementOperatorMutator</text:p>
          </table:table-cell>
          <table:table-cell office:value-type="float" office:value="15136" calcext:value-type="float">
            <text:p>15136</text:p>
          </table:table-cell>
          <table:table-cell table:formula="of:=[.E343]+[.B344]" office:value-type="float" office:value="146880" calcext:value-type="float">
            <text:p>146880</text:p>
          </table:table-cell>
          <table:table-cell table:formula="of:=[.B344]/[.$B$1]" office:value-type="float" office:value="19.9565217391304" calcext:value-type="float">
            <text:p>19,96</text:p>
          </table:table-cell>
          <table:table-cell table:formula="of:=[.G343]+[.F344]" office:value-type="float" office:value="6386.08695652174" calcext:value-type="float">
            <text:p>6386,0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ppearancePreferencesFragment_16_RandomActionIntentDefinitionOperatorMutator</text:p>
          </table:table-cell>
          <table:table-cell office:value-type="float" office:value="16136" calcext:value-type="float">
            <text:p>16136</text:p>
          </table:table-cell>
          <table:table-cell table:formula="of:=[.E344]+[.B345]" office:value-type="float" office:value="147331" calcext:value-type="float">
            <text:p>147331</text:p>
          </table:table-cell>
          <table:table-cell table:formula="of:=[.B345]/[.$B$1]" office:value-type="float" office:value="19.6086956521739" calcext:value-type="float">
            <text:p>19,61</text:p>
          </table:table-cell>
          <table:table-cell table:formula="of:=[.G344]+[.F345]" office:value-type="float" office:value="6405.69565217391" calcext:value-type="float">
            <text:p>6405,7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ppearancePreferencesFragment_17_NullValueIntentPutExtraOperatorMutator</text:p>
          </table:table-cell>
          <table:table-cell office:value-type="float" office:value="17136" calcext:value-type="float">
            <text:p>17136</text:p>
          </table:table-cell>
          <table:table-cell table:formula="of:=[.E345]+[.B346]" office:value-type="float" office:value="147789" calcext:value-type="float">
            <text:p>147789</text:p>
          </table:table-cell>
          <table:table-cell table:formula="of:=[.B346]/[.$B$1]" office:value-type="float" office:value="19.9130434782609" calcext:value-type="float">
            <text:p>19,91</text:p>
          </table:table-cell>
          <table:table-cell table:formula="of:=[.G345]+[.F346]" office:value-type="float" office:value="6425.60869565217" calcext:value-type="float">
            <text:p>6425,6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ppearancePreferencesFragment_18_IntentPayloadReplacementOperatorMutator</text:p>
          </table:table-cell>
          <table:table-cell office:value-type="float" office:value="18136" calcext:value-type="float">
            <text:p>18136</text:p>
          </table:table-cell>
          <table:table-cell table:formula="of:=[.E346]+[.B347]" office:value-type="float" office:value="148246" calcext:value-type="float">
            <text:p>148246</text:p>
          </table:table-cell>
          <table:table-cell table:formula="of:=[.B347]/[.$B$1]" office:value-type="float" office:value="19.8695652173913" calcext:value-type="float">
            <text:p>19,87</text:p>
          </table:table-cell>
          <table:table-cell table:formula="of:=[.G346]+[.F347]" office:value-type="float" office:value="6445.47826086956" calcext:value-type="float">
            <text:p>6445,4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ppearancePreferencesFragment_19_RandomActionIntentDefinitionOperatorMutator</text:p>
          </table:table-cell>
          <table:table-cell office:value-type="float" office:value="19136" calcext:value-type="float">
            <text:p>19136</text:p>
          </table:table-cell>
          <table:table-cell table:formula="of:=[.E347]+[.B348]" office:value-type="float" office:value="148699" calcext:value-type="float">
            <text:p>148699</text:p>
          </table:table-cell>
          <table:table-cell table:formula="of:=[.B348]/[.$B$1]" office:value-type="float" office:value="19.695652173913" calcext:value-type="float">
            <text:p>19,70</text:p>
          </table:table-cell>
          <table:table-cell table:formula="of:=[.G347]+[.F348]" office:value-type="float" office:value="6465.17391304348" calcext:value-type="float">
            <text:p>6465,1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ppearancePreferencesFragment_20_NullValueIntentPutExtraOperatorMutator</text:p>
          </table:table-cell>
          <table:table-cell office:value-type="float" office:value="20136" calcext:value-type="float">
            <text:p>20136</text:p>
          </table:table-cell>
          <table:table-cell table:formula="of:=[.E348]+[.B349]" office:value-type="float" office:value="149159" calcext:value-type="float">
            <text:p>149159</text:p>
          </table:table-cell>
          <table:table-cell table:formula="of:=[.B349]/[.$B$1]" office:value-type="float" office:value="20" calcext:value-type="float">
            <text:p>20,00</text:p>
          </table:table-cell>
          <table:table-cell table:formula="of:=[.G348]+[.F349]" office:value-type="float" office:value="6485.17391304348" calcext:value-type="float">
            <text:p>6485,1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ppearancePreferencesFragment_21_IntentPayloadReplacementOperatorMutator</text:p>
          </table:table-cell>
          <table:table-cell office:value-type="float" office:value="21136" calcext:value-type="float">
            <text:p>21136</text:p>
          </table:table-cell>
          <table:table-cell table:formula="of:=[.E349]+[.B350]" office:value-type="float" office:value="149613" calcext:value-type="float">
            <text:p>149613</text:p>
          </table:table-cell>
          <table:table-cell table:formula="of:=[.B350]/[.$B$1]" office:value-type="float" office:value="19.7391304347826" calcext:value-type="float">
            <text:p>19,74</text:p>
          </table:table-cell>
          <table:table-cell table:formula="of:=[.G349]+[.F350]" office:value-type="float" office:value="6504.91304347826" calcext:value-type="float">
            <text:p>6504,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ppearancePreferencesFragment_22_RandomActionIntentDefinitionOperatorMutator</text:p>
          </table:table-cell>
          <table:table-cell office:value-type="float" office:value="22136" calcext:value-type="float">
            <text:p>22136</text:p>
          </table:table-cell>
          <table:table-cell table:formula="of:=[.E350]+[.B351]" office:value-type="float" office:value="150067" calcext:value-type="float">
            <text:p>150067</text:p>
          </table:table-cell>
          <table:table-cell table:formula="of:=[.B351]/[.$B$1]" office:value-type="float" office:value="19.7391304347826" calcext:value-type="float">
            <text:p>19,74</text:p>
          </table:table-cell>
          <table:table-cell table:formula="of:=[.G350]+[.F351]" office:value-type="float" office:value="6524.65217391304" calcext:value-type="float">
            <text:p>6524,6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mportExportPreferencesFragment_0_InvalidKeyIntentOperatorMutator</text:p>
          </table:table-cell>
          <table:table-cell office:value-type="float" office:value="137" calcext:value-type="float">
            <text:p>137</text:p>
          </table:table-cell>
          <table:table-cell table:formula="of:=[.E351]+[.B352]" office:value-type="float" office:value="150493" calcext:value-type="float">
            <text:p>150493</text:p>
          </table:table-cell>
          <table:table-cell table:formula="of:=[.B352]/[.$B$1]" office:value-type="float" office:value="18.5217391304348" calcext:value-type="float">
            <text:p>18,52</text:p>
          </table:table-cell>
          <table:table-cell table:formula="of:=[.G351]+[.F352]" office:value-type="float" office:value="6543.17391304348" calcext:value-type="float">
            <text:p>6543,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mportExportPreferencesFragment_1_RandomActionIntentDefinitionOperatorMutator</text:p>
          </table:table-cell>
          <table:table-cell office:value-type="float" office:value="1137" calcext:value-type="float">
            <text:p>1137</text:p>
          </table:table-cell>
          <table:table-cell table:formula="of:=[.E352]+[.B353]" office:value-type="float" office:value="150950" calcext:value-type="float">
            <text:p>150950</text:p>
          </table:table-cell>
          <table:table-cell table:formula="of:=[.B353]/[.$B$1]" office:value-type="float" office:value="19.8695652173913" calcext:value-type="float">
            <text:p>19,87</text:p>
          </table:table-cell>
          <table:table-cell table:formula="of:=[.G352]+[.F353]" office:value-type="float" office:value="6563.04347826087" calcext:value-type="float">
            <text:p>6563,0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mportExportPreferencesFragment_2_RandomActionIntentDefinitionOperatorMutator</text:p>
          </table:table-cell>
          <table:table-cell office:value-type="float" office:value="2137" calcext:value-type="float">
            <text:p>2137</text:p>
          </table:table-cell>
          <table:table-cell table:formula="of:=[.E353]+[.B354]" office:value-type="float" office:value="151410" calcext:value-type="float">
            <text:p>151410</text:p>
          </table:table-cell>
          <table:table-cell table:formula="of:=[.B354]/[.$B$1]" office:value-type="float" office:value="20" calcext:value-type="float">
            <text:p>20,00</text:p>
          </table:table-cell>
          <table:table-cell table:formula="of:=[.G353]+[.F354]" office:value-type="float" office:value="6583.04347826087" calcext:value-type="float">
            <text:p>6583,0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mportExportPreferencesFragment_3_NullValueIntentPutExtraOperatorMutator</text:p>
          </table:table-cell>
          <table:table-cell office:value-type="float" office:value="3137" calcext:value-type="float">
            <text:p>3137</text:p>
          </table:table-cell>
          <table:table-cell table:formula="of:=[.E354]+[.B355]" office:value-type="float" office:value="151870" calcext:value-type="float">
            <text:p>151870</text:p>
          </table:table-cell>
          <table:table-cell table:formula="of:=[.B355]/[.$B$1]" office:value-type="float" office:value="20" calcext:value-type="float">
            <text:p>20,00</text:p>
          </table:table-cell>
          <table:table-cell table:formula="of:=[.G354]+[.F355]" office:value-type="float" office:value="6603.04347826087" calcext:value-type="float">
            <text:p>6603,0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mportExportPreferencesFragment_4_IntentPayloadReplacementOperatorMutator</text:p>
          </table:table-cell>
          <table:table-cell office:value-type="float" office:value="4137" calcext:value-type="float">
            <text:p>4137</text:p>
          </table:table-cell>
          <table:table-cell table:formula="of:=[.E355]+[.B356]" office:value-type="float" office:value="152328" calcext:value-type="float">
            <text:p>152328</text:p>
          </table:table-cell>
          <table:table-cell table:formula="of:=[.B356]/[.$B$1]" office:value-type="float" office:value="19.9130434782609" calcext:value-type="float">
            <text:p>19,91</text:p>
          </table:table-cell>
          <table:table-cell table:formula="of:=[.G355]+[.F356]" office:value-type="float" office:value="6622.95652173913" calcext:value-type="float">
            <text:p>6622,9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mportExportPreferencesFragment_5_RandomActionIntentDefinitionOperatorMutator</text:p>
          </table:table-cell>
          <table:table-cell office:value-type="float" office:value="5137" calcext:value-type="float">
            <text:p>5137</text:p>
          </table:table-cell>
          <table:table-cell table:formula="of:=[.E356]+[.B357]" office:value-type="float" office:value="152792" calcext:value-type="float">
            <text:p>152792</text:p>
          </table:table-cell>
          <table:table-cell table:formula="of:=[.B357]/[.$B$1]" office:value-type="float" office:value="20.1739130434783" calcext:value-type="float">
            <text:p>20,17</text:p>
          </table:table-cell>
          <table:table-cell table:formula="of:=[.G356]+[.F357]" office:value-type="float" office:value="6643.13043478261" calcext:value-type="float">
            <text:p>6643,1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mportExportPreferencesFragment_6_NullIntentOperatorMutator</text:p>
          </table:table-cell>
          <table:table-cell office:value-type="float" office:value="6137" calcext:value-type="float">
            <text:p>6137</text:p>
          </table:table-cell>
          <table:table-cell table:formula="of:=[.E357]+[.B358]" office:value-type="float" office:value="153256" calcext:value-type="float">
            <text:p>153256</text:p>
          </table:table-cell>
          <table:table-cell table:formula="of:=[.B358]/[.$B$1]" office:value-type="float" office:value="20.1739130434783" calcext:value-type="float">
            <text:p>20,17</text:p>
          </table:table-cell>
          <table:table-cell table:formula="of:=[.G357]+[.F358]" office:value-type="float" office:value="6663.30434782608" calcext:value-type="float">
            <text:p>6663,3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mportExportPreferencesFragment_7_InvalidKeyIntentOperatorMutator</text:p>
          </table:table-cell>
          <table:table-cell office:value-type="float" office:value="7137" calcext:value-type="float">
            <text:p>7137</text:p>
          </table:table-cell>
          <table:table-cell table:formula="of:=[.E358]+[.B359]" office:value-type="float" office:value="153710" calcext:value-type="float">
            <text:p>153710</text:p>
          </table:table-cell>
          <table:table-cell table:formula="of:=[.B359]/[.$B$1]" office:value-type="float" office:value="19.7391304347826" calcext:value-type="float">
            <text:p>19,74</text:p>
          </table:table-cell>
          <table:table-cell table:formula="of:=[.G358]+[.F359]" office:value-type="float" office:value="6683.04347826087" calcext:value-type="float">
            <text:p>6683,0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mportExportPreferencesFragment_8_RandomActionIntentDefinitionOperatorMutator</text:p>
          </table:table-cell>
          <table:table-cell office:value-type="float" office:value="8137" calcext:value-type="float">
            <text:p>8137</text:p>
          </table:table-cell>
          <table:table-cell table:formula="of:=[.E359]+[.B360]" office:value-type="float" office:value="154170" calcext:value-type="float">
            <text:p>154170</text:p>
          </table:table-cell>
          <table:table-cell table:formula="of:=[.B360]/[.$B$1]" office:value-type="float" office:value="20" calcext:value-type="float">
            <text:p>20,00</text:p>
          </table:table-cell>
          <table:table-cell table:formula="of:=[.G359]+[.F360]" office:value-type="float" office:value="6703.04347826087" calcext:value-type="float">
            <text:p>6703,0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mportExportPreferencesFragment_9_NullValueIntentPutExtraOperatorMutator</text:p>
          </table:table-cell>
          <table:table-cell office:value-type="float" office:value="9137" calcext:value-type="float">
            <text:p>9137</text:p>
          </table:table-cell>
          <table:table-cell table:formula="of:=[.E360]+[.B361]" office:value-type="float" office:value="154626" calcext:value-type="float">
            <text:p>154626</text:p>
          </table:table-cell>
          <table:table-cell table:formula="of:=[.B361]/[.$B$1]" office:value-type="float" office:value="19.8260869565217" calcext:value-type="float">
            <text:p>19,83</text:p>
          </table:table-cell>
          <table:table-cell table:formula="of:=[.G360]+[.F361]" office:value-type="float" office:value="6722.86956521739" calcext:value-type="float">
            <text:p>6722,8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mportExportPreferencesFragment_10_IntentPayloadReplacementOperatorMutator</text:p>
          </table:table-cell>
          <table:table-cell office:value-type="float" office:value="10137" calcext:value-type="float">
            <text:p>10137</text:p>
          </table:table-cell>
          <table:table-cell table:formula="of:=[.E361]+[.B362]" office:value-type="float" office:value="155090" calcext:value-type="float">
            <text:p>155090</text:p>
          </table:table-cell>
          <table:table-cell table:formula="of:=[.B362]/[.$B$1]" office:value-type="float" office:value="20.1739130434783" calcext:value-type="float">
            <text:p>20,17</text:p>
          </table:table-cell>
          <table:table-cell table:formula="of:=[.G361]+[.F362]" office:value-type="float" office:value="6743.04347826087" calcext:value-type="float">
            <text:p>6743,0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mportExportPreferencesFragment_11_RandomActionIntentDefinitionOperatorMutator</text:p>
          </table:table-cell>
          <table:table-cell office:value-type="float" office:value="11137" calcext:value-type="float">
            <text:p>11137</text:p>
          </table:table-cell>
          <table:table-cell table:formula="of:=[.E362]+[.B363]" office:value-type="float" office:value="155547" calcext:value-type="float">
            <text:p>155547</text:p>
          </table:table-cell>
          <table:table-cell table:formula="of:=[.B363]/[.$B$1]" office:value-type="float" office:value="19.8695652173913" calcext:value-type="float">
            <text:p>19,87</text:p>
          </table:table-cell>
          <table:table-cell table:formula="of:=[.G362]+[.F363]" office:value-type="float" office:value="6762.91304347826" calcext:value-type="float">
            <text:p>6762,9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mportExportPreferencesFragment_12_NullValueIntentPutExtraOperatorMutator</text:p>
          </table:table-cell>
          <table:table-cell office:value-type="float" office:value="12137" calcext:value-type="float">
            <text:p>12137</text:p>
          </table:table-cell>
          <table:table-cell table:formula="of:=[.E363]+[.B364]" office:value-type="float" office:value="156007" calcext:value-type="float">
            <text:p>156007</text:p>
          </table:table-cell>
          <table:table-cell table:formula="of:=[.B364]/[.$B$1]" office:value-type="float" office:value="20" calcext:value-type="float">
            <text:p>20,00</text:p>
          </table:table-cell>
          <table:table-cell table:formula="of:=[.G363]+[.F364]" office:value-type="float" office:value="6782.91304347826" calcext:value-type="float">
            <text:p>6782,9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mportExportPreferencesFragment_13_IntentPayloadReplacementOperatorMutator</text:p>
          </table:table-cell>
          <table:table-cell office:value-type="float" office:value="13137" calcext:value-type="float">
            <text:p>13137</text:p>
          </table:table-cell>
          <table:table-cell table:formula="of:=[.E364]+[.B365]" office:value-type="float" office:value="156462" calcext:value-type="float">
            <text:p>156462</text:p>
          </table:table-cell>
          <table:table-cell table:formula="of:=[.B365]/[.$B$1]" office:value-type="float" office:value="19.7826086956522" calcext:value-type="float">
            <text:p>19,78</text:p>
          </table:table-cell>
          <table:table-cell table:formula="of:=[.G364]+[.F365]" office:value-type="float" office:value="6802.69565217391" calcext:value-type="float">
            <text:p>6802,7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ImportExportPreferencesFragment_14_RandomActionIntentDefinitionOperatorMutator</text:p>
          </table:table-cell>
          <table:table-cell office:value-type="float" office:value="14137" calcext:value-type="float">
            <text:p>14137</text:p>
          </table:table-cell>
          <table:table-cell table:formula="of:=[.E365]+[.B366]" office:value-type="float" office:value="156927" calcext:value-type="float">
            <text:p>156927</text:p>
          </table:table-cell>
          <table:table-cell table:formula="of:=[.B366]/[.$B$1]" office:value-type="float" office:value="20.2173913043478" calcext:value-type="float">
            <text:p>20,22</text:p>
          </table:table-cell>
          <table:table-cell table:formula="of:=[.G365]+[.F366]" office:value-type="float" office:value="6822.91304347826" calcext:value-type="float">
            <text:p>6822,9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mportExportPreferencesFragment_15_InvalidViewFocusOperatorMutator</text:p>
          </table:table-cell>
          <table:table-cell office:value-type="float" office:value="15137" calcext:value-type="float">
            <text:p>15137</text:p>
          </table:table-cell>
          <table:table-cell table:formula="of:=[.E366]+[.B367]" office:value-type="float" office:value="157383" calcext:value-type="float">
            <text:p>157383</text:p>
          </table:table-cell>
          <table:table-cell table:formula="of:=[.B367]/[.$B$1]" office:value-type="float" office:value="19.8260869565217" calcext:value-type="float">
            <text:p>19,83</text:p>
          </table:table-cell>
          <table:table-cell table:formula="of:=[.G366]+[.F367]" office:value-type="float" office:value="6842.73913043478" calcext:value-type="float">
            <text:p>6842,7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mportExportPreferencesFragment_16_ViewComponentNotVisibleOperatorMutator</text:p>
          </table:table-cell>
          <table:table-cell office:value-type="float" office:value="16137" calcext:value-type="float">
            <text:p>16137</text:p>
          </table:table-cell>
          <table:table-cell table:formula="of:=[.E367]+[.B368]" office:value-type="float" office:value="157686" calcext:value-type="float">
            <text:p>157686</text:p>
          </table:table-cell>
          <table:table-cell table:formula="of:=[.B368]/[.$B$1]" office:value-type="float" office:value="13.1739130434783" calcext:value-type="float">
            <text:p>13,17</text:p>
          </table:table-cell>
          <table:table-cell table:formula="of:=[.G367]+[.F368]" office:value-type="float" office:value="6855.91304347826" calcext:value-type="float">
            <text:p>6855,9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ImportExportPreferencesFragment_17_InvalidViewFocusOperatorMutator</text:p>
          </table:table-cell>
          <table:table-cell office:value-type="float" office:value="17137" calcext:value-type="float">
            <text:p>17137</text:p>
          </table:table-cell>
          <table:table-cell table:formula="of:=[.E368]+[.B369]" office:value-type="float" office:value="158145" calcext:value-type="float">
            <text:p>158145</text:p>
          </table:table-cell>
          <table:table-cell table:formula="of:=[.B369]/[.$B$1]" office:value-type="float" office:value="19.9565217391304" calcext:value-type="float">
            <text:p>19,96</text:p>
          </table:table-cell>
          <table:table-cell table:formula="of:=[.G368]+[.F369]" office:value-type="float" office:value="6875.86956521739" calcext:value-type="float">
            <text:p>6875,8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mportExportPreferencesFragment_18_ViewComponentNotVisibleOperatorMutator</text:p>
          </table:table-cell>
          <table:table-cell office:value-type="float" office:value="18137" calcext:value-type="float">
            <text:p>18137</text:p>
          </table:table-cell>
          <table:table-cell table:formula="of:=[.E369]+[.B370]" office:value-type="float" office:value="158583" calcext:value-type="float">
            <text:p>158583</text:p>
          </table:table-cell>
          <table:table-cell table:formula="of:=[.B370]/[.$B$1]" office:value-type="float" office:value="19.0434782608696" calcext:value-type="float">
            <text:p>19,04</text:p>
          </table:table-cell>
          <table:table-cell table:formula="of:=[.G369]+[.F370]" office:value-type="float" office:value="6894.91304347826" calcext:value-type="float">
            <text:p>6894,9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ImportExportPreferencesFragment_19_InvalidViewFocusOperatorMutator</text:p>
          </table:table-cell>
          <table:table-cell office:value-type="float" office:value="19137" calcext:value-type="float">
            <text:p>19137</text:p>
          </table:table-cell>
          <table:table-cell table:formula="of:=[.E370]+[.B371]" office:value-type="float" office:value="159247" calcext:value-type="float">
            <text:p>159247</text:p>
          </table:table-cell>
          <table:table-cell table:formula="of:=[.B371]/[.$B$1]" office:value-type="float" office:value="28.8695652173913" calcext:value-type="float">
            <text:p>28,87</text:p>
          </table:table-cell>
          <table:table-cell table:formula="of:=[.G370]+[.F371]" office:value-type="float" office:value="6923.78260869565" calcext:value-type="float">
            <text:p>6923,7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mportExportPreferencesFragment_20_ViewComponentNotVisibleOperatorMutator</text:p>
          </table:table-cell>
          <table:table-cell office:value-type="float" office:value="20137" calcext:value-type="float">
            <text:p>20137</text:p>
          </table:table-cell>
          <table:table-cell table:formula="of:=[.E371]+[.B372]" office:value-type="float" office:value="159705" calcext:value-type="float">
            <text:p>159705</text:p>
          </table:table-cell>
          <table:table-cell table:formula="of:=[.B372]/[.$B$1]" office:value-type="float" office:value="19.9130434782609" calcext:value-type="float">
            <text:p>19,91</text:p>
          </table:table-cell>
          <table:table-cell table:formula="of:=[.G371]+[.F372]" office:value-type="float" office:value="6943.69565217391" calcext:value-type="float">
            <text:p>6943,7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ImportExportPreferencesFragment_21_InvalidViewFocusOperatorMutator</text:p>
          </table:table-cell>
          <table:table-cell office:value-type="float" office:value="21137" calcext:value-type="float">
            <text:p>21137</text:p>
          </table:table-cell>
          <table:table-cell table:formula="of:=[.E372]+[.B373]" office:value-type="float" office:value="160158" calcext:value-type="float">
            <text:p>160158</text:p>
          </table:table-cell>
          <table:table-cell table:formula="of:=[.B373]/[.$B$1]" office:value-type="float" office:value="19.695652173913" calcext:value-type="float">
            <text:p>19,70</text:p>
          </table:table-cell>
          <table:table-cell table:formula="of:=[.G372]+[.F373]" office:value-type="float" office:value="6963.39130434782" calcext:value-type="float">
            <text:p>6963,3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ImportExportPreferencesFragment_22_ViewComponentNotVisibleOperatorMutator</text:p>
          </table:table-cell>
          <table:table-cell office:value-type="float" office:value="22137" calcext:value-type="float">
            <text:p>22137</text:p>
          </table:table-cell>
          <table:table-cell table:formula="of:=[.E373]+[.B374]" office:value-type="float" office:value="160617" calcext:value-type="float">
            <text:p>160617</text:p>
          </table:table-cell>
          <table:table-cell table:formula="of:=[.B374]/[.$B$1]" office:value-type="float" office:value="19.9565217391304" calcext:value-type="float">
            <text:p>19,96</text:p>
          </table:table-cell>
          <table:table-cell table:formula="of:=[.G373]+[.F374]" office:value-type="float" office:value="6983.34782608695" calcext:value-type="float">
            <text:p>6983,3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mportExportPreferencesFragment_23_InvalidViewFocusOperatorMutator</text:p>
          </table:table-cell>
          <table:table-cell office:value-type="float" office:value="23137" calcext:value-type="float">
            <text:p>23137</text:p>
          </table:table-cell>
          <table:table-cell table:formula="of:=[.E374]+[.B375]" office:value-type="float" office:value="161071" calcext:value-type="float">
            <text:p>161071</text:p>
          </table:table-cell>
          <table:table-cell table:formula="of:=[.B375]/[.$B$1]" office:value-type="float" office:value="19.7391304347826" calcext:value-type="float">
            <text:p>19,74</text:p>
          </table:table-cell>
          <table:table-cell table:formula="of:=[.G374]+[.F375]" office:value-type="float" office:value="7003.08695652174" calcext:value-type="float">
            <text:p>7003,0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mportExportPreferencesFragment_24_ViewComponentNotVisibleOperatorMutator</text:p>
          </table:table-cell>
          <table:table-cell office:value-type="float" office:value="24137" calcext:value-type="float">
            <text:p>24137</text:p>
          </table:table-cell>
          <table:table-cell table:formula="of:=[.E375]+[.B376]" office:value-type="float" office:value="161527" calcext:value-type="float">
            <text:p>161527</text:p>
          </table:table-cell>
          <table:table-cell table:formula="of:=[.B376]/[.$B$1]" office:value-type="float" office:value="19.8260869565217" calcext:value-type="float">
            <text:p>19,83</text:p>
          </table:table-cell>
          <table:table-cell table:formula="of:=[.G375]+[.F376]" office:value-type="float" office:value="7022.91304347826" calcext:value-type="float">
            <text:p>7022,9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ImportExportPreferencesFragment_25_InvalidViewFocusOperatorMutator</text:p>
          </table:table-cell>
          <table:table-cell office:value-type="float" office:value="25137" calcext:value-type="float">
            <text:p>25137</text:p>
          </table:table-cell>
          <table:table-cell table:formula="of:=[.E376]+[.B377]" office:value-type="float" office:value="161986" calcext:value-type="float">
            <text:p>161986</text:p>
          </table:table-cell>
          <table:table-cell table:formula="of:=[.B377]/[.$B$1]" office:value-type="float" office:value="19.9565217391304" calcext:value-type="float">
            <text:p>19,96</text:p>
          </table:table-cell>
          <table:table-cell table:formula="of:=[.G376]+[.F377]" office:value-type="float" office:value="7042.86956521739" calcext:value-type="float">
            <text:p>7042,8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mportExportPreferencesFragment_26_ViewComponentNotVisibleOperatorMutator</text:p>
          </table:table-cell>
          <table:table-cell office:value-type="float" office:value="26137" calcext:value-type="float">
            <text:p>26137</text:p>
          </table:table-cell>
          <table:table-cell table:formula="of:=[.E377]+[.B378]" office:value-type="float" office:value="162441" calcext:value-type="float">
            <text:p>162441</text:p>
          </table:table-cell>
          <table:table-cell table:formula="of:=[.B378]/[.$B$1]" office:value-type="float" office:value="19.7826086956522" calcext:value-type="float">
            <text:p>19,78</text:p>
          </table:table-cell>
          <table:table-cell table:formula="of:=[.G377]+[.F378]" office:value-type="float" office:value="7062.65217391304" calcext:value-type="float">
            <text:p>7062,6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mportExportPreferencesFragment_27_InvalidViewFocusOperatorMutator</text:p>
          </table:table-cell>
          <table:table-cell office:value-type="float" office:value="27137" calcext:value-type="float">
            <text:p>27137</text:p>
          </table:table-cell>
          <table:table-cell table:formula="of:=[.E378]+[.B379]" office:value-type="float" office:value="162896" calcext:value-type="float">
            <text:p>162896</text:p>
          </table:table-cell>
          <table:table-cell table:formula="of:=[.B379]/[.$B$1]" office:value-type="float" office:value="19.7826086956522" calcext:value-type="float">
            <text:p>19,78</text:p>
          </table:table-cell>
          <table:table-cell table:formula="of:=[.G378]+[.F379]" office:value-type="float" office:value="7082.43478260869" calcext:value-type="float">
            <text:p>7082,4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mportExportPreferencesFragment_28_ViewComponentNotVisibleOperatorMutator</text:p>
          </table:table-cell>
          <table:table-cell office:value-type="float" office:value="28137" calcext:value-type="float">
            <text:p>28137</text:p>
          </table:table-cell>
          <table:table-cell table:formula="of:=[.E379]+[.B380]" office:value-type="float" office:value="163353" calcext:value-type="float">
            <text:p>163353</text:p>
          </table:table-cell>
          <table:table-cell table:formula="of:=[.B380]/[.$B$1]" office:value-type="float" office:value="19.8695652173913" calcext:value-type="float">
            <text:p>19,87</text:p>
          </table:table-cell>
          <table:table-cell table:formula="of:=[.G379]+[.F380]" office:value-type="float" office:value="7102.30434782608" calcext:value-type="float">
            <text:p>7102,3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mportExportPreferencesFragment_29_InvalidViewFocusOperatorMutator</text:p>
          </table:table-cell>
          <table:table-cell office:value-type="float" office:value="29137" calcext:value-type="float">
            <text:p>29137</text:p>
          </table:table-cell>
          <table:table-cell table:formula="of:=[.E380]+[.B381]" office:value-type="float" office:value="163813" calcext:value-type="float">
            <text:p>163813</text:p>
          </table:table-cell>
          <table:table-cell table:formula="of:=[.B381]/[.$B$1]" office:value-type="float" office:value="20" calcext:value-type="float">
            <text:p>20,00</text:p>
          </table:table-cell>
          <table:table-cell table:formula="of:=[.G380]+[.F381]" office:value-type="float" office:value="7122.30434782608" calcext:value-type="float">
            <text:p>7122,3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ImportExportPreferencesFragment_30_ViewComponentNotVisibleOperatorMutator</text:p>
          </table:table-cell>
          <table:table-cell office:value-type="float" office:value="30137" calcext:value-type="float">
            <text:p>30137</text:p>
          </table:table-cell>
          <table:table-cell table:formula="of:=[.E381]+[.B382]" office:value-type="float" office:value="164262" calcext:value-type="float">
            <text:p>164262</text:p>
          </table:table-cell>
          <table:table-cell table:formula="of:=[.B382]/[.$B$1]" office:value-type="float" office:value="19.5217391304348" calcext:value-type="float">
            <text:p>19,52</text:p>
          </table:table-cell>
          <table:table-cell table:formula="of:=[.G381]+[.F382]" office:value-type="float" office:value="7141.82608695652" calcext:value-type="float">
            <text:p>7141,8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ImportExportPreferencesFragment_31_BuggyGUIListenerOperatorMutator</text:p>
          </table:table-cell>
          <table:table-cell office:value-type="float" office:value="31137" calcext:value-type="float">
            <text:p>31137</text:p>
          </table:table-cell>
          <table:table-cell table:formula="of:=[.E382]+[.B383]" office:value-type="float" office:value="164714" calcext:value-type="float">
            <text:p>164714</text:p>
          </table:table-cell>
          <table:table-cell table:formula="of:=[.B383]/[.$B$1]" office:value-type="float" office:value="19.6521739130435" calcext:value-type="float">
            <text:p>19,65</text:p>
          </table:table-cell>
          <table:table-cell table:formula="of:=[.G382]+[.F383]" office:value-type="float" office:value="7161.47826086956" calcext:value-type="float">
            <text:p>7161,4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ImportExportPreferencesFragment_32_RandomActionIntentDefinitionOperatorMutator</text:p>
          </table:table-cell>
          <table:table-cell office:value-type="float" office:value="32137" calcext:value-type="float">
            <text:p>32137</text:p>
          </table:table-cell>
          <table:table-cell table:formula="of:=[.E383]+[.B384]" office:value-type="float" office:value="165175" calcext:value-type="float">
            <text:p>165175</text:p>
          </table:table-cell>
          <table:table-cell table:formula="of:=[.B384]/[.$B$1]" office:value-type="float" office:value="20.0434782608696" calcext:value-type="float">
            <text:p>20,04</text:p>
          </table:table-cell>
          <table:table-cell table:formula="of:=[.G383]+[.F384]" office:value-type="float" office:value="7181.52173913043" calcext:value-type="float">
            <text:p>7181,5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ImportExportPreferencesFragment_33_BuggyGUIListenerOperatorMutator</text:p>
          </table:table-cell>
          <table:table-cell office:value-type="float" office:value="33137" calcext:value-type="float">
            <text:p>33137</text:p>
          </table:table-cell>
          <table:table-cell table:formula="of:=[.E384]+[.B385]" office:value-type="float" office:value="165634" calcext:value-type="float">
            <text:p>165634</text:p>
          </table:table-cell>
          <table:table-cell table:formula="of:=[.B385]/[.$B$1]" office:value-type="float" office:value="19.9565217391304" calcext:value-type="float">
            <text:p>19,96</text:p>
          </table:table-cell>
          <table:table-cell table:formula="of:=[.G384]+[.F385]" office:value-type="float" office:value="7201.47826086956" calcext:value-type="float">
            <text:p>7201,4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ImportExportPreferencesFragment_34_RandomActionIntentDefinitionOperatorMutator</text:p>
          </table:table-cell>
          <table:table-cell office:value-type="float" office:value="34137" calcext:value-type="float">
            <text:p>34137</text:p>
          </table:table-cell>
          <table:table-cell table:formula="of:=[.E385]+[.B386]" office:value-type="float" office:value="166095" calcext:value-type="float">
            <text:p>166095</text:p>
          </table:table-cell>
          <table:table-cell table:formula="of:=[.B386]/[.$B$1]" office:value-type="float" office:value="20.0434782608696" calcext:value-type="float">
            <text:p>20,04</text:p>
          </table:table-cell>
          <table:table-cell table:formula="of:=[.G385]+[.F386]" office:value-type="float" office:value="7221.52173913043" calcext:value-type="float">
            <text:p>7221,5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mportExportPreferencesFragment_35_RandomActionIntentDefinitionOperatorMutator</text:p>
          </table:table-cell>
          <table:table-cell office:value-type="float" office:value="35137" calcext:value-type="float">
            <text:p>35137</text:p>
          </table:table-cell>
          <table:table-cell table:formula="of:=[.E386]+[.B387]" office:value-type="float" office:value="166552" calcext:value-type="float">
            <text:p>166552</text:p>
          </table:table-cell>
          <table:table-cell table:formula="of:=[.B387]/[.$B$1]" office:value-type="float" office:value="19.8695652173913" calcext:value-type="float">
            <text:p>19,87</text:p>
          </table:table-cell>
          <table:table-cell table:formula="of:=[.G386]+[.F387]" office:value-type="float" office:value="7241.39130434782" calcext:value-type="float">
            <text:p>7241,3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mportExportPreferencesFragment_36_BinaryMutator</text:p>
          </table:table-cell>
          <table:table-cell office:value-type="float" office:value="36137" calcext:value-type="float">
            <text:p>36137</text:p>
          </table:table-cell>
          <table:table-cell table:formula="of:=[.E387]+[.B388]" office:value-type="float" office:value="167008" calcext:value-type="float">
            <text:p>167008</text:p>
          </table:table-cell>
          <table:table-cell table:formula="of:=[.B388]/[.$B$1]" office:value-type="float" office:value="19.8260869565217" calcext:value-type="float">
            <text:p>19,83</text:p>
          </table:table-cell>
          <table:table-cell table:formula="of:=[.G387]+[.F388]" office:value-type="float" office:value="7261.21739130435" calcext:value-type="float">
            <text:p>7261,2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mportExportPreferencesFragment_37_BinaryMutator</text:p>
          </table:table-cell>
          <table:table-cell office:value-type="float" office:value="37137" calcext:value-type="float">
            <text:p>37137</text:p>
          </table:table-cell>
          <table:table-cell table:formula="of:=[.E388]+[.B389]" office:value-type="float" office:value="167465" calcext:value-type="float">
            <text:p>167465</text:p>
          </table:table-cell>
          <table:table-cell table:formula="of:=[.B389]/[.$B$1]" office:value-type="float" office:value="19.8695652173913" calcext:value-type="float">
            <text:p>19,87</text:p>
          </table:table-cell>
          <table:table-cell table:formula="of:=[.G388]+[.F389]" office:value-type="float" office:value="7281.08695652174" calcext:value-type="float">
            <text:p>7281,0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mportExportPreferencesFragment_38_BinaryMutator</text:p>
          </table:table-cell>
          <table:table-cell office:value-type="float" office:value="38137" calcext:value-type="float">
            <text:p>38137</text:p>
          </table:table-cell>
          <table:table-cell table:formula="of:=[.E389]+[.B390]" office:value-type="float" office:value="167919" calcext:value-type="float">
            <text:p>167919</text:p>
          </table:table-cell>
          <table:table-cell table:formula="of:=[.B390]/[.$B$1]" office:value-type="float" office:value="19.7391304347826" calcext:value-type="float">
            <text:p>19,74</text:p>
          </table:table-cell>
          <table:table-cell table:formula="of:=[.G389]+[.F390]" office:value-type="float" office:value="7300.82608695652" calcext:value-type="float">
            <text:p>7300,8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mportExportPreferencesFragment_39_BinaryMutator</text:p>
          </table:table-cell>
          <table:table-cell office:value-type="float" office:value="39137" calcext:value-type="float">
            <text:p>39137</text:p>
          </table:table-cell>
          <table:table-cell table:formula="of:=[.E390]+[.B391]" office:value-type="float" office:value="168373" calcext:value-type="float">
            <text:p>168373</text:p>
          </table:table-cell>
          <table:table-cell table:formula="of:=[.B391]/[.$B$1]" office:value-type="float" office:value="19.7391304347826" calcext:value-type="float">
            <text:p>19,74</text:p>
          </table:table-cell>
          <table:table-cell table:formula="of:=[.G390]+[.F391]" office:value-type="float" office:value="7320.5652173913" calcext:value-type="float">
            <text:p>7320,5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ImportExportPreferencesFragment_40_NullIntentOperatorMutator</text:p>
          </table:table-cell>
          <table:table-cell office:value-type="float" office:value="40137" calcext:value-type="float">
            <text:p>40137</text:p>
          </table:table-cell>
          <table:table-cell table:formula="of:=[.E391]+[.B392]" office:value-type="float" office:value="168832" calcext:value-type="float">
            <text:p>168832</text:p>
          </table:table-cell>
          <table:table-cell table:formula="of:=[.B392]/[.$B$1]" office:value-type="float" office:value="19.9565217391304" calcext:value-type="float">
            <text:p>19,96</text:p>
          </table:table-cell>
          <table:table-cell table:formula="of:=[.G391]+[.F392]" office:value-type="float" office:value="7340.52173913043" calcext:value-type="float">
            <text:p>7340,5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mportExportPreferencesFragment_41_InvalidKeyIntentOperatorMutator</text:p>
          </table:table-cell>
          <table:table-cell office:value-type="float" office:value="41137" calcext:value-type="float">
            <text:p>41137</text:p>
          </table:table-cell>
          <table:table-cell table:formula="of:=[.E392]+[.B393]" office:value-type="float" office:value="169290" calcext:value-type="float">
            <text:p>169290</text:p>
          </table:table-cell>
          <table:table-cell table:formula="of:=[.B393]/[.$B$1]" office:value-type="float" office:value="19.9130434782609" calcext:value-type="float">
            <text:p>19,91</text:p>
          </table:table-cell>
          <table:table-cell table:formula="of:=[.G392]+[.F393]" office:value-type="float" office:value="7360.43478260869" calcext:value-type="float">
            <text:p>7360,4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mportExportPreferencesFragment_42_RandomActionIntentDefinitionOperatorMutator</text:p>
          </table:table-cell>
          <table:table-cell office:value-type="float" office:value="42137" calcext:value-type="float">
            <text:p>42137</text:p>
          </table:table-cell>
          <table:table-cell table:formula="of:=[.E393]+[.B394]" office:value-type="float" office:value="169750" calcext:value-type="float">
            <text:p>169750</text:p>
          </table:table-cell>
          <table:table-cell table:formula="of:=[.B394]/[.$B$1]" office:value-type="float" office:value="20" calcext:value-type="float">
            <text:p>20,00</text:p>
          </table:table-cell>
          <table:table-cell table:formula="of:=[.G393]+[.F394]" office:value-type="float" office:value="7380.43478260869" calcext:value-type="float">
            <text:p>7380,4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ImportExportPreferencesFragment_43_NullValueIntentPutExtraOperatorMutator</text:p>
          </table:table-cell>
          <table:table-cell office:value-type="float" office:value="43137" calcext:value-type="float">
            <text:p>43137</text:p>
          </table:table-cell>
          <table:table-cell table:formula="of:=[.E394]+[.B395]" office:value-type="float" office:value="170203" calcext:value-type="float">
            <text:p>170203</text:p>
          </table:table-cell>
          <table:table-cell table:formula="of:=[.B395]/[.$B$1]" office:value-type="float" office:value="19.695652173913" calcext:value-type="float">
            <text:p>19,70</text:p>
          </table:table-cell>
          <table:table-cell table:formula="of:=[.G394]+[.F395]" office:value-type="float" office:value="7400.13043478261" calcext:value-type="float">
            <text:p>7400,1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ImportExportPreferencesFragment_44_IntentPayloadReplacementOperatorMutator</text:p>
          </table:table-cell>
          <table:table-cell office:value-type="float" office:value="44137" calcext:value-type="float">
            <text:p>44137</text:p>
          </table:table-cell>
          <table:table-cell table:formula="of:=[.E395]+[.B396]" office:value-type="float" office:value="170654" calcext:value-type="float">
            <text:p>170654</text:p>
          </table:table-cell>
          <table:table-cell table:formula="of:=[.B396]/[.$B$1]" office:value-type="float" office:value="19.6086956521739" calcext:value-type="float">
            <text:p>19,61</text:p>
          </table:table-cell>
          <table:table-cell table:formula="of:=[.G395]+[.F396]" office:value-type="float" office:value="7419.73913043478" calcext:value-type="float">
            <text:p>7419,7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mportExportPreferencesFragment_45_RandomActionIntentDefinitionOperatorMutator</text:p>
          </table:table-cell>
          <table:table-cell office:value-type="float" office:value="45137" calcext:value-type="float">
            <text:p>45137</text:p>
          </table:table-cell>
          <table:table-cell table:formula="of:=[.E396]+[.B397]" office:value-type="float" office:value="171109" calcext:value-type="float">
            <text:p>171109</text:p>
          </table:table-cell>
          <table:table-cell table:formula="of:=[.B397]/[.$B$1]" office:value-type="float" office:value="19.7826086956522" calcext:value-type="float">
            <text:p>19,78</text:p>
          </table:table-cell>
          <table:table-cell table:formula="of:=[.G396]+[.F397]" office:value-type="float" office:value="7439.52173913043" calcext:value-type="float">
            <text:p>7439,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curityPreferencesFragment_0_NullValueIntentPutExtraOperatorMutator</text:p>
          </table:table-cell>
          <table:table-cell office:value-type="float" office:value="138" calcext:value-type="float">
            <text:p>138</text:p>
          </table:table-cell>
          <table:table-cell table:formula="of:=[.E397]+[.B398]" office:value-type="float" office:value="171565" calcext:value-type="float">
            <text:p>171565</text:p>
          </table:table-cell>
          <table:table-cell table:formula="of:=[.B398]/[.$B$1]" office:value-type="float" office:value="19.8260869565217" calcext:value-type="float">
            <text:p>19,83</text:p>
          </table:table-cell>
          <table:table-cell table:formula="of:=[.G397]+[.F398]" office:value-type="float" office:value="7459.34782608695" calcext:value-type="float">
            <text:p>7459,3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ecurityPreferencesFragment_1_IntentPayloadReplacementOperatorMutator</text:p>
          </table:table-cell>
          <table:table-cell office:value-type="float" office:value="1138" calcext:value-type="float">
            <text:p>1138</text:p>
          </table:table-cell>
          <table:table-cell table:formula="of:=[.E398]+[.B399]" office:value-type="float" office:value="172019" calcext:value-type="float">
            <text:p>172019</text:p>
          </table:table-cell>
          <table:table-cell table:formula="of:=[.B399]/[.$B$1]" office:value-type="float" office:value="19.7391304347826" calcext:value-type="float">
            <text:p>19,74</text:p>
          </table:table-cell>
          <table:table-cell table:formula="of:=[.G398]+[.F399]" office:value-type="float" office:value="7479.08695652174" calcext:value-type="float">
            <text:p>7479,0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ecurityPreferencesFragment_2_RandomActionIntentDefinitionOperatorMutator</text:p>
          </table:table-cell>
          <table:table-cell office:value-type="float" office:value="2138" calcext:value-type="float">
            <text:p>2138</text:p>
          </table:table-cell>
          <table:table-cell table:formula="of:=[.E399]+[.B400]" office:value-type="float" office:value="172472" calcext:value-type="float">
            <text:p>172472</text:p>
          </table:table-cell>
          <table:table-cell table:formula="of:=[.B400]/[.$B$1]" office:value-type="float" office:value="19.695652173913" calcext:value-type="float">
            <text:p>19,70</text:p>
          </table:table-cell>
          <table:table-cell table:formula="of:=[.G399]+[.F400]" office:value-type="float" office:value="7498.78260869565" calcext:value-type="float">
            <text:p>7498,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ecurityPreferencesFragment_3_NullValueIntentPutExtraOperatorMutator</text:p>
          </table:table-cell>
          <table:table-cell office:value-type="float" office:value="3138" calcext:value-type="float">
            <text:p>3138</text:p>
          </table:table-cell>
          <table:table-cell table:formula="of:=[.E400]+[.B401]" office:value-type="float" office:value="172934" calcext:value-type="float">
            <text:p>172934</text:p>
          </table:table-cell>
          <table:table-cell table:formula="of:=[.B401]/[.$B$1]" office:value-type="float" office:value="20.0869565217391" calcext:value-type="float">
            <text:p>20,09</text:p>
          </table:table-cell>
          <table:table-cell table:formula="of:=[.G400]+[.F401]" office:value-type="float" office:value="7518.86956521739" calcext:value-type="float">
            <text:p>7518,8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ecurityPreferencesFragment_4_IntentPayloadReplacementOperatorMutator</text:p>
          </table:table-cell>
          <table:table-cell office:value-type="float" office:value="4138" calcext:value-type="float">
            <text:p>4138</text:p>
          </table:table-cell>
          <table:table-cell table:formula="of:=[.E401]+[.B402]" office:value-type="float" office:value="173396" calcext:value-type="float">
            <text:p>173396</text:p>
          </table:table-cell>
          <table:table-cell table:formula="of:=[.B402]/[.$B$1]" office:value-type="float" office:value="20.0869565217391" calcext:value-type="float">
            <text:p>20,09</text:p>
          </table:table-cell>
          <table:table-cell table:formula="of:=[.G401]+[.F402]" office:value-type="float" office:value="7538.95652173913" calcext:value-type="float">
            <text:p>7538,9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ecurityPreferencesFragment_5_RandomActionIntentDefinitionOperatorMutator</text:p>
          </table:table-cell>
          <table:table-cell office:value-type="float" office:value="5138" calcext:value-type="float">
            <text:p>5138</text:p>
          </table:table-cell>
          <table:table-cell table:formula="of:=[.E402]+[.B403]" office:value-type="float" office:value="173849" calcext:value-type="float">
            <text:p>173849</text:p>
          </table:table-cell>
          <table:table-cell table:formula="of:=[.B403]/[.$B$1]" office:value-type="float" office:value="19.695652173913" calcext:value-type="float">
            <text:p>19,70</text:p>
          </table:table-cell>
          <table:table-cell table:formula="of:=[.G402]+[.F403]" office:value-type="float" office:value="7558.65217391304" calcext:value-type="float">
            <text:p>7558,6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ecurityPreferencesFragment_6_NullValueIntentPutExtraOperatorMutator</text:p>
          </table:table-cell>
          <table:table-cell office:value-type="float" office:value="6138" calcext:value-type="float">
            <text:p>6138</text:p>
          </table:table-cell>
          <table:table-cell table:formula="of:=[.E403]+[.B404]" office:value-type="float" office:value="174302" calcext:value-type="float">
            <text:p>174302</text:p>
          </table:table-cell>
          <table:table-cell table:formula="of:=[.B404]/[.$B$1]" office:value-type="float" office:value="19.695652173913" calcext:value-type="float">
            <text:p>19,70</text:p>
          </table:table-cell>
          <table:table-cell table:formula="of:=[.G403]+[.F404]" office:value-type="float" office:value="7578.34782608695" calcext:value-type="float">
            <text:p>7578,3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SecurityPreferencesFragment_7_IntentPayloadReplacementOperatorMutator</text:p>
          </table:table-cell>
          <table:table-cell office:value-type="float" office:value="7138" calcext:value-type="float">
            <text:p>7138</text:p>
          </table:table-cell>
          <table:table-cell table:formula="of:=[.E404]+[.B405]" office:value-type="float" office:value="174759" calcext:value-type="float">
            <text:p>174759</text:p>
          </table:table-cell>
          <table:table-cell table:formula="of:=[.B405]/[.$B$1]" office:value-type="float" office:value="19.8695652173913" calcext:value-type="float">
            <text:p>19,87</text:p>
          </table:table-cell>
          <table:table-cell table:formula="of:=[.G404]+[.F405]" office:value-type="float" office:value="7598.21739130434" calcext:value-type="float">
            <text:p>7598,2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ecurityPreferencesFragment_8_RandomActionIntentDefinitionOperatorMutator</text:p>
          </table:table-cell>
          <table:table-cell office:value-type="float" office:value="8138" calcext:value-type="float">
            <text:p>8138</text:p>
          </table:table-cell>
          <table:table-cell table:formula="of:=[.E405]+[.B406]" office:value-type="float" office:value="175219" calcext:value-type="float">
            <text:p>175219</text:p>
          </table:table-cell>
          <table:table-cell table:formula="of:=[.B406]/[.$B$1]" office:value-type="float" office:value="20" calcext:value-type="float">
            <text:p>20,00</text:p>
          </table:table-cell>
          <table:table-cell table:formula="of:=[.G405]+[.F406]" office:value-type="float" office:value="7618.21739130434" calcext:value-type="float">
            <text:p>7618,2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ecurityPreferencesFragment_9_BuggyGUIListenerOperatorMutator</text:p>
          </table:table-cell>
          <table:table-cell office:value-type="float" office:value="9138" calcext:value-type="float">
            <text:p>9138</text:p>
          </table:table-cell>
          <table:table-cell table:formula="of:=[.E406]+[.B407]" office:value-type="float" office:value="175673" calcext:value-type="float">
            <text:p>175673</text:p>
          </table:table-cell>
          <table:table-cell table:formula="of:=[.B407]/[.$B$1]" office:value-type="float" office:value="19.7391304347826" calcext:value-type="float">
            <text:p>19,74</text:p>
          </table:table-cell>
          <table:table-cell table:formula="of:=[.G406]+[.F407]" office:value-type="float" office:value="7637.95652173913" calcext:value-type="float">
            <text:p>7637,9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SecurityPreferencesFragment_10_BuggyGUIListenerOperatorMutator</text:p>
          </table:table-cell>
          <table:table-cell office:value-type="float" office:value="10138" calcext:value-type="float">
            <text:p>10138</text:p>
          </table:table-cell>
          <table:table-cell table:formula="of:=[.E407]+[.B408]" office:value-type="float" office:value="176138" calcext:value-type="float">
            <text:p>176138</text:p>
          </table:table-cell>
          <table:table-cell table:formula="of:=[.B408]/[.$B$1]" office:value-type="float" office:value="20.2173913043478" calcext:value-type="float">
            <text:p>20,22</text:p>
          </table:table-cell>
          <table:table-cell table:formula="of:=[.G407]+[.F408]" office:value-type="float" office:value="7658.17391304348" calcext:value-type="float">
            <text:p>7658,1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SecurityPreferencesFragment_11_BuggyGUIListenerOperatorMutator</text:p>
          </table:table-cell>
          <table:table-cell office:value-type="float" office:value="11138" calcext:value-type="float">
            <text:p>11138</text:p>
          </table:table-cell>
          <table:table-cell table:formula="of:=[.E408]+[.B409]" office:value-type="float" office:value="176590" calcext:value-type="float">
            <text:p>176590</text:p>
          </table:table-cell>
          <table:table-cell table:formula="of:=[.B409]/[.$B$1]" office:value-type="float" office:value="19.6521739130435" calcext:value-type="float">
            <text:p>19,65</text:p>
          </table:table-cell>
          <table:table-cell table:formula="of:=[.G408]+[.F409]" office:value-type="float" office:value="7677.82608695652" calcext:value-type="float">
            <text:p>7677,8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BehaviorPreferencesFragment_0_NullValueIntentPutExtraOperatorMutator</text:p>
          </table:table-cell>
          <table:table-cell office:value-type="float" office:value="139" calcext:value-type="float">
            <text:p>139</text:p>
          </table:table-cell>
          <table:table-cell table:formula="of:=[.E409]+[.B410]" office:value-type="float" office:value="177043" calcext:value-type="float">
            <text:p>177043</text:p>
          </table:table-cell>
          <table:table-cell table:formula="of:=[.B410]/[.$B$1]" office:value-type="float" office:value="19.695652173913" calcext:value-type="float">
            <text:p>19,70</text:p>
          </table:table-cell>
          <table:table-cell table:formula="of:=[.G409]+[.F410]" office:value-type="float" office:value="7697.52173913043" calcext:value-type="float">
            <text:p>7697,5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ehaviorPreferencesFragment_1_IntentPayloadReplacementOperatorMutator</text:p>
          </table:table-cell>
          <table:table-cell office:value-type="float" office:value="1139" calcext:value-type="float">
            <text:p>1139</text:p>
          </table:table-cell>
          <table:table-cell table:formula="of:=[.E410]+[.B411]" office:value-type="float" office:value="177494" calcext:value-type="float">
            <text:p>177494</text:p>
          </table:table-cell>
          <table:table-cell table:formula="of:=[.B411]/[.$B$1]" office:value-type="float" office:value="19.6086956521739" calcext:value-type="float">
            <text:p>19,61</text:p>
          </table:table-cell>
          <table:table-cell table:formula="of:=[.G410]+[.F411]" office:value-type="float" office:value="7717.13043478261" calcext:value-type="float">
            <text:p>7717,1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ehaviorPreferencesFragment_2_RandomActionIntentDefinitionOperatorMutator</text:p>
          </table:table-cell>
          <table:table-cell office:value-type="float" office:value="2139" calcext:value-type="float">
            <text:p>2139</text:p>
          </table:table-cell>
          <table:table-cell table:formula="of:=[.E411]+[.B412]" office:value-type="float" office:value="177950" calcext:value-type="float">
            <text:p>177950</text:p>
          </table:table-cell>
          <table:table-cell table:formula="of:=[.B412]/[.$B$1]" office:value-type="float" office:value="19.8260869565217" calcext:value-type="float">
            <text:p>19,83</text:p>
          </table:table-cell>
          <table:table-cell table:formula="of:=[.G411]+[.F412]" office:value-type="float" office:value="7736.95652173913" calcext:value-type="float">
            <text:p>7736,9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BehaviorPreferencesFragment_3_NullValueIntentPutExtraOperatorMutator</text:p>
          </table:table-cell>
          <table:table-cell office:value-type="float" office:value="3139" calcext:value-type="float">
            <text:p>3139</text:p>
          </table:table-cell>
          <table:table-cell table:formula="of:=[.E412]+[.B413]" office:value-type="float" office:value="178405" calcext:value-type="float">
            <text:p>178405</text:p>
          </table:table-cell>
          <table:table-cell table:formula="of:=[.B413]/[.$B$1]" office:value-type="float" office:value="19.7826086956522" calcext:value-type="float">
            <text:p>19,78</text:p>
          </table:table-cell>
          <table:table-cell table:formula="of:=[.G412]+[.F413]" office:value-type="float" office:value="7756.73913043478" calcext:value-type="float">
            <text:p>7756,7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ehaviorPreferencesFragment_4_IntentPayloadReplacementOperatorMutator</text:p>
          </table:table-cell>
          <table:table-cell office:value-type="float" office:value="4139" calcext:value-type="float">
            <text:p>4139</text:p>
          </table:table-cell>
          <table:table-cell table:formula="of:=[.E413]+[.B414]" office:value-type="float" office:value="178868" calcext:value-type="float">
            <text:p>178868</text:p>
          </table:table-cell>
          <table:table-cell table:formula="of:=[.B414]/[.$B$1]" office:value-type="float" office:value="20.1304347826087" calcext:value-type="float">
            <text:p>20,13</text:p>
          </table:table-cell>
          <table:table-cell table:formula="of:=[.G413]+[.F414]" office:value-type="float" office:value="7776.86956521739" calcext:value-type="float">
            <text:p>7776,8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BehaviorPreferencesFragment_5_RandomActionIntentDefinitionOperatorMutator</text:p>
          </table:table-cell>
          <table:table-cell office:value-type="float" office:value="5139" calcext:value-type="float">
            <text:p>5139</text:p>
          </table:table-cell>
          <table:table-cell table:formula="of:=[.E414]+[.B415]" office:value-type="float" office:value="179323" calcext:value-type="float">
            <text:p>179323</text:p>
          </table:table-cell>
          <table:table-cell table:formula="of:=[.B415]/[.$B$1]" office:value-type="float" office:value="19.7826086956522" calcext:value-type="float">
            <text:p>19,78</text:p>
          </table:table-cell>
          <table:table-cell table:formula="of:=[.G414]+[.F415]" office:value-type="float" office:value="7796.65217391304" calcext:value-type="float">
            <text:p>7796,6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ehaviorPreferencesFragment_6_NullValueIntentPutExtraOperatorMutator</text:p>
          </table:table-cell>
          <table:table-cell office:value-type="float" office:value="6139" calcext:value-type="float">
            <text:p>6139</text:p>
          </table:table-cell>
          <table:table-cell table:formula="of:=[.E415]+[.B416]" office:value-type="float" office:value="179780" calcext:value-type="float">
            <text:p>179780</text:p>
          </table:table-cell>
          <table:table-cell table:formula="of:=[.B416]/[.$B$1]" office:value-type="float" office:value="19.8695652173913" calcext:value-type="float">
            <text:p>19,87</text:p>
          </table:table-cell>
          <table:table-cell table:formula="of:=[.G415]+[.F416]" office:value-type="float" office:value="7816.52173913043" calcext:value-type="float">
            <text:p>7816,5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BehaviorPreferencesFragment_7_IntentPayloadReplacementOperatorMutator</text:p>
          </table:table-cell>
          <table:table-cell office:value-type="float" office:value="7139" calcext:value-type="float">
            <text:p>7139</text:p>
          </table:table-cell>
          <table:table-cell table:formula="of:=[.E416]+[.B417]" office:value-type="float" office:value="180235" calcext:value-type="float">
            <text:p>180235</text:p>
          </table:table-cell>
          <table:table-cell table:formula="of:=[.B417]/[.$B$1]" office:value-type="float" office:value="19.7826086956522" calcext:value-type="float">
            <text:p>19,78</text:p>
          </table:table-cell>
          <table:table-cell table:formula="of:=[.G416]+[.F417]" office:value-type="float" office:value="7836.30434782608" calcext:value-type="float">
            <text:p>7836,3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ehaviorPreferencesFragment_8_RandomActionIntentDefinitionOperatorMutator</text:p>
          </table:table-cell>
          <table:table-cell office:value-type="float" office:value="8139" calcext:value-type="float">
            <text:p>8139</text:p>
          </table:table-cell>
          <table:table-cell table:formula="of:=[.E417]+[.B418]" office:value-type="float" office:value="180691" calcext:value-type="float">
            <text:p>180691</text:p>
          </table:table-cell>
          <table:table-cell table:formula="of:=[.B418]/[.$B$1]" office:value-type="float" office:value="19.8260869565217" calcext:value-type="float">
            <text:p>19,83</text:p>
          </table:table-cell>
          <table:table-cell table:formula="of:=[.G417]+[.F418]" office:value-type="float" office:value="7856.13043478261" calcext:value-type="float">
            <text:p>7856,1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ProgressDialogTask_0_BinaryMutator</text:p>
          </table:table-cell>
          <table:table-cell office:value-type="float" office:value="144" calcext:value-type="float">
            <text:p>144</text:p>
          </table:table-cell>
          <table:table-cell table:formula="of:=[.E418]+[.B419]" office:value-type="float" office:value="181143" calcext:value-type="float">
            <text:p>181143</text:p>
          </table:table-cell>
          <table:table-cell table:formula="of:=[.B419]/[.$B$1]" office:value-type="float" office:value="19.6521739130435" calcext:value-type="float">
            <text:p>19,65</text:p>
          </table:table-cell>
          <table:table-cell table:formula="of:=[.G418]+[.F419]" office:value-type="float" office:value="7875.78260869565" calcext:value-type="float">
            <text:p>7875,7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QrDecodeTask_0_BinaryMutator</text:p>
          </table:table-cell>
          <table:table-cell office:value-type="float" office:value="145" calcext:value-type="float">
            <text:p>145</text:p>
          </table:table-cell>
          <table:table-cell table:formula="of:=[.E419]+[.B420]" office:value-type="float" office:value="181600" calcext:value-type="float">
            <text:p>181600</text:p>
          </table:table-cell>
          <table:table-cell table:formula="of:=[.B420]/[.$B$1]" office:value-type="float" office:value="19.8695652173913" calcext:value-type="float">
            <text:p>19,87</text:p>
          </table:table-cell>
          <table:table-cell table:formula="of:=[.G419]+[.F420]" office:value-type="float" office:value="7895.65217391304" calcext:value-type="float">
            <text:p>7895,6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DropdownCheckBoxes_0_InvalidViewFocusOperatorMutator</text:p>
          </table:table-cell>
          <table:table-cell office:value-type="float" office:value="150" calcext:value-type="float">
            <text:p>150</text:p>
          </table:table-cell>
          <table:table-cell table:formula="of:=[.E420]+[.B421]" office:value-type="float" office:value="182052" calcext:value-type="float">
            <text:p>182052</text:p>
          </table:table-cell>
          <table:table-cell table:formula="of:=[.B421]/[.$B$1]" office:value-type="float" office:value="19.6521739130435" calcext:value-type="float">
            <text:p>19,65</text:p>
          </table:table-cell>
          <table:table-cell table:formula="of:=[.G420]+[.F421]" office:value-type="float" office:value="7915.30434782608" calcext:value-type="float">
            <text:p>7915,3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DropdownCheckBoxes_1_ViewComponentNotVisibleOperatorMutator</text:p>
          </table:table-cell>
          <table:table-cell office:value-type="float" office:value="1150" calcext:value-type="float">
            <text:p>1150</text:p>
          </table:table-cell>
          <table:table-cell table:formula="of:=[.E421]+[.B422]" office:value-type="float" office:value="182512" calcext:value-type="float">
            <text:p>182512</text:p>
          </table:table-cell>
          <table:table-cell table:formula="of:=[.B422]/[.$B$1]" office:value-type="float" office:value="20" calcext:value-type="float">
            <text:p>20,00</text:p>
          </table:table-cell>
          <table:table-cell table:formula="of:=[.G421]+[.F422]" office:value-type="float" office:value="7935.30434782608" calcext:value-type="float">
            <text:p>7935,3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conHolder_0_InvalidViewFocusOperatorMutator</text:p>
          </table:table-cell>
          <table:table-cell office:value-type="float" office:value="151" calcext:value-type="float">
            <text:p>151</text:p>
          </table:table-cell>
          <table:table-cell table:formula="of:=[.E422]+[.B423]" office:value-type="float" office:value="182972" calcext:value-type="float">
            <text:p>182972</text:p>
          </table:table-cell>
          <table:table-cell table:formula="of:=[.B423]/[.$B$1]" office:value-type="float" office:value="20" calcext:value-type="float">
            <text:p>20,00</text:p>
          </table:table-cell>
          <table:table-cell table:formula="of:=[.G422]+[.F423]" office:value-type="float" office:value="7955.30434782608" calcext:value-type="float">
            <text:p>7955,3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conHolder_1_ViewComponentNotVisibleOperatorMutator</text:p>
          </table:table-cell>
          <table:table-cell office:value-type="float" office:value="1151" calcext:value-type="float">
            <text:p>1151</text:p>
          </table:table-cell>
          <table:table-cell table:formula="of:=[.E423]+[.B424]" office:value-type="float" office:value="183429" calcext:value-type="float">
            <text:p>183429</text:p>
          </table:table-cell>
          <table:table-cell table:formula="of:=[.B424]/[.$B$1]" office:value-type="float" office:value="19.8695652173913" calcext:value-type="float">
            <text:p>19,87</text:p>
          </table:table-cell>
          <table:table-cell table:formula="of:=[.G423]+[.F424]" office:value-type="float" office:value="7975.17391304347" calcext:value-type="float">
            <text:p>7975,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IconHolder_2_InvalidViewFocusOperatorMutator</text:p>
          </table:table-cell>
          <table:table-cell office:value-type="float" office:value="2151" calcext:value-type="float">
            <text:p>2151</text:p>
          </table:table-cell>
          <table:table-cell table:formula="of:=[.E424]+[.B425]" office:value-type="float" office:value="183881" calcext:value-type="float">
            <text:p>183881</text:p>
          </table:table-cell>
          <table:table-cell table:formula="of:=[.B425]/[.$B$1]" office:value-type="float" office:value="19.6521739130435" calcext:value-type="float">
            <text:p>19,65</text:p>
          </table:table-cell>
          <table:table-cell table:formula="of:=[.G424]+[.F425]" office:value-type="float" office:value="7994.82608695652" calcext:value-type="float">
            <text:p>7994,8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conHolder_3_ViewComponentNotVisibleOperatorMutator</text:p>
          </table:table-cell>
          <table:table-cell office:value-type="float" office:value="3151" calcext:value-type="float">
            <text:p>3151</text:p>
          </table:table-cell>
          <table:table-cell table:formula="of:=[.E425]+[.B426]" office:value-type="float" office:value="184335" calcext:value-type="float">
            <text:p>184335</text:p>
          </table:table-cell>
          <table:table-cell table:formula="of:=[.B426]/[.$B$1]" office:value-type="float" office:value="19.7391304347826" calcext:value-type="float">
            <text:p>19,74</text:p>
          </table:table-cell>
          <table:table-cell table:formula="of:=[.G425]+[.F426]" office:value-type="float" office:value="8014.5652173913" calcext:value-type="float">
            <text:p>8014,5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GroupHolder_0_InvalidViewFocusOperatorMutator</text:p>
          </table:table-cell>
          <table:table-cell office:value-type="float" office:value="152" calcext:value-type="float">
            <text:p>152</text:p>
          </table:table-cell>
          <table:table-cell table:formula="of:=[.E426]+[.B427]" office:value-type="float" office:value="184792" calcext:value-type="float">
            <text:p>184792</text:p>
          </table:table-cell>
          <table:table-cell table:formula="of:=[.B427]/[.$B$1]" office:value-type="float" office:value="19.8695652173913" calcext:value-type="float">
            <text:p>19,87</text:p>
          </table:table-cell>
          <table:table-cell table:formula="of:=[.G426]+[.F427]" office:value-type="float" office:value="8034.43478260869" calcext:value-type="float">
            <text:p>8034,4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GroupHolder_1_ViewComponentNotVisibleOperatorMutator</text:p>
          </table:table-cell>
          <table:table-cell office:value-type="float" office:value="1152" calcext:value-type="float">
            <text:p>1152</text:p>
          </table:table-cell>
          <table:table-cell table:formula="of:=[.E427]+[.B428]" office:value-type="float" office:value="185240" calcext:value-type="float">
            <text:p>185240</text:p>
          </table:table-cell>
          <table:table-cell table:formula="of:=[.B428]/[.$B$1]" office:value-type="float" office:value="19.4782608695652" calcext:value-type="float">
            <text:p>19,48</text:p>
          </table:table-cell>
          <table:table-cell table:formula="of:=[.G427]+[.F428]" office:value-type="float" office:value="8053.91304347826" calcext:value-type="float">
            <text:p>8053,9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GroupHolder_2_InvalidViewFocusOperatorMutator</text:p>
          </table:table-cell>
          <table:table-cell office:value-type="float" office:value="2152" calcext:value-type="float">
            <text:p>2152</text:p>
          </table:table-cell>
          <table:table-cell table:formula="of:=[.E428]+[.B429]" office:value-type="float" office:value="185692" calcext:value-type="float">
            <text:p>185692</text:p>
          </table:table-cell>
          <table:table-cell table:formula="of:=[.B429]/[.$B$1]" office:value-type="float" office:value="19.6521739130435" calcext:value-type="float">
            <text:p>19,65</text:p>
          </table:table-cell>
          <table:table-cell table:formula="of:=[.G428]+[.F429]" office:value-type="float" office:value="8073.5652173913" calcext:value-type="float">
            <text:p>8073,5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GroupHolder_3_ViewComponentNotVisibleOperatorMutator</text:p>
          </table:table-cell>
          <table:table-cell office:value-type="float" office:value="3152" calcext:value-type="float">
            <text:p>3152</text:p>
          </table:table-cell>
          <table:table-cell table:formula="of:=[.E429]+[.B430]" office:value-type="float" office:value="186144" calcext:value-type="float">
            <text:p>186144</text:p>
          </table:table-cell>
          <table:table-cell table:formula="of:=[.B430]/[.$B$1]" office:value-type="float" office:value="19.6521739130435" calcext:value-type="float">
            <text:p>19,65</text:p>
          </table:table-cell>
          <table:table-cell table:formula="of:=[.G429]+[.F430]" office:value-type="float" office:value="8093.21739130434" calcext:value-type="float">
            <text:p>8093,2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ntryListView_0_LengthyGUICreationOperatorMutator</text:p>
          </table:table-cell>
          <table:table-cell office:value-type="float" office:value="153" calcext:value-type="float">
            <text:p>153</text:p>
          </table:table-cell>
          <table:table-cell table:formula="of:=[.E430]+[.B431]" office:value-type="float" office:value="186656" calcext:value-type="float">
            <text:p>186656</text:p>
          </table:table-cell>
          <table:table-cell table:formula="of:=[.B431]/[.$B$1]" office:value-type="float" office:value="22.2608695652174" calcext:value-type="float">
            <text:p>22,26</text:p>
          </table:table-cell>
          <table:table-cell table:formula="of:=[.G430]+[.F431]" office:value-type="float" office:value="8115.47826086956" calcext:value-type="float">
            <text:p>8115,4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EntryListView_1_InvalidViewFocusOperatorMutator</text:p>
          </table:table-cell>
          <table:table-cell office:value-type="float" office:value="1153" calcext:value-type="float">
            <text:p>1153</text:p>
          </table:table-cell>
          <table:table-cell table:formula="of:=[.E431]+[.B432]" office:value-type="float" office:value="187120" calcext:value-type="float">
            <text:p>187120</text:p>
          </table:table-cell>
          <table:table-cell table:formula="of:=[.B432]/[.$B$1]" office:value-type="float" office:value="20.1739130434783" calcext:value-type="float">
            <text:p>20,17</text:p>
          </table:table-cell>
          <table:table-cell table:formula="of:=[.G431]+[.F432]" office:value-type="float" office:value="8135.65217391304" calcext:value-type="float">
            <text:p>8135,6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EntryListView_2_ViewComponentNotVisibleOperatorMutator</text:p>
          </table:table-cell>
          <table:table-cell office:value-type="float" office:value="2153" calcext:value-type="float">
            <text:p>2153</text:p>
          </table:table-cell>
          <table:table-cell table:formula="of:=[.E432]+[.B433]" office:value-type="float" office:value="187581" calcext:value-type="float">
            <text:p>187581</text:p>
          </table:table-cell>
          <table:table-cell table:formula="of:=[.B433]/[.$B$1]" office:value-type="float" office:value="20.0434782608696" calcext:value-type="float">
            <text:p>20,04</text:p>
          </table:table-cell>
          <table:table-cell table:formula="of:=[.G432]+[.F433]" office:value-type="float" office:value="8155.69565217391" calcext:value-type="float">
            <text:p>8155,7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EntryListView_3_InvalidViewFocusOperatorMutator</text:p>
          </table:table-cell>
          <table:table-cell office:value-type="float" office:value="3153" calcext:value-type="float">
            <text:p>3153</text:p>
          </table:table-cell>
          <table:table-cell table:formula="of:=[.E433]+[.B434]" office:value-type="float" office:value="188046" calcext:value-type="float">
            <text:p>188046</text:p>
          </table:table-cell>
          <table:table-cell table:formula="of:=[.B434]/[.$B$1]" office:value-type="float" office:value="20.2173913043478" calcext:value-type="float">
            <text:p>20,22</text:p>
          </table:table-cell>
          <table:table-cell table:formula="of:=[.G433]+[.F434]" office:value-type="float" office:value="8175.91304347826" calcext:value-type="float">
            <text:p>8175,9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EntryListView_4_ViewComponentNotVisibleOperatorMutator</text:p>
          </table:table-cell>
          <table:table-cell office:value-type="float" office:value="4153" calcext:value-type="float">
            <text:p>4153</text:p>
          </table:table-cell>
          <table:table-cell table:formula="of:=[.E434]+[.B435]" office:value-type="float" office:value="188510" calcext:value-type="float">
            <text:p>188510</text:p>
          </table:table-cell>
          <table:table-cell table:formula="of:=[.B435]/[.$B$1]" office:value-type="float" office:value="20.1739130434783" calcext:value-type="float">
            <text:p>20,17</text:p>
          </table:table-cell>
          <table:table-cell table:formula="of:=[.G434]+[.F435]" office:value-type="float" office:value="8196.08695652173" calcext:value-type="float">
            <text:p>8196,0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EntryListView_5_InvalidViewFocusOperatorMutator</text:p>
          </table:table-cell>
          <table:table-cell office:value-type="float" office:value="5153" calcext:value-type="float">
            <text:p>5153</text:p>
          </table:table-cell>
          <table:table-cell table:formula="of:=[.E435]+[.B436]" office:value-type="float" office:value="188973" calcext:value-type="float">
            <text:p>188973</text:p>
          </table:table-cell>
          <table:table-cell table:formula="of:=[.B436]/[.$B$1]" office:value-type="float" office:value="20.1304347826087" calcext:value-type="float">
            <text:p>20,13</text:p>
          </table:table-cell>
          <table:table-cell table:formula="of:=[.G435]+[.F436]" office:value-type="float" office:value="8216.21739130434" calcext:value-type="float">
            <text:p>8216,2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EntryListView_6_ViewComponentNotVisibleOperatorMutator</text:p>
          </table:table-cell>
          <table:table-cell office:value-type="float" office:value="6153" calcext:value-type="float">
            <text:p>6153</text:p>
          </table:table-cell>
          <table:table-cell table:formula="of:=[.E436]+[.B437]" office:value-type="float" office:value="189428" calcext:value-type="float">
            <text:p>189428</text:p>
          </table:table-cell>
          <table:table-cell table:formula="of:=[.B437]/[.$B$1]" office:value-type="float" office:value="19.7826086956522" calcext:value-type="float">
            <text:p>19,78</text:p>
          </table:table-cell>
          <table:table-cell table:formula="of:=[.G436]+[.F437]" office:value-type="float" office:value="8235.99999999999" calcext:value-type="float">
            <text:p>8236,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EntryListView_7_InvalidViewFocusOperatorMutator</text:p>
          </table:table-cell>
          <table:table-cell office:value-type="float" office:value="7153" calcext:value-type="float">
            <text:p>7153</text:p>
          </table:table-cell>
          <table:table-cell table:formula="of:=[.E437]+[.B438]" office:value-type="float" office:value="189889" calcext:value-type="float">
            <text:p>189889</text:p>
          </table:table-cell>
          <table:table-cell table:formula="of:=[.B438]/[.$B$1]" office:value-type="float" office:value="20.0434782608696" calcext:value-type="float">
            <text:p>20,04</text:p>
          </table:table-cell>
          <table:table-cell table:formula="of:=[.G437]+[.F438]" office:value-type="float" office:value="8256.04347826086" calcext:value-type="float">
            <text:p>8256,0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EntryListView_8_ViewComponentNotVisibleOperatorMutator</text:p>
          </table:table-cell>
          <table:table-cell office:value-type="float" office:value="8153" calcext:value-type="float">
            <text:p>8153</text:p>
          </table:table-cell>
          <table:table-cell table:formula="of:=[.E438]+[.B439]" office:value-type="float" office:value="190344" calcext:value-type="float">
            <text:p>190344</text:p>
          </table:table-cell>
          <table:table-cell table:formula="of:=[.B439]/[.$B$1]" office:value-type="float" office:value="19.7826086956522" calcext:value-type="float">
            <text:p>19,78</text:p>
          </table:table-cell>
          <table:table-cell table:formula="of:=[.G438]+[.F439]" office:value-type="float" office:value="8275.82608695652" calcext:value-type="float">
            <text:p>8275,8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ntryListView_9_InvalidViewFocusOperatorMutator</text:p>
          </table:table-cell>
          <table:table-cell office:value-type="float" office:value="9153" calcext:value-type="float">
            <text:p>9153</text:p>
          </table:table-cell>
          <table:table-cell table:formula="of:=[.E439]+[.B440]" office:value-type="float" office:value="190801" calcext:value-type="float">
            <text:p>190801</text:p>
          </table:table-cell>
          <table:table-cell table:formula="of:=[.B440]/[.$B$1]" office:value-type="float" office:value="19.8695652173913" calcext:value-type="float">
            <text:p>19,87</text:p>
          </table:table-cell>
          <table:table-cell table:formula="of:=[.G439]+[.F440]" office:value-type="float" office:value="8295.69565217391" calcext:value-type="float">
            <text:p>8295,7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EntryListView_10_ViewComponentNotVisibleOperatorMutator</text:p>
          </table:table-cell>
          <table:table-cell office:value-type="float" office:value="10153" calcext:value-type="float">
            <text:p>10153</text:p>
          </table:table-cell>
          <table:table-cell table:formula="of:=[.E440]+[.B441]" office:value-type="float" office:value="191228" calcext:value-type="float">
            <text:p>191228</text:p>
          </table:table-cell>
          <table:table-cell table:formula="of:=[.B441]/[.$B$1]" office:value-type="float" office:value="18.5652173913043" calcext:value-type="float">
            <text:p>18,57</text:p>
          </table:table-cell>
          <table:table-cell table:formula="of:=[.G440]+[.F441]" office:value-type="float" office:value="8314.26086956521" calcext:value-type="float">
            <text:p>8314,2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ntryListView_11_InvalidViewFocusOperatorMutator</text:p>
          </table:table-cell>
          <table:table-cell office:value-type="float" office:value="11153" calcext:value-type="float">
            <text:p>11153</text:p>
          </table:table-cell>
          <table:table-cell table:formula="of:=[.E441]+[.B442]" office:value-type="float" office:value="191680" calcext:value-type="float">
            <text:p>191680</text:p>
          </table:table-cell>
          <table:table-cell table:formula="of:=[.B442]/[.$B$1]" office:value-type="float" office:value="19.6521739130435" calcext:value-type="float">
            <text:p>19,65</text:p>
          </table:table-cell>
          <table:table-cell table:formula="of:=[.G441]+[.F442]" office:value-type="float" office:value="8333.91304347826" calcext:value-type="float">
            <text:p>8333,9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EntryListView_12_ViewComponentNotVisibleOperatorMutator</text:p>
          </table:table-cell>
          <table:table-cell office:value-type="float" office:value="12153" calcext:value-type="float">
            <text:p>12153</text:p>
          </table:table-cell>
          <table:table-cell table:formula="of:=[.E442]+[.B443]" office:value-type="float" office:value="192121" calcext:value-type="float">
            <text:p>192121</text:p>
          </table:table-cell>
          <table:table-cell table:formula="of:=[.B443]/[.$B$1]" office:value-type="float" office:value="19.1739130434783" calcext:value-type="float">
            <text:p>19,17</text:p>
          </table:table-cell>
          <table:table-cell table:formula="of:=[.G442]+[.F443]" office:value-type="float" office:value="8353.08695652173" calcext:value-type="float">
            <text:p>8353,0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EntryListView_13_InvalidViewFocusOperatorMutator</text:p>
          </table:table-cell>
          <table:table-cell office:value-type="float" office:value="13153" calcext:value-type="float">
            <text:p>13153</text:p>
          </table:table-cell>
          <table:table-cell table:formula="of:=[.E443]+[.B444]" office:value-type="float" office:value="192559" calcext:value-type="float">
            <text:p>192559</text:p>
          </table:table-cell>
          <table:table-cell table:formula="of:=[.B444]/[.$B$1]" office:value-type="float" office:value="19.0434782608696" calcext:value-type="float">
            <text:p>19,04</text:p>
          </table:table-cell>
          <table:table-cell table:formula="of:=[.G443]+[.F444]" office:value-type="float" office:value="8372.1304347826" calcext:value-type="float">
            <text:p>8372,1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EntryListView_14_ViewComponentNotVisibleOperatorMutator</text:p>
          </table:table-cell>
          <table:table-cell office:value-type="float" office:value="14153" calcext:value-type="float">
            <text:p>14153</text:p>
          </table:table-cell>
          <table:table-cell table:formula="of:=[.E444]+[.B445]" office:value-type="float" office:value="193023" calcext:value-type="float">
            <text:p>193023</text:p>
          </table:table-cell>
          <table:table-cell table:formula="of:=[.B445]/[.$B$1]" office:value-type="float" office:value="20.1739130434783" calcext:value-type="float">
            <text:p>20,17</text:p>
          </table:table-cell>
          <table:table-cell table:formula="of:=[.G444]+[.F445]" office:value-type="float" office:value="8392.30434782608" calcext:value-type="float">
            <text:p>8392,3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ntryListView_15_BuggyGUIListenerOperatorMutator</text:p>
          </table:table-cell>
          <table:table-cell office:value-type="float" office:value="15153" calcext:value-type="float">
            <text:p>15153</text:p>
          </table:table-cell>
          <table:table-cell table:formula="of:=[.E445]+[.B446]" office:value-type="float" office:value="193456" calcext:value-type="float">
            <text:p>193456</text:p>
          </table:table-cell>
          <table:table-cell table:formula="of:=[.B446]/[.$B$1]" office:value-type="float" office:value="18.8260869565217" calcext:value-type="float">
            <text:p>18,83</text:p>
          </table:table-cell>
          <table:table-cell table:formula="of:=[.G445]+[.F446]" office:value-type="float" office:value="8411.1304347826" calcext:value-type="float">
            <text:p>8411,1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EntryListView_16_BuggyGUIListenerOperatorMutator</text:p>
          </table:table-cell>
          <table:table-cell office:value-type="float" office:value="16153" calcext:value-type="float">
            <text:p>16153</text:p>
          </table:table-cell>
          <table:table-cell table:formula="of:=[.E446]+[.B447]" office:value-type="float" office:value="193914" calcext:value-type="float">
            <text:p>193914</text:p>
          </table:table-cell>
          <table:table-cell table:formula="of:=[.B447]/[.$B$1]" office:value-type="float" office:value="19.9130434782609" calcext:value-type="float">
            <text:p>19,91</text:p>
          </table:table-cell>
          <table:table-cell table:formula="of:=[.G446]+[.F447]" office:value-type="float" office:value="8431.04347826086" calcext:value-type="float">
            <text:p>8431,0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EntryListView_17_BuggyGUIListenerOperatorMutator</text:p>
          </table:table-cell>
          <table:table-cell office:value-type="float" office:value="17153" calcext:value-type="float">
            <text:p>17153</text:p>
          </table:table-cell>
          <table:table-cell table:formula="of:=[.E447]+[.B448]" office:value-type="float" office:value="194338" calcext:value-type="float">
            <text:p>194338</text:p>
          </table:table-cell>
          <table:table-cell table:formula="of:=[.B448]/[.$B$1]" office:value-type="float" office:value="18.4347826086957" calcext:value-type="float">
            <text:p>18,43</text:p>
          </table:table-cell>
          <table:table-cell table:formula="of:=[.G447]+[.F448]" office:value-type="float" office:value="8449.47826086956" calcext:value-type="float">
            <text:p>8449,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EntryListView_18_InvalidViewFocusOperatorMutator</text:p>
          </table:table-cell>
          <table:table-cell office:value-type="float" office:value="18153" calcext:value-type="float">
            <text:p>18153</text:p>
          </table:table-cell>
          <table:table-cell table:formula="of:=[.E448]+[.B449]" office:value-type="float" office:value="194798" calcext:value-type="float">
            <text:p>194798</text:p>
          </table:table-cell>
          <table:table-cell table:formula="of:=[.B449]/[.$B$1]" office:value-type="float" office:value="20" calcext:value-type="float">
            <text:p>20,00</text:p>
          </table:table-cell>
          <table:table-cell table:formula="of:=[.G448]+[.F449]" office:value-type="float" office:value="8469.47826086956" calcext:value-type="float">
            <text:p>8469,4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EntryListView_19_ViewComponentNotVisibleOperatorMutator</text:p>
          </table:table-cell>
          <table:table-cell office:value-type="float" office:value="19153" calcext:value-type="float">
            <text:p>19153</text:p>
          </table:table-cell>
          <table:table-cell table:formula="of:=[.E449]+[.B450]" office:value-type="float" office:value="195257" calcext:value-type="float">
            <text:p>195257</text:p>
          </table:table-cell>
          <table:table-cell table:formula="of:=[.B450]/[.$B$1]" office:value-type="float" office:value="19.9565217391304" calcext:value-type="float">
            <text:p>19,96</text:p>
          </table:table-cell>
          <table:table-cell table:formula="of:=[.G449]+[.F450]" office:value-type="float" office:value="8489.43478260869" calcext:value-type="float">
            <text:p>8489,4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EntryListView_20_BinaryMutator</text:p>
          </table:table-cell>
          <table:table-cell office:value-type="float" office:value="20153" calcext:value-type="float">
            <text:p>20153</text:p>
          </table:table-cell>
          <table:table-cell table:formula="of:=[.E450]+[.B451]" office:value-type="float" office:value="195715" calcext:value-type="float">
            <text:p>195715</text:p>
          </table:table-cell>
          <table:table-cell table:formula="of:=[.B451]/[.$B$1]" office:value-type="float" office:value="19.9130434782609" calcext:value-type="float">
            <text:p>19,91</text:p>
          </table:table-cell>
          <table:table-cell table:formula="of:=[.G450]+[.F451]" office:value-type="float" office:value="8509.34782608695" calcext:value-type="float">
            <text:p>8509,3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ntryListView_21_BinaryMutator</text:p>
          </table:table-cell>
          <table:table-cell office:value-type="float" office:value="21153" calcext:value-type="float">
            <text:p>21153</text:p>
          </table:table-cell>
          <table:table-cell table:formula="of:=[.E451]+[.B452]" office:value-type="float" office:value="196171" calcext:value-type="float">
            <text:p>196171</text:p>
          </table:table-cell>
          <table:table-cell table:formula="of:=[.B452]/[.$B$1]" office:value-type="float" office:value="19.8260869565217" calcext:value-type="float">
            <text:p>19,83</text:p>
          </table:table-cell>
          <table:table-cell table:formula="of:=[.G451]+[.F452]" office:value-type="float" office:value="8529.17391304347" calcext:value-type="float">
            <text:p>8529,1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EntryListView_22_BinaryMutator</text:p>
          </table:table-cell>
          <table:table-cell office:value-type="float" office:value="22153" calcext:value-type="float">
            <text:p>22153</text:p>
          </table:table-cell>
          <table:table-cell table:formula="of:=[.E452]+[.B453]" office:value-type="float" office:value="196634" calcext:value-type="float">
            <text:p>196634</text:p>
          </table:table-cell>
          <table:table-cell table:formula="of:=[.B453]/[.$B$1]" office:value-type="float" office:value="20.1304347826087" calcext:value-type="float">
            <text:p>20,13</text:p>
          </table:table-cell>
          <table:table-cell table:formula="of:=[.G452]+[.F453]" office:value-type="float" office:value="8549.30434782608" calcext:value-type="float">
            <text:p>8549,3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EntryAdapter_0_BinaryMutator</text:p>
          </table:table-cell>
          <table:table-cell office:value-type="float" office:value="154" calcext:value-type="float">
            <text:p>154</text:p>
          </table:table-cell>
          <table:table-cell table:formula="of:=[.E453]+[.B454]" office:value-type="float" office:value="197095" calcext:value-type="float">
            <text:p>197095</text:p>
          </table:table-cell>
          <table:table-cell table:formula="of:=[.B454]/[.$B$1]" office:value-type="float" office:value="20.0434782608696" calcext:value-type="float">
            <text:p>20,04</text:p>
          </table:table-cell>
          <table:table-cell table:formula="of:=[.G453]+[.F454]" office:value-type="float" office:value="8569.34782608695" calcext:value-type="float">
            <text:p>8569,3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EntryAdapter_1_BinaryMutator</text:p>
          </table:table-cell>
          <table:table-cell office:value-type="float" office:value="1154" calcext:value-type="float">
            <text:p>1154</text:p>
          </table:table-cell>
          <table:table-cell table:formula="of:=[.E454]+[.B455]" office:value-type="float" office:value="197555" calcext:value-type="float">
            <text:p>197555</text:p>
          </table:table-cell>
          <table:table-cell table:formula="of:=[.B455]/[.$B$1]" office:value-type="float" office:value="20" calcext:value-type="float">
            <text:p>20,00</text:p>
          </table:table-cell>
          <table:table-cell table:formula="of:=[.G454]+[.F455]" office:value-type="float" office:value="8589.34782608695" calcext:value-type="float">
            <text:p>8589,3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ntryAdapter_2_BuggyGUIListenerOperatorMutator</text:p>
          </table:table-cell>
          <table:table-cell office:value-type="float" office:value="2154" calcext:value-type="float">
            <text:p>2154</text:p>
          </table:table-cell>
          <table:table-cell table:formula="of:=[.E455]+[.B456]" office:value-type="float" office:value="197997" calcext:value-type="float">
            <text:p>197997</text:p>
          </table:table-cell>
          <table:table-cell table:formula="of:=[.B456]/[.$B$1]" office:value-type="float" office:value="19.2173913043478" calcext:value-type="float">
            <text:p>19,22</text:p>
          </table:table-cell>
          <table:table-cell table:formula="of:=[.G455]+[.F456]" office:value-type="float" office:value="8608.5652173913" calcext:value-type="float">
            <text:p>8608,5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EntryAdapter_3_LengthyGUIListenerOperatorMutator</text:p>
          </table:table-cell>
          <table:table-cell office:value-type="float" office:value="3154" calcext:value-type="float">
            <text:p>3154</text:p>
          </table:table-cell>
          <table:table-cell table:formula="of:=[.E456]+[.B457]" office:value-type="float" office:value="198487" calcext:value-type="float">
            <text:p>198487</text:p>
          </table:table-cell>
          <table:table-cell table:formula="of:=[.B457]/[.$B$1]" office:value-type="float" office:value="21.304347826087" calcext:value-type="float">
            <text:p>21,30</text:p>
          </table:table-cell>
          <table:table-cell table:formula="of:=[.G456]+[.F457]" office:value-type="float" office:value="8629.86956521738" calcext:value-type="float">
            <text:p>8629,8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EntryAdapter_4_BuggyGUIListenerOperatorMutator</text:p>
          </table:table-cell>
          <table:table-cell office:value-type="float" office:value="4154" calcext:value-type="float">
            <text:p>4154</text:p>
          </table:table-cell>
          <table:table-cell table:formula="of:=[.E457]+[.B458]" office:value-type="float" office:value="198948" calcext:value-type="float">
            <text:p>198948</text:p>
          </table:table-cell>
          <table:table-cell table:formula="of:=[.B458]/[.$B$1]" office:value-type="float" office:value="20.0434782608696" calcext:value-type="float">
            <text:p>20,04</text:p>
          </table:table-cell>
          <table:table-cell table:formula="of:=[.G457]+[.F458]" office:value-type="float" office:value="8649.91304347825" calcext:value-type="float">
            <text:p>8649,9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EntryAdapter_5_LengthyGUIListenerOperatorMutator</text:p>
          </table:table-cell>
          <table:table-cell office:value-type="float" office:value="5154" calcext:value-type="float">
            <text:p>5154</text:p>
          </table:table-cell>
          <table:table-cell table:formula="of:=[.E458]+[.B459]" office:value-type="float" office:value="199491" calcext:value-type="float">
            <text:p>199491</text:p>
          </table:table-cell>
          <table:table-cell table:formula="of:=[.B459]/[.$B$1]" office:value-type="float" office:value="23.6086956521739" calcext:value-type="float">
            <text:p>23,61</text:p>
          </table:table-cell>
          <table:table-cell table:formula="of:=[.G458]+[.F459]" office:value-type="float" office:value="8673.52173913043" calcext:value-type="float">
            <text:p>8673,5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EntryAdapter_6_BinaryMutator</text:p>
          </table:table-cell>
          <table:table-cell office:value-type="float" office:value="6154" calcext:value-type="float">
            <text:p>6154</text:p>
          </table:table-cell>
          <table:table-cell table:formula="of:=[.E459]+[.B460]" office:value-type="float" office:value="199949" calcext:value-type="float">
            <text:p>199949</text:p>
          </table:table-cell>
          <table:table-cell table:formula="of:=[.B460]/[.$B$1]" office:value-type="float" office:value="19.9130434782609" calcext:value-type="float">
            <text:p>19,91</text:p>
          </table:table-cell>
          <table:table-cell table:formula="of:=[.G459]+[.F460]" office:value-type="float" office:value="8693.43478260869" calcext:value-type="float">
            <text:p>8693,4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ntryAdapter_7_BinaryMutator</text:p>
          </table:table-cell>
          <table:table-cell office:value-type="float" office:value="7154" calcext:value-type="float">
            <text:p>7154</text:p>
          </table:table-cell>
          <table:table-cell table:formula="of:=[.E460]+[.B461]" office:value-type="float" office:value="200406" calcext:value-type="float">
            <text:p>200406</text:p>
          </table:table-cell>
          <table:table-cell table:formula="of:=[.B461]/[.$B$1]" office:value-type="float" office:value="19.8695652173913" calcext:value-type="float">
            <text:p>19,87</text:p>
          </table:table-cell>
          <table:table-cell table:formula="of:=[.G460]+[.F461]" office:value-type="float" office:value="8713.30434782608" calcext:value-type="float">
            <text:p>8713,3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EntryAdapter_8_BinaryMutator</text:p>
          </table:table-cell>
          <table:table-cell office:value-type="float" office:value="8154" calcext:value-type="float">
            <text:p>8154</text:p>
          </table:table-cell>
          <table:table-cell table:formula="of:=[.E461]+[.B462]" office:value-type="float" office:value="200866" calcext:value-type="float">
            <text:p>200866</text:p>
          </table:table-cell>
          <table:table-cell table:formula="of:=[.B462]/[.$B$1]" office:value-type="float" office:value="20" calcext:value-type="float">
            <text:p>20,00</text:p>
          </table:table-cell>
          <table:table-cell table:formula="of:=[.G461]+[.F462]" office:value-type="float" office:value="8733.30434782608" calcext:value-type="float">
            <text:p>8733,3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ntryAdapter_9_BinaryMutator</text:p>
          </table:table-cell>
          <table:table-cell office:value-type="float" office:value="9154" calcext:value-type="float">
            <text:p>9154</text:p>
          </table:table-cell>
          <table:table-cell table:formula="of:=[.E462]+[.B463]" office:value-type="float" office:value="201322" calcext:value-type="float">
            <text:p>201322</text:p>
          </table:table-cell>
          <table:table-cell table:formula="of:=[.B463]/[.$B$1]" office:value-type="float" office:value="19.8260869565217" calcext:value-type="float">
            <text:p>19,83</text:p>
          </table:table-cell>
          <table:table-cell table:formula="of:=[.G462]+[.F463]" office:value-type="float" office:value="8753.1304347826" calcext:value-type="float">
            <text:p>8753,1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EntryAdapter_10_BinaryMutator</text:p>
          </table:table-cell>
          <table:table-cell office:value-type="float" office:value="10154" calcext:value-type="float">
            <text:p>10154</text:p>
          </table:table-cell>
          <table:table-cell table:formula="of:=[.E463]+[.B464]" office:value-type="float" office:value="201676" calcext:value-type="float">
            <text:p>201676</text:p>
          </table:table-cell>
          <table:table-cell table:formula="of:=[.B464]/[.$B$1]" office:value-type="float" office:value="15.3913043478261" calcext:value-type="float">
            <text:p>15,39</text:p>
          </table:table-cell>
          <table:table-cell table:formula="of:=[.G463]+[.F464]" office:value-type="float" office:value="8768.52173913043" calcext:value-type="float">
            <text:p>8768,5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ntryAdapter_11_InvalidViewFocusOperatorMutator</text:p>
          </table:table-cell>
          <table:table-cell office:value-type="float" office:value="11154" calcext:value-type="float">
            <text:p>11154</text:p>
          </table:table-cell>
          <table:table-cell table:formula="of:=[.E464]+[.B465]" office:value-type="float" office:value="202129" calcext:value-type="float">
            <text:p>202129</text:p>
          </table:table-cell>
          <table:table-cell table:formula="of:=[.B465]/[.$B$1]" office:value-type="float" office:value="19.695652173913" calcext:value-type="float">
            <text:p>19,70</text:p>
          </table:table-cell>
          <table:table-cell table:formula="of:=[.G464]+[.F465]" office:value-type="float" office:value="8788.21739130434" calcext:value-type="float">
            <text:p>8788,2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ntryAdapter_12_ViewComponentNotVisibleOperatorMutator</text:p>
          </table:table-cell>
          <table:table-cell office:value-type="float" office:value="12154" calcext:value-type="float">
            <text:p>12154</text:p>
          </table:table-cell>
          <table:table-cell table:formula="of:=[.E465]+[.B466]" office:value-type="float" office:value="202585" calcext:value-type="float">
            <text:p>202585</text:p>
          </table:table-cell>
          <table:table-cell table:formula="of:=[.B466]/[.$B$1]" office:value-type="float" office:value="19.8260869565217" calcext:value-type="float">
            <text:p>19,83</text:p>
          </table:table-cell>
          <table:table-cell table:formula="of:=[.G465]+[.F466]" office:value-type="float" office:value="8808.04347826086" calcext:value-type="float">
            <text:p>8808,0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conCategoryHolder_0_InvalidViewFocusOperatorMutator</text:p>
          </table:table-cell>
          <table:table-cell office:value-type="float" office:value="155" calcext:value-type="float">
            <text:p>155</text:p>
          </table:table-cell>
          <table:table-cell table:formula="of:=[.E466]+[.B467]" office:value-type="float" office:value="203041" calcext:value-type="float">
            <text:p>203041</text:p>
          </table:table-cell>
          <table:table-cell table:formula="of:=[.B467]/[.$B$1]" office:value-type="float" office:value="19.8260869565217" calcext:value-type="float">
            <text:p>19,83</text:p>
          </table:table-cell>
          <table:table-cell table:formula="of:=[.G466]+[.F467]" office:value-type="float" office:value="8827.86956521739" calcext:value-type="float">
            <text:p>8827,8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conCategoryHolder_1_ViewComponentNotVisibleOperatorMutator</text:p>
          </table:table-cell>
          <table:table-cell office:value-type="float" office:value="1155" calcext:value-type="float">
            <text:p>1155</text:p>
          </table:table-cell>
          <table:table-cell table:formula="of:=[.E467]+[.B468]" office:value-type="float" office:value="203497" calcext:value-type="float">
            <text:p>203497</text:p>
          </table:table-cell>
          <table:table-cell table:formula="of:=[.B468]/[.$B$1]" office:value-type="float" office:value="19.8260869565217" calcext:value-type="float">
            <text:p>19,83</text:p>
          </table:table-cell>
          <table:table-cell table:formula="of:=[.G467]+[.F468]" office:value-type="float" office:value="8847.69565217391" calcext:value-type="float">
            <text:p>8847,7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IconCategoryHolder_2_InvalidViewFocusOperatorMutator</text:p>
          </table:table-cell>
          <table:table-cell office:value-type="float" office:value="2155" calcext:value-type="float">
            <text:p>2155</text:p>
          </table:table-cell>
          <table:table-cell table:formula="of:=[.E468]+[.B469]" office:value-type="float" office:value="203956" calcext:value-type="float">
            <text:p>203956</text:p>
          </table:table-cell>
          <table:table-cell table:formula="of:=[.B469]/[.$B$1]" office:value-type="float" office:value="19.9565217391304" calcext:value-type="float">
            <text:p>19,96</text:p>
          </table:table-cell>
          <table:table-cell table:formula="of:=[.G468]+[.F469]" office:value-type="float" office:value="8867.65217391304" calcext:value-type="float">
            <text:p>8867,6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conCategoryHolder_3_ViewComponentNotVisibleOperatorMutator</text:p>
          </table:table-cell>
          <table:table-cell office:value-type="float" office:value="3155" calcext:value-type="float">
            <text:p>3155</text:p>
          </table:table-cell>
          <table:table-cell table:formula="of:=[.E469]+[.B470]" office:value-type="float" office:value="204412" calcext:value-type="float">
            <text:p>204412</text:p>
          </table:table-cell>
          <table:table-cell table:formula="of:=[.B470]/[.$B$1]" office:value-type="float" office:value="19.8260869565217" calcext:value-type="float">
            <text:p>19,83</text:p>
          </table:table-cell>
          <table:table-cell table:formula="of:=[.G469]+[.F470]" office:value-type="float" office:value="8887.47826086956" calcext:value-type="float">
            <text:p>8887,4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conRecyclerView_0_BinaryMutator</text:p>
          </table:table-cell>
          <table:table-cell office:value-type="float" office:value="156" calcext:value-type="float">
            <text:p>156</text:p>
          </table:table-cell>
          <table:table-cell table:formula="of:=[.E470]+[.B471]" office:value-type="float" office:value="204868" calcext:value-type="float">
            <text:p>204868</text:p>
          </table:table-cell>
          <table:table-cell table:formula="of:=[.B471]/[.$B$1]" office:value-type="float" office:value="19.8260869565217" calcext:value-type="float">
            <text:p>19,83</text:p>
          </table:table-cell>
          <table:table-cell table:formula="of:=[.G470]+[.F471]" office:value-type="float" office:value="8907.30434782608" calcext:value-type="float">
            <text:p>8907,3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IconPackAdapter_0_BinaryMutator</text:p>
          </table:table-cell>
          <table:table-cell office:value-type="float" office:value="157" calcext:value-type="float">
            <text:p>157</text:p>
          </table:table-cell>
          <table:table-cell table:formula="of:=[.E471]+[.B472]" office:value-type="float" office:value="205327" calcext:value-type="float">
            <text:p>205327</text:p>
          </table:table-cell>
          <table:table-cell table:formula="of:=[.B472]/[.$B$1]" office:value-type="float" office:value="19.9565217391304" calcext:value-type="float">
            <text:p>19,96</text:p>
          </table:table-cell>
          <table:table-cell table:formula="of:=[.G471]+[.F472]" office:value-type="float" office:value="8927.26086956521" calcext:value-type="float">
            <text:p>8927,2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conPackAdapter_1_BuggyGUIListenerOperatorMutator</text:p>
          </table:table-cell>
          <table:table-cell office:value-type="float" office:value="1157" calcext:value-type="float">
            <text:p>1157</text:p>
          </table:table-cell>
          <table:table-cell table:formula="of:=[.E472]+[.B473]" office:value-type="float" office:value="205782" calcext:value-type="float">
            <text:p>205782</text:p>
          </table:table-cell>
          <table:table-cell table:formula="of:=[.B473]/[.$B$1]" office:value-type="float" office:value="19.7826086956522" calcext:value-type="float">
            <text:p>19,78</text:p>
          </table:table-cell>
          <table:table-cell table:formula="of:=[.G472]+[.F473]" office:value-type="float" office:value="8947.04347826086" calcext:value-type="float">
            <text:p>8947,0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ImportEntriesAdapter_0_BinaryMutator</text:p>
          </table:table-cell>
          <table:table-cell office:value-type="float" office:value="158" calcext:value-type="float">
            <text:p>158</text:p>
          </table:table-cell>
          <table:table-cell table:formula="of:=[.E473]+[.B474]" office:value-type="float" office:value="206247" calcext:value-type="float">
            <text:p>206247</text:p>
          </table:table-cell>
          <table:table-cell table:formula="of:=[.B474]/[.$B$1]" office:value-type="float" office:value="20.2173913043478" calcext:value-type="float">
            <text:p>20,22</text:p>
          </table:table-cell>
          <table:table-cell table:formula="of:=[.G473]+[.F474]" office:value-type="float" office:value="8967.26086956521" calcext:value-type="float">
            <text:p>8967,2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mportEntryHolder_0_InvalidViewFocusOperatorMutator</text:p>
          </table:table-cell>
          <table:table-cell office:value-type="float" office:value="159" calcext:value-type="float">
            <text:p>159</text:p>
          </table:table-cell>
          <table:table-cell table:formula="of:=[.E474]+[.B475]" office:value-type="float" office:value="206702" calcext:value-type="float">
            <text:p>206702</text:p>
          </table:table-cell>
          <table:table-cell table:formula="of:=[.B475]/[.$B$1]" office:value-type="float" office:value="19.7826086956522" calcext:value-type="float">
            <text:p>19,78</text:p>
          </table:table-cell>
          <table:table-cell table:formula="of:=[.G474]+[.F475]" office:value-type="float" office:value="8987.04347826086" calcext:value-type="float">
            <text:p>8987,0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mportEntryHolder_1_ViewComponentNotVisibleOperatorMutator</text:p>
          </table:table-cell>
          <table:table-cell office:value-type="float" office:value="1159" calcext:value-type="float">
            <text:p>1159</text:p>
          </table:table-cell>
          <table:table-cell table:formula="of:=[.E475]+[.B476]" office:value-type="float" office:value="207152" calcext:value-type="float">
            <text:p>207152</text:p>
          </table:table-cell>
          <table:table-cell table:formula="of:=[.B476]/[.$B$1]" office:value-type="float" office:value="19.5652173913043" calcext:value-type="float">
            <text:p>19,57</text:p>
          </table:table-cell>
          <table:table-cell table:formula="of:=[.G475]+[.F476]" office:value-type="float" office:value="9006.60869565217" calcext:value-type="float">
            <text:p>9006,6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mportEntryHolder_2_InvalidViewFocusOperatorMutator</text:p>
          </table:table-cell>
          <table:table-cell office:value-type="float" office:value="2159" calcext:value-type="float">
            <text:p>2159</text:p>
          </table:table-cell>
          <table:table-cell table:formula="of:=[.E476]+[.B477]" office:value-type="float" office:value="207608" calcext:value-type="float">
            <text:p>207608</text:p>
          </table:table-cell>
          <table:table-cell table:formula="of:=[.B477]/[.$B$1]" office:value-type="float" office:value="19.8260869565217" calcext:value-type="float">
            <text:p>19,83</text:p>
          </table:table-cell>
          <table:table-cell table:formula="of:=[.G476]+[.F477]" office:value-type="float" office:value="9026.43478260869" calcext:value-type="float">
            <text:p>9026,4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ImportEntryHolder_3_ViewComponentNotVisibleOperatorMutator</text:p>
          </table:table-cell>
          <table:table-cell office:value-type="float" office:value="3159" calcext:value-type="float">
            <text:p>3159</text:p>
          </table:table-cell>
          <table:table-cell table:formula="of:=[.E477]+[.B478]" office:value-type="float" office:value="208061" calcext:value-type="float">
            <text:p>208061</text:p>
          </table:table-cell>
          <table:table-cell table:formula="of:=[.B478]/[.$B$1]" office:value-type="float" office:value="19.695652173913" calcext:value-type="float">
            <text:p>19,70</text:p>
          </table:table-cell>
          <table:table-cell table:formula="of:=[.G477]+[.F478]" office:value-type="float" office:value="9046.1304347826" calcext:value-type="float">
            <text:p>9046,1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mportEntryHolder_4_InvalidViewFocusOperatorMutator</text:p>
          </table:table-cell>
          <table:table-cell office:value-type="float" office:value="4159" calcext:value-type="float">
            <text:p>4159</text:p>
          </table:table-cell>
          <table:table-cell table:formula="of:=[.E478]+[.B479]" office:value-type="float" office:value="208518" calcext:value-type="float">
            <text:p>208518</text:p>
          </table:table-cell>
          <table:table-cell table:formula="of:=[.B479]/[.$B$1]" office:value-type="float" office:value="19.8695652173913" calcext:value-type="float">
            <text:p>19,87</text:p>
          </table:table-cell>
          <table:table-cell table:formula="of:=[.G478]+[.F479]" office:value-type="float" office:value="9066" calcext:value-type="float">
            <text:p>9066,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mportEntryHolder_5_ViewComponentNotVisibleOperatorMutator</text:p>
          </table:table-cell>
          <table:table-cell office:value-type="float" office:value="5159" calcext:value-type="float">
            <text:p>5159</text:p>
          </table:table-cell>
          <table:table-cell table:formula="of:=[.E479]+[.B480]" office:value-type="float" office:value="208978" calcext:value-type="float">
            <text:p>208978</text:p>
          </table:table-cell>
          <table:table-cell table:formula="of:=[.B480]/[.$B$1]" office:value-type="float" office:value="20" calcext:value-type="float">
            <text:p>20,00</text:p>
          </table:table-cell>
          <table:table-cell table:formula="of:=[.G479]+[.F480]" office:value-type="float" office:value="9086" calcext:value-type="float">
            <text:p>9086,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ImportEntryHolder_6_BuggyGUIListenerOperatorMutator</text:p>
          </table:table-cell>
          <table:table-cell office:value-type="float" office:value="6159" calcext:value-type="float">
            <text:p>6159</text:p>
          </table:table-cell>
          <table:table-cell table:formula="of:=[.E480]+[.B481]" office:value-type="float" office:value="209444" calcext:value-type="float">
            <text:p>209444</text:p>
          </table:table-cell>
          <table:table-cell table:formula="of:=[.B481]/[.$B$1]" office:value-type="float" office:value="20.2608695652174" calcext:value-type="float">
            <text:p>20,26</text:p>
          </table:table-cell>
          <table:table-cell table:formula="of:=[.G480]+[.F481]" office:value-type="float" office:value="9106.26086956521" calcext:value-type="float">
            <text:p>9106,2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GroupAdapter_0_BinaryMutator</text:p>
          </table:table-cell>
          <table:table-cell office:value-type="float" office:value="160" calcext:value-type="float">
            <text:p>160</text:p>
          </table:table-cell>
          <table:table-cell table:formula="of:=[.E481]+[.B482]" office:value-type="float" office:value="209929" calcext:value-type="float">
            <text:p>209929</text:p>
          </table:table-cell>
          <table:table-cell table:formula="of:=[.B482]/[.$B$1]" office:value-type="float" office:value="21.0869565217391" calcext:value-type="float">
            <text:p>21,09</text:p>
          </table:table-cell>
          <table:table-cell table:formula="of:=[.G481]+[.F482]" office:value-type="float" office:value="9127.34782608695" calcext:value-type="float">
            <text:p>9127,3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GroupAdapter_1_BuggyGUIListenerOperatorMutator</text:p>
          </table:table-cell>
          <table:table-cell office:value-type="float" office:value="1160" calcext:value-type="float">
            <text:p>1160</text:p>
          </table:table-cell>
          <table:table-cell table:formula="of:=[.E482]+[.B483]" office:value-type="float" office:value="210412" calcext:value-type="float">
            <text:p>210412</text:p>
          </table:table-cell>
          <table:table-cell table:formula="of:=[.B483]/[.$B$1]" office:value-type="float" office:value="21" calcext:value-type="float">
            <text:p>21,00</text:p>
          </table:table-cell>
          <table:table-cell table:formula="of:=[.G482]+[.F483]" office:value-type="float" office:value="9148.34782608695" calcext:value-type="float">
            <text:p>9148,3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conPackHolder_0_InvalidViewFocusOperatorMutator</text:p>
          </table:table-cell>
          <table:table-cell office:value-type="float" office:value="161" calcext:value-type="float">
            <text:p>161</text:p>
          </table:table-cell>
          <table:table-cell table:formula="of:=[.E483]+[.B484]" office:value-type="float" office:value="210874" calcext:value-type="float">
            <text:p>210874</text:p>
          </table:table-cell>
          <table:table-cell table:formula="of:=[.B484]/[.$B$1]" office:value-type="float" office:value="20.0869565217391" calcext:value-type="float">
            <text:p>20,09</text:p>
          </table:table-cell>
          <table:table-cell table:formula="of:=[.G483]+[.F484]" office:value-type="float" office:value="9168.43478260869" calcext:value-type="float">
            <text:p>9168,4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IconPackHolder_1_ViewComponentNotVisibleOperatorMutator</text:p>
          </table:table-cell>
          <table:table-cell office:value-type="float" office:value="1161" calcext:value-type="float">
            <text:p>1161</text:p>
          </table:table-cell>
          <table:table-cell table:formula="of:=[.E484]+[.B485]" office:value-type="float" office:value="211333" calcext:value-type="float">
            <text:p>211333</text:p>
          </table:table-cell>
          <table:table-cell table:formula="of:=[.B485]/[.$B$1]" office:value-type="float" office:value="19.9565217391304" calcext:value-type="float">
            <text:p>19,96</text:p>
          </table:table-cell>
          <table:table-cell table:formula="of:=[.G484]+[.F485]" office:value-type="float" office:value="9188.39130434782" calcext:value-type="float">
            <text:p>9188,3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conPackHolder_2_InvalidViewFocusOperatorMutator</text:p>
          </table:table-cell>
          <table:table-cell office:value-type="float" office:value="2161" calcext:value-type="float">
            <text:p>2161</text:p>
          </table:table-cell>
          <table:table-cell table:formula="of:=[.E485]+[.B486]" office:value-type="float" office:value="211783" calcext:value-type="float">
            <text:p>211783</text:p>
          </table:table-cell>
          <table:table-cell table:formula="of:=[.B486]/[.$B$1]" office:value-type="float" office:value="19.5652173913043" calcext:value-type="float">
            <text:p>19,57</text:p>
          </table:table-cell>
          <table:table-cell table:formula="of:=[.G485]+[.F486]" office:value-type="float" office:value="9207.95652173913" calcext:value-type="float">
            <text:p>9207,9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conPackHolder_3_ViewComponentNotVisibleOperatorMutator</text:p>
          </table:table-cell>
          <table:table-cell office:value-type="float" office:value="3161" calcext:value-type="float">
            <text:p>3161</text:p>
          </table:table-cell>
          <table:table-cell table:formula="of:=[.E486]+[.B487]" office:value-type="float" office:value="212238" calcext:value-type="float">
            <text:p>212238</text:p>
          </table:table-cell>
          <table:table-cell table:formula="of:=[.B487]/[.$B$1]" office:value-type="float" office:value="19.7826086956522" calcext:value-type="float">
            <text:p>19,78</text:p>
          </table:table-cell>
          <table:table-cell table:formula="of:=[.G486]+[.F487]" office:value-type="float" office:value="9227.73913043478" calcext:value-type="float">
            <text:p>9227,7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conPackHolder_4_InvalidViewFocusOperatorMutator</text:p>
          </table:table-cell>
          <table:table-cell office:value-type="float" office:value="4161" calcext:value-type="float">
            <text:p>4161</text:p>
          </table:table-cell>
          <table:table-cell table:formula="of:=[.E487]+[.B488]" office:value-type="float" office:value="212694" calcext:value-type="float">
            <text:p>212694</text:p>
          </table:table-cell>
          <table:table-cell table:formula="of:=[.B488]/[.$B$1]" office:value-type="float" office:value="19.8260869565217" calcext:value-type="float">
            <text:p>19,83</text:p>
          </table:table-cell>
          <table:table-cell table:formula="of:=[.G487]+[.F488]" office:value-type="float" office:value="9247.5652173913" calcext:value-type="float">
            <text:p>9247,5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IconPackHolder_5_ViewComponentNotVisibleOperatorMutator</text:p>
          </table:table-cell>
          <table:table-cell office:value-type="float" office:value="5161" calcext:value-type="float">
            <text:p>5161</text:p>
          </table:table-cell>
          <table:table-cell table:formula="of:=[.E488]+[.B489]" office:value-type="float" office:value="213153" calcext:value-type="float">
            <text:p>213153</text:p>
          </table:table-cell>
          <table:table-cell table:formula="of:=[.B489]/[.$B$1]" office:value-type="float" office:value="19.9565217391304" calcext:value-type="float">
            <text:p>19,96</text:p>
          </table:table-cell>
          <table:table-cell table:formula="of:=[.G488]+[.F489]" office:value-type="float" office:value="9267.52173913043" calcext:value-type="float">
            <text:p>9267,5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EntryHolder_0_InvalidViewFocusOperatorMutator</text:p>
          </table:table-cell>
          <table:table-cell office:value-type="float" office:value="162" calcext:value-type="float">
            <text:p>162</text:p>
          </table:table-cell>
          <table:table-cell table:formula="of:=[.E489]+[.B490]" office:value-type="float" office:value="213607" calcext:value-type="float">
            <text:p>213607</text:p>
          </table:table-cell>
          <table:table-cell table:formula="of:=[.B490]/[.$B$1]" office:value-type="float" office:value="19.7391304347826" calcext:value-type="float">
            <text:p>19,74</text:p>
          </table:table-cell>
          <table:table-cell table:formula="of:=[.G489]+[.F490]" office:value-type="float" office:value="9287.26086956521" calcext:value-type="float">
            <text:p>9287,2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ntryHolder_1_ViewComponentNotVisibleOperatorMutator</text:p>
          </table:table-cell>
          <table:table-cell office:value-type="float" office:value="1162" calcext:value-type="float">
            <text:p>1162</text:p>
          </table:table-cell>
          <table:table-cell table:formula="of:=[.E490]+[.B491]" office:value-type="float" office:value="214064" calcext:value-type="float">
            <text:p>214064</text:p>
          </table:table-cell>
          <table:table-cell table:formula="of:=[.B491]/[.$B$1]" office:value-type="float" office:value="19.8695652173913" calcext:value-type="float">
            <text:p>19,87</text:p>
          </table:table-cell>
          <table:table-cell table:formula="of:=[.G490]+[.F491]" office:value-type="float" office:value="9307.1304347826" calcext:value-type="float">
            <text:p>9307,1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EntryHolder_2_InvalidViewFocusOperatorMutator</text:p>
          </table:table-cell>
          <table:table-cell office:value-type="float" office:value="2162" calcext:value-type="float">
            <text:p>2162</text:p>
          </table:table-cell>
          <table:table-cell table:formula="of:=[.E491]+[.B492]" office:value-type="float" office:value="214510" calcext:value-type="float">
            <text:p>214510</text:p>
          </table:table-cell>
          <table:table-cell table:formula="of:=[.B492]/[.$B$1]" office:value-type="float" office:value="19.3913043478261" calcext:value-type="float">
            <text:p>19,39</text:p>
          </table:table-cell>
          <table:table-cell table:formula="of:=[.G491]+[.F492]" office:value-type="float" office:value="9326.52173913043" calcext:value-type="float">
            <text:p>9326,5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EntryHolder_3_ViewComponentNotVisibleOperatorMutator</text:p>
          </table:table-cell>
          <table:table-cell office:value-type="float" office:value="3162" calcext:value-type="float">
            <text:p>3162</text:p>
          </table:table-cell>
          <table:table-cell table:formula="of:=[.E492]+[.B493]" office:value-type="float" office:value="214968" calcext:value-type="float">
            <text:p>214968</text:p>
          </table:table-cell>
          <table:table-cell table:formula="of:=[.B493]/[.$B$1]" office:value-type="float" office:value="19.9130434782609" calcext:value-type="float">
            <text:p>19,91</text:p>
          </table:table-cell>
          <table:table-cell table:formula="of:=[.G492]+[.F493]" office:value-type="float" office:value="9346.43478260869" calcext:value-type="float">
            <text:p>9346,4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EntryHolder_4_InvalidViewFocusOperatorMutator</text:p>
          </table:table-cell>
          <table:table-cell office:value-type="float" office:value="4162" calcext:value-type="float">
            <text:p>4162</text:p>
          </table:table-cell>
          <table:table-cell table:formula="of:=[.E493]+[.B494]" office:value-type="float" office:value="215417" calcext:value-type="float">
            <text:p>215417</text:p>
          </table:table-cell>
          <table:table-cell table:formula="of:=[.B494]/[.$B$1]" office:value-type="float" office:value="19.5217391304348" calcext:value-type="float">
            <text:p>19,52</text:p>
          </table:table-cell>
          <table:table-cell table:formula="of:=[.G493]+[.F494]" office:value-type="float" office:value="9365.95652173913" calcext:value-type="float">
            <text:p>9365,9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EntryHolder_5_ViewComponentNotVisibleOperatorMutator</text:p>
          </table:table-cell>
          <table:table-cell office:value-type="float" office:value="5162" calcext:value-type="float">
            <text:p>5162</text:p>
          </table:table-cell>
          <table:table-cell table:formula="of:=[.E494]+[.B495]" office:value-type="float" office:value="215867" calcext:value-type="float">
            <text:p>215867</text:p>
          </table:table-cell>
          <table:table-cell table:formula="of:=[.B495]/[.$B$1]" office:value-type="float" office:value="19.5652173913043" calcext:value-type="float">
            <text:p>19,57</text:p>
          </table:table-cell>
          <table:table-cell table:formula="of:=[.G494]+[.F495]" office:value-type="float" office:value="9385.52173913043" calcext:value-type="float">
            <text:p>9385,5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ntryHolder_6_InvalidViewFocusOperatorMutator</text:p>
          </table:table-cell>
          <table:table-cell office:value-type="float" office:value="6162" calcext:value-type="float">
            <text:p>6162</text:p>
          </table:table-cell>
          <table:table-cell table:formula="of:=[.E495]+[.B496]" office:value-type="float" office:value="216323" calcext:value-type="float">
            <text:p>216323</text:p>
          </table:table-cell>
          <table:table-cell table:formula="of:=[.B496]/[.$B$1]" office:value-type="float" office:value="19.8260869565217" calcext:value-type="float">
            <text:p>19,83</text:p>
          </table:table-cell>
          <table:table-cell table:formula="of:=[.G495]+[.F496]" office:value-type="float" office:value="9405.34782608695" calcext:value-type="float">
            <text:p>9405,3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ntryHolder_7_ViewComponentNotVisibleOperatorMutator</text:p>
          </table:table-cell>
          <table:table-cell office:value-type="float" office:value="7162" calcext:value-type="float">
            <text:p>7162</text:p>
          </table:table-cell>
          <table:table-cell table:formula="of:=[.E496]+[.B497]" office:value-type="float" office:value="216776" calcext:value-type="float">
            <text:p>216776</text:p>
          </table:table-cell>
          <table:table-cell table:formula="of:=[.B497]/[.$B$1]" office:value-type="float" office:value="19.695652173913" calcext:value-type="float">
            <text:p>19,70</text:p>
          </table:table-cell>
          <table:table-cell table:formula="of:=[.G496]+[.F497]" office:value-type="float" office:value="9425.04347826086" calcext:value-type="float">
            <text:p>9425,0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EntryHolder_8_InvalidViewFocusOperatorMutator</text:p>
          </table:table-cell>
          <table:table-cell office:value-type="float" office:value="8162" calcext:value-type="float">
            <text:p>8162</text:p>
          </table:table-cell>
          <table:table-cell table:formula="of:=[.E497]+[.B498]" office:value-type="float" office:value="217234" calcext:value-type="float">
            <text:p>217234</text:p>
          </table:table-cell>
          <table:table-cell table:formula="of:=[.B498]/[.$B$1]" office:value-type="float" office:value="19.9130434782609" calcext:value-type="float">
            <text:p>19,91</text:p>
          </table:table-cell>
          <table:table-cell table:formula="of:=[.G497]+[.F498]" office:value-type="float" office:value="9444.95652173912" calcext:value-type="float">
            <text:p>9444,9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ntryHolder_9_ViewComponentNotVisibleOperatorMutator</text:p>
          </table:table-cell>
          <table:table-cell office:value-type="float" office:value="9162" calcext:value-type="float">
            <text:p>9162</text:p>
          </table:table-cell>
          <table:table-cell table:formula="of:=[.E498]+[.B499]" office:value-type="float" office:value="217685" calcext:value-type="float">
            <text:p>217685</text:p>
          </table:table-cell>
          <table:table-cell table:formula="of:=[.B499]/[.$B$1]" office:value-type="float" office:value="19.6086956521739" calcext:value-type="float">
            <text:p>19,61</text:p>
          </table:table-cell>
          <table:table-cell table:formula="of:=[.G498]+[.F499]" office:value-type="float" office:value="9464.5652173913" calcext:value-type="float">
            <text:p>9464,5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EntryHolder_10_InvalidViewFocusOperatorMutator</text:p>
          </table:table-cell>
          <table:table-cell office:value-type="float" office:value="10162" calcext:value-type="float">
            <text:p>10162</text:p>
          </table:table-cell>
          <table:table-cell table:formula="of:=[.E499]+[.B500]" office:value-type="float" office:value="218140" calcext:value-type="float">
            <text:p>218140</text:p>
          </table:table-cell>
          <table:table-cell table:formula="of:=[.B500]/[.$B$1]" office:value-type="float" office:value="19.7826086956522" calcext:value-type="float">
            <text:p>19,78</text:p>
          </table:table-cell>
          <table:table-cell table:formula="of:=[.G499]+[.F500]" office:value-type="float" office:value="9484.34782608695" calcext:value-type="float">
            <text:p>9484,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EntryHolder_11_ViewComponentNotVisibleOperatorMutator</text:p>
          </table:table-cell>
          <table:table-cell office:value-type="float" office:value="11162" calcext:value-type="float">
            <text:p>11162</text:p>
          </table:table-cell>
          <table:table-cell table:formula="of:=[.E500]+[.B501]" office:value-type="float" office:value="218588" calcext:value-type="float">
            <text:p>218588</text:p>
          </table:table-cell>
          <table:table-cell table:formula="of:=[.B501]/[.$B$1]" office:value-type="float" office:value="19.4782608695652" calcext:value-type="float">
            <text:p>19,48</text:p>
          </table:table-cell>
          <table:table-cell table:formula="of:=[.G500]+[.F501]" office:value-type="float" office:value="9503.82608695652" calcext:value-type="float">
            <text:p>9503,8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EntryHolder_12_InvalidViewFocusOperatorMutator</text:p>
          </table:table-cell>
          <table:table-cell office:value-type="float" office:value="12162" calcext:value-type="float">
            <text:p>12162</text:p>
          </table:table-cell>
          <table:table-cell table:formula="of:=[.E501]+[.B502]" office:value-type="float" office:value="219037" calcext:value-type="float">
            <text:p>219037</text:p>
          </table:table-cell>
          <table:table-cell table:formula="of:=[.B502]/[.$B$1]" office:value-type="float" office:value="19.5217391304348" calcext:value-type="float">
            <text:p>19,52</text:p>
          </table:table-cell>
          <table:table-cell table:formula="of:=[.G501]+[.F502]" office:value-type="float" office:value="9523.34782608695" calcext:value-type="float">
            <text:p>9523,3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EntryHolder_13_ViewComponentNotVisibleOperatorMutator</text:p>
          </table:table-cell>
          <table:table-cell office:value-type="float" office:value="13162" calcext:value-type="float">
            <text:p>13162</text:p>
          </table:table-cell>
          <table:table-cell table:formula="of:=[.E502]+[.B503]" office:value-type="float" office:value="219485" calcext:value-type="float">
            <text:p>219485</text:p>
          </table:table-cell>
          <table:table-cell table:formula="of:=[.B503]/[.$B$1]" office:value-type="float" office:value="19.4782608695652" calcext:value-type="float">
            <text:p>19,48</text:p>
          </table:table-cell>
          <table:table-cell table:formula="of:=[.G502]+[.F503]" office:value-type="float" office:value="9542.82608695652" calcext:value-type="float">
            <text:p>9542,8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ntryHolder_14_InvalidViewFocusOperatorMutator</text:p>
          </table:table-cell>
          <table:table-cell office:value-type="float" office:value="14162" calcext:value-type="float">
            <text:p>14162</text:p>
          </table:table-cell>
          <table:table-cell table:formula="of:=[.E503]+[.B504]" office:value-type="float" office:value="219938" calcext:value-type="float">
            <text:p>219938</text:p>
          </table:table-cell>
          <table:table-cell table:formula="of:=[.B504]/[.$B$1]" office:value-type="float" office:value="19.695652173913" calcext:value-type="float">
            <text:p>19,70</text:p>
          </table:table-cell>
          <table:table-cell table:formula="of:=[.G503]+[.F504]" office:value-type="float" office:value="9562.52173913043" calcext:value-type="float">
            <text:p>9562,5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EntryHolder_15_ViewComponentNotVisibleOperatorMutator</text:p>
          </table:table-cell>
          <table:table-cell office:value-type="float" office:value="15162" calcext:value-type="float">
            <text:p>15162</text:p>
          </table:table-cell>
          <table:table-cell table:formula="of:=[.E504]+[.B505]" office:value-type="float" office:value="220393" calcext:value-type="float">
            <text:p>220393</text:p>
          </table:table-cell>
          <table:table-cell table:formula="of:=[.B505]/[.$B$1]" office:value-type="float" office:value="19.7826086956522" calcext:value-type="float">
            <text:p>19,78</text:p>
          </table:table-cell>
          <table:table-cell table:formula="of:=[.G504]+[.F505]" office:value-type="float" office:value="9582.30434782608" calcext:value-type="float">
            <text:p>9582,3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ntryHolder_16_InvalidViewFocusOperatorMutator</text:p>
          </table:table-cell>
          <table:table-cell office:value-type="float" office:value="16162" calcext:value-type="float">
            <text:p>16162</text:p>
          </table:table-cell>
          <table:table-cell table:formula="of:=[.E505]+[.B506]" office:value-type="float" office:value="220849" calcext:value-type="float">
            <text:p>220849</text:p>
          </table:table-cell>
          <table:table-cell table:formula="of:=[.B506]/[.$B$1]" office:value-type="float" office:value="19.8260869565217" calcext:value-type="float">
            <text:p>19,83</text:p>
          </table:table-cell>
          <table:table-cell table:formula="of:=[.G505]+[.F506]" office:value-type="float" office:value="9602.13043478261" calcext:value-type="float">
            <text:p>9602,1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EntryHolder_17_ViewComponentNotVisibleOperatorMutator</text:p>
          </table:table-cell>
          <table:table-cell office:value-type="float" office:value="17162" calcext:value-type="float">
            <text:p>17162</text:p>
          </table:table-cell>
          <table:table-cell table:formula="of:=[.E506]+[.B507]" office:value-type="float" office:value="221307" calcext:value-type="float">
            <text:p>221307</text:p>
          </table:table-cell>
          <table:table-cell table:formula="of:=[.B507]/[.$B$1]" office:value-type="float" office:value="19.9130434782609" calcext:value-type="float">
            <text:p>19,91</text:p>
          </table:table-cell>
          <table:table-cell table:formula="of:=[.G506]+[.F507]" office:value-type="float" office:value="9622.04347826087" calcext:value-type="float">
            <text:p>9622,0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ntryHolder_18_InvalidViewFocusOperatorMutator</text:p>
          </table:table-cell>
          <table:table-cell office:value-type="float" office:value="18162" calcext:value-type="float">
            <text:p>18162</text:p>
          </table:table-cell>
          <table:table-cell table:formula="of:=[.E507]+[.B508]" office:value-type="float" office:value="221758" calcext:value-type="float">
            <text:p>221758</text:p>
          </table:table-cell>
          <table:table-cell table:formula="of:=[.B508]/[.$B$1]" office:value-type="float" office:value="19.6086956521739" calcext:value-type="float">
            <text:p>19,61</text:p>
          </table:table-cell>
          <table:table-cell table:formula="of:=[.G507]+[.F508]" office:value-type="float" office:value="9641.65217391304" calcext:value-type="float">
            <text:p>9641,6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EntryHolder_19_ViewComponentNotVisibleOperatorMutator</text:p>
          </table:table-cell>
          <table:table-cell office:value-type="float" office:value="19162" calcext:value-type="float">
            <text:p>19162</text:p>
          </table:table-cell>
          <table:table-cell table:formula="of:=[.E508]+[.B509]" office:value-type="float" office:value="222212" calcext:value-type="float">
            <text:p>222212</text:p>
          </table:table-cell>
          <table:table-cell table:formula="of:=[.B509]/[.$B$1]" office:value-type="float" office:value="19.7391304347826" calcext:value-type="float">
            <text:p>19,74</text:p>
          </table:table-cell>
          <table:table-cell table:formula="of:=[.G508]+[.F509]" office:value-type="float" office:value="9661.39130434782" calcext:value-type="float">
            <text:p>9661,3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EntryHolder_20_InvalidViewFocusOperatorMutator</text:p>
          </table:table-cell>
          <table:table-cell office:value-type="float" office:value="20162" calcext:value-type="float">
            <text:p>20162</text:p>
          </table:table-cell>
          <table:table-cell table:formula="of:=[.E509]+[.B510]" office:value-type="float" office:value="222675" calcext:value-type="float">
            <text:p>222675</text:p>
          </table:table-cell>
          <table:table-cell table:formula="of:=[.B510]/[.$B$1]" office:value-type="float" office:value="20.1304347826087" calcext:value-type="float">
            <text:p>20,13</text:p>
          </table:table-cell>
          <table:table-cell table:formula="of:=[.G509]+[.F510]" office:value-type="float" office:value="9681.52173913043" calcext:value-type="float">
            <text:p>9681,5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EntryHolder_21_ViewComponentNotVisibleOperatorMutator</text:p>
          </table:table-cell>
          <table:table-cell office:value-type="float" office:value="21162" calcext:value-type="float">
            <text:p>21162</text:p>
          </table:table-cell>
          <table:table-cell table:formula="of:=[.E510]+[.B511]" office:value-type="float" office:value="223133" calcext:value-type="float">
            <text:p>223133</text:p>
          </table:table-cell>
          <table:table-cell table:formula="of:=[.B511]/[.$B$1]" office:value-type="float" office:value="19.9130434782609" calcext:value-type="float">
            <text:p>19,91</text:p>
          </table:table-cell>
          <table:table-cell table:formula="of:=[.G510]+[.F511]" office:value-type="float" office:value="9701.43478260869" calcext:value-type="float">
            <text:p>9701,4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ntryHolder_22_InvalidViewFocusOperatorMutator</text:p>
          </table:table-cell>
          <table:table-cell office:value-type="float" office:value="22162" calcext:value-type="float">
            <text:p>22162</text:p>
          </table:table-cell>
          <table:table-cell table:formula="of:=[.E511]+[.B512]" office:value-type="float" office:value="223585" calcext:value-type="float">
            <text:p>223585</text:p>
          </table:table-cell>
          <table:table-cell table:formula="of:=[.B512]/[.$B$1]" office:value-type="float" office:value="19.6521739130435" calcext:value-type="float">
            <text:p>19,65</text:p>
          </table:table-cell>
          <table:table-cell table:formula="of:=[.G511]+[.F512]" office:value-type="float" office:value="9721.08695652173" calcext:value-type="float">
            <text:p>9721,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ntryHolder_23_ViewComponentNotVisibleOperatorMutator</text:p>
          </table:table-cell>
          <table:table-cell office:value-type="float" office:value="23162" calcext:value-type="float">
            <text:p>23162</text:p>
          </table:table-cell>
          <table:table-cell table:formula="of:=[.E512]+[.B513]" office:value-type="float" office:value="224042" calcext:value-type="float">
            <text:p>224042</text:p>
          </table:table-cell>
          <table:table-cell table:formula="of:=[.B513]/[.$B$1]" office:value-type="float" office:value="19.8695652173913" calcext:value-type="float">
            <text:p>19,87</text:p>
          </table:table-cell>
          <table:table-cell table:formula="of:=[.G512]+[.F513]" office:value-type="float" office:value="9740.95652173913" calcext:value-type="float">
            <text:p>9740,9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EntryHolder_24_BinaryMutator</text:p>
          </table:table-cell>
          <table:table-cell office:value-type="float" office:value="24162" calcext:value-type="float">
            <text:p>24162</text:p>
          </table:table-cell>
          <table:table-cell table:formula="of:=[.E513]+[.B514]" office:value-type="float" office:value="224505" calcext:value-type="float">
            <text:p>224505</text:p>
          </table:table-cell>
          <table:table-cell table:formula="of:=[.B514]/[.$B$1]" office:value-type="float" office:value="20.1304347826087" calcext:value-type="float">
            <text:p>20,13</text:p>
          </table:table-cell>
          <table:table-cell table:formula="of:=[.G513]+[.F514]" office:value-type="float" office:value="9761.08695652173" calcext:value-type="float">
            <text:p>9761,0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ntryHolder_25_BinaryMutator</text:p>
          </table:table-cell>
          <table:table-cell office:value-type="float" office:value="25162" calcext:value-type="float">
            <text:p>25162</text:p>
          </table:table-cell>
          <table:table-cell table:formula="of:=[.E514]+[.B515]" office:value-type="float" office:value="224971" calcext:value-type="float">
            <text:p>224971</text:p>
          </table:table-cell>
          <table:table-cell table:formula="of:=[.B515]/[.$B$1]" office:value-type="float" office:value="20.2608695652174" calcext:value-type="float">
            <text:p>20,26</text:p>
          </table:table-cell>
          <table:table-cell table:formula="of:=[.G514]+[.F515]" office:value-type="float" office:value="9781.34782608695" calcext:value-type="float">
            <text:p>9781,3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conAdapter_0_BinaryMutator</text:p>
          </table:table-cell>
          <table:table-cell office:value-type="float" office:value="163" calcext:value-type="float">
            <text:p>163</text:p>
          </table:table-cell>
          <table:table-cell table:formula="of:=[.E515]+[.B516]" office:value-type="float" office:value="225428" calcext:value-type="float">
            <text:p>225428</text:p>
          </table:table-cell>
          <table:table-cell table:formula="of:=[.B516]/[.$B$1]" office:value-type="float" office:value="19.8695652173913" calcext:value-type="float">
            <text:p>19,87</text:p>
          </table:table-cell>
          <table:table-cell table:formula="of:=[.G515]+[.F516]" office:value-type="float" office:value="9801.21739130434" calcext:value-type="float">
            <text:p>9801,2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conAdapter_1_BinaryMutator</text:p>
          </table:table-cell>
          <table:table-cell office:value-type="float" office:value="1163" calcext:value-type="float">
            <text:p>1163</text:p>
          </table:table-cell>
          <table:table-cell table:formula="of:=[.E516]+[.B517]" office:value-type="float" office:value="225883" calcext:value-type="float">
            <text:p>225883</text:p>
          </table:table-cell>
          <table:table-cell table:formula="of:=[.B517]/[.$B$1]" office:value-type="float" office:value="19.7826086956522" calcext:value-type="float">
            <text:p>19,78</text:p>
          </table:table-cell>
          <table:table-cell table:formula="of:=[.G516]+[.F517]" office:value-type="float" office:value="9820.99999999999" calcext:value-type="float">
            <text:p>9821,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conAdapter_2_BuggyGUIListenerOperatorMutator</text:p>
          </table:table-cell>
          <table:table-cell office:value-type="float" office:value="2163" calcext:value-type="float">
            <text:p>2163</text:p>
          </table:table-cell>
          <table:table-cell table:formula="of:=[.E517]+[.B518]" office:value-type="float" office:value="226340" calcext:value-type="float">
            <text:p>226340</text:p>
          </table:table-cell>
          <table:table-cell table:formula="of:=[.B518]/[.$B$1]" office:value-type="float" office:value="19.8695652173913" calcext:value-type="float">
            <text:p>19,87</text:p>
          </table:table-cell>
          <table:table-cell table:formula="of:=[.G517]+[.F518]" office:value-type="float" office:value="9840.86956521739" calcext:value-type="float">
            <text:p>9840,8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conAdapter_3_BuggyGUIListenerOperatorMutator</text:p>
          </table:table-cell>
          <table:table-cell office:value-type="float" office:value="3163" calcext:value-type="float">
            <text:p>3163</text:p>
          </table:table-cell>
          <table:table-cell table:formula="of:=[.E518]+[.B519]" office:value-type="float" office:value="226797" calcext:value-type="float">
            <text:p>226797</text:p>
          </table:table-cell>
          <table:table-cell table:formula="of:=[.B519]/[.$B$1]" office:value-type="float" office:value="19.8695652173913" calcext:value-type="float">
            <text:p>19,87</text:p>
          </table:table-cell>
          <table:table-cell table:formula="of:=[.G518]+[.F519]" office:value-type="float" office:value="9860.73913043478" calcext:value-type="float">
            <text:p>9860,7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IconAdapter_4_BinaryMutator</text:p>
          </table:table-cell>
          <table:table-cell office:value-type="float" office:value="4163" calcext:value-type="float">
            <text:p>4163</text:p>
          </table:table-cell>
          <table:table-cell table:formula="of:=[.E519]+[.B520]" office:value-type="float" office:value="227256" calcext:value-type="float">
            <text:p>227256</text:p>
          </table:table-cell>
          <table:table-cell table:formula="of:=[.B520]/[.$B$1]" office:value-type="float" office:value="19.9565217391304" calcext:value-type="float">
            <text:p>19,96</text:p>
          </table:table-cell>
          <table:table-cell table:formula="of:=[.G519]+[.F520]" office:value-type="float" office:value="9880.69565217391" calcext:value-type="float">
            <text:p>9880,7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conAdapter_5_BinaryMutator</text:p>
          </table:table-cell>
          <table:table-cell office:value-type="float" office:value="5163" calcext:value-type="float">
            <text:p>5163</text:p>
          </table:table-cell>
          <table:table-cell table:formula="of:=[.E520]+[.B521]" office:value-type="float" office:value="227716" calcext:value-type="float">
            <text:p>227716</text:p>
          </table:table-cell>
          <table:table-cell table:formula="of:=[.B521]/[.$B$1]" office:value-type="float" office:value="20" calcext:value-type="float">
            <text:p>20,00</text:p>
          </table:table-cell>
          <table:table-cell table:formula="of:=[.G520]+[.F521]" office:value-type="float" office:value="9900.69565217391" calcext:value-type="float">
            <text:p>9900,7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TotpProgressBar_0_BinaryMutator</text:p>
          </table:table-cell>
          <table:table-cell office:value-type="float" office:value="164" calcext:value-type="float">
            <text:p>164</text:p>
          </table:table-cell>
          <table:table-cell table:formula="of:=[.E521]+[.B522]" office:value-type="float" office:value="228164" calcext:value-type="float">
            <text:p>228164</text:p>
          </table:table-cell>
          <table:table-cell table:formula="of:=[.B522]/[.$B$1]" office:value-type="float" office:value="19.4782608695652" calcext:value-type="float">
            <text:p>19,48</text:p>
          </table:table-cell>
          <table:table-cell table:formula="of:=[.G521]+[.F522]" office:value-type="float" office:value="9920.17391304347" calcext:value-type="float">
            <text:p>9920,1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TotpProgressBar_1_BinaryMutator</text:p>
          </table:table-cell>
          <table:table-cell office:value-type="float" office:value="1164" calcext:value-type="float">
            <text:p>1164</text:p>
          </table:table-cell>
          <table:table-cell table:formula="of:=[.E522]+[.B523]" office:value-type="float" office:value="228615" calcext:value-type="float">
            <text:p>228615</text:p>
          </table:table-cell>
          <table:table-cell table:formula="of:=[.B523]/[.$B$1]" office:value-type="float" office:value="19.6086956521739" calcext:value-type="float">
            <text:p>19,61</text:p>
          </table:table-cell>
          <table:table-cell table:formula="of:=[.G522]+[.F523]" office:value-type="float" office:value="9939.78260869565" calcext:value-type="float">
            <text:p>9939,7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TotpProgressBar_2_BinaryMutator</text:p>
          </table:table-cell>
          <table:table-cell office:value-type="float" office:value="2164" calcext:value-type="float">
            <text:p>2164</text:p>
          </table:table-cell>
          <table:table-cell table:formula="of:=[.E523]+[.B524]" office:value-type="float" office:value="229070" calcext:value-type="float">
            <text:p>229070</text:p>
          </table:table-cell>
          <table:table-cell table:formula="of:=[.B524]/[.$B$1]" office:value-type="float" office:value="19.7826086956522" calcext:value-type="float">
            <text:p>19,78</text:p>
          </table:table-cell>
          <table:table-cell table:formula="of:=[.G523]+[.F524]" office:value-type="float" office:value="9959.5652173913" calcext:value-type="float">
            <text:p>9959,5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TotpProgressBar_3_BinaryMutator</text:p>
          </table:table-cell>
          <table:table-cell office:value-type="float" office:value="3164" calcext:value-type="float">
            <text:p>3164</text:p>
          </table:table-cell>
          <table:table-cell table:formula="of:=[.E524]+[.B525]" office:value-type="float" office:value="229620" calcext:value-type="float">
            <text:p>229620</text:p>
          </table:table-cell>
          <table:table-cell table:formula="of:=[.B525]/[.$B$1]" office:value-type="float" office:value="23.9130434782609" calcext:value-type="float">
            <text:p>23,91</text:p>
          </table:table-cell>
          <table:table-cell table:formula="of:=[.G524]+[.F525]" office:value-type="float" office:value="9983.47826086956" calcext:value-type="float">
            <text:p>9983,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TotpProgressBar_4_BinaryMutator</text:p>
          </table:table-cell>
          <table:table-cell office:value-type="float" office:value="4164" calcext:value-type="float">
            <text:p>4164</text:p>
          </table:table-cell>
          <table:table-cell table:formula="of:=[.E525]+[.B526]" office:value-type="float" office:value="230072" calcext:value-type="float">
            <text:p>230072</text:p>
          </table:table-cell>
          <table:table-cell table:formula="of:=[.B526]/[.$B$1]" office:value-type="float" office:value="19.6521739130435" calcext:value-type="float">
            <text:p>19,65</text:p>
          </table:table-cell>
          <table:table-cell table:formula="of:=[.G525]+[.F526]" office:value-type="float" office:value="10003.1304347826" calcext:value-type="float">
            <text:p>10003,1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TotpProgressBar_5_BinaryMutator</text:p>
          </table:table-cell>
          <table:table-cell office:value-type="float" office:value="5164" calcext:value-type="float">
            <text:p>5164</text:p>
          </table:table-cell>
          <table:table-cell table:formula="of:=[.E526]+[.B527]" office:value-type="float" office:value="230903" calcext:value-type="float">
            <text:p>230903</text:p>
          </table:table-cell>
          <table:table-cell table:formula="of:=[.B527]/[.$B$1]" office:value-type="float" office:value="36.1304347826087" calcext:value-type="float">
            <text:p>36,13</text:p>
          </table:table-cell>
          <table:table-cell table:formula="of:=[.G526]+[.F527]" office:value-type="float" office:value="10039.2608695652" calcext:value-type="float">
            <text:p>10039,2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TotpProgressBar_6_BinaryMutator</text:p>
          </table:table-cell>
          <table:table-cell office:value-type="float" office:value="6164" calcext:value-type="float">
            <text:p>6164</text:p>
          </table:table-cell>
          <table:table-cell table:formula="of:=[.E527]+[.B528]" office:value-type="float" office:value="231359" calcext:value-type="float">
            <text:p>231359</text:p>
          </table:table-cell>
          <table:table-cell table:formula="of:=[.B528]/[.$B$1]" office:value-type="float" office:value="19.8260869565217" calcext:value-type="float">
            <text:p>19,83</text:p>
          </table:table-cell>
          <table:table-cell table:formula="of:=[.G527]+[.F528]" office:value-type="float" office:value="10059.0869565217" calcext:value-type="float">
            <text:p>10059,0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TotpProgressBar_7_BinaryMutator</text:p>
          </table:table-cell>
          <table:table-cell office:value-type="float" office:value="7164" calcext:value-type="float">
            <text:p>7164</text:p>
          </table:table-cell>
          <table:table-cell table:formula="of:=[.E528]+[.B529]" office:value-type="float" office:value="231813" calcext:value-type="float">
            <text:p>231813</text:p>
          </table:table-cell>
          <table:table-cell table:formula="of:=[.B529]/[.$B$1]" office:value-type="float" office:value="19.7391304347826" calcext:value-type="float">
            <text:p>19,74</text:p>
          </table:table-cell>
          <table:table-cell table:formula="of:=[.G528]+[.F529]" office:value-type="float" office:value="10078.8260869565" calcext:value-type="float">
            <text:p>10078,8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TotpProgressBar_8_BinaryMutator</text:p>
          </table:table-cell>
          <table:table-cell office:value-type="float" office:value="8164" calcext:value-type="float">
            <text:p>8164</text:p>
          </table:table-cell>
          <table:table-cell table:formula="of:=[.E529]+[.B530]" office:value-type="float" office:value="232263" calcext:value-type="float">
            <text:p>232263</text:p>
          </table:table-cell>
          <table:table-cell table:formula="of:=[.B530]/[.$B$1]" office:value-type="float" office:value="19.5652173913043" calcext:value-type="float">
            <text:p>19,57</text:p>
          </table:table-cell>
          <table:table-cell table:formula="of:=[.G529]+[.F530]" office:value-type="float" office:value="10098.3913043478" calcext:value-type="float">
            <text:p>10098,3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TotpProgressBar_9_BinaryMutator</text:p>
          </table:table-cell>
          <table:table-cell office:value-type="float" office:value="9164" calcext:value-type="float">
            <text:p>9164</text:p>
          </table:table-cell>
          <table:table-cell table:formula="of:=[.E530]+[.B531]" office:value-type="float" office:value="232720" calcext:value-type="float">
            <text:p>232720</text:p>
          </table:table-cell>
          <table:table-cell table:formula="of:=[.B531]/[.$B$1]" office:value-type="float" office:value="19.8695652173913" calcext:value-type="float">
            <text:p>19,87</text:p>
          </table:table-cell>
          <table:table-cell table:formula="of:=[.G530]+[.F531]" office:value-type="float" office:value="10118.2608695652" calcext:value-type="float">
            <text:p>10118,2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TotpProgressBar_10_BinaryMutator</text:p>
          </table:table-cell>
          <table:table-cell office:value-type="float" office:value="10164" calcext:value-type="float">
            <text:p>10164</text:p>
          </table:table-cell>
          <table:table-cell table:formula="of:=[.E531]+[.B532]" office:value-type="float" office:value="233174" calcext:value-type="float">
            <text:p>233174</text:p>
          </table:table-cell>
          <table:table-cell table:formula="of:=[.B532]/[.$B$1]" office:value-type="float" office:value="19.7391304347826" calcext:value-type="float">
            <text:p>19,74</text:p>
          </table:table-cell>
          <table:table-cell table:formula="of:=[.G531]+[.F532]" office:value-type="float" office:value="10138" calcext:value-type="float">
            <text:p>10138,0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mportEntriesActivity_0_LengthyGUICreationOperatorMutator</text:p>
          </table:table-cell>
          <table:table-cell office:value-type="float" office:value="165" calcext:value-type="float">
            <text:p>165</text:p>
          </table:table-cell>
          <table:table-cell table:formula="of:=[.E532]+[.B533]" office:value-type="float" office:value="233631" calcext:value-type="float">
            <text:p>233631</text:p>
          </table:table-cell>
          <table:table-cell table:formula="of:=[.B533]/[.$B$1]" office:value-type="float" office:value="19.8695652173913" calcext:value-type="float">
            <text:p>19,87</text:p>
          </table:table-cell>
          <table:table-cell table:formula="of:=[.G532]+[.F533]" office:value-type="float" office:value="10157.8695652174" calcext:value-type="float">
            <text:p>10157,8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mportEntriesActivity_1_InvalidIDFindViewOperatorMutator</text:p>
          </table:table-cell>
          <table:table-cell office:value-type="float" office:value="1165" calcext:value-type="float">
            <text:p>1165</text:p>
          </table:table-cell>
          <table:table-cell table:formula="of:=[.E533]+[.B534]" office:value-type="float" office:value="234093" calcext:value-type="float">
            <text:p>234093</text:p>
          </table:table-cell>
          <table:table-cell table:formula="of:=[.B534]/[.$B$1]" office:value-type="float" office:value="20.0869565217391" calcext:value-type="float">
            <text:p>20,09</text:p>
          </table:table-cell>
          <table:table-cell table:formula="of:=[.G533]+[.F534]" office:value-type="float" office:value="10177.9565217391" calcext:value-type="float">
            <text:p>10177,9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mportEntriesActivity_2_FindViewByIdReturnsNullOperatorMutator</text:p>
          </table:table-cell>
          <table:table-cell office:value-type="float" office:value="2165" calcext:value-type="float">
            <text:p>2165</text:p>
          </table:table-cell>
          <table:table-cell table:formula="of:=[.E534]+[.B535]" office:value-type="float" office:value="234548" calcext:value-type="float">
            <text:p>234548</text:p>
          </table:table-cell>
          <table:table-cell table:formula="of:=[.B535]/[.$B$1]" office:value-type="float" office:value="19.7826086956522" calcext:value-type="float">
            <text:p>19,78</text:p>
          </table:table-cell>
          <table:table-cell table:formula="of:=[.G534]+[.F535]" office:value-type="float" office:value="10197.7391304348" calcext:value-type="float">
            <text:p>10197,7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mportEntriesActivity_3_InvalidIDFindViewOperatorMutator</text:p>
          </table:table-cell>
          <table:table-cell office:value-type="float" office:value="3165" calcext:value-type="float">
            <text:p>3165</text:p>
          </table:table-cell>
          <table:table-cell table:formula="of:=[.E535]+[.B536]" office:value-type="float" office:value="235004" calcext:value-type="float">
            <text:p>235004</text:p>
          </table:table-cell>
          <table:table-cell table:formula="of:=[.B536]/[.$B$1]" office:value-type="float" office:value="19.8260869565217" calcext:value-type="float">
            <text:p>19,83</text:p>
          </table:table-cell>
          <table:table-cell table:formula="of:=[.G535]+[.F536]" office:value-type="float" office:value="10217.5652173913" calcext:value-type="float">
            <text:p>10217,5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mportEntriesActivity_4_InvalidViewFocusOperatorMutator</text:p>
          </table:table-cell>
          <table:table-cell office:value-type="float" office:value="4165" calcext:value-type="float">
            <text:p>4165</text:p>
          </table:table-cell>
          <table:table-cell table:formula="of:=[.E536]+[.B537]" office:value-type="float" office:value="235458" calcext:value-type="float">
            <text:p>235458</text:p>
          </table:table-cell>
          <table:table-cell table:formula="of:=[.B537]/[.$B$1]" office:value-type="float" office:value="19.7391304347826" calcext:value-type="float">
            <text:p>19,74</text:p>
          </table:table-cell>
          <table:table-cell table:formula="of:=[.G536]+[.F537]" office:value-type="float" office:value="10237.3043478261" calcext:value-type="float">
            <text:p>10237,3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mportEntriesActivity_5_ViewComponentNotVisibleOperatorMutator</text:p>
          </table:table-cell>
          <table:table-cell office:value-type="float" office:value="5165" calcext:value-type="float">
            <text:p>5165</text:p>
          </table:table-cell>
          <table:table-cell table:formula="of:=[.E537]+[.B538]" office:value-type="float" office:value="235912" calcext:value-type="float">
            <text:p>235912</text:p>
          </table:table-cell>
          <table:table-cell table:formula="of:=[.B538]/[.$B$1]" office:value-type="float" office:value="19.7391304347826" calcext:value-type="float">
            <text:p>19,74</text:p>
          </table:table-cell>
          <table:table-cell table:formula="of:=[.G537]+[.F538]" office:value-type="float" office:value="10257.0434782609" calcext:value-type="float">
            <text:p>10257,0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mportEntriesActivity_6_FindViewByIdReturnsNullOperatorMutator</text:p>
          </table:table-cell>
          <table:table-cell office:value-type="float" office:value="6165" calcext:value-type="float">
            <text:p>6165</text:p>
          </table:table-cell>
          <table:table-cell table:formula="of:=[.E538]+[.B539]" office:value-type="float" office:value="236370" calcext:value-type="float">
            <text:p>236370</text:p>
          </table:table-cell>
          <table:table-cell table:formula="of:=[.B539]/[.$B$1]" office:value-type="float" office:value="19.9130434782609" calcext:value-type="float">
            <text:p>19,91</text:p>
          </table:table-cell>
          <table:table-cell table:formula="of:=[.G538]+[.F539]" office:value-type="float" office:value="10276.9565217391" calcext:value-type="float">
            <text:p>10276,9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mportEntriesActivity_7_InvalidIDFindViewOperatorMutator</text:p>
          </table:table-cell>
          <table:table-cell office:value-type="float" office:value="7165" calcext:value-type="float">
            <text:p>7165</text:p>
          </table:table-cell>
          <table:table-cell table:formula="of:=[.E539]+[.B540]" office:value-type="float" office:value="236825" calcext:value-type="float">
            <text:p>236825</text:p>
          </table:table-cell>
          <table:table-cell table:formula="of:=[.B540]/[.$B$1]" office:value-type="float" office:value="19.7826086956522" calcext:value-type="float">
            <text:p>19,78</text:p>
          </table:table-cell>
          <table:table-cell table:formula="of:=[.G539]+[.F540]" office:value-type="float" office:value="10296.7391304348" calcext:value-type="float">
            <text:p>10296,7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mportEntriesActivity_8_InvalidViewFocusOperatorMutator</text:p>
          </table:table-cell>
          <table:table-cell office:value-type="float" office:value="8165" calcext:value-type="float">
            <text:p>8165</text:p>
          </table:table-cell>
          <table:table-cell table:formula="of:=[.E540]+[.B541]" office:value-type="float" office:value="237281" calcext:value-type="float">
            <text:p>237281</text:p>
          </table:table-cell>
          <table:table-cell table:formula="of:=[.B541]/[.$B$1]" office:value-type="float" office:value="19.8260869565217" calcext:value-type="float">
            <text:p>19,83</text:p>
          </table:table-cell>
          <table:table-cell table:formula="of:=[.G540]+[.F541]" office:value-type="float" office:value="10316.5652173913" calcext:value-type="float">
            <text:p>10316,5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mportEntriesActivity_9_ViewComponentNotVisibleOperatorMutator</text:p>
          </table:table-cell>
          <table:table-cell office:value-type="float" office:value="9165" calcext:value-type="float">
            <text:p>9165</text:p>
          </table:table-cell>
          <table:table-cell table:formula="of:=[.E541]+[.B542]" office:value-type="float" office:value="237737" calcext:value-type="float">
            <text:p>237737</text:p>
          </table:table-cell>
          <table:table-cell table:formula="of:=[.B542]/[.$B$1]" office:value-type="float" office:value="19.8260869565217" calcext:value-type="float">
            <text:p>19,83</text:p>
          </table:table-cell>
          <table:table-cell table:formula="of:=[.G541]+[.F542]" office:value-type="float" office:value="10336.3913043478" calcext:value-type="float">
            <text:p>10336,3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mportEntriesActivity_10_BuggyGUIListenerOperatorMutator</text:p>
          </table:table-cell>
          <table:table-cell office:value-type="float" office:value="10165" calcext:value-type="float">
            <text:p>10165</text:p>
          </table:table-cell>
          <table:table-cell table:formula="of:=[.E542]+[.B543]" office:value-type="float" office:value="238197" calcext:value-type="float">
            <text:p>238197</text:p>
          </table:table-cell>
          <table:table-cell table:formula="of:=[.B543]/[.$B$1]" office:value-type="float" office:value="20" calcext:value-type="float">
            <text:p>20,00</text:p>
          </table:table-cell>
          <table:table-cell table:formula="of:=[.G542]+[.F543]" office:value-type="float" office:value="10356.3913043478" calcext:value-type="float">
            <text:p>10356,3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mportEntriesActivity_11_BuggyGUIListenerOperatorMutator</text:p>
          </table:table-cell>
          <table:table-cell office:value-type="float" office:value="11165" calcext:value-type="float">
            <text:p>11165</text:p>
          </table:table-cell>
          <table:table-cell table:formula="of:=[.E543]+[.B544]" office:value-type="float" office:value="238655" calcext:value-type="float">
            <text:p>238655</text:p>
          </table:table-cell>
          <table:table-cell table:formula="of:=[.B544]/[.$B$1]" office:value-type="float" office:value="19.9130434782609" calcext:value-type="float">
            <text:p>19,91</text:p>
          </table:table-cell>
          <table:table-cell table:formula="of:=[.G543]+[.F544]" office:value-type="float" office:value="10376.3043478261" calcext:value-type="float">
            <text:p>10376,3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mportEntriesActivity_12_BuggyGUIListenerOperatorMutator</text:p>
          </table:table-cell>
          <table:table-cell office:value-type="float" office:value="12165" calcext:value-type="float">
            <text:p>12165</text:p>
          </table:table-cell>
          <table:table-cell table:formula="of:=[.E544]+[.B545]" office:value-type="float" office:value="239111" calcext:value-type="float">
            <text:p>239111</text:p>
          </table:table-cell>
          <table:table-cell table:formula="of:=[.B545]/[.$B$1]" office:value-type="float" office:value="19.8260869565217" calcext:value-type="float">
            <text:p>19,83</text:p>
          </table:table-cell>
          <table:table-cell table:formula="of:=[.G544]+[.F545]" office:value-type="float" office:value="10396.1304347826" calcext:value-type="float">
            <text:p>10396,1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mportEntriesActivity_13_BuggyGUIListenerOperatorMutator</text:p>
          </table:table-cell>
          <table:table-cell office:value-type="float" office:value="13165" calcext:value-type="float">
            <text:p>13165</text:p>
          </table:table-cell>
          <table:table-cell table:formula="of:=[.E545]+[.B546]" office:value-type="float" office:value="239571" calcext:value-type="float">
            <text:p>239571</text:p>
          </table:table-cell>
          <table:table-cell table:formula="of:=[.B546]/[.$B$1]" office:value-type="float" office:value="20" calcext:value-type="float">
            <text:p>20,00</text:p>
          </table:table-cell>
          <table:table-cell table:formula="of:=[.G545]+[.F546]" office:value-type="float" office:value="10416.1304347826" calcext:value-type="float">
            <text:p>10416,1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mportEntriesActivity_14_BuggyGUIListenerOperatorMutator</text:p>
          </table:table-cell>
          <table:table-cell office:value-type="float" office:value="14165" calcext:value-type="float">
            <text:p>14165</text:p>
          </table:table-cell>
          <table:table-cell table:formula="of:=[.E546]+[.B547]" office:value-type="float" office:value="240029" calcext:value-type="float">
            <text:p>240029</text:p>
          </table:table-cell>
          <table:table-cell table:formula="of:=[.B547]/[.$B$1]" office:value-type="float" office:value="19.9130434782609" calcext:value-type="float">
            <text:p>19,91</text:p>
          </table:table-cell>
          <table:table-cell table:formula="of:=[.G546]+[.F547]" office:value-type="float" office:value="10436.0434782609" calcext:value-type="float">
            <text:p>10436,0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mportEntriesActivity_15_BuggyGUIListenerOperatorMutator</text:p>
          </table:table-cell>
          <table:table-cell office:value-type="float" office:value="15165" calcext:value-type="float">
            <text:p>15165</text:p>
          </table:table-cell>
          <table:table-cell table:formula="of:=[.E547]+[.B548]" office:value-type="float" office:value="240484" calcext:value-type="float">
            <text:p>240484</text:p>
          </table:table-cell>
          <table:table-cell table:formula="of:=[.B548]/[.$B$1]" office:value-type="float" office:value="19.7826086956522" calcext:value-type="float">
            <text:p>19,78</text:p>
          </table:table-cell>
          <table:table-cell table:formula="of:=[.G547]+[.F548]" office:value-type="float" office:value="10455.8260869565" calcext:value-type="float">
            <text:p>10455,8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ImportEntriesActivity_16_BuggyGUIListenerOperatorMutator</text:p>
          </table:table-cell>
          <table:table-cell office:value-type="float" office:value="16165" calcext:value-type="float">
            <text:p>16165</text:p>
          </table:table-cell>
          <table:table-cell table:formula="of:=[.E548]+[.B549]" office:value-type="float" office:value="240947" calcext:value-type="float">
            <text:p>240947</text:p>
          </table:table-cell>
          <table:table-cell table:formula="of:=[.B549]/[.$B$1]" office:value-type="float" office:value="20.1304347826087" calcext:value-type="float">
            <text:p>20,13</text:p>
          </table:table-cell>
          <table:table-cell table:formula="of:=[.G548]+[.F549]" office:value-type="float" office:value="10475.9565217391" calcext:value-type="float">
            <text:p>10475,9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ImportEntriesActivity_17_BuggyGUIListenerOperatorMutator</text:p>
          </table:table-cell>
          <table:table-cell office:value-type="float" office:value="17165" calcext:value-type="float">
            <text:p>17165</text:p>
          </table:table-cell>
          <table:table-cell table:formula="of:=[.E549]+[.B550]" office:value-type="float" office:value="241408" calcext:value-type="float">
            <text:p>241408</text:p>
          </table:table-cell>
          <table:table-cell table:formula="of:=[.B550]/[.$B$1]" office:value-type="float" office:value="20.0434782608696" calcext:value-type="float">
            <text:p>20,04</text:p>
          </table:table-cell>
          <table:table-cell table:formula="of:=[.G549]+[.F550]" office:value-type="float" office:value="10496" calcext:value-type="float">
            <text:p>10496,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cannerActivity_0_LengthyGUICreationOperatorMutator</text:p>
          </table:table-cell>
          <table:table-cell office:value-type="float" office:value="166" calcext:value-type="float">
            <text:p>166</text:p>
          </table:table-cell>
          <table:table-cell table:formula="of:=[.E550]+[.B551]" office:value-type="float" office:value="241871" calcext:value-type="float">
            <text:p>241871</text:p>
          </table:table-cell>
          <table:table-cell table:formula="of:=[.B551]/[.$B$1]" office:value-type="float" office:value="20.1304347826087" calcext:value-type="float">
            <text:p>20,13</text:p>
          </table:table-cell>
          <table:table-cell table:formula="of:=[.G550]+[.F551]" office:value-type="float" office:value="10516.1304347826" calcext:value-type="float">
            <text:p>10516,1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cannerActivity_1_InvalidIDFindViewOperatorMutator</text:p>
          </table:table-cell>
          <table:table-cell office:value-type="float" office:value="1166" calcext:value-type="float">
            <text:p>1166</text:p>
          </table:table-cell>
          <table:table-cell table:formula="of:=[.E551]+[.B552]" office:value-type="float" office:value="242330" calcext:value-type="float">
            <text:p>242330</text:p>
          </table:table-cell>
          <table:table-cell table:formula="of:=[.B552]/[.$B$1]" office:value-type="float" office:value="19.9565217391304" calcext:value-type="float">
            <text:p>19,96</text:p>
          </table:table-cell>
          <table:table-cell table:formula="of:=[.G551]+[.F552]" office:value-type="float" office:value="10536.0869565217" calcext:value-type="float">
            <text:p>10536,0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cannerActivity_2_FindViewByIdReturnsNullOperatorMutator</text:p>
          </table:table-cell>
          <table:table-cell office:value-type="float" office:value="2166" calcext:value-type="float">
            <text:p>2166</text:p>
          </table:table-cell>
          <table:table-cell table:formula="of:=[.E552]+[.B553]" office:value-type="float" office:value="242786" calcext:value-type="float">
            <text:p>242786</text:p>
          </table:table-cell>
          <table:table-cell table:formula="of:=[.B553]/[.$B$1]" office:value-type="float" office:value="19.8260869565217" calcext:value-type="float">
            <text:p>19,83</text:p>
          </table:table-cell>
          <table:table-cell table:formula="of:=[.G552]+[.F553]" office:value-type="float" office:value="10555.9130434783" calcext:value-type="float">
            <text:p>10555,9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cannerActivity_3_InvalidIDFindViewOperatorMutator</text:p>
          </table:table-cell>
          <table:table-cell office:value-type="float" office:value="3166" calcext:value-type="float">
            <text:p>3166</text:p>
          </table:table-cell>
          <table:table-cell table:formula="of:=[.E553]+[.B554]" office:value-type="float" office:value="243245" calcext:value-type="float">
            <text:p>243245</text:p>
          </table:table-cell>
          <table:table-cell table:formula="of:=[.B554]/[.$B$1]" office:value-type="float" office:value="19.9565217391304" calcext:value-type="float">
            <text:p>19,96</text:p>
          </table:table-cell>
          <table:table-cell table:formula="of:=[.G553]+[.F554]" office:value-type="float" office:value="10575.8695652174" calcext:value-type="float">
            <text:p>10575,8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cannerActivity_4_InvalidViewFocusOperatorMutator</text:p>
          </table:table-cell>
          <table:table-cell office:value-type="float" office:value="4166" calcext:value-type="float">
            <text:p>4166</text:p>
          </table:table-cell>
          <table:table-cell table:formula="of:=[.E554]+[.B555]" office:value-type="float" office:value="243707" calcext:value-type="float">
            <text:p>243707</text:p>
          </table:table-cell>
          <table:table-cell table:formula="of:=[.B555]/[.$B$1]" office:value-type="float" office:value="20.0869565217391" calcext:value-type="float">
            <text:p>20,09</text:p>
          </table:table-cell>
          <table:table-cell table:formula="of:=[.G554]+[.F555]" office:value-type="float" office:value="10595.9565217391" calcext:value-type="float">
            <text:p>10595,9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cannerActivity_5_ViewComponentNotVisibleOperatorMutator</text:p>
          </table:table-cell>
          <table:table-cell office:value-type="float" office:value="5166" calcext:value-type="float">
            <text:p>5166</text:p>
          </table:table-cell>
          <table:table-cell table:formula="of:=[.E555]+[.B556]" office:value-type="float" office:value="244163" calcext:value-type="float">
            <text:p>244163</text:p>
          </table:table-cell>
          <table:table-cell table:formula="of:=[.B556]/[.$B$1]" office:value-type="float" office:value="19.8260869565217" calcext:value-type="float">
            <text:p>19,83</text:p>
          </table:table-cell>
          <table:table-cell table:formula="of:=[.G555]+[.F556]" office:value-type="float" office:value="10615.7826086956" calcext:value-type="float">
            <text:p>10615,7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cannerActivity_6_BuggyGUIListenerOperatorMutator</text:p>
          </table:table-cell>
          <table:table-cell office:value-type="float" office:value="6166" calcext:value-type="float">
            <text:p>6166</text:p>
          </table:table-cell>
          <table:table-cell table:formula="of:=[.E556]+[.B557]" office:value-type="float" office:value="244621" calcext:value-type="float">
            <text:p>244621</text:p>
          </table:table-cell>
          <table:table-cell table:formula="of:=[.B557]/[.$B$1]" office:value-type="float" office:value="19.9130434782609" calcext:value-type="float">
            <text:p>19,91</text:p>
          </table:table-cell>
          <table:table-cell table:formula="of:=[.G556]+[.F557]" office:value-type="float" office:value="10635.6956521739" calcext:value-type="float">
            <text:p>10635,7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cannerActivity_7_BinaryMutator</text:p>
          </table:table-cell>
          <table:table-cell office:value-type="float" office:value="7166" calcext:value-type="float">
            <text:p>7166</text:p>
          </table:table-cell>
          <table:table-cell table:formula="of:=[.E557]+[.B558]" office:value-type="float" office:value="245083" calcext:value-type="float">
            <text:p>245083</text:p>
          </table:table-cell>
          <table:table-cell table:formula="of:=[.B558]/[.$B$1]" office:value-type="float" office:value="20.0869565217391" calcext:value-type="float">
            <text:p>20,09</text:p>
          </table:table-cell>
          <table:table-cell table:formula="of:=[.G557]+[.F558]" office:value-type="float" office:value="10655.7826086956" calcext:value-type="float">
            <text:p>10655,7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cannerActivity_8_BinaryMutator</text:p>
          </table:table-cell>
          <table:table-cell office:value-type="float" office:value="8166" calcext:value-type="float">
            <text:p>8166</text:p>
          </table:table-cell>
          <table:table-cell table:formula="of:=[.E558]+[.B559]" office:value-type="float" office:value="245541" calcext:value-type="float">
            <text:p>245541</text:p>
          </table:table-cell>
          <table:table-cell table:formula="of:=[.B559]/[.$B$1]" office:value-type="float" office:value="19.9130434782609" calcext:value-type="float">
            <text:p>19,91</text:p>
          </table:table-cell>
          <table:table-cell table:formula="of:=[.G558]+[.F559]" office:value-type="float" office:value="10675.6956521739" calcext:value-type="float">
            <text:p>10675,7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cannerActivity_9_BinaryMutator</text:p>
          </table:table-cell>
          <table:table-cell office:value-type="float" office:value="9166" calcext:value-type="float">
            <text:p>9166</text:p>
          </table:table-cell>
          <table:table-cell table:formula="of:=[.E559]+[.B560]" office:value-type="float" office:value="245999" calcext:value-type="float">
            <text:p>245999</text:p>
          </table:table-cell>
          <table:table-cell table:formula="of:=[.B560]/[.$B$1]" office:value-type="float" office:value="19.9130434782609" calcext:value-type="float">
            <text:p>19,91</text:p>
          </table:table-cell>
          <table:table-cell table:formula="of:=[.G559]+[.F560]" office:value-type="float" office:value="10695.6086956522" calcext:value-type="float">
            <text:p>10695,6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ScannerActivity_10_BinaryMutator</text:p>
          </table:table-cell>
          <table:table-cell office:value-type="float" office:value="10166" calcext:value-type="float">
            <text:p>10166</text:p>
          </table:table-cell>
          <table:table-cell table:formula="of:=[.E560]+[.B561]" office:value-type="float" office:value="246456" calcext:value-type="float">
            <text:p>246456</text:p>
          </table:table-cell>
          <table:table-cell table:formula="of:=[.B561]/[.$B$1]" office:value-type="float" office:value="19.8695652173913" calcext:value-type="float">
            <text:p>19,87</text:p>
          </table:table-cell>
          <table:table-cell table:formula="of:=[.G560]+[.F561]" office:value-type="float" office:value="10715.4782608696" calcext:value-type="float">
            <text:p>10715,4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cannerActivity_11_BinaryMutator</text:p>
          </table:table-cell>
          <table:table-cell office:value-type="float" office:value="11166" calcext:value-type="float">
            <text:p>11166</text:p>
          </table:table-cell>
          <table:table-cell table:formula="of:=[.E561]+[.B562]" office:value-type="float" office:value="246907" calcext:value-type="float">
            <text:p>246907</text:p>
          </table:table-cell>
          <table:table-cell table:formula="of:=[.B562]/[.$B$1]" office:value-type="float" office:value="19.6086956521739" calcext:value-type="float">
            <text:p>19,61</text:p>
          </table:table-cell>
          <table:table-cell table:formula="of:=[.G561]+[.F562]" office:value-type="float" office:value="10735.0869565217" calcext:value-type="float">
            <text:p>10735,0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cannerActivity_12_NullIntentOperatorMutator</text:p>
          </table:table-cell>
          <table:table-cell office:value-type="float" office:value="12166" calcext:value-type="float">
            <text:p>12166</text:p>
          </table:table-cell>
          <table:table-cell table:formula="of:=[.E562]+[.B563]" office:value-type="float" office:value="247369" calcext:value-type="float">
            <text:p>247369</text:p>
          </table:table-cell>
          <table:table-cell table:formula="of:=[.B563]/[.$B$1]" office:value-type="float" office:value="20.0869565217391" calcext:value-type="float">
            <text:p>20,09</text:p>
          </table:table-cell>
          <table:table-cell table:formula="of:=[.G562]+[.F563]" office:value-type="float" office:value="10755.1739130435" calcext:value-type="float">
            <text:p>10755,1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cannerActivity_13_RandomActionIntentDefinitionOperatorMutator</text:p>
          </table:table-cell>
          <table:table-cell office:value-type="float" office:value="13166" calcext:value-type="float">
            <text:p>13166</text:p>
          </table:table-cell>
          <table:table-cell table:formula="of:=[.E563]+[.B564]" office:value-type="float" office:value="247828" calcext:value-type="float">
            <text:p>247828</text:p>
          </table:table-cell>
          <table:table-cell table:formula="of:=[.B564]/[.$B$1]" office:value-type="float" office:value="19.9565217391304" calcext:value-type="float">
            <text:p>19,96</text:p>
          </table:table-cell>
          <table:table-cell table:formula="of:=[.G563]+[.F564]" office:value-type="float" office:value="10775.1304347826" calcext:value-type="float">
            <text:p>10775,1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ScannerActivity_14_NullValueIntentPutExtraOperatorMutator</text:p>
          </table:table-cell>
          <table:table-cell office:value-type="float" office:value="14166" calcext:value-type="float">
            <text:p>14166</text:p>
          </table:table-cell>
          <table:table-cell table:formula="of:=[.E564]+[.B565]" office:value-type="float" office:value="248285" calcext:value-type="float">
            <text:p>248285</text:p>
          </table:table-cell>
          <table:table-cell table:formula="of:=[.B565]/[.$B$1]" office:value-type="float" office:value="19.8695652173913" calcext:value-type="float">
            <text:p>19,87</text:p>
          </table:table-cell>
          <table:table-cell table:formula="of:=[.G564]+[.F565]" office:value-type="float" office:value="10795" calcext:value-type="float">
            <text:p>10795,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ScannerActivity_15_IntentPayloadReplacementOperatorMutator</text:p>
          </table:table-cell>
          <table:table-cell office:value-type="float" office:value="15166" calcext:value-type="float">
            <text:p>15166</text:p>
          </table:table-cell>
          <table:table-cell table:formula="of:=[.E565]+[.B566]" office:value-type="float" office:value="248750" calcext:value-type="float">
            <text:p>248750</text:p>
          </table:table-cell>
          <table:table-cell table:formula="of:=[.B566]/[.$B$1]" office:value-type="float" office:value="20.2173913043478" calcext:value-type="float">
            <text:p>20,22</text:p>
          </table:table-cell>
          <table:table-cell table:formula="of:=[.G565]+[.F566]" office:value-type="float" office:value="10815.2173913043" calcext:value-type="float">
            <text:p>10815,2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cannerActivity_16_RandomActionIntentDefinitionOperatorMutator</text:p>
          </table:table-cell>
          <table:table-cell office:value-type="float" office:value="16166" calcext:value-type="float">
            <text:p>16166</text:p>
          </table:table-cell>
          <table:table-cell table:formula="of:=[.E566]+[.B567]" office:value-type="float" office:value="249203" calcext:value-type="float">
            <text:p>249203</text:p>
          </table:table-cell>
          <table:table-cell table:formula="of:=[.B567]/[.$B$1]" office:value-type="float" office:value="19.695652173913" calcext:value-type="float">
            <text:p>19,70</text:p>
          </table:table-cell>
          <table:table-cell table:formula="of:=[.G566]+[.F567]" office:value-type="float" office:value="10834.9130434783" calcext:value-type="float">
            <text:p>10834,9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AuthActivity_0_LengthyGUICreationOperatorMutator</text:p>
          </table:table-cell>
          <table:table-cell office:value-type="float" office:value="167" calcext:value-type="float">
            <text:p>167</text:p>
          </table:table-cell>
          <table:table-cell table:formula="of:=[.E567]+[.B568]" office:value-type="float" office:value="249675" calcext:value-type="float">
            <text:p>249675</text:p>
          </table:table-cell>
          <table:table-cell table:formula="of:=[.B568]/[.$B$1]" office:value-type="float" office:value="20.5217391304348" calcext:value-type="float">
            <text:p>20,52</text:p>
          </table:table-cell>
          <table:table-cell table:formula="of:=[.G567]+[.F568]" office:value-type="float" office:value="10855.4347826087" calcext:value-type="float">
            <text:p>10855,4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AuthActivity_1_FindViewByIdReturnsNullOperatorMutator</text:p>
          </table:table-cell>
          <table:table-cell office:value-type="float" office:value="1167" calcext:value-type="float">
            <text:p>1167</text:p>
          </table:table-cell>
          <table:table-cell table:formula="of:=[.E568]+[.B569]" office:value-type="float" office:value="250179" calcext:value-type="float">
            <text:p>250179</text:p>
          </table:table-cell>
          <table:table-cell table:formula="of:=[.B569]/[.$B$1]" office:value-type="float" office:value="21.9130434782609" calcext:value-type="float">
            <text:p>21,91</text:p>
          </table:table-cell>
          <table:table-cell table:formula="of:=[.G568]+[.F569]" office:value-type="float" office:value="10877.347826087" calcext:value-type="float">
            <text:p>10877,3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uthActivity_2_InvalidIDFindViewOperatorMutator</text:p>
          </table:table-cell>
          <table:table-cell office:value-type="float" office:value="2167" calcext:value-type="float">
            <text:p>2167</text:p>
          </table:table-cell>
          <table:table-cell table:formula="of:=[.E569]+[.B570]" office:value-type="float" office:value="250624" calcext:value-type="float">
            <text:p>250624</text:p>
          </table:table-cell>
          <table:table-cell table:formula="of:=[.B570]/[.$B$1]" office:value-type="float" office:value="19.3478260869565" calcext:value-type="float">
            <text:p>19,35</text:p>
          </table:table-cell>
          <table:table-cell table:formula="of:=[.G569]+[.F570]" office:value-type="float" office:value="10896.6956521739" calcext:value-type="float">
            <text:p>10896,7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uthActivity_3_InvalidViewFocusOperatorMutator</text:p>
          </table:table-cell>
          <table:table-cell office:value-type="float" office:value="3167" calcext:value-type="float">
            <text:p>3167</text:p>
          </table:table-cell>
          <table:table-cell table:formula="of:=[.E570]+[.B571]" office:value-type="float" office:value="251079" calcext:value-type="float">
            <text:p>251079</text:p>
          </table:table-cell>
          <table:table-cell table:formula="of:=[.B571]/[.$B$1]" office:value-type="float" office:value="19.7826086956522" calcext:value-type="float">
            <text:p>19,78</text:p>
          </table:table-cell>
          <table:table-cell table:formula="of:=[.G570]+[.F571]" office:value-type="float" office:value="10916.4782608696" calcext:value-type="float">
            <text:p>10916,4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uthActivity_4_ViewComponentNotVisibleOperatorMutator</text:p>
          </table:table-cell>
          <table:table-cell office:value-type="float" office:value="4167" calcext:value-type="float">
            <text:p>4167</text:p>
          </table:table-cell>
          <table:table-cell table:formula="of:=[.E571]+[.B572]" office:value-type="float" office:value="251523" calcext:value-type="float">
            <text:p>251523</text:p>
          </table:table-cell>
          <table:table-cell table:formula="of:=[.B572]/[.$B$1]" office:value-type="float" office:value="19.304347826087" calcext:value-type="float">
            <text:p>19,30</text:p>
          </table:table-cell>
          <table:table-cell table:formula="of:=[.G571]+[.F572]" office:value-type="float" office:value="10935.7826086956" calcext:value-type="float">
            <text:p>10935,7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uthActivity_5_FindViewByIdReturnsNullOperatorMutator</text:p>
          </table:table-cell>
          <table:table-cell office:value-type="float" office:value="5167" calcext:value-type="float">
            <text:p>5167</text:p>
          </table:table-cell>
          <table:table-cell table:formula="of:=[.E572]+[.B573]" office:value-type="float" office:value="251984" calcext:value-type="float">
            <text:p>251984</text:p>
          </table:table-cell>
          <table:table-cell table:formula="of:=[.B573]/[.$B$1]" office:value-type="float" office:value="20.0434782608696" calcext:value-type="float">
            <text:p>20,04</text:p>
          </table:table-cell>
          <table:table-cell table:formula="of:=[.G572]+[.F573]" office:value-type="float" office:value="10955.8260869565" calcext:value-type="float">
            <text:p>10955,8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uthActivity_6_InvalidIDFindViewOperatorMutator</text:p>
          </table:table-cell>
          <table:table-cell office:value-type="float" office:value="6167" calcext:value-type="float">
            <text:p>6167</text:p>
          </table:table-cell>
          <table:table-cell table:formula="of:=[.E573]+[.B574]" office:value-type="float" office:value="252444" calcext:value-type="float">
            <text:p>252444</text:p>
          </table:table-cell>
          <table:table-cell table:formula="of:=[.B574]/[.$B$1]" office:value-type="float" office:value="20" calcext:value-type="float">
            <text:p>20,00</text:p>
          </table:table-cell>
          <table:table-cell table:formula="of:=[.G573]+[.F574]" office:value-type="float" office:value="10975.8260869565" calcext:value-type="float">
            <text:p>10975,8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uthActivity_7_InvalidViewFocusOperatorMutator</text:p>
          </table:table-cell>
          <table:table-cell office:value-type="float" office:value="7167" calcext:value-type="float">
            <text:p>7167</text:p>
          </table:table-cell>
          <table:table-cell table:formula="of:=[.E574]+[.B575]" office:value-type="float" office:value="252901" calcext:value-type="float">
            <text:p>252901</text:p>
          </table:table-cell>
          <table:table-cell table:formula="of:=[.B575]/[.$B$1]" office:value-type="float" office:value="19.8695652173913" calcext:value-type="float">
            <text:p>19,87</text:p>
          </table:table-cell>
          <table:table-cell table:formula="of:=[.G574]+[.F575]" office:value-type="float" office:value="10995.6956521739" calcext:value-type="float">
            <text:p>10995,7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uthActivity_8_ViewComponentNotVisibleOperatorMutator</text:p>
          </table:table-cell>
          <table:table-cell office:value-type="float" office:value="8167" calcext:value-type="float">
            <text:p>8167</text:p>
          </table:table-cell>
          <table:table-cell table:formula="of:=[.E575]+[.B576]" office:value-type="float" office:value="253359" calcext:value-type="float">
            <text:p>253359</text:p>
          </table:table-cell>
          <table:table-cell table:formula="of:=[.B576]/[.$B$1]" office:value-type="float" office:value="19.9130434782609" calcext:value-type="float">
            <text:p>19,91</text:p>
          </table:table-cell>
          <table:table-cell table:formula="of:=[.G575]+[.F576]" office:value-type="float" office:value="11015.6086956522" calcext:value-type="float">
            <text:p>11015,6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uthActivity_9_FindViewByIdReturnsNullOperatorMutator</text:p>
          </table:table-cell>
          <table:table-cell office:value-type="float" office:value="9167" calcext:value-type="float">
            <text:p>9167</text:p>
          </table:table-cell>
          <table:table-cell table:formula="of:=[.E576]+[.B577]" office:value-type="float" office:value="253803" calcext:value-type="float">
            <text:p>253803</text:p>
          </table:table-cell>
          <table:table-cell table:formula="of:=[.B577]/[.$B$1]" office:value-type="float" office:value="19.304347826087" calcext:value-type="float">
            <text:p>19,30</text:p>
          </table:table-cell>
          <table:table-cell table:formula="of:=[.G576]+[.F577]" office:value-type="float" office:value="11034.9130434783" calcext:value-type="float">
            <text:p>11034,9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uthActivity_10_InvalidIDFindViewOperatorMutator</text:p>
          </table:table-cell>
          <table:table-cell office:value-type="float" office:value="10167" calcext:value-type="float">
            <text:p>10167</text:p>
          </table:table-cell>
          <table:table-cell table:formula="of:=[.E577]+[.B578]" office:value-type="float" office:value="254248" calcext:value-type="float">
            <text:p>254248</text:p>
          </table:table-cell>
          <table:table-cell table:formula="of:=[.B578]/[.$B$1]" office:value-type="float" office:value="19.3478260869565" calcext:value-type="float">
            <text:p>19,35</text:p>
          </table:table-cell>
          <table:table-cell table:formula="of:=[.G577]+[.F578]" office:value-type="float" office:value="11054.2608695652" calcext:value-type="float">
            <text:p>11054,2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uthActivity_11_InvalidViewFocusOperatorMutator</text:p>
          </table:table-cell>
          <table:table-cell office:value-type="float" office:value="11167" calcext:value-type="float">
            <text:p>11167</text:p>
          </table:table-cell>
          <table:table-cell table:formula="of:=[.E578]+[.B579]" office:value-type="float" office:value="254698" calcext:value-type="float">
            <text:p>254698</text:p>
          </table:table-cell>
          <table:table-cell table:formula="of:=[.B579]/[.$B$1]" office:value-type="float" office:value="19.5652173913043" calcext:value-type="float">
            <text:p>19,57</text:p>
          </table:table-cell>
          <table:table-cell table:formula="of:=[.G578]+[.F579]" office:value-type="float" office:value="11073.8260869565" calcext:value-type="float">
            <text:p>11073,8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uthActivity_12_ViewComponentNotVisibleOperatorMutator</text:p>
          </table:table-cell>
          <table:table-cell office:value-type="float" office:value="12167" calcext:value-type="float">
            <text:p>12167</text:p>
          </table:table-cell>
          <table:table-cell table:formula="of:=[.E579]+[.B580]" office:value-type="float" office:value="255146" calcext:value-type="float">
            <text:p>255146</text:p>
          </table:table-cell>
          <table:table-cell table:formula="of:=[.B580]/[.$B$1]" office:value-type="float" office:value="19.4782608695652" calcext:value-type="float">
            <text:p>19,48</text:p>
          </table:table-cell>
          <table:table-cell table:formula="of:=[.G579]+[.F580]" office:value-type="float" office:value="11093.3043478261" calcext:value-type="float">
            <text:p>11093,3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uthActivity_13_FindViewByIdReturnsNullOperatorMutator</text:p>
          </table:table-cell>
          <table:table-cell office:value-type="float" office:value="13167" calcext:value-type="float">
            <text:p>13167</text:p>
          </table:table-cell>
          <table:table-cell table:formula="of:=[.E580]+[.B581]" office:value-type="float" office:value="255590" calcext:value-type="float">
            <text:p>255590</text:p>
          </table:table-cell>
          <table:table-cell table:formula="of:=[.B581]/[.$B$1]" office:value-type="float" office:value="19.304347826087" calcext:value-type="float">
            <text:p>19,30</text:p>
          </table:table-cell>
          <table:table-cell table:formula="of:=[.G580]+[.F581]" office:value-type="float" office:value="11112.6086956522" calcext:value-type="float">
            <text:p>11112,6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uthActivity_14_InvalidIDFindViewOperatorMutator</text:p>
          </table:table-cell>
          <table:table-cell office:value-type="float" office:value="14167" calcext:value-type="float">
            <text:p>14167</text:p>
          </table:table-cell>
          <table:table-cell table:formula="of:=[.E581]+[.B582]" office:value-type="float" office:value="256044" calcext:value-type="float">
            <text:p>256044</text:p>
          </table:table-cell>
          <table:table-cell table:formula="of:=[.B582]/[.$B$1]" office:value-type="float" office:value="19.7391304347826" calcext:value-type="float">
            <text:p>19,74</text:p>
          </table:table-cell>
          <table:table-cell table:formula="of:=[.G581]+[.F582]" office:value-type="float" office:value="11132.3478260869" calcext:value-type="float">
            <text:p>11132,3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AuthActivity_15_InvalidViewFocusOperatorMutator</text:p>
          </table:table-cell>
          <table:table-cell office:value-type="float" office:value="15167" calcext:value-type="float">
            <text:p>15167</text:p>
          </table:table-cell>
          <table:table-cell table:formula="of:=[.E582]+[.B583]" office:value-type="float" office:value="256564" calcext:value-type="float">
            <text:p>256564</text:p>
          </table:table-cell>
          <table:table-cell table:formula="of:=[.B583]/[.$B$1]" office:value-type="float" office:value="22.6086956521739" calcext:value-type="float">
            <text:p>22,61</text:p>
          </table:table-cell>
          <table:table-cell table:formula="of:=[.G582]+[.F583]" office:value-type="float" office:value="11154.9565217391" calcext:value-type="float">
            <text:p>11154,9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uthActivity_16_ViewComponentNotVisibleOperatorMutator</text:p>
          </table:table-cell>
          <table:table-cell office:value-type="float" office:value="16167" calcext:value-type="float">
            <text:p>16167</text:p>
          </table:table-cell>
          <table:table-cell table:formula="of:=[.E583]+[.B584]" office:value-type="float" office:value="257021" calcext:value-type="float">
            <text:p>257021</text:p>
          </table:table-cell>
          <table:table-cell table:formula="of:=[.B584]/[.$B$1]" office:value-type="float" office:value="19.8695652173913" calcext:value-type="float">
            <text:p>19,87</text:p>
          </table:table-cell>
          <table:table-cell table:formula="of:=[.G583]+[.F584]" office:value-type="float" office:value="11174.8260869565" calcext:value-type="float">
            <text:p>11174,8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uthActivity_17_RandomActionIntentDefinitionOperatorMutator</text:p>
          </table:table-cell>
          <table:table-cell office:value-type="float" office:value="17167" calcext:value-type="float">
            <text:p>17167</text:p>
          </table:table-cell>
          <table:table-cell table:formula="of:=[.E584]+[.B585]" office:value-type="float" office:value="257332" calcext:value-type="float">
            <text:p>257332</text:p>
          </table:table-cell>
          <table:table-cell table:formula="of:=[.B585]/[.$B$1]" office:value-type="float" office:value="13.5217391304348" calcext:value-type="float">
            <text:p>13,52</text:p>
          </table:table-cell>
          <table:table-cell table:formula="of:=[.G584]+[.F585]" office:value-type="float" office:value="11188.3478260869" calcext:value-type="float">
            <text:p>11188,3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uthActivity_18_BuggyGUIListenerOperatorMutator</text:p>
          </table:table-cell>
          <table:table-cell office:value-type="float" office:value="18167" calcext:value-type="float">
            <text:p>18167</text:p>
          </table:table-cell>
          <table:table-cell table:formula="of:=[.E585]+[.B586]" office:value-type="float" office:value="257788" calcext:value-type="float">
            <text:p>257788</text:p>
          </table:table-cell>
          <table:table-cell table:formula="of:=[.B586]/[.$B$1]" office:value-type="float" office:value="19.8260869565217" calcext:value-type="float">
            <text:p>19,83</text:p>
          </table:table-cell>
          <table:table-cell table:formula="of:=[.G585]+[.F586]" office:value-type="float" office:value="11208.1739130435" calcext:value-type="float">
            <text:p>11208,1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uthActivity_19_BuggyGUIListenerOperatorMutator</text:p>
          </table:table-cell>
          <table:table-cell office:value-type="float" office:value="19167" calcext:value-type="float">
            <text:p>19167</text:p>
          </table:table-cell>
          <table:table-cell table:formula="of:=[.E586]+[.B587]" office:value-type="float" office:value="258235" calcext:value-type="float">
            <text:p>258235</text:p>
          </table:table-cell>
          <table:table-cell table:formula="of:=[.B587]/[.$B$1]" office:value-type="float" office:value="19.4347826086957" calcext:value-type="float">
            <text:p>19,43</text:p>
          </table:table-cell>
          <table:table-cell table:formula="of:=[.G586]+[.F587]" office:value-type="float" office:value="11227.6086956522" calcext:value-type="float">
            <text:p>11227,6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uthActivity_20_BuggyGUIListenerOperatorMutator</text:p>
          </table:table-cell>
          <table:table-cell office:value-type="float" office:value="20167" calcext:value-type="float">
            <text:p>20167</text:p>
          </table:table-cell>
          <table:table-cell table:formula="of:=[.E587]+[.B588]" office:value-type="float" office:value="258695" calcext:value-type="float">
            <text:p>258695</text:p>
          </table:table-cell>
          <table:table-cell table:formula="of:=[.B588]/[.$B$1]" office:value-type="float" office:value="20" calcext:value-type="float">
            <text:p>20,00</text:p>
          </table:table-cell>
          <table:table-cell table:formula="of:=[.G587]+[.F588]" office:value-type="float" office:value="11247.6086956522" calcext:value-type="float">
            <text:p>11247,6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uthActivity_21_BinaryMutator</text:p>
          </table:table-cell>
          <table:table-cell office:value-type="float" office:value="21167" calcext:value-type="float">
            <text:p>21167</text:p>
          </table:table-cell>
          <table:table-cell table:formula="of:=[.E588]+[.B589]" office:value-type="float" office:value="259152" calcext:value-type="float">
            <text:p>259152</text:p>
          </table:table-cell>
          <table:table-cell table:formula="of:=[.B589]/[.$B$1]" office:value-type="float" office:value="19.8695652173913" calcext:value-type="float">
            <text:p>19,87</text:p>
          </table:table-cell>
          <table:table-cell table:formula="of:=[.G588]+[.F589]" office:value-type="float" office:value="11267.4782608696" calcext:value-type="float">
            <text:p>11267,4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uthActivity_22_BinaryMutator</text:p>
          </table:table-cell>
          <table:table-cell office:value-type="float" office:value="22167" calcext:value-type="float">
            <text:p>22167</text:p>
          </table:table-cell>
          <table:table-cell table:formula="of:=[.E589]+[.B590]" office:value-type="float" office:value="259608" calcext:value-type="float">
            <text:p>259608</text:p>
          </table:table-cell>
          <table:table-cell table:formula="of:=[.B590]/[.$B$1]" office:value-type="float" office:value="19.8260869565217" calcext:value-type="float">
            <text:p>19,83</text:p>
          </table:table-cell>
          <table:table-cell table:formula="of:=[.G589]+[.F590]" office:value-type="float" office:value="11287.3043478261" calcext:value-type="float">
            <text:p>11287,3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uthActivity_23_BuggyGUIListenerOperatorMutator</text:p>
          </table:table-cell>
          <table:table-cell office:value-type="float" office:value="23167" calcext:value-type="float">
            <text:p>23167</text:p>
          </table:table-cell>
          <table:table-cell table:formula="of:=[.E590]+[.B591]" office:value-type="float" office:value="259914" calcext:value-type="float">
            <text:p>259914</text:p>
          </table:table-cell>
          <table:table-cell table:formula="of:=[.B591]/[.$B$1]" office:value-type="float" office:value="13.304347826087" calcext:value-type="float">
            <text:p>13,30</text:p>
          </table:table-cell>
          <table:table-cell table:formula="of:=[.G590]+[.F591]" office:value-type="float" office:value="11300.6086956522" calcext:value-type="float">
            <text:p>11300,6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PreferencesActivity_0_LengthyGUICreationOperatorMutator</text:p>
          </table:table-cell>
          <table:table-cell office:value-type="float" office:value="168" calcext:value-type="float">
            <text:p>168</text:p>
          </table:table-cell>
          <table:table-cell table:formula="of:=[.E591]+[.B592]" office:value-type="float" office:value="260467" calcext:value-type="float">
            <text:p>260467</text:p>
          </table:table-cell>
          <table:table-cell table:formula="of:=[.B592]/[.$B$1]" office:value-type="float" office:value="24.0434782608696" calcext:value-type="float">
            <text:p>24,04</text:p>
          </table:table-cell>
          <table:table-cell table:formula="of:=[.G591]+[.F592]" office:value-type="float" office:value="11324.652173913" calcext:value-type="float">
            <text:p>11324,6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referencesActivity_1_InvalidIDFindViewOperatorMutator</text:p>
          </table:table-cell>
          <table:table-cell office:value-type="float" office:value="1168" calcext:value-type="float">
            <text:p>1168</text:p>
          </table:table-cell>
          <table:table-cell table:formula="of:=[.E592]+[.B593]" office:value-type="float" office:value="260924" calcext:value-type="float">
            <text:p>260924</text:p>
          </table:table-cell>
          <table:table-cell table:formula="of:=[.B593]/[.$B$1]" office:value-type="float" office:value="19.8695652173913" calcext:value-type="float">
            <text:p>19,87</text:p>
          </table:table-cell>
          <table:table-cell table:formula="of:=[.G592]+[.F593]" office:value-type="float" office:value="11344.5217391304" calcext:value-type="float">
            <text:p>11344,5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GroupManagerActivity_0_LengthyGUICreationOperatorMutator</text:p>
          </table:table-cell>
          <table:table-cell office:value-type="float" office:value="169" calcext:value-type="float">
            <text:p>169</text:p>
          </table:table-cell>
          <table:table-cell table:formula="of:=[.E593]+[.B594]" office:value-type="float" office:value="261380" calcext:value-type="float">
            <text:p>261380</text:p>
          </table:table-cell>
          <table:table-cell table:formula="of:=[.B594]/[.$B$1]" office:value-type="float" office:value="19.8260869565217" calcext:value-type="float">
            <text:p>19,83</text:p>
          </table:table-cell>
          <table:table-cell table:formula="of:=[.G593]+[.F594]" office:value-type="float" office:value="11364.3478260869" calcext:value-type="float">
            <text:p>11364,3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GroupManagerActivity_1_InvalidIDFindViewOperatorMutator</text:p>
          </table:table-cell>
          <table:table-cell office:value-type="float" office:value="1169" calcext:value-type="float">
            <text:p>1169</text:p>
          </table:table-cell>
          <table:table-cell table:formula="of:=[.E594]+[.B595]" office:value-type="float" office:value="261842" calcext:value-type="float">
            <text:p>261842</text:p>
          </table:table-cell>
          <table:table-cell table:formula="of:=[.B595]/[.$B$1]" office:value-type="float" office:value="20.0869565217391" calcext:value-type="float">
            <text:p>20,09</text:p>
          </table:table-cell>
          <table:table-cell table:formula="of:=[.G594]+[.F595]" office:value-type="float" office:value="11384.4347826087" calcext:value-type="float">
            <text:p>11384,4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GroupManagerActivity_2_FindViewByIdReturnsNullOperatorMutator</text:p>
          </table:table-cell>
          <table:table-cell office:value-type="float" office:value="2169" calcext:value-type="float">
            <text:p>2169</text:p>
          </table:table-cell>
          <table:table-cell table:formula="of:=[.E595]+[.B596]" office:value-type="float" office:value="262210" calcext:value-type="float">
            <text:p>262210</text:p>
          </table:table-cell>
          <table:table-cell table:formula="of:=[.B596]/[.$B$1]" office:value-type="float" office:value="16" calcext:value-type="float">
            <text:p>16,00</text:p>
          </table:table-cell>
          <table:table-cell table:formula="of:=[.G595]+[.F596]" office:value-type="float" office:value="11400.4347826087" calcext:value-type="float">
            <text:p>11400,4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GroupManagerActivity_3_InvalidIDFindViewOperatorMutator</text:p>
          </table:table-cell>
          <table:table-cell office:value-type="float" office:value="3169" calcext:value-type="float">
            <text:p>3169</text:p>
          </table:table-cell>
          <table:table-cell table:formula="of:=[.E596]+[.B597]" office:value-type="float" office:value="262677" calcext:value-type="float">
            <text:p>262677</text:p>
          </table:table-cell>
          <table:table-cell table:formula="of:=[.B597]/[.$B$1]" office:value-type="float" office:value="20.304347826087" calcext:value-type="float">
            <text:p>20,30</text:p>
          </table:table-cell>
          <table:table-cell table:formula="of:=[.G596]+[.F597]" office:value-type="float" office:value="11420.7391304348" calcext:value-type="float">
            <text:p>11420,7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GroupManagerActivity_4_InvalidViewFocusOperatorMutator</text:p>
          </table:table-cell>
          <table:table-cell office:value-type="float" office:value="4169" calcext:value-type="float">
            <text:p>4169</text:p>
          </table:table-cell>
          <table:table-cell table:formula="of:=[.E597]+[.B598]" office:value-type="float" office:value="263134" calcext:value-type="float">
            <text:p>263134</text:p>
          </table:table-cell>
          <table:table-cell table:formula="of:=[.B598]/[.$B$1]" office:value-type="float" office:value="19.8695652173913" calcext:value-type="float">
            <text:p>19,87</text:p>
          </table:table-cell>
          <table:table-cell table:formula="of:=[.G597]+[.F598]" office:value-type="float" office:value="11440.6086956522" calcext:value-type="float">
            <text:p>11440,6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GroupManagerActivity_5_ViewComponentNotVisibleOperatorMutator</text:p>
          </table:table-cell>
          <table:table-cell office:value-type="float" office:value="5169" calcext:value-type="float">
            <text:p>5169</text:p>
          </table:table-cell>
          <table:table-cell table:formula="of:=[.E598]+[.B599]" office:value-type="float" office:value="263589" calcext:value-type="float">
            <text:p>263589</text:p>
          </table:table-cell>
          <table:table-cell table:formula="of:=[.B599]/[.$B$1]" office:value-type="float" office:value="19.7826086956522" calcext:value-type="float">
            <text:p>19,78</text:p>
          </table:table-cell>
          <table:table-cell table:formula="of:=[.G598]+[.F599]" office:value-type="float" office:value="11460.3913043478" calcext:value-type="float">
            <text:p>11460,3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GroupManagerActivity_6_FindViewByIdReturnsNullOperatorMutator</text:p>
          </table:table-cell>
          <table:table-cell office:value-type="float" office:value="6169" calcext:value-type="float">
            <text:p>6169</text:p>
          </table:table-cell>
          <table:table-cell table:formula="of:=[.E599]+[.B600]" office:value-type="float" office:value="264049" calcext:value-type="float">
            <text:p>264049</text:p>
          </table:table-cell>
          <table:table-cell table:formula="of:=[.B600]/[.$B$1]" office:value-type="float" office:value="20" calcext:value-type="float">
            <text:p>20,00</text:p>
          </table:table-cell>
          <table:table-cell table:formula="of:=[.G599]+[.F600]" office:value-type="float" office:value="11480.3913043478" calcext:value-type="float">
            <text:p>11480,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GroupManagerActivity_7_InvalidIDFindViewOperatorMutator</text:p>
          </table:table-cell>
          <table:table-cell office:value-type="float" office:value="7169" calcext:value-type="float">
            <text:p>7169</text:p>
          </table:table-cell>
          <table:table-cell table:formula="of:=[.E600]+[.B601]" office:value-type="float" office:value="264505" calcext:value-type="float">
            <text:p>264505</text:p>
          </table:table-cell>
          <table:table-cell table:formula="of:=[.B601]/[.$B$1]" office:value-type="float" office:value="19.8260869565217" calcext:value-type="float">
            <text:p>19,83</text:p>
          </table:table-cell>
          <table:table-cell table:formula="of:=[.G600]+[.F601]" office:value-type="float" office:value="11500.2173913043" calcext:value-type="float">
            <text:p>11500,2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GroupManagerActivity_8_InvalidViewFocusOperatorMutator</text:p>
          </table:table-cell>
          <table:table-cell office:value-type="float" office:value="8169" calcext:value-type="float">
            <text:p>8169</text:p>
          </table:table-cell>
          <table:table-cell table:formula="of:=[.E601]+[.B602]" office:value-type="float" office:value="264972" calcext:value-type="float">
            <text:p>264972</text:p>
          </table:table-cell>
          <table:table-cell table:formula="of:=[.B602]/[.$B$1]" office:value-type="float" office:value="20.304347826087" calcext:value-type="float">
            <text:p>20,30</text:p>
          </table:table-cell>
          <table:table-cell table:formula="of:=[.G601]+[.F602]" office:value-type="float" office:value="11520.5217391304" calcext:value-type="float">
            <text:p>11520,5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GroupManagerActivity_9_ViewComponentNotVisibleOperatorMutator</text:p>
          </table:table-cell>
          <table:table-cell office:value-type="float" office:value="9169" calcext:value-type="float">
            <text:p>9169</text:p>
          </table:table-cell>
          <table:table-cell table:formula="of:=[.E602]+[.B603]" office:value-type="float" office:value="265425" calcext:value-type="float">
            <text:p>265425</text:p>
          </table:table-cell>
          <table:table-cell table:formula="of:=[.B603]/[.$B$1]" office:value-type="float" office:value="19.695652173913" calcext:value-type="float">
            <text:p>19,70</text:p>
          </table:table-cell>
          <table:table-cell table:formula="of:=[.G602]+[.F603]" office:value-type="float" office:value="11540.2173913043" calcext:value-type="float">
            <text:p>11540,2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GroupManagerActivity_10_BuggyGUIListenerOperatorMutator</text:p>
          </table:table-cell>
          <table:table-cell office:value-type="float" office:value="10169" calcext:value-type="float">
            <text:p>10169</text:p>
          </table:table-cell>
          <table:table-cell table:formula="of:=[.E603]+[.B604]" office:value-type="float" office:value="265885" calcext:value-type="float">
            <text:p>265885</text:p>
          </table:table-cell>
          <table:table-cell table:formula="of:=[.B604]/[.$B$1]" office:value-type="float" office:value="20" calcext:value-type="float">
            <text:p>20,00</text:p>
          </table:table-cell>
          <table:table-cell table:formula="of:=[.G603]+[.F604]" office:value-type="float" office:value="11560.2173913043" calcext:value-type="float">
            <text:p>11560,2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GroupManagerActivity_11_BuggyGUIListenerOperatorMutator</text:p>
          </table:table-cell>
          <table:table-cell office:value-type="float" office:value="11169" calcext:value-type="float">
            <text:p>11169</text:p>
          </table:table-cell>
          <table:table-cell table:formula="of:=[.E604]+[.B605]" office:value-type="float" office:value="266338" calcext:value-type="float">
            <text:p>266338</text:p>
          </table:table-cell>
          <table:table-cell table:formula="of:=[.B605]/[.$B$1]" office:value-type="float" office:value="19.695652173913" calcext:value-type="float">
            <text:p>19,70</text:p>
          </table:table-cell>
          <table:table-cell table:formula="of:=[.G604]+[.F605]" office:value-type="float" office:value="11579.9130434783" calcext:value-type="float">
            <text:p>11579,9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GroupManagerActivity_12_BuggyGUIListenerOperatorMutator</text:p>
          </table:table-cell>
          <table:table-cell office:value-type="float" office:value="12169" calcext:value-type="float">
            <text:p>12169</text:p>
          </table:table-cell>
          <table:table-cell table:formula="of:=[.E605]+[.B606]" office:value-type="float" office:value="266794" calcext:value-type="float">
            <text:p>266794</text:p>
          </table:table-cell>
          <table:table-cell table:formula="of:=[.B606]/[.$B$1]" office:value-type="float" office:value="19.8260869565217" calcext:value-type="float">
            <text:p>19,83</text:p>
          </table:table-cell>
          <table:table-cell table:formula="of:=[.G605]+[.F606]" office:value-type="float" office:value="11599.7391304348" calcext:value-type="float">
            <text:p>11599,7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anicResponderActivity_0_LengthyGUICreationOperatorMutator</text:p>
          </table:table-cell>
          <table:table-cell office:value-type="float" office:value="170" calcext:value-type="float">
            <text:p>170</text:p>
          </table:table-cell>
          <table:table-cell table:formula="of:=[.E606]+[.B607]" office:value-type="float" office:value="267259" calcext:value-type="float">
            <text:p>267259</text:p>
          </table:table-cell>
          <table:table-cell table:formula="of:=[.B607]/[.$B$1]" office:value-type="float" office:value="20.2173913043478" calcext:value-type="float">
            <text:p>20,22</text:p>
          </table:table-cell>
          <table:table-cell table:formula="of:=[.G606]+[.F607]" office:value-type="float" office:value="11619.9565217391" calcext:value-type="float">
            <text:p>11619,9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PanicResponderActivity_1_RandomActionIntentDefinitionOperatorMutator</text:p>
          </table:table-cell>
          <table:table-cell office:value-type="float" office:value="1170" calcext:value-type="float">
            <text:p>1170</text:p>
          </table:table-cell>
          <table:table-cell table:formula="of:=[.E607]+[.B608]" office:value-type="float" office:value="267718" calcext:value-type="float">
            <text:p>267718</text:p>
          </table:table-cell>
          <table:table-cell table:formula="of:=[.B608]/[.$B$1]" office:value-type="float" office:value="19.9565217391304" calcext:value-type="float">
            <text:p>19,96</text:p>
          </table:table-cell>
          <table:table-cell table:formula="of:=[.G607]+[.F608]" office:value-type="float" office:value="11639.9130434783" calcext:value-type="float">
            <text:p>11639,9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anicResponderActivity_2_RandomActionIntentDefinitionOperatorMutator</text:p>
          </table:table-cell>
          <table:table-cell office:value-type="float" office:value="2170" calcext:value-type="float">
            <text:p>2170</text:p>
          </table:table-cell>
          <table:table-cell table:formula="of:=[.E608]+[.B609]" office:value-type="float" office:value="268175" calcext:value-type="float">
            <text:p>268175</text:p>
          </table:table-cell>
          <table:table-cell table:formula="of:=[.B609]/[.$B$1]" office:value-type="float" office:value="19.8695652173913" calcext:value-type="float">
            <text:p>19,87</text:p>
          </table:table-cell>
          <table:table-cell table:formula="of:=[.G608]+[.F609]" office:value-type="float" office:value="11659.7826086956" calcext:value-type="float">
            <text:p>11659,7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ExitActivity_0_LengthyGUICreationOperatorMutator</text:p>
          </table:table-cell>
          <table:table-cell office:value-type="float" office:value="171" calcext:value-type="float">
            <text:p>171</text:p>
          </table:table-cell>
          <table:table-cell table:formula="of:=[.E609]+[.B610]" office:value-type="float" office:value="268638" calcext:value-type="float">
            <text:p>268638</text:p>
          </table:table-cell>
          <table:table-cell table:formula="of:=[.B610]/[.$B$1]" office:value-type="float" office:value="20.1304347826087" calcext:value-type="float">
            <text:p>20,13</text:p>
          </table:table-cell>
          <table:table-cell table:formula="of:=[.G609]+[.F610]" office:value-type="float" office:value="11679.9130434783" calcext:value-type="float">
            <text:p>11679,9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ExitActivity_1_NullIntentOperatorMutator</text:p>
          </table:table-cell>
          <table:table-cell office:value-type="float" office:value="1171" calcext:value-type="float">
            <text:p>1171</text:p>
          </table:table-cell>
          <table:table-cell table:formula="of:=[.E610]+[.B611]" office:value-type="float" office:value="269087" calcext:value-type="float">
            <text:p>269087</text:p>
          </table:table-cell>
          <table:table-cell table:formula="of:=[.B611]/[.$B$1]" office:value-type="float" office:value="19.5217391304348" calcext:value-type="float">
            <text:p>19,52</text:p>
          </table:table-cell>
          <table:table-cell table:formula="of:=[.G610]+[.F611]" office:value-type="float" office:value="11699.4347826087" calcext:value-type="float">
            <text:p>11699,4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xitActivity_2_InvalidKeyIntentOperatorMutator</text:p>
          </table:table-cell>
          <table:table-cell office:value-type="float" office:value="2171" calcext:value-type="float">
            <text:p>2171</text:p>
          </table:table-cell>
          <table:table-cell table:formula="of:=[.E611]+[.B612]" office:value-type="float" office:value="269538" calcext:value-type="float">
            <text:p>269538</text:p>
          </table:table-cell>
          <table:table-cell table:formula="of:=[.B612]/[.$B$1]" office:value-type="float" office:value="19.6086956521739" calcext:value-type="float">
            <text:p>19,61</text:p>
          </table:table-cell>
          <table:table-cell table:formula="of:=[.G611]+[.F612]" office:value-type="float" office:value="11719.0434782609" calcext:value-type="float">
            <text:p>11719,0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xitActivity_3_RandomActionIntentDefinitionOperatorMutator</text:p>
          </table:table-cell>
          <table:table-cell office:value-type="float" office:value="3171" calcext:value-type="float">
            <text:p>3171</text:p>
          </table:table-cell>
          <table:table-cell table:formula="of:=[.E612]+[.B613]" office:value-type="float" office:value="269989" calcext:value-type="float">
            <text:p>269989</text:p>
          </table:table-cell>
          <table:table-cell table:formula="of:=[.B613]/[.$B$1]" office:value-type="float" office:value="19.6086956521739" calcext:value-type="float">
            <text:p>19,61</text:p>
          </table:table-cell>
          <table:table-cell table:formula="of:=[.G612]+[.F613]" office:value-type="float" office:value="11738.652173913" calcext:value-type="float">
            <text:p>11738,6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xitActivity_4_RandomActionIntentDefinitionOperatorMutator</text:p>
          </table:table-cell>
          <table:table-cell office:value-type="float" office:value="4171" calcext:value-type="float">
            <text:p>4171</text:p>
          </table:table-cell>
          <table:table-cell table:formula="of:=[.E613]+[.B614]" office:value-type="float" office:value="270445" calcext:value-type="float">
            <text:p>270445</text:p>
          </table:table-cell>
          <table:table-cell table:formula="of:=[.B614]/[.$B$1]" office:value-type="float" office:value="19.8260869565217" calcext:value-type="float">
            <text:p>19,83</text:p>
          </table:table-cell>
          <table:table-cell table:formula="of:=[.G613]+[.F614]" office:value-type="float" office:value="11758.4782608696" calcext:value-type="float">
            <text:p>11758,4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TransferEntriesActivity_0_LengthyGUICreationOperatorMutator</text:p>
          </table:table-cell>
          <table:table-cell office:value-type="float" office:value="172" calcext:value-type="float">
            <text:p>172</text:p>
          </table:table-cell>
          <table:table-cell table:formula="of:=[.E614]+[.B615]" office:value-type="float" office:value="270884" calcext:value-type="float">
            <text:p>270884</text:p>
          </table:table-cell>
          <table:table-cell table:formula="of:=[.B615]/[.$B$1]" office:value-type="float" office:value="19.0869565217391" calcext:value-type="float">
            <text:p>19,09</text:p>
          </table:table-cell>
          <table:table-cell table:formula="of:=[.G614]+[.F615]" office:value-type="float" office:value="11777.5652173913" calcext:value-type="float">
            <text:p>11777,5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TransferEntriesActivity_1_InvalidIDFindViewOperatorMutator</text:p>
          </table:table-cell>
          <table:table-cell office:value-type="float" office:value="1172" calcext:value-type="float">
            <text:p>1172</text:p>
          </table:table-cell>
          <table:table-cell table:formula="of:=[.E615]+[.B616]" office:value-type="float" office:value="271345" calcext:value-type="float">
            <text:p>271345</text:p>
          </table:table-cell>
          <table:table-cell table:formula="of:=[.B616]/[.$B$1]" office:value-type="float" office:value="20.0434782608696" calcext:value-type="float">
            <text:p>20,04</text:p>
          </table:table-cell>
          <table:table-cell table:formula="of:=[.G615]+[.F616]" office:value-type="float" office:value="11797.6086956522" calcext:value-type="float">
            <text:p>11797,6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ransferEntriesActivity_2_FindViewByIdReturnsNullOperatorMutator</text:p>
          </table:table-cell>
          <table:table-cell office:value-type="float" office:value="2172" calcext:value-type="float">
            <text:p>2172</text:p>
          </table:table-cell>
          <table:table-cell table:formula="of:=[.E616]+[.B617]" office:value-type="float" office:value="271785" calcext:value-type="float">
            <text:p>271785</text:p>
          </table:table-cell>
          <table:table-cell table:formula="of:=[.B617]/[.$B$1]" office:value-type="float" office:value="19.1304347826087" calcext:value-type="float">
            <text:p>19,13</text:p>
          </table:table-cell>
          <table:table-cell table:formula="of:=[.G616]+[.F617]" office:value-type="float" office:value="11816.7391304348" calcext:value-type="float">
            <text:p>11816,7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TransferEntriesActivity_3_InvalidIDFindViewOperatorMutator</text:p>
          </table:table-cell>
          <table:table-cell office:value-type="float" office:value="3172" calcext:value-type="float">
            <text:p>3172</text:p>
          </table:table-cell>
          <table:table-cell table:formula="of:=[.E617]+[.B618]" office:value-type="float" office:value="272222" calcext:value-type="float">
            <text:p>272222</text:p>
          </table:table-cell>
          <table:table-cell table:formula="of:=[.B618]/[.$B$1]" office:value-type="float" office:value="19" calcext:value-type="float">
            <text:p>19,00</text:p>
          </table:table-cell>
          <table:table-cell table:formula="of:=[.G617]+[.F618]" office:value-type="float" office:value="11835.7391304348" calcext:value-type="float">
            <text:p>11835,7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TransferEntriesActivity_4_InvalidViewFocusOperatorMutator</text:p>
          </table:table-cell>
          <table:table-cell office:value-type="float" office:value="4172" calcext:value-type="float">
            <text:p>4172</text:p>
          </table:table-cell>
          <table:table-cell table:formula="of:=[.E618]+[.B619]" office:value-type="float" office:value="272673" calcext:value-type="float">
            <text:p>272673</text:p>
          </table:table-cell>
          <table:table-cell table:formula="of:=[.B619]/[.$B$1]" office:value-type="float" office:value="19.6086956521739" calcext:value-type="float">
            <text:p>19,61</text:p>
          </table:table-cell>
          <table:table-cell table:formula="of:=[.G618]+[.F619]" office:value-type="float" office:value="11855.3478260869" calcext:value-type="float">
            <text:p>11855,3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TransferEntriesActivity_5_ViewComponentNotVisibleOperatorMutator</text:p>
          </table:table-cell>
          <table:table-cell office:value-type="float" office:value="5172" calcext:value-type="float">
            <text:p>5172</text:p>
          </table:table-cell>
          <table:table-cell table:formula="of:=[.E619]+[.B620]" office:value-type="float" office:value="273129" calcext:value-type="float">
            <text:p>273129</text:p>
          </table:table-cell>
          <table:table-cell table:formula="of:=[.B620]/[.$B$1]" office:value-type="float" office:value="19.8260869565217" calcext:value-type="float">
            <text:p>19,83</text:p>
          </table:table-cell>
          <table:table-cell table:formula="of:=[.G619]+[.F620]" office:value-type="float" office:value="11875.1739130435" calcext:value-type="float">
            <text:p>11875,1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TransferEntriesActivity_6_FindViewByIdReturnsNullOperatorMutator</text:p>
          </table:table-cell>
          <table:table-cell office:value-type="float" office:value="6172" calcext:value-type="float">
            <text:p>6172</text:p>
          </table:table-cell>
          <table:table-cell table:formula="of:=[.E620]+[.B621]" office:value-type="float" office:value="273584" calcext:value-type="float">
            <text:p>273584</text:p>
          </table:table-cell>
          <table:table-cell table:formula="of:=[.B621]/[.$B$1]" office:value-type="float" office:value="19.7826086956522" calcext:value-type="float">
            <text:p>19,78</text:p>
          </table:table-cell>
          <table:table-cell table:formula="of:=[.G620]+[.F621]" office:value-type="float" office:value="11894.9565217391" calcext:value-type="float">
            <text:p>11894,9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TransferEntriesActivity_7_InvalidIDFindViewOperatorMutator</text:p>
          </table:table-cell>
          <table:table-cell office:value-type="float" office:value="7172" calcext:value-type="float">
            <text:p>7172</text:p>
          </table:table-cell>
          <table:table-cell table:formula="of:=[.E621]+[.B622]" office:value-type="float" office:value="274040" calcext:value-type="float">
            <text:p>274040</text:p>
          </table:table-cell>
          <table:table-cell table:formula="of:=[.B622]/[.$B$1]" office:value-type="float" office:value="19.8260869565217" calcext:value-type="float">
            <text:p>19,83</text:p>
          </table:table-cell>
          <table:table-cell table:formula="of:=[.G621]+[.F622]" office:value-type="float" office:value="11914.7826086956" calcext:value-type="float">
            <text:p>11914,7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TransferEntriesActivity_8_InvalidViewFocusOperatorMutator</text:p>
          </table:table-cell>
          <table:table-cell office:value-type="float" office:value="8172" calcext:value-type="float">
            <text:p>8172</text:p>
          </table:table-cell>
          <table:table-cell table:formula="of:=[.E622]+[.B623]" office:value-type="float" office:value="274547" calcext:value-type="float">
            <text:p>274547</text:p>
          </table:table-cell>
          <table:table-cell table:formula="of:=[.B623]/[.$B$1]" office:value-type="float" office:value="22.0434782608696" calcext:value-type="float">
            <text:p>22,04</text:p>
          </table:table-cell>
          <table:table-cell table:formula="of:=[.G622]+[.F623]" office:value-type="float" office:value="11936.8260869565" calcext:value-type="float">
            <text:p>11936,8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TransferEntriesActivity_9_ViewComponentNotVisibleOperatorMutator</text:p>
          </table:table-cell>
          <table:table-cell office:value-type="float" office:value="9172" calcext:value-type="float">
            <text:p>9172</text:p>
          </table:table-cell>
          <table:table-cell table:formula="of:=[.E623]+[.B624]" office:value-type="float" office:value="275000" calcext:value-type="float">
            <text:p>275000</text:p>
          </table:table-cell>
          <table:table-cell table:formula="of:=[.B624]/[.$B$1]" office:value-type="float" office:value="19.695652173913" calcext:value-type="float">
            <text:p>19,70</text:p>
          </table:table-cell>
          <table:table-cell table:formula="of:=[.G623]+[.F624]" office:value-type="float" office:value="11956.5217391304" calcext:value-type="float">
            <text:p>11956,5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TransferEntriesActivity_10_FindViewByIdReturnsNullOperatorMutator</text:p>
          </table:table-cell>
          <table:table-cell office:value-type="float" office:value="10172" calcext:value-type="float">
            <text:p>10172</text:p>
          </table:table-cell>
          <table:table-cell table:formula="of:=[.E624]+[.B625]" office:value-type="float" office:value="275438" calcext:value-type="float">
            <text:p>275438</text:p>
          </table:table-cell>
          <table:table-cell table:formula="of:=[.B625]/[.$B$1]" office:value-type="float" office:value="19.0434782608696" calcext:value-type="float">
            <text:p>19,04</text:p>
          </table:table-cell>
          <table:table-cell table:formula="of:=[.G624]+[.F625]" office:value-type="float" office:value="11975.5652173913" calcext:value-type="float">
            <text:p>11975,5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TransferEntriesActivity_11_InvalidIDFindViewOperatorMutator</text:p>
          </table:table-cell>
          <table:table-cell office:value-type="float" office:value="11172" calcext:value-type="float">
            <text:p>11172</text:p>
          </table:table-cell>
          <table:table-cell table:formula="of:=[.E625]+[.B626]" office:value-type="float" office:value="275870" calcext:value-type="float">
            <text:p>275870</text:p>
          </table:table-cell>
          <table:table-cell table:formula="of:=[.B626]/[.$B$1]" office:value-type="float" office:value="18.7826086956522" calcext:value-type="float">
            <text:p>18,78</text:p>
          </table:table-cell>
          <table:table-cell table:formula="of:=[.G625]+[.F626]" office:value-type="float" office:value="11994.347826087" calcext:value-type="float">
            <text:p>11994,3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TransferEntriesActivity_12_InvalidViewFocusOperatorMutator</text:p>
          </table:table-cell>
          <table:table-cell office:value-type="float" office:value="12172" calcext:value-type="float">
            <text:p>12172</text:p>
          </table:table-cell>
          <table:table-cell table:formula="of:=[.E626]+[.B627]" office:value-type="float" office:value="276321" calcext:value-type="float">
            <text:p>276321</text:p>
          </table:table-cell>
          <table:table-cell table:formula="of:=[.B627]/[.$B$1]" office:value-type="float" office:value="19.6086956521739" calcext:value-type="float">
            <text:p>19,61</text:p>
          </table:table-cell>
          <table:table-cell table:formula="of:=[.G626]+[.F627]" office:value-type="float" office:value="12013.9565217391" calcext:value-type="float">
            <text:p>12013,9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TransferEntriesActivity_13_ViewComponentNotVisibleOperatorMutator</text:p>
          </table:table-cell>
          <table:table-cell office:value-type="float" office:value="13172" calcext:value-type="float">
            <text:p>13172</text:p>
          </table:table-cell>
          <table:table-cell table:formula="of:=[.E627]+[.B628]" office:value-type="float" office:value="276780" calcext:value-type="float">
            <text:p>276780</text:p>
          </table:table-cell>
          <table:table-cell table:formula="of:=[.B628]/[.$B$1]" office:value-type="float" office:value="19.9565217391304" calcext:value-type="float">
            <text:p>19,96</text:p>
          </table:table-cell>
          <table:table-cell table:formula="of:=[.G627]+[.F628]" office:value-type="float" office:value="12033.9130434783" calcext:value-type="float">
            <text:p>12033,9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TransferEntriesActivity_14_FindViewByIdReturnsNullOperatorMutator</text:p>
          </table:table-cell>
          <table:table-cell office:value-type="float" office:value="14172" calcext:value-type="float">
            <text:p>14172</text:p>
          </table:table-cell>
          <table:table-cell table:formula="of:=[.E628]+[.B629]" office:value-type="float" office:value="277212" calcext:value-type="float">
            <text:p>277212</text:p>
          </table:table-cell>
          <table:table-cell table:formula="of:=[.B629]/[.$B$1]" office:value-type="float" office:value="18.7826086956522" calcext:value-type="float">
            <text:p>18,78</text:p>
          </table:table-cell>
          <table:table-cell table:formula="of:=[.G628]+[.F629]" office:value-type="float" office:value="12052.6956521739" calcext:value-type="float">
            <text:p>12052,7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TransferEntriesActivity_15_InvalidIDFindViewOperatorMutator</text:p>
          </table:table-cell>
          <table:table-cell office:value-type="float" office:value="15172" calcext:value-type="float">
            <text:p>15172</text:p>
          </table:table-cell>
          <table:table-cell table:formula="of:=[.E629]+[.B630]" office:value-type="float" office:value="277646" calcext:value-type="float">
            <text:p>277646</text:p>
          </table:table-cell>
          <table:table-cell table:formula="of:=[.B630]/[.$B$1]" office:value-type="float" office:value="18.8695652173913" calcext:value-type="float">
            <text:p>18,87</text:p>
          </table:table-cell>
          <table:table-cell table:formula="of:=[.G629]+[.F630]" office:value-type="float" office:value="12071.5652173913" calcext:value-type="float">
            <text:p>12071,5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TransferEntriesActivity_16_InvalidViewFocusOperatorMutator</text:p>
          </table:table-cell>
          <table:table-cell office:value-type="float" office:value="16172" calcext:value-type="float">
            <text:p>16172</text:p>
          </table:table-cell>
          <table:table-cell table:formula="of:=[.E630]+[.B631]" office:value-type="float" office:value="278101" calcext:value-type="float">
            <text:p>278101</text:p>
          </table:table-cell>
          <table:table-cell table:formula="of:=[.B631]/[.$B$1]" office:value-type="float" office:value="19.7826086956522" calcext:value-type="float">
            <text:p>19,78</text:p>
          </table:table-cell>
          <table:table-cell table:formula="of:=[.G630]+[.F631]" office:value-type="float" office:value="12091.347826087" calcext:value-type="float">
            <text:p>12091,3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TransferEntriesActivity_17_ViewComponentNotVisibleOperatorMutator</text:p>
          </table:table-cell>
          <table:table-cell office:value-type="float" office:value="17172" calcext:value-type="float">
            <text:p>17172</text:p>
          </table:table-cell>
          <table:table-cell table:formula="of:=[.E631]+[.B632]" office:value-type="float" office:value="278554" calcext:value-type="float">
            <text:p>278554</text:p>
          </table:table-cell>
          <table:table-cell table:formula="of:=[.B632]/[.$B$1]" office:value-type="float" office:value="19.695652173913" calcext:value-type="float">
            <text:p>19,70</text:p>
          </table:table-cell>
          <table:table-cell table:formula="of:=[.G631]+[.F632]" office:value-type="float" office:value="12111.0434782609" calcext:value-type="float">
            <text:p>12111,0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ransferEntriesActivity_18_FindViewByIdReturnsNullOperatorMutator</text:p>
          </table:table-cell>
          <table:table-cell office:value-type="float" office:value="18172" calcext:value-type="float">
            <text:p>18172</text:p>
          </table:table-cell>
          <table:table-cell table:formula="of:=[.E632]+[.B633]" office:value-type="float" office:value="278994" calcext:value-type="float">
            <text:p>278994</text:p>
          </table:table-cell>
          <table:table-cell table:formula="of:=[.B633]/[.$B$1]" office:value-type="float" office:value="19.1304347826087" calcext:value-type="float">
            <text:p>19,13</text:p>
          </table:table-cell>
          <table:table-cell table:formula="of:=[.G632]+[.F633]" office:value-type="float" office:value="12130.1739130435" calcext:value-type="float">
            <text:p>12130,1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TransferEntriesActivity_19_InvalidIDFindViewOperatorMutator</text:p>
          </table:table-cell>
          <table:table-cell office:value-type="float" office:value="19172" calcext:value-type="float">
            <text:p>19172</text:p>
          </table:table-cell>
          <table:table-cell table:formula="of:=[.E633]+[.B634]" office:value-type="float" office:value="279433" calcext:value-type="float">
            <text:p>279433</text:p>
          </table:table-cell>
          <table:table-cell table:formula="of:=[.B634]/[.$B$1]" office:value-type="float" office:value="19.0869565217391" calcext:value-type="float">
            <text:p>19,09</text:p>
          </table:table-cell>
          <table:table-cell table:formula="of:=[.G633]+[.F634]" office:value-type="float" office:value="12149.2608695652" calcext:value-type="float">
            <text:p>12149,2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TransferEntriesActivity_20_InvalidViewFocusOperatorMutator</text:p>
          </table:table-cell>
          <table:table-cell office:value-type="float" office:value="20172" calcext:value-type="float">
            <text:p>20172</text:p>
          </table:table-cell>
          <table:table-cell table:formula="of:=[.E634]+[.B635]" office:value-type="float" office:value="279892" calcext:value-type="float">
            <text:p>279892</text:p>
          </table:table-cell>
          <table:table-cell table:formula="of:=[.B635]/[.$B$1]" office:value-type="float" office:value="19.9565217391304" calcext:value-type="float">
            <text:p>19,96</text:p>
          </table:table-cell>
          <table:table-cell table:formula="of:=[.G634]+[.F635]" office:value-type="float" office:value="12169.2173913043" calcext:value-type="float">
            <text:p>12169,2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TransferEntriesActivity_21_ViewComponentNotVisibleOperatorMutator</text:p>
          </table:table-cell>
          <table:table-cell office:value-type="float" office:value="21172" calcext:value-type="float">
            <text:p>21172</text:p>
          </table:table-cell>
          <table:table-cell table:formula="of:=[.E635]+[.B636]" office:value-type="float" office:value="280341" calcext:value-type="float">
            <text:p>280341</text:p>
          </table:table-cell>
          <table:table-cell table:formula="of:=[.B636]/[.$B$1]" office:value-type="float" office:value="19.5217391304348" calcext:value-type="float">
            <text:p>19,52</text:p>
          </table:table-cell>
          <table:table-cell table:formula="of:=[.G635]+[.F636]" office:value-type="float" office:value="12188.7391304348" calcext:value-type="float">
            <text:p>12188,7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ransferEntriesActivity_22_FindViewByIdReturnsNullOperatorMutator</text:p>
          </table:table-cell>
          <table:table-cell office:value-type="float" office:value="22172" calcext:value-type="float">
            <text:p>22172</text:p>
          </table:table-cell>
          <table:table-cell table:formula="of:=[.E636]+[.B637]" office:value-type="float" office:value="280776" calcext:value-type="float">
            <text:p>280776</text:p>
          </table:table-cell>
          <table:table-cell table:formula="of:=[.B637]/[.$B$1]" office:value-type="float" office:value="18.9130434782609" calcext:value-type="float">
            <text:p>18,91</text:p>
          </table:table-cell>
          <table:table-cell table:formula="of:=[.G636]+[.F637]" office:value-type="float" office:value="12207.652173913" calcext:value-type="float">
            <text:p>12207,6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TransferEntriesActivity_23_InvalidIDFindViewOperatorMutator</text:p>
          </table:table-cell>
          <table:table-cell office:value-type="float" office:value="23172" calcext:value-type="float">
            <text:p>23172</text:p>
          </table:table-cell>
          <table:table-cell table:formula="of:=[.E637]+[.B638]" office:value-type="float" office:value="281212" calcext:value-type="float">
            <text:p>281212</text:p>
          </table:table-cell>
          <table:table-cell table:formula="of:=[.B638]/[.$B$1]" office:value-type="float" office:value="18.9565217391304" calcext:value-type="float">
            <text:p>18,96</text:p>
          </table:table-cell>
          <table:table-cell table:formula="of:=[.G637]+[.F638]" office:value-type="float" office:value="12226.6086956522" calcext:value-type="float">
            <text:p>12226,6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TransferEntriesActivity_24_InvalidViewFocusOperatorMutator</text:p>
          </table:table-cell>
          <table:table-cell office:value-type="float" office:value="24172" calcext:value-type="float">
            <text:p>24172</text:p>
          </table:table-cell>
          <table:table-cell table:formula="of:=[.E638]+[.B639]" office:value-type="float" office:value="281667" calcext:value-type="float">
            <text:p>281667</text:p>
          </table:table-cell>
          <table:table-cell table:formula="of:=[.B639]/[.$B$1]" office:value-type="float" office:value="19.7826086956522" calcext:value-type="float">
            <text:p>19,78</text:p>
          </table:table-cell>
          <table:table-cell table:formula="of:=[.G638]+[.F639]" office:value-type="float" office:value="12246.3913043478" calcext:value-type="float">
            <text:p>12246,3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TransferEntriesActivity_25_ViewComponentNotVisibleOperatorMutator</text:p>
          </table:table-cell>
          <table:table-cell office:value-type="float" office:value="25172" calcext:value-type="float">
            <text:p>25172</text:p>
          </table:table-cell>
          <table:table-cell table:formula="of:=[.E639]+[.B640]" office:value-type="float" office:value="282124" calcext:value-type="float">
            <text:p>282124</text:p>
          </table:table-cell>
          <table:table-cell table:formula="of:=[.B640]/[.$B$1]" office:value-type="float" office:value="19.8695652173913" calcext:value-type="float">
            <text:p>19,87</text:p>
          </table:table-cell>
          <table:table-cell table:formula="of:=[.G639]+[.F640]" office:value-type="float" office:value="12266.2608695652" calcext:value-type="float">
            <text:p>12266,2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TransferEntriesActivity_26_FindViewByIdReturnsNullOperatorMutator</text:p>
          </table:table-cell>
          <table:table-cell office:value-type="float" office:value="26172" calcext:value-type="float">
            <text:p>26172</text:p>
          </table:table-cell>
          <table:table-cell table:formula="of:=[.E640]+[.B641]" office:value-type="float" office:value="282556" calcext:value-type="float">
            <text:p>282556</text:p>
          </table:table-cell>
          <table:table-cell table:formula="of:=[.B641]/[.$B$1]" office:value-type="float" office:value="18.7826086956522" calcext:value-type="float">
            <text:p>18,78</text:p>
          </table:table-cell>
          <table:table-cell table:formula="of:=[.G640]+[.F641]" office:value-type="float" office:value="12285.0434782609" calcext:value-type="float">
            <text:p>12285,0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TransferEntriesActivity_27_InvalidIDFindViewOperatorMutator</text:p>
          </table:table-cell>
          <table:table-cell office:value-type="float" office:value="27172" calcext:value-type="float">
            <text:p>27172</text:p>
          </table:table-cell>
          <table:table-cell table:formula="of:=[.E641]+[.B642]" office:value-type="float" office:value="282988" calcext:value-type="float">
            <text:p>282988</text:p>
          </table:table-cell>
          <table:table-cell table:formula="of:=[.B642]/[.$B$1]" office:value-type="float" office:value="18.7826086956522" calcext:value-type="float">
            <text:p>18,78</text:p>
          </table:table-cell>
          <table:table-cell table:formula="of:=[.G641]+[.F642]" office:value-type="float" office:value="12303.8260869565" calcext:value-type="float">
            <text:p>12303,8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TransferEntriesActivity_28_InvalidViewFocusOperatorMutator</text:p>
          </table:table-cell>
          <table:table-cell office:value-type="float" office:value="28172" calcext:value-type="float">
            <text:p>28172</text:p>
          </table:table-cell>
          <table:table-cell table:formula="of:=[.E642]+[.B643]" office:value-type="float" office:value="283447" calcext:value-type="float">
            <text:p>283447</text:p>
          </table:table-cell>
          <table:table-cell table:formula="of:=[.B643]/[.$B$1]" office:value-type="float" office:value="19.9565217391304" calcext:value-type="float">
            <text:p>19,96</text:p>
          </table:table-cell>
          <table:table-cell table:formula="of:=[.G642]+[.F643]" office:value-type="float" office:value="12323.7826086956" calcext:value-type="float">
            <text:p>12323,7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TransferEntriesActivity_29_ViewComponentNotVisibleOperatorMutator</text:p>
          </table:table-cell>
          <table:table-cell office:value-type="float" office:value="29172" calcext:value-type="float">
            <text:p>29172</text:p>
          </table:table-cell>
          <table:table-cell table:formula="of:=[.E643]+[.B644]" office:value-type="float" office:value="283903" calcext:value-type="float">
            <text:p>283903</text:p>
          </table:table-cell>
          <table:table-cell table:formula="of:=[.B644]/[.$B$1]" office:value-type="float" office:value="19.8260869565217" calcext:value-type="float">
            <text:p>19,83</text:p>
          </table:table-cell>
          <table:table-cell table:formula="of:=[.G643]+[.F644]" office:value-type="float" office:value="12343.6086956522" calcext:value-type="float">
            <text:p>12343,6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TransferEntriesActivity_30_FindViewByIdReturnsNullOperatorMutator</text:p>
          </table:table-cell>
          <table:table-cell office:value-type="float" office:value="30172" calcext:value-type="float">
            <text:p>30172</text:p>
          </table:table-cell>
          <table:table-cell table:formula="of:=[.E644]+[.B645]" office:value-type="float" office:value="284333" calcext:value-type="float">
            <text:p>284333</text:p>
          </table:table-cell>
          <table:table-cell table:formula="of:=[.B645]/[.$B$1]" office:value-type="float" office:value="18.695652173913" calcext:value-type="float">
            <text:p>18,70</text:p>
          </table:table-cell>
          <table:table-cell table:formula="of:=[.G644]+[.F645]" office:value-type="float" office:value="12362.3043478261" calcext:value-type="float">
            <text:p>12362,3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TransferEntriesActivity_31_InvalidIDFindViewOperatorMutator</text:p>
          </table:table-cell>
          <table:table-cell office:value-type="float" office:value="31172" calcext:value-type="float">
            <text:p>31172</text:p>
          </table:table-cell>
          <table:table-cell table:formula="of:=[.E645]+[.B646]" office:value-type="float" office:value="284769" calcext:value-type="float">
            <text:p>284769</text:p>
          </table:table-cell>
          <table:table-cell table:formula="of:=[.B646]/[.$B$1]" office:value-type="float" office:value="18.9565217391304" calcext:value-type="float">
            <text:p>18,96</text:p>
          </table:table-cell>
          <table:table-cell table:formula="of:=[.G645]+[.F646]" office:value-type="float" office:value="12381.2608695652" calcext:value-type="float">
            <text:p>12381,2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TransferEntriesActivity_32_InvalidViewFocusOperatorMutator</text:p>
          </table:table-cell>
          <table:table-cell office:value-type="float" office:value="32172" calcext:value-type="float">
            <text:p>32172</text:p>
          </table:table-cell>
          <table:table-cell table:formula="of:=[.E646]+[.B647]" office:value-type="float" office:value="285223" calcext:value-type="float">
            <text:p>285223</text:p>
          </table:table-cell>
          <table:table-cell table:formula="of:=[.B647]/[.$B$1]" office:value-type="float" office:value="19.7391304347826" calcext:value-type="float">
            <text:p>19,74</text:p>
          </table:table-cell>
          <table:table-cell table:formula="of:=[.G646]+[.F647]" office:value-type="float" office:value="12401" calcext:value-type="float">
            <text:p>12401,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TransferEntriesActivity_33_ViewComponentNotVisibleOperatorMutator</text:p>
          </table:table-cell>
          <table:table-cell office:value-type="float" office:value="33172" calcext:value-type="float">
            <text:p>33172</text:p>
          </table:table-cell>
          <table:table-cell table:formula="of:=[.E647]+[.B648]" office:value-type="float" office:value="285677" calcext:value-type="float">
            <text:p>285677</text:p>
          </table:table-cell>
          <table:table-cell table:formula="of:=[.B648]/[.$B$1]" office:value-type="float" office:value="19.7391304347826" calcext:value-type="float">
            <text:p>19,74</text:p>
          </table:table-cell>
          <table:table-cell table:formula="of:=[.G647]+[.F648]" office:value-type="float" office:value="12420.7391304348" calcext:value-type="float">
            <text:p>12420,7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TransferEntriesActivity_34_RandomActionIntentDefinitionOperatorMutator</text:p>
          </table:table-cell>
          <table:table-cell office:value-type="float" office:value="34172" calcext:value-type="float">
            <text:p>34172</text:p>
          </table:table-cell>
          <table:table-cell table:formula="of:=[.E648]+[.B649]" office:value-type="float" office:value="286120" calcext:value-type="float">
            <text:p>286120</text:p>
          </table:table-cell>
          <table:table-cell table:formula="of:=[.B649]/[.$B$1]" office:value-type="float" office:value="19.2608695652174" calcext:value-type="float">
            <text:p>19,26</text:p>
          </table:table-cell>
          <table:table-cell table:formula="of:=[.G648]+[.F649]" office:value-type="float" office:value="12440" calcext:value-type="float">
            <text:p>12440,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ransferEntriesActivity_35_BuggyGUIListenerOperatorMutator</text:p>
          </table:table-cell>
          <table:table-cell office:value-type="float" office:value="35172" calcext:value-type="float">
            <text:p>35172</text:p>
          </table:table-cell>
          <table:table-cell table:formula="of:=[.E649]+[.B650]" office:value-type="float" office:value="286562" calcext:value-type="float">
            <text:p>286562</text:p>
          </table:table-cell>
          <table:table-cell table:formula="of:=[.B650]/[.$B$1]" office:value-type="float" office:value="19.2173913043478" calcext:value-type="float">
            <text:p>19,22</text:p>
          </table:table-cell>
          <table:table-cell table:formula="of:=[.G649]+[.F650]" office:value-type="float" office:value="12459.2173913043" calcext:value-type="float">
            <text:p>12459,2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TransferEntriesActivity_36_BuggyGUIListenerOperatorMutator</text:p>
          </table:table-cell>
          <table:table-cell office:value-type="float" office:value="36172" calcext:value-type="float">
            <text:p>36172</text:p>
          </table:table-cell>
          <table:table-cell table:formula="of:=[.E650]+[.B651]" office:value-type="float" office:value="287016" calcext:value-type="float">
            <text:p>287016</text:p>
          </table:table-cell>
          <table:table-cell table:formula="of:=[.B651]/[.$B$1]" office:value-type="float" office:value="19.7391304347826" calcext:value-type="float">
            <text:p>19,74</text:p>
          </table:table-cell>
          <table:table-cell table:formula="of:=[.G650]+[.F651]" office:value-type="float" office:value="12478.9565217391" calcext:value-type="float">
            <text:p>12478,9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TransferEntriesActivity_37_BuggyGUIListenerOperatorMutator</text:p>
          </table:table-cell>
          <table:table-cell office:value-type="float" office:value="37172" calcext:value-type="float">
            <text:p>37172</text:p>
          </table:table-cell>
          <table:table-cell table:formula="of:=[.E651]+[.B652]" office:value-type="float" office:value="287474" calcext:value-type="float">
            <text:p>287474</text:p>
          </table:table-cell>
          <table:table-cell table:formula="of:=[.B652]/[.$B$1]" office:value-type="float" office:value="19.9130434782609" calcext:value-type="float">
            <text:p>19,91</text:p>
          </table:table-cell>
          <table:table-cell table:formula="of:=[.G651]+[.F652]" office:value-type="float" office:value="12498.8695652174" calcext:value-type="float">
            <text:p>12498,8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TransferEntriesActivity_38_BinaryMutator</text:p>
          </table:table-cell>
          <table:table-cell office:value-type="float" office:value="38172" calcext:value-type="float">
            <text:p>38172</text:p>
          </table:table-cell>
          <table:table-cell table:formula="of:=[.E652]+[.B653]" office:value-type="float" office:value="287931" calcext:value-type="float">
            <text:p>287931</text:p>
          </table:table-cell>
          <table:table-cell table:formula="of:=[.B653]/[.$B$1]" office:value-type="float" office:value="19.8695652173913" calcext:value-type="float">
            <text:p>19,87</text:p>
          </table:table-cell>
          <table:table-cell table:formula="of:=[.G652]+[.F653]" office:value-type="float" office:value="12518.7391304348" calcext:value-type="float">
            <text:p>12518,7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TransferEntriesActivity_39_BinaryMutator</text:p>
          </table:table-cell>
          <table:table-cell office:value-type="float" office:value="39172" calcext:value-type="float">
            <text:p>39172</text:p>
          </table:table-cell>
          <table:table-cell table:formula="of:=[.E653]+[.B654]" office:value-type="float" office:value="288368" calcext:value-type="float">
            <text:p>288368</text:p>
          </table:table-cell>
          <table:table-cell table:formula="of:=[.B654]/[.$B$1]" office:value-type="float" office:value="19" calcext:value-type="float">
            <text:p>19,00</text:p>
          </table:table-cell>
          <table:table-cell table:formula="of:=[.G653]+[.F654]" office:value-type="float" office:value="12537.7391304348" calcext:value-type="float">
            <text:p>12537,7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MainActivity_0_LengthyGUICreationOperatorMutator</text:p>
          </table:table-cell>
          <table:table-cell office:value-type="float" office:value="173" calcext:value-type="float">
            <text:p>173</text:p>
          </table:table-cell>
          <table:table-cell table:formula="of:=[.E654]+[.B655]" office:value-type="float" office:value="288874" calcext:value-type="float">
            <text:p>288874</text:p>
          </table:table-cell>
          <table:table-cell table:formula="of:=[.B655]/[.$B$1]" office:value-type="float" office:value="22" calcext:value-type="float">
            <text:p>22,00</text:p>
          </table:table-cell>
          <table:table-cell table:formula="of:=[.G654]+[.F655]" office:value-type="float" office:value="12559.7391304348" calcext:value-type="float">
            <text:p>12559,7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inActivity_1_InvalidIDFindViewOperatorMutator</text:p>
          </table:table-cell>
          <table:table-cell office:value-type="float" office:value="1173" calcext:value-type="float">
            <text:p>1173</text:p>
          </table:table-cell>
          <table:table-cell table:formula="of:=[.E655]+[.B656]" office:value-type="float" office:value="289291" calcext:value-type="float">
            <text:p>289291</text:p>
          </table:table-cell>
          <table:table-cell table:formula="of:=[.B656]/[.$B$1]" office:value-type="float" office:value="18.1304347826087" calcext:value-type="float">
            <text:p>18,13</text:p>
          </table:table-cell>
          <table:table-cell table:formula="of:=[.G655]+[.F656]" office:value-type="float" office:value="12577.8695652174" calcext:value-type="float">
            <text:p>12577,8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ainActivity_2_FindViewByIdReturnsNullOperatorMutator</text:p>
          </table:table-cell>
          <table:table-cell office:value-type="float" office:value="2173" calcext:value-type="float">
            <text:p>2173</text:p>
          </table:table-cell>
          <table:table-cell table:formula="of:=[.E656]+[.B657]" office:value-type="float" office:value="289583" calcext:value-type="float">
            <text:p>289583</text:p>
          </table:table-cell>
          <table:table-cell table:formula="of:=[.B657]/[.$B$1]" office:value-type="float" office:value="12.695652173913" calcext:value-type="float">
            <text:p>12,70</text:p>
          </table:table-cell>
          <table:table-cell table:formula="of:=[.G656]+[.F657]" office:value-type="float" office:value="12590.5652173913" calcext:value-type="float">
            <text:p>12590,5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ainActivity_3_InvalidIDFindViewOperatorMutator</text:p>
          </table:table-cell>
          <table:table-cell office:value-type="float" office:value="3173" calcext:value-type="float">
            <text:p>3173</text:p>
          </table:table-cell>
          <table:table-cell table:formula="of:=[.E657]+[.B658]" office:value-type="float" office:value="289872" calcext:value-type="float">
            <text:p>289872</text:p>
          </table:table-cell>
          <table:table-cell table:formula="of:=[.B658]/[.$B$1]" office:value-type="float" office:value="12.5652173913043" calcext:value-type="float">
            <text:p>12,57</text:p>
          </table:table-cell>
          <table:table-cell table:formula="of:=[.G657]+[.F658]" office:value-type="float" office:value="12603.1304347826" calcext:value-type="float">
            <text:p>12603,1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ainActivity_4_InvalidViewFocusOperatorMutator</text:p>
          </table:table-cell>
          <table:table-cell office:value-type="float" office:value="4173" calcext:value-type="float">
            <text:p>4173</text:p>
          </table:table-cell>
          <table:table-cell table:formula="of:=[.E658]+[.B659]" office:value-type="float" office:value="290323" calcext:value-type="float">
            <text:p>290323</text:p>
          </table:table-cell>
          <table:table-cell table:formula="of:=[.B659]/[.$B$1]" office:value-type="float" office:value="19.6086956521739" calcext:value-type="float">
            <text:p>19,61</text:p>
          </table:table-cell>
          <table:table-cell table:formula="of:=[.G658]+[.F659]" office:value-type="float" office:value="12622.7391304348" calcext:value-type="float">
            <text:p>12622,7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inActivity_5_ViewComponentNotVisibleOperatorMutator</text:p>
          </table:table-cell>
          <table:table-cell office:value-type="float" office:value="5173" calcext:value-type="float">
            <text:p>5173</text:p>
          </table:table-cell>
          <table:table-cell table:formula="of:=[.E659]+[.B660]" office:value-type="float" office:value="290779" calcext:value-type="float">
            <text:p>290779</text:p>
          </table:table-cell>
          <table:table-cell table:formula="of:=[.B660]/[.$B$1]" office:value-type="float" office:value="19.8260869565217" calcext:value-type="float">
            <text:p>19,83</text:p>
          </table:table-cell>
          <table:table-cell table:formula="of:=[.G659]+[.F660]" office:value-type="float" office:value="12642.5652173913" calcext:value-type="float">
            <text:p>12642,5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ainActivity_6_BuggyGUIListenerOperatorMutator</text:p>
          </table:table-cell>
          <table:table-cell office:value-type="float" office:value="6173" calcext:value-type="float">
            <text:p>6173</text:p>
          </table:table-cell>
          <table:table-cell table:formula="of:=[.E660]+[.B661]" office:value-type="float" office:value="291091" calcext:value-type="float">
            <text:p>291091</text:p>
          </table:table-cell>
          <table:table-cell table:formula="of:=[.B661]/[.$B$1]" office:value-type="float" office:value="13.5652173913043" calcext:value-type="float">
            <text:p>13,57</text:p>
          </table:table-cell>
          <table:table-cell table:formula="of:=[.G660]+[.F661]" office:value-type="float" office:value="12656.1304347826" calcext:value-type="float">
            <text:p>12656,1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ainActivity_7_BuggyGUIListenerOperatorMutator</text:p>
          </table:table-cell>
          <table:table-cell office:value-type="float" office:value="7173" calcext:value-type="float">
            <text:p>7173</text:p>
          </table:table-cell>
          <table:table-cell table:formula="of:=[.E661]+[.B662]" office:value-type="float" office:value="291397" calcext:value-type="float">
            <text:p>291397</text:p>
          </table:table-cell>
          <table:table-cell table:formula="of:=[.B662]/[.$B$1]" office:value-type="float" office:value="13.304347826087" calcext:value-type="float">
            <text:p>13,30</text:p>
          </table:table-cell>
          <table:table-cell table:formula="of:=[.G661]+[.F662]" office:value-type="float" office:value="12669.4347826087" calcext:value-type="float">
            <text:p>12669,4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inActivity_8_BuggyGUIListenerOperatorMutator</text:p>
          </table:table-cell>
          <table:table-cell office:value-type="float" office:value="8173" calcext:value-type="float">
            <text:p>8173</text:p>
          </table:table-cell>
          <table:table-cell table:formula="of:=[.E662]+[.B663]" office:value-type="float" office:value="291853" calcext:value-type="float">
            <text:p>291853</text:p>
          </table:table-cell>
          <table:table-cell table:formula="of:=[.B663]/[.$B$1]" office:value-type="float" office:value="19.8260869565217" calcext:value-type="float">
            <text:p>19,83</text:p>
          </table:table-cell>
          <table:table-cell table:formula="of:=[.G662]+[.F663]" office:value-type="float" office:value="12689.2608695652" calcext:value-type="float">
            <text:p>12689,2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ainActivity_9_BuggyGUIListenerOperatorMutator</text:p>
          </table:table-cell>
          <table:table-cell office:value-type="float" office:value="9173" calcext:value-type="float">
            <text:p>9173</text:p>
          </table:table-cell>
          <table:table-cell table:formula="of:=[.E663]+[.B664]" office:value-type="float" office:value="292302" calcext:value-type="float">
            <text:p>292302</text:p>
          </table:table-cell>
          <table:table-cell table:formula="of:=[.B664]/[.$B$1]" office:value-type="float" office:value="19.5217391304348" calcext:value-type="float">
            <text:p>19,52</text:p>
          </table:table-cell>
          <table:table-cell table:formula="of:=[.G663]+[.F664]" office:value-type="float" office:value="12708.7826086956" calcext:value-type="float">
            <text:p>12708,7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MainActivity_10_FindViewByIdReturnsNullOperatorMutator</text:p>
          </table:table-cell>
          <table:table-cell office:value-type="float" office:value="10173" calcext:value-type="float">
            <text:p>10173</text:p>
          </table:table-cell>
          <table:table-cell table:formula="of:=[.E664]+[.B665]" office:value-type="float" office:value="292600" calcext:value-type="float">
            <text:p>292600</text:p>
          </table:table-cell>
          <table:table-cell table:formula="of:=[.B665]/[.$B$1]" office:value-type="float" office:value="12.9565217391304" calcext:value-type="float">
            <text:p>12,96</text:p>
          </table:table-cell>
          <table:table-cell table:formula="of:=[.G664]+[.F665]" office:value-type="float" office:value="12721.7391304348" calcext:value-type="float">
            <text:p>12721,7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ainActivity_11_InvalidIDFindViewOperatorMutator</text:p>
          </table:table-cell>
          <table:table-cell office:value-type="float" office:value="11173" calcext:value-type="float">
            <text:p>11173</text:p>
          </table:table-cell>
          <table:table-cell table:formula="of:=[.E665]+[.B666]" office:value-type="float" office:value="292896" calcext:value-type="float">
            <text:p>292896</text:p>
          </table:table-cell>
          <table:table-cell table:formula="of:=[.B666]/[.$B$1]" office:value-type="float" office:value="12.8695652173913" calcext:value-type="float">
            <text:p>12,87</text:p>
          </table:table-cell>
          <table:table-cell table:formula="of:=[.G665]+[.F666]" office:value-type="float" office:value="12734.6086956522" calcext:value-type="float">
            <text:p>12734,6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inActivity_12_InvalidViewFocusOperatorMutator</text:p>
          </table:table-cell>
          <table:table-cell office:value-type="float" office:value="12173" calcext:value-type="float">
            <text:p>12173</text:p>
          </table:table-cell>
          <table:table-cell table:formula="of:=[.E666]+[.B667]" office:value-type="float" office:value="293352" calcext:value-type="float">
            <text:p>293352</text:p>
          </table:table-cell>
          <table:table-cell table:formula="of:=[.B667]/[.$B$1]" office:value-type="float" office:value="19.8260869565217" calcext:value-type="float">
            <text:p>19,83</text:p>
          </table:table-cell>
          <table:table-cell table:formula="of:=[.G666]+[.F667]" office:value-type="float" office:value="12754.4347826087" calcext:value-type="float">
            <text:p>12754,4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inActivity_13_ViewComponentNotVisibleOperatorMutator</text:p>
          </table:table-cell>
          <table:table-cell office:value-type="float" office:value="13173" calcext:value-type="float">
            <text:p>13173</text:p>
          </table:table-cell>
          <table:table-cell table:formula="of:=[.E667]+[.B668]" office:value-type="float" office:value="293810" calcext:value-type="float">
            <text:p>293810</text:p>
          </table:table-cell>
          <table:table-cell table:formula="of:=[.B668]/[.$B$1]" office:value-type="float" office:value="19.9130434782609" calcext:value-type="float">
            <text:p>19,91</text:p>
          </table:table-cell>
          <table:table-cell table:formula="of:=[.G667]+[.F668]" office:value-type="float" office:value="12774.3478260869" calcext:value-type="float">
            <text:p>12774,3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MainActivity_14_FindViewByIdReturnsNullOperatorMutator</text:p>
          </table:table-cell>
          <table:table-cell office:value-type="float" office:value="14173" calcext:value-type="float">
            <text:p>14173</text:p>
          </table:table-cell>
          <table:table-cell table:formula="of:=[.E668]+[.B669]" office:value-type="float" office:value="294136" calcext:value-type="float">
            <text:p>294136</text:p>
          </table:table-cell>
          <table:table-cell table:formula="of:=[.B669]/[.$B$1]" office:value-type="float" office:value="14.1739130434783" calcext:value-type="float">
            <text:p>14,17</text:p>
          </table:table-cell>
          <table:table-cell table:formula="of:=[.G668]+[.F669]" office:value-type="float" office:value="12788.5217391304" calcext:value-type="float">
            <text:p>12788,5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MainActivity_15_InvalidIDFindViewOperatorMutator</text:p>
          </table:table-cell>
          <table:table-cell office:value-type="float" office:value="15173" calcext:value-type="float">
            <text:p>15173</text:p>
          </table:table-cell>
          <table:table-cell table:formula="of:=[.E669]+[.B670]" office:value-type="float" office:value="294462" calcext:value-type="float">
            <text:p>294462</text:p>
          </table:table-cell>
          <table:table-cell table:formula="of:=[.B670]/[.$B$1]" office:value-type="float" office:value="14.1739130434783" calcext:value-type="float">
            <text:p>14,17</text:p>
          </table:table-cell>
          <table:table-cell table:formula="of:=[.G669]+[.F670]" office:value-type="float" office:value="12802.6956521739" calcext:value-type="float">
            <text:p>12802,7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inActivity_16_InvalidViewFocusOperatorMutator</text:p>
          </table:table-cell>
          <table:table-cell office:value-type="float" office:value="16173" calcext:value-type="float">
            <text:p>16173</text:p>
          </table:table-cell>
          <table:table-cell table:formula="of:=[.E670]+[.B671]" office:value-type="float" office:value="294920" calcext:value-type="float">
            <text:p>294920</text:p>
          </table:table-cell>
          <table:table-cell table:formula="of:=[.B671]/[.$B$1]" office:value-type="float" office:value="19.9130434782609" calcext:value-type="float">
            <text:p>19,91</text:p>
          </table:table-cell>
          <table:table-cell table:formula="of:=[.G670]+[.F671]" office:value-type="float" office:value="12822.6086956522" calcext:value-type="float">
            <text:p>12822,6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ainActivity_17_ViewComponentNotVisibleOperatorMutator</text:p>
          </table:table-cell>
          <table:table-cell office:value-type="float" office:value="17173" calcext:value-type="float">
            <text:p>17173</text:p>
          </table:table-cell>
          <table:table-cell table:formula="of:=[.E671]+[.B672]" office:value-type="float" office:value="295375" calcext:value-type="float">
            <text:p>295375</text:p>
          </table:table-cell>
          <table:table-cell table:formula="of:=[.B672]/[.$B$1]" office:value-type="float" office:value="19.7826086956522" calcext:value-type="float">
            <text:p>19,78</text:p>
          </table:table-cell>
          <table:table-cell table:formula="of:=[.G671]+[.F672]" office:value-type="float" office:value="12842.3913043478" calcext:value-type="float">
            <text:p>12842,3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inActivity_18_NullIntentOperatorMutator</text:p>
          </table:table-cell>
          <table:table-cell office:value-type="float" office:value="18173" calcext:value-type="float">
            <text:p>18173</text:p>
          </table:table-cell>
          <table:table-cell table:formula="of:=[.E672]+[.B673]" office:value-type="float" office:value="295833" calcext:value-type="float">
            <text:p>295833</text:p>
          </table:table-cell>
          <table:table-cell table:formula="of:=[.B673]/[.$B$1]" office:value-type="float" office:value="19.9130434782609" calcext:value-type="float">
            <text:p>19,91</text:p>
          </table:table-cell>
          <table:table-cell table:formula="of:=[.G672]+[.F673]" office:value-type="float" office:value="12862.3043478261" calcext:value-type="float">
            <text:p>12862,3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MainActivity_19_InvalidKeyIntentOperatorMutator</text:p>
          </table:table-cell>
          <table:table-cell office:value-type="float" office:value="19173" calcext:value-type="float">
            <text:p>19173</text:p>
          </table:table-cell>
          <table:table-cell table:formula="of:=[.E673]+[.B674]" office:value-type="float" office:value="296293" calcext:value-type="float">
            <text:p>296293</text:p>
          </table:table-cell>
          <table:table-cell table:formula="of:=[.B674]/[.$B$1]" office:value-type="float" office:value="20" calcext:value-type="float">
            <text:p>20,00</text:p>
          </table:table-cell>
          <table:table-cell table:formula="of:=[.G673]+[.F674]" office:value-type="float" office:value="12882.3043478261" calcext:value-type="float">
            <text:p>12882,3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ainActivity_20_RandomActionIntentDefinitionOperatorMutator</text:p>
          </table:table-cell>
          <table:table-cell office:value-type="float" office:value="20173" calcext:value-type="float">
            <text:p>20173</text:p>
          </table:table-cell>
          <table:table-cell table:formula="of:=[.E674]+[.B675]" office:value-type="float" office:value="296750" calcext:value-type="float">
            <text:p>296750</text:p>
          </table:table-cell>
          <table:table-cell table:formula="of:=[.B675]/[.$B$1]" office:value-type="float" office:value="19.8695652173913" calcext:value-type="float">
            <text:p>19,87</text:p>
          </table:table-cell>
          <table:table-cell table:formula="of:=[.G674]+[.F675]" office:value-type="float" office:value="12902.1739130435" calcext:value-type="float">
            <text:p>12902,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inActivity_21_NullValueIntentPutExtraOperatorMutator</text:p>
          </table:table-cell>
          <table:table-cell office:value-type="float" office:value="21173" calcext:value-type="float">
            <text:p>21173</text:p>
          </table:table-cell>
          <table:table-cell table:formula="of:=[.E675]+[.B676]" office:value-type="float" office:value="297208" calcext:value-type="float">
            <text:p>297208</text:p>
          </table:table-cell>
          <table:table-cell table:formula="of:=[.B676]/[.$B$1]" office:value-type="float" office:value="19.9130434782609" calcext:value-type="float">
            <text:p>19,91</text:p>
          </table:table-cell>
          <table:table-cell table:formula="of:=[.G675]+[.F676]" office:value-type="float" office:value="12922.0869565217" calcext:value-type="float">
            <text:p>12922,0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inActivity_22_IntentPayloadReplacementOperatorMutator</text:p>
          </table:table-cell>
          <table:table-cell office:value-type="float" office:value="22173" calcext:value-type="float">
            <text:p>22173</text:p>
          </table:table-cell>
          <table:table-cell table:formula="of:=[.E676]+[.B677]" office:value-type="float" office:value="297666" calcext:value-type="float">
            <text:p>297666</text:p>
          </table:table-cell>
          <table:table-cell table:formula="of:=[.B677]/[.$B$1]" office:value-type="float" office:value="19.9130434782609" calcext:value-type="float">
            <text:p>19,91</text:p>
          </table:table-cell>
          <table:table-cell table:formula="of:=[.G676]+[.F677]" office:value-type="float" office:value="12942" calcext:value-type="float">
            <text:p>12942,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ainActivity_23_RandomActionIntentDefinitionOperatorMutator</text:p>
          </table:table-cell>
          <table:table-cell office:value-type="float" office:value="23173" calcext:value-type="float">
            <text:p>23173</text:p>
          </table:table-cell>
          <table:table-cell table:formula="of:=[.E677]+[.B678]" office:value-type="float" office:value="298117" calcext:value-type="float">
            <text:p>298117</text:p>
          </table:table-cell>
          <table:table-cell table:formula="of:=[.B678]/[.$B$1]" office:value-type="float" office:value="19.6086956521739" calcext:value-type="float">
            <text:p>19,61</text:p>
          </table:table-cell>
          <table:table-cell table:formula="of:=[.G677]+[.F678]" office:value-type="float" office:value="12961.6086956522" calcext:value-type="float">
            <text:p>12961,6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inActivity_24_NullValueIntentPutExtraOperatorMutator</text:p>
          </table:table-cell>
          <table:table-cell office:value-type="float" office:value="24173" calcext:value-type="float">
            <text:p>24173</text:p>
          </table:table-cell>
          <table:table-cell table:formula="of:=[.E678]+[.B679]" office:value-type="float" office:value="298521" calcext:value-type="float">
            <text:p>298521</text:p>
          </table:table-cell>
          <table:table-cell table:formula="of:=[.B679]/[.$B$1]" office:value-type="float" office:value="17.5652173913043" calcext:value-type="float">
            <text:p>17,57</text:p>
          </table:table-cell>
          <table:table-cell table:formula="of:=[.G678]+[.F679]" office:value-type="float" office:value="12979.1739130435" calcext:value-type="float">
            <text:p>12979,1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inActivity_25_IntentPayloadReplacementOperatorMutator</text:p>
          </table:table-cell>
          <table:table-cell office:value-type="float" office:value="25173" calcext:value-type="float">
            <text:p>25173</text:p>
          </table:table-cell>
          <table:table-cell table:formula="of:=[.E679]+[.B680]" office:value-type="float" office:value="298979" calcext:value-type="float">
            <text:p>298979</text:p>
          </table:table-cell>
          <table:table-cell table:formula="of:=[.B680]/[.$B$1]" office:value-type="float" office:value="19.9130434782609" calcext:value-type="float">
            <text:p>19,91</text:p>
          </table:table-cell>
          <table:table-cell table:formula="of:=[.G679]+[.F680]" office:value-type="float" office:value="12999.0869565217" calcext:value-type="float">
            <text:p>12999,0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ainActivity_26_RandomActionIntentDefinitionOperatorMutator</text:p>
          </table:table-cell>
          <table:table-cell office:value-type="float" office:value="26173" calcext:value-type="float">
            <text:p>26173</text:p>
          </table:table-cell>
          <table:table-cell table:formula="of:=[.E680]+[.B681]" office:value-type="float" office:value="299432" calcext:value-type="float">
            <text:p>299432</text:p>
          </table:table-cell>
          <table:table-cell table:formula="of:=[.B681]/[.$B$1]" office:value-type="float" office:value="19.695652173913" calcext:value-type="float">
            <text:p>19,70</text:p>
          </table:table-cell>
          <table:table-cell table:formula="of:=[.G680]+[.F681]" office:value-type="float" office:value="13018.7826086956" calcext:value-type="float">
            <text:p>13018,7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ainActivity_27_NullIntentOperatorMutator</text:p>
          </table:table-cell>
          <table:table-cell office:value-type="float" office:value="27173" calcext:value-type="float">
            <text:p>27173</text:p>
          </table:table-cell>
          <table:table-cell table:formula="of:=[.E681]+[.B682]" office:value-type="float" office:value="299739" calcext:value-type="float">
            <text:p>299739</text:p>
          </table:table-cell>
          <table:table-cell table:formula="of:=[.B682]/[.$B$1]" office:value-type="float" office:value="13.3478260869565" calcext:value-type="float">
            <text:p>13,35</text:p>
          </table:table-cell>
          <table:table-cell table:formula="of:=[.G681]+[.F682]" office:value-type="float" office:value="13032.1304347826" calcext:value-type="float">
            <text:p>13032,1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ainActivity_28_InvalidKeyIntentOperatorMutator</text:p>
          </table:table-cell>
          <table:table-cell office:value-type="float" office:value="28173" calcext:value-type="float">
            <text:p>28173</text:p>
          </table:table-cell>
          <table:table-cell table:formula="of:=[.E682]+[.B683]" office:value-type="float" office:value="300047" calcext:value-type="float">
            <text:p>300047</text:p>
          </table:table-cell>
          <table:table-cell table:formula="of:=[.B683]/[.$B$1]" office:value-type="float" office:value="13.3913043478261" calcext:value-type="float">
            <text:p>13,39</text:p>
          </table:table-cell>
          <table:table-cell table:formula="of:=[.G682]+[.F683]" office:value-type="float" office:value="13045.5217391304" calcext:value-type="float">
            <text:p>13045,5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ainActivity_29_RandomActionIntentDefinitionOperatorMutator</text:p>
          </table:table-cell>
          <table:table-cell office:value-type="float" office:value="29173" calcext:value-type="float">
            <text:p>29173</text:p>
          </table:table-cell>
          <table:table-cell table:formula="of:=[.E683]+[.B684]" office:value-type="float" office:value="300357" calcext:value-type="float">
            <text:p>300357</text:p>
          </table:table-cell>
          <table:table-cell table:formula="of:=[.B684]/[.$B$1]" office:value-type="float" office:value="13.4782608695652" calcext:value-type="float">
            <text:p>13,48</text:p>
          </table:table-cell>
          <table:table-cell table:formula="of:=[.G683]+[.F684]" office:value-type="float" office:value="13059" calcext:value-type="float">
            <text:p>13059,0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ainActivity_30_NullValueIntentPutExtraOperatorMutator</text:p>
          </table:table-cell>
          <table:table-cell office:value-type="float" office:value="30173" calcext:value-type="float">
            <text:p>30173</text:p>
          </table:table-cell>
          <table:table-cell table:formula="of:=[.E684]+[.B685]" office:value-type="float" office:value="300670" calcext:value-type="float">
            <text:p>300670</text:p>
          </table:table-cell>
          <table:table-cell table:formula="of:=[.B685]/[.$B$1]" office:value-type="float" office:value="13.6086956521739" calcext:value-type="float">
            <text:p>13,61</text:p>
          </table:table-cell>
          <table:table-cell table:formula="of:=[.G684]+[.F685]" office:value-type="float" office:value="13072.6086956522" calcext:value-type="float">
            <text:p>13072,6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ainActivity_31_IntentPayloadReplacementOperatorMutator</text:p>
          </table:table-cell>
          <table:table-cell office:value-type="float" office:value="31173" calcext:value-type="float">
            <text:p>31173</text:p>
          </table:table-cell>
          <table:table-cell table:formula="of:=[.E685]+[.B686]" office:value-type="float" office:value="300983" calcext:value-type="float">
            <text:p>300983</text:p>
          </table:table-cell>
          <table:table-cell table:formula="of:=[.B686]/[.$B$1]" office:value-type="float" office:value="13.6086956521739" calcext:value-type="float">
            <text:p>13,61</text:p>
          </table:table-cell>
          <table:table-cell table:formula="of:=[.G685]+[.F686]" office:value-type="float" office:value="13086.2173913043" calcext:value-type="float">
            <text:p>13086,2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ainActivity_32_RandomActionIntentDefinitionOperatorMutator</text:p>
          </table:table-cell>
          <table:table-cell office:value-type="float" office:value="32173" calcext:value-type="float">
            <text:p>32173</text:p>
          </table:table-cell>
          <table:table-cell table:formula="of:=[.E686]+[.B687]" office:value-type="float" office:value="301289" calcext:value-type="float">
            <text:p>301289</text:p>
          </table:table-cell>
          <table:table-cell table:formula="of:=[.B687]/[.$B$1]" office:value-type="float" office:value="13.304347826087" calcext:value-type="float">
            <text:p>13,30</text:p>
          </table:table-cell>
          <table:table-cell table:formula="of:=[.G686]+[.F687]" office:value-type="float" office:value="13099.5217391304" calcext:value-type="float">
            <text:p>13099,5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ainActivity_33_NullValueIntentPutExtraOperatorMutator</text:p>
          </table:table-cell>
          <table:table-cell office:value-type="float" office:value="33173" calcext:value-type="float">
            <text:p>33173</text:p>
          </table:table-cell>
          <table:table-cell table:formula="of:=[.E687]+[.B688]" office:value-type="float" office:value="301609" calcext:value-type="float">
            <text:p>301609</text:p>
          </table:table-cell>
          <table:table-cell table:formula="of:=[.B688]/[.$B$1]" office:value-type="float" office:value="13.9130434782609" calcext:value-type="float">
            <text:p>13,91</text:p>
          </table:table-cell>
          <table:table-cell table:formula="of:=[.G687]+[.F688]" office:value-type="float" office:value="13113.4347826087" calcext:value-type="float">
            <text:p>13113,4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inActivity_34_IntentPayloadReplacementOperatorMutator</text:p>
          </table:table-cell>
          <table:table-cell office:value-type="float" office:value="34173" calcext:value-type="float">
            <text:p>34173</text:p>
          </table:table-cell>
          <table:table-cell table:formula="of:=[.E688]+[.B689]" office:value-type="float" office:value="302065" calcext:value-type="float">
            <text:p>302065</text:p>
          </table:table-cell>
          <table:table-cell table:formula="of:=[.B689]/[.$B$1]" office:value-type="float" office:value="19.8260869565217" calcext:value-type="float">
            <text:p>19,83</text:p>
          </table:table-cell>
          <table:table-cell table:formula="of:=[.G688]+[.F689]" office:value-type="float" office:value="13133.2608695652" calcext:value-type="float">
            <text:p>13133,2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MainActivity_35_RandomActionIntentDefinitionOperatorMutator</text:p>
          </table:table-cell>
          <table:table-cell office:value-type="float" office:value="35173" calcext:value-type="float">
            <text:p>35173</text:p>
          </table:table-cell>
          <table:table-cell table:formula="of:=[.E689]+[.B690]" office:value-type="float" office:value="302390" calcext:value-type="float">
            <text:p>302390</text:p>
          </table:table-cell>
          <table:table-cell table:formula="of:=[.B690]/[.$B$1]" office:value-type="float" office:value="14.1304347826087" calcext:value-type="float">
            <text:p>14,13</text:p>
          </table:table-cell>
          <table:table-cell table:formula="of:=[.G689]+[.F690]" office:value-type="float" office:value="13147.3913043478" calcext:value-type="float">
            <text:p>13147,3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ainActivity_36_NullIntentOperatorMutator</text:p>
          </table:table-cell>
          <table:table-cell office:value-type="float" office:value="36173" calcext:value-type="float">
            <text:p>36173</text:p>
          </table:table-cell>
          <table:table-cell table:formula="of:=[.E690]+[.B691]" office:value-type="float" office:value="302759" calcext:value-type="float">
            <text:p>302759</text:p>
          </table:table-cell>
          <table:table-cell table:formula="of:=[.B691]/[.$B$1]" office:value-type="float" office:value="16.0434782608696" calcext:value-type="float">
            <text:p>16,04</text:p>
          </table:table-cell>
          <table:table-cell table:formula="of:=[.G690]+[.F691]" office:value-type="float" office:value="13163.4347826087" calcext:value-type="float">
            <text:p>13163,4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inActivity_37_InvalidKeyIntentOperatorMutator</text:p>
          </table:table-cell>
          <table:table-cell office:value-type="float" office:value="37173" calcext:value-type="float">
            <text:p>37173</text:p>
          </table:table-cell>
          <table:table-cell table:formula="of:=[.E691]+[.B692]" office:value-type="float" office:value="303171" calcext:value-type="float">
            <text:p>303171</text:p>
          </table:table-cell>
          <table:table-cell table:formula="of:=[.B692]/[.$B$1]" office:value-type="float" office:value="17.9130434782609" calcext:value-type="float">
            <text:p>17,91</text:p>
          </table:table-cell>
          <table:table-cell table:formula="of:=[.G691]+[.F692]" office:value-type="float" office:value="13181.3478260869" calcext:value-type="float">
            <text:p>13181,3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inActivity_38_RandomActionIntentDefinitionOperatorMutator</text:p>
          </table:table-cell>
          <table:table-cell office:value-type="float" office:value="38173" calcext:value-type="float">
            <text:p>38173</text:p>
          </table:table-cell>
          <table:table-cell table:formula="of:=[.E692]+[.B693]" office:value-type="float" office:value="303587" calcext:value-type="float">
            <text:p>303587</text:p>
          </table:table-cell>
          <table:table-cell table:formula="of:=[.B693]/[.$B$1]" office:value-type="float" office:value="18.0869565217391" calcext:value-type="float">
            <text:p>18,09</text:p>
          </table:table-cell>
          <table:table-cell table:formula="of:=[.G692]+[.F693]" office:value-type="float" office:value="13199.4347826087" calcext:value-type="float">
            <text:p>13199,4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inActivity_39_NullValueIntentPutExtraOperatorMutator</text:p>
          </table:table-cell>
          <table:table-cell office:value-type="float" office:value="39173" calcext:value-type="float">
            <text:p>39173</text:p>
          </table:table-cell>
          <table:table-cell table:formula="of:=[.E693]+[.B694]" office:value-type="float" office:value="304000" calcext:value-type="float">
            <text:p>304000</text:p>
          </table:table-cell>
          <table:table-cell table:formula="of:=[.B694]/[.$B$1]" office:value-type="float" office:value="17.9565217391304" calcext:value-type="float">
            <text:p>17,96</text:p>
          </table:table-cell>
          <table:table-cell table:formula="of:=[.G693]+[.F694]" office:value-type="float" office:value="13217.3913043478" calcext:value-type="float">
            <text:p>13217,3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inActivity_40_IntentPayloadReplacementOperatorMutator</text:p>
          </table:table-cell>
          <table:table-cell office:value-type="float" office:value="40173" calcext:value-type="float">
            <text:p>40173</text:p>
          </table:table-cell>
          <table:table-cell table:formula="of:=[.E694]+[.B695]" office:value-type="float" office:value="304418" calcext:value-type="float">
            <text:p>304418</text:p>
          </table:table-cell>
          <table:table-cell table:formula="of:=[.B695]/[.$B$1]" office:value-type="float" office:value="18.1739130434783" calcext:value-type="float">
            <text:p>18,17</text:p>
          </table:table-cell>
          <table:table-cell table:formula="of:=[.G694]+[.F695]" office:value-type="float" office:value="13235.5652173913" calcext:value-type="float">
            <text:p>13235,5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inActivity_41_RandomActionIntentDefinitionOperatorMutator</text:p>
          </table:table-cell>
          <table:table-cell office:value-type="float" office:value="41173" calcext:value-type="float">
            <text:p>41173</text:p>
          </table:table-cell>
          <table:table-cell table:formula="of:=[.E695]+[.B696]" office:value-type="float" office:value="304825" calcext:value-type="float">
            <text:p>304825</text:p>
          </table:table-cell>
          <table:table-cell table:formula="of:=[.B696]/[.$B$1]" office:value-type="float" office:value="17.695652173913" calcext:value-type="float">
            <text:p>17,70</text:p>
          </table:table-cell>
          <table:table-cell table:formula="of:=[.G695]+[.F696]" office:value-type="float" office:value="13253.2608695652" calcext:value-type="float">
            <text:p>13253,2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ainActivity_42_NullIntentOperatorMutator</text:p>
          </table:table-cell>
          <table:table-cell office:value-type="float" office:value="42173" calcext:value-type="float">
            <text:p>42173</text:p>
          </table:table-cell>
          <table:table-cell table:formula="of:=[.E696]+[.B697]" office:value-type="float" office:value="305134" calcext:value-type="float">
            <text:p>305134</text:p>
          </table:table-cell>
          <table:table-cell table:formula="of:=[.B697]/[.$B$1]" office:value-type="float" office:value="13.4347826086957" calcext:value-type="float">
            <text:p>13,43</text:p>
          </table:table-cell>
          <table:table-cell table:formula="of:=[.G696]+[.F697]" office:value-type="float" office:value="13266.6956521739" calcext:value-type="float">
            <text:p>13266,7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MainActivity_43_InvalidKeyIntentOperatorMutator</text:p>
          </table:table-cell>
          <table:table-cell office:value-type="float" office:value="43173" calcext:value-type="float">
            <text:p>43173</text:p>
          </table:table-cell>
          <table:table-cell table:formula="of:=[.E697]+[.B698]" office:value-type="float" office:value="305431" calcext:value-type="float">
            <text:p>305431</text:p>
          </table:table-cell>
          <table:table-cell table:formula="of:=[.B698]/[.$B$1]" office:value-type="float" office:value="12.9130434782609" calcext:value-type="float">
            <text:p>12,91</text:p>
          </table:table-cell>
          <table:table-cell table:formula="of:=[.G697]+[.F698]" office:value-type="float" office:value="13279.6086956522" calcext:value-type="float">
            <text:p>13279,6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ainActivity_44_RandomActionIntentDefinitionOperatorMutator</text:p>
          </table:table-cell>
          <table:table-cell office:value-type="float" office:value="44173" calcext:value-type="float">
            <text:p>44173</text:p>
          </table:table-cell>
          <table:table-cell table:formula="of:=[.E698]+[.B699]" office:value-type="float" office:value="305725" calcext:value-type="float">
            <text:p>305725</text:p>
          </table:table-cell>
          <table:table-cell table:formula="of:=[.B699]/[.$B$1]" office:value-type="float" office:value="12.7826086956522" calcext:value-type="float">
            <text:p>12,78</text:p>
          </table:table-cell>
          <table:table-cell table:formula="of:=[.G698]+[.F699]" office:value-type="float" office:value="13292.3913043478" calcext:value-type="float">
            <text:p>13292,3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MainActivity_45_BuggyGUIListenerOperatorMutator</text:p>
          </table:table-cell>
          <table:table-cell office:value-type="float" office:value="45173" calcext:value-type="float">
            <text:p>45173</text:p>
          </table:table-cell>
          <table:table-cell table:formula="of:=[.E699]+[.B700]" office:value-type="float" office:value="306186" calcext:value-type="float">
            <text:p>306186</text:p>
          </table:table-cell>
          <table:table-cell table:formula="of:=[.B700]/[.$B$1]" office:value-type="float" office:value="20.0434782608696" calcext:value-type="float">
            <text:p>20,04</text:p>
          </table:table-cell>
          <table:table-cell table:formula="of:=[.G699]+[.F700]" office:value-type="float" office:value="13312.4347826087" calcext:value-type="float">
            <text:p>13312,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inActivity_46_BinaryMutator</text:p>
          </table:table-cell>
          <table:table-cell office:value-type="float" office:value="46173" calcext:value-type="float">
            <text:p>46173</text:p>
          </table:table-cell>
          <table:table-cell table:formula="of:=[.E700]+[.B701]" office:value-type="float" office:value="306644" calcext:value-type="float">
            <text:p>306644</text:p>
          </table:table-cell>
          <table:table-cell table:formula="of:=[.B701]/[.$B$1]" office:value-type="float" office:value="19.9130434782609" calcext:value-type="float">
            <text:p>19,91</text:p>
          </table:table-cell>
          <table:table-cell table:formula="of:=[.G700]+[.F701]" office:value-type="float" office:value="13332.3478260869" calcext:value-type="float">
            <text:p>13332,3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MainActivity_47_BuggyGUIListenerOperatorMutator</text:p>
          </table:table-cell>
          <table:table-cell office:value-type="float" office:value="47173" calcext:value-type="float">
            <text:p>47173</text:p>
          </table:table-cell>
          <table:table-cell table:formula="of:=[.E701]+[.B702]" office:value-type="float" office:value="307103" calcext:value-type="float">
            <text:p>307103</text:p>
          </table:table-cell>
          <table:table-cell table:formula="of:=[.B702]/[.$B$1]" office:value-type="float" office:value="19.9565217391304" calcext:value-type="float">
            <text:p>19,96</text:p>
          </table:table-cell>
          <table:table-cell table:formula="of:=[.G701]+[.F702]" office:value-type="float" office:value="13352.3043478261" calcext:value-type="float">
            <text:p>13352,3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ainActivity_48_InvalidKeyIntentOperatorMutator</text:p>
          </table:table-cell>
          <table:table-cell office:value-type="float" office:value="48173" calcext:value-type="float">
            <text:p>48173</text:p>
          </table:table-cell>
          <table:table-cell table:formula="of:=[.E702]+[.B703]" office:value-type="float" office:value="307573" calcext:value-type="float">
            <text:p>307573</text:p>
          </table:table-cell>
          <table:table-cell table:formula="of:=[.B703]/[.$B$1]" office:value-type="float" office:value="20.4347826086957" calcext:value-type="float">
            <text:p>20,43</text:p>
          </table:table-cell>
          <table:table-cell table:formula="of:=[.G702]+[.F703]" office:value-type="float" office:value="13372.7391304348" calcext:value-type="float">
            <text:p>13372,7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MainActivity_49_RandomActionIntentDefinitionOperatorMutator</text:p>
          </table:table-cell>
          <table:table-cell office:value-type="float" office:value="49173" calcext:value-type="float">
            <text:p>49173</text:p>
          </table:table-cell>
          <table:table-cell table:formula="of:=[.E703]+[.B704]" office:value-type="float" office:value="308033" calcext:value-type="float">
            <text:p>308033</text:p>
          </table:table-cell>
          <table:table-cell table:formula="of:=[.B704]/[.$B$1]" office:value-type="float" office:value="20" calcext:value-type="float">
            <text:p>20,00</text:p>
          </table:table-cell>
          <table:table-cell table:formula="of:=[.G703]+[.F704]" office:value-type="float" office:value="13392.7391304348" calcext:value-type="float">
            <text:p>13392,7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ainActivity_50_NullIntentOperatorMutator</text:p>
          </table:table-cell>
          <table:table-cell office:value-type="float" office:value="50173" calcext:value-type="float">
            <text:p>50173</text:p>
          </table:table-cell>
          <table:table-cell table:formula="of:=[.E704]+[.B705]" office:value-type="float" office:value="308487" calcext:value-type="float">
            <text:p>308487</text:p>
          </table:table-cell>
          <table:table-cell table:formula="of:=[.B705]/[.$B$1]" office:value-type="float" office:value="19.7391304347826" calcext:value-type="float">
            <text:p>19,74</text:p>
          </table:table-cell>
          <table:table-cell table:formula="of:=[.G704]+[.F705]" office:value-type="float" office:value="13412.4782608696" calcext:value-type="float">
            <text:p>13412,4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MainActivity_51_InvalidKeyIntentOperatorMutator</text:p>
          </table:table-cell>
          <table:table-cell office:value-type="float" office:value="51173" calcext:value-type="float">
            <text:p>51173</text:p>
          </table:table-cell>
          <table:table-cell table:formula="of:=[.E705]+[.B706]" office:value-type="float" office:value="308953" calcext:value-type="float">
            <text:p>308953</text:p>
          </table:table-cell>
          <table:table-cell table:formula="of:=[.B706]/[.$B$1]" office:value-type="float" office:value="20.2608695652174" calcext:value-type="float">
            <text:p>20,26</text:p>
          </table:table-cell>
          <table:table-cell table:formula="of:=[.G705]+[.F706]" office:value-type="float" office:value="13432.7391304348" calcext:value-type="float">
            <text:p>13432,7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inActivity_52_RandomActionIntentDefinitionOperatorMutator</text:p>
          </table:table-cell>
          <table:table-cell office:value-type="float" office:value="52173" calcext:value-type="float">
            <text:p>52173</text:p>
          </table:table-cell>
          <table:table-cell table:formula="of:=[.E706]+[.B707]" office:value-type="float" office:value="309409" calcext:value-type="float">
            <text:p>309409</text:p>
          </table:table-cell>
          <table:table-cell table:formula="of:=[.B707]/[.$B$1]" office:value-type="float" office:value="19.8260869565217" calcext:value-type="float">
            <text:p>19,83</text:p>
          </table:table-cell>
          <table:table-cell table:formula="of:=[.G706]+[.F707]" office:value-type="float" office:value="13452.5652173913" calcext:value-type="float">
            <text:p>13452,5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MainActivity_53_NullIntentOperatorMutator</text:p>
          </table:table-cell>
          <table:table-cell office:value-type="float" office:value="53173" calcext:value-type="float">
            <text:p>53173</text:p>
          </table:table-cell>
          <table:table-cell table:formula="of:=[.E707]+[.B708]" office:value-type="float" office:value="309871" calcext:value-type="float">
            <text:p>309871</text:p>
          </table:table-cell>
          <table:table-cell table:formula="of:=[.B708]/[.$B$1]" office:value-type="float" office:value="20.0869565217391" calcext:value-type="float">
            <text:p>20,09</text:p>
          </table:table-cell>
          <table:table-cell table:formula="of:=[.G707]+[.F708]" office:value-type="float" office:value="13472.652173913" calcext:value-type="float">
            <text:p>13472,6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MainActivity_54_InvalidKeyIntentOperatorMutator</text:p>
          </table:table-cell>
          <table:table-cell office:value-type="float" office:value="54173" calcext:value-type="float">
            <text:p>54173</text:p>
          </table:table-cell>
          <table:table-cell table:formula="of:=[.E708]+[.B709]" office:value-type="float" office:value="310338" calcext:value-type="float">
            <text:p>310338</text:p>
          </table:table-cell>
          <table:table-cell table:formula="of:=[.B709]/[.$B$1]" office:value-type="float" office:value="20.304347826087" calcext:value-type="float">
            <text:p>20,30</text:p>
          </table:table-cell>
          <table:table-cell table:formula="of:=[.G708]+[.F709]" office:value-type="float" office:value="13492.9565217391" calcext:value-type="float">
            <text:p>13492,9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MainActivity_55_RandomActionIntentDefinitionOperatorMutator</text:p>
          </table:table-cell>
          <table:table-cell office:value-type="float" office:value="55173" calcext:value-type="float">
            <text:p>55173</text:p>
          </table:table-cell>
          <table:table-cell table:formula="of:=[.E709]+[.B710]" office:value-type="float" office:value="310798" calcext:value-type="float">
            <text:p>310798</text:p>
          </table:table-cell>
          <table:table-cell table:formula="of:=[.B710]/[.$B$1]" office:value-type="float" office:value="20" calcext:value-type="float">
            <text:p>20,00</text:p>
          </table:table-cell>
          <table:table-cell table:formula="of:=[.G709]+[.F710]" office:value-type="float" office:value="13512.9565217391" calcext:value-type="float">
            <text:p>13512,9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MainActivity_56_NullValueIntentPutExtraOperatorMutator</text:p>
          </table:table-cell>
          <table:table-cell office:value-type="float" office:value="56173" calcext:value-type="float">
            <text:p>56173</text:p>
          </table:table-cell>
          <table:table-cell table:formula="of:=[.E710]+[.B711]" office:value-type="float" office:value="311257" calcext:value-type="float">
            <text:p>311257</text:p>
          </table:table-cell>
          <table:table-cell table:formula="of:=[.B711]/[.$B$1]" office:value-type="float" office:value="19.9565217391304" calcext:value-type="float">
            <text:p>19,96</text:p>
          </table:table-cell>
          <table:table-cell table:formula="of:=[.G710]+[.F711]" office:value-type="float" office:value="13532.9130434782" calcext:value-type="float">
            <text:p>13532,9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MainActivity_57_IntentPayloadReplacementOperatorMutator</text:p>
          </table:table-cell>
          <table:table-cell office:value-type="float" office:value="57173" calcext:value-type="float">
            <text:p>57173</text:p>
          </table:table-cell>
          <table:table-cell table:formula="of:=[.E711]+[.B712]" office:value-type="float" office:value="311718" calcext:value-type="float">
            <text:p>311718</text:p>
          </table:table-cell>
          <table:table-cell table:formula="of:=[.B712]/[.$B$1]" office:value-type="float" office:value="20.0434782608696" calcext:value-type="float">
            <text:p>20,04</text:p>
          </table:table-cell>
          <table:table-cell table:formula="of:=[.G711]+[.F712]" office:value-type="float" office:value="13552.9565217391" calcext:value-type="float">
            <text:p>13552,9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ainActivity_58_RandomActionIntentDefinitionOperatorMutator</text:p>
          </table:table-cell>
          <table:table-cell office:value-type="float" office:value="58173" calcext:value-type="float">
            <text:p>58173</text:p>
          </table:table-cell>
          <table:table-cell table:formula="of:=[.E712]+[.B713]" office:value-type="float" office:value="312175" calcext:value-type="float">
            <text:p>312175</text:p>
          </table:table-cell>
          <table:table-cell table:formula="of:=[.B713]/[.$B$1]" office:value-type="float" office:value="19.8695652173913" calcext:value-type="float">
            <text:p>19,87</text:p>
          </table:table-cell>
          <table:table-cell table:formula="of:=[.G712]+[.F713]" office:value-type="float" office:value="13572.8260869565" calcext:value-type="float">
            <text:p>13572,8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ainActivity_59_RandomActionIntentDefinitionOperatorMutator</text:p>
          </table:table-cell>
          <table:table-cell office:value-type="float" office:value="59173" calcext:value-type="float">
            <text:p>59173</text:p>
          </table:table-cell>
          <table:table-cell table:formula="of:=[.E713]+[.B714]" office:value-type="float" office:value="312628" calcext:value-type="float">
            <text:p>312628</text:p>
          </table:table-cell>
          <table:table-cell table:formula="of:=[.B714]/[.$B$1]" office:value-type="float" office:value="19.695652173913" calcext:value-type="float">
            <text:p>19,70</text:p>
          </table:table-cell>
          <table:table-cell table:formula="of:=[.G713]+[.F714]" office:value-type="float" office:value="13592.5217391304" calcext:value-type="float">
            <text:p>13592,5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MainActivity_60_NullIntentOperatorMutator</text:p>
          </table:table-cell>
          <table:table-cell office:value-type="float" office:value="60173" calcext:value-type="float">
            <text:p>60173</text:p>
          </table:table-cell>
          <table:table-cell table:formula="of:=[.E714]+[.B715]" office:value-type="float" office:value="313094" calcext:value-type="float">
            <text:p>313094</text:p>
          </table:table-cell>
          <table:table-cell table:formula="of:=[.B715]/[.$B$1]" office:value-type="float" office:value="20.2608695652174" calcext:value-type="float">
            <text:p>20,26</text:p>
          </table:table-cell>
          <table:table-cell table:formula="of:=[.G714]+[.F715]" office:value-type="float" office:value="13612.7826086956" calcext:value-type="float">
            <text:p>13612,7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MainActivity_61_InvalidKeyIntentOperatorMutator</text:p>
          </table:table-cell>
          <table:table-cell office:value-type="float" office:value="61173" calcext:value-type="float">
            <text:p>61173</text:p>
          </table:table-cell>
          <table:table-cell table:formula="of:=[.E715]+[.B716]" office:value-type="float" office:value="313559" calcext:value-type="float">
            <text:p>313559</text:p>
          </table:table-cell>
          <table:table-cell table:formula="of:=[.B716]/[.$B$1]" office:value-type="float" office:value="20.2173913043478" calcext:value-type="float">
            <text:p>20,22</text:p>
          </table:table-cell>
          <table:table-cell table:formula="of:=[.G715]+[.F716]" office:value-type="float" office:value="13633" calcext:value-type="float">
            <text:p>13633,0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inActivity_62_RandomActionIntentDefinitionOperatorMutator</text:p>
          </table:table-cell>
          <table:table-cell office:value-type="float" office:value="62173" calcext:value-type="float">
            <text:p>62173</text:p>
          </table:table-cell>
          <table:table-cell table:formula="of:=[.E716]+[.B717]" office:value-type="float" office:value="314017" calcext:value-type="float">
            <text:p>314017</text:p>
          </table:table-cell>
          <table:table-cell table:formula="of:=[.B717]/[.$B$1]" office:value-type="float" office:value="19.9130434782609" calcext:value-type="float">
            <text:p>19,91</text:p>
          </table:table-cell>
          <table:table-cell table:formula="of:=[.G716]+[.F717]" office:value-type="float" office:value="13652.9130434782" calcext:value-type="float">
            <text:p>13652,9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MainActivity_63_NullValueIntentPutExtraOperatorMutator</text:p>
          </table:table-cell>
          <table:table-cell office:value-type="float" office:value="63173" calcext:value-type="float">
            <text:p>63173</text:p>
          </table:table-cell>
          <table:table-cell table:formula="of:=[.E717]+[.B718]" office:value-type="float" office:value="314484" calcext:value-type="float">
            <text:p>314484</text:p>
          </table:table-cell>
          <table:table-cell table:formula="of:=[.B718]/[.$B$1]" office:value-type="float" office:value="20.304347826087" calcext:value-type="float">
            <text:p>20,30</text:p>
          </table:table-cell>
          <table:table-cell table:formula="of:=[.G717]+[.F718]" office:value-type="float" office:value="13673.2173913043" calcext:value-type="float">
            <text:p>13673,2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ainActivity_64_IntentPayloadReplacementOperatorMutator</text:p>
          </table:table-cell>
          <table:table-cell office:value-type="float" office:value="64173" calcext:value-type="float">
            <text:p>64173</text:p>
          </table:table-cell>
          <table:table-cell table:formula="of:=[.E718]+[.B719]" office:value-type="float" office:value="314933" calcext:value-type="float">
            <text:p>314933</text:p>
          </table:table-cell>
          <table:table-cell table:formula="of:=[.B719]/[.$B$1]" office:value-type="float" office:value="19.5217391304348" calcext:value-type="float">
            <text:p>19,52</text:p>
          </table:table-cell>
          <table:table-cell table:formula="of:=[.G718]+[.F719]" office:value-type="float" office:value="13692.7391304348" calcext:value-type="float">
            <text:p>13692,7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MainActivity_65_RandomActionIntentDefinitionOperatorMutator</text:p>
          </table:table-cell>
          <table:table-cell office:value-type="float" office:value="65173" calcext:value-type="float">
            <text:p>65173</text:p>
          </table:table-cell>
          <table:table-cell table:formula="of:=[.E719]+[.B720]" office:value-type="float" office:value="315448" calcext:value-type="float">
            <text:p>315448</text:p>
          </table:table-cell>
          <table:table-cell table:formula="of:=[.B720]/[.$B$1]" office:value-type="float" office:value="22.3913043478261" calcext:value-type="float">
            <text:p>22,39</text:p>
          </table:table-cell>
          <table:table-cell table:formula="of:=[.G719]+[.F720]" office:value-type="float" office:value="13715.1304347826" calcext:value-type="float">
            <text:p>13715,1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ainActivity_66_RandomActionIntentDefinitionOperatorMutator</text:p>
          </table:table-cell>
          <table:table-cell office:value-type="float" office:value="66173" calcext:value-type="float">
            <text:p>66173</text:p>
          </table:table-cell>
          <table:table-cell table:formula="of:=[.E720]+[.B721]" office:value-type="float" office:value="315905" calcext:value-type="float">
            <text:p>315905</text:p>
          </table:table-cell>
          <table:table-cell table:formula="of:=[.B721]/[.$B$1]" office:value-type="float" office:value="19.8695652173913" calcext:value-type="float">
            <text:p>19,87</text:p>
          </table:table-cell>
          <table:table-cell table:formula="of:=[.G720]+[.F721]" office:value-type="float" office:value="13735" calcext:value-type="float">
            <text:p>13735,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inActivity_67_RandomActionIntentDefinitionOperatorMutator</text:p>
          </table:table-cell>
          <table:table-cell office:value-type="float" office:value="67173" calcext:value-type="float">
            <text:p>67173</text:p>
          </table:table-cell>
          <table:table-cell table:formula="of:=[.E721]+[.B722]" office:value-type="float" office:value="316363" calcext:value-type="float">
            <text:p>316363</text:p>
          </table:table-cell>
          <table:table-cell table:formula="of:=[.B722]/[.$B$1]" office:value-type="float" office:value="19.9130434782609" calcext:value-type="float">
            <text:p>19,91</text:p>
          </table:table-cell>
          <table:table-cell table:formula="of:=[.G721]+[.F722]" office:value-type="float" office:value="13754.9130434782" calcext:value-type="float">
            <text:p>13754,9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ainActivity_68_NullValueIntentPutExtraOperatorMutator</text:p>
          </table:table-cell>
          <table:table-cell office:value-type="float" office:value="68173" calcext:value-type="float">
            <text:p>68173</text:p>
          </table:table-cell>
          <table:table-cell table:formula="of:=[.E722]+[.B723]" office:value-type="float" office:value="316817" calcext:value-type="float">
            <text:p>316817</text:p>
          </table:table-cell>
          <table:table-cell table:formula="of:=[.B723]/[.$B$1]" office:value-type="float" office:value="19.7391304347826" calcext:value-type="float">
            <text:p>19,74</text:p>
          </table:table-cell>
          <table:table-cell table:formula="of:=[.G722]+[.F723]" office:value-type="float" office:value="13774.652173913" calcext:value-type="float">
            <text:p>13774,6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MainActivity_69_IntentPayloadReplacementOperatorMutator</text:p>
          </table:table-cell>
          <table:table-cell office:value-type="float" office:value="69173" calcext:value-type="float">
            <text:p>69173</text:p>
          </table:table-cell>
          <table:table-cell table:formula="of:=[.E723]+[.B724]" office:value-type="float" office:value="317278" calcext:value-type="float">
            <text:p>317278</text:p>
          </table:table-cell>
          <table:table-cell table:formula="of:=[.B724]/[.$B$1]" office:value-type="float" office:value="20.0434782608696" calcext:value-type="float">
            <text:p>20,04</text:p>
          </table:table-cell>
          <table:table-cell table:formula="of:=[.G723]+[.F724]" office:value-type="float" office:value="13794.6956521739" calcext:value-type="float">
            <text:p>13794,7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ainActivity_70_RandomActionIntentDefinitionOperatorMutator</text:p>
          </table:table-cell>
          <table:table-cell office:value-type="float" office:value="70173" calcext:value-type="float">
            <text:p>70173</text:p>
          </table:table-cell>
          <table:table-cell table:formula="of:=[.E724]+[.B725]" office:value-type="float" office:value="317733" calcext:value-type="float">
            <text:p>317733</text:p>
          </table:table-cell>
          <table:table-cell table:formula="of:=[.B725]/[.$B$1]" office:value-type="float" office:value="19.7826086956522" calcext:value-type="float">
            <text:p>19,78</text:p>
          </table:table-cell>
          <table:table-cell table:formula="of:=[.G724]+[.F725]" office:value-type="float" office:value="13814.4782608696" calcext:value-type="float">
            <text:p>13814,4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ainActivity_71_NullIntentOperatorMutator</text:p>
          </table:table-cell>
          <table:table-cell office:value-type="float" office:value="71173" calcext:value-type="float">
            <text:p>71173</text:p>
          </table:table-cell>
          <table:table-cell table:formula="of:=[.E725]+[.B726]" office:value-type="float" office:value="318182" calcext:value-type="float">
            <text:p>318182</text:p>
          </table:table-cell>
          <table:table-cell table:formula="of:=[.B726]/[.$B$1]" office:value-type="float" office:value="19.5217391304348" calcext:value-type="float">
            <text:p>19,52</text:p>
          </table:table-cell>
          <table:table-cell table:formula="of:=[.G725]+[.F726]" office:value-type="float" office:value="13834" calcext:value-type="float">
            <text:p>13834,0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inActivity_72_InvalidKeyIntentOperatorMutator</text:p>
          </table:table-cell>
          <table:table-cell office:value-type="float" office:value="72173" calcext:value-type="float">
            <text:p>72173</text:p>
          </table:table-cell>
          <table:table-cell table:formula="of:=[.E726]+[.B727]" office:value-type="float" office:value="318624" calcext:value-type="float">
            <text:p>318624</text:p>
          </table:table-cell>
          <table:table-cell table:formula="of:=[.B727]/[.$B$1]" office:value-type="float" office:value="19.2173913043478" calcext:value-type="float">
            <text:p>19,22</text:p>
          </table:table-cell>
          <table:table-cell table:formula="of:=[.G726]+[.F727]" office:value-type="float" office:value="13853.2173913043" calcext:value-type="float">
            <text:p>13853,2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ainActivity_73_RandomActionIntentDefinitionOperatorMutator</text:p>
          </table:table-cell>
          <table:table-cell office:value-type="float" office:value="73173" calcext:value-type="float">
            <text:p>73173</text:p>
          </table:table-cell>
          <table:table-cell table:formula="of:=[.E727]+[.B728]" office:value-type="float" office:value="319071" calcext:value-type="float">
            <text:p>319071</text:p>
          </table:table-cell>
          <table:table-cell table:formula="of:=[.B728]/[.$B$1]" office:value-type="float" office:value="19.4347826086957" calcext:value-type="float">
            <text:p>19,43</text:p>
          </table:table-cell>
          <table:table-cell table:formula="of:=[.G727]+[.F728]" office:value-type="float" office:value="13872.652173913" calcext:value-type="float">
            <text:p>13872,6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ainActivity_74_NullValueIntentPutExtraOperatorMutator</text:p>
          </table:table-cell>
          <table:table-cell office:value-type="float" office:value="74173" calcext:value-type="float">
            <text:p>74173</text:p>
          </table:table-cell>
          <table:table-cell table:formula="of:=[.E728]+[.B729]" office:value-type="float" office:value="319521" calcext:value-type="float">
            <text:p>319521</text:p>
          </table:table-cell>
          <table:table-cell table:formula="of:=[.B729]/[.$B$1]" office:value-type="float" office:value="19.5652173913043" calcext:value-type="float">
            <text:p>19,57</text:p>
          </table:table-cell>
          <table:table-cell table:formula="of:=[.G728]+[.F729]" office:value-type="float" office:value="13892.2173913043" calcext:value-type="float">
            <text:p>13892,2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ainActivity_75_IntentPayloadReplacementOperatorMutator</text:p>
          </table:table-cell>
          <table:table-cell office:value-type="float" office:value="75173" calcext:value-type="float">
            <text:p>75173</text:p>
          </table:table-cell>
          <table:table-cell table:formula="of:=[.E729]+[.B730]" office:value-type="float" office:value="319974" calcext:value-type="float">
            <text:p>319974</text:p>
          </table:table-cell>
          <table:table-cell table:formula="of:=[.B730]/[.$B$1]" office:value-type="float" office:value="19.695652173913" calcext:value-type="float">
            <text:p>19,70</text:p>
          </table:table-cell>
          <table:table-cell table:formula="of:=[.G729]+[.F730]" office:value-type="float" office:value="13911.9130434782" calcext:value-type="float">
            <text:p>13911,9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ainActivity_76_RandomActionIntentDefinitionOperatorMutator</text:p>
          </table:table-cell>
          <table:table-cell office:value-type="float" office:value="76173" calcext:value-type="float">
            <text:p>76173</text:p>
          </table:table-cell>
          <table:table-cell table:formula="of:=[.E730]+[.B731]" office:value-type="float" office:value="320429" calcext:value-type="float">
            <text:p>320429</text:p>
          </table:table-cell>
          <table:table-cell table:formula="of:=[.B731]/[.$B$1]" office:value-type="float" office:value="19.7826086956522" calcext:value-type="float">
            <text:p>19,78</text:p>
          </table:table-cell>
          <table:table-cell table:formula="of:=[.G730]+[.F731]" office:value-type="float" office:value="13931.6956521739" calcext:value-type="float">
            <text:p>13931,7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inActivity_77_NullValueIntentPutExtraOperatorMutator</text:p>
          </table:table-cell>
          <table:table-cell office:value-type="float" office:value="77173" calcext:value-type="float">
            <text:p>77173</text:p>
          </table:table-cell>
          <table:table-cell table:formula="of:=[.E731]+[.B732]" office:value-type="float" office:value="320885" calcext:value-type="float">
            <text:p>320885</text:p>
          </table:table-cell>
          <table:table-cell table:formula="of:=[.B732]/[.$B$1]" office:value-type="float" office:value="19.8260869565217" calcext:value-type="float">
            <text:p>19,83</text:p>
          </table:table-cell>
          <table:table-cell table:formula="of:=[.G731]+[.F732]" office:value-type="float" office:value="13951.5217391304" calcext:value-type="float">
            <text:p>13951,5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inActivity_78_IntentPayloadReplacementOperatorMutator</text:p>
          </table:table-cell>
          <table:table-cell office:value-type="float" office:value="78173" calcext:value-type="float">
            <text:p>78173</text:p>
          </table:table-cell>
          <table:table-cell table:formula="of:=[.E732]+[.B733]" office:value-type="float" office:value="321186" calcext:value-type="float">
            <text:p>321186</text:p>
          </table:table-cell>
          <table:table-cell table:formula="of:=[.B733]/[.$B$1]" office:value-type="float" office:value="13.0869565217391" calcext:value-type="float">
            <text:p>13,09</text:p>
          </table:table-cell>
          <table:table-cell table:formula="of:=[.G732]+[.F733]" office:value-type="float" office:value="13964.6086956522" calcext:value-type="float">
            <text:p>13964,6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inActivity_79_RandomActionIntentDefinitionOperatorMutator</text:p>
          </table:table-cell>
          <table:table-cell office:value-type="float" office:value="79173" calcext:value-type="float">
            <text:p>79173</text:p>
          </table:table-cell>
          <table:table-cell table:formula="of:=[.E733]+[.B734]" office:value-type="float" office:value="321644" calcext:value-type="float">
            <text:p>321644</text:p>
          </table:table-cell>
          <table:table-cell table:formula="of:=[.B734]/[.$B$1]" office:value-type="float" office:value="19.9130434782609" calcext:value-type="float">
            <text:p>19,91</text:p>
          </table:table-cell>
          <table:table-cell table:formula="of:=[.G733]+[.F734]" office:value-type="float" office:value="13984.5217391304" calcext:value-type="float">
            <text:p>13984,5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inActivity_80_RandomActionIntentDefinitionOperatorMutator</text:p>
          </table:table-cell>
          <table:table-cell office:value-type="float" office:value="80173" calcext:value-type="float">
            <text:p>80173</text:p>
          </table:table-cell>
          <table:table-cell table:formula="of:=[.E734]+[.B735]" office:value-type="float" office:value="322100" calcext:value-type="float">
            <text:p>322100</text:p>
          </table:table-cell>
          <table:table-cell table:formula="of:=[.B735]/[.$B$1]" office:value-type="float" office:value="19.8260869565217" calcext:value-type="float">
            <text:p>19,83</text:p>
          </table:table-cell>
          <table:table-cell table:formula="of:=[.G734]+[.F735]" office:value-type="float" office:value="14004.3478260869" calcext:value-type="float">
            <text:p>14004,3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MainActivity_81_RandomActionIntentDefinitionOperatorMutator</text:p>
          </table:table-cell>
          <table:table-cell office:value-type="float" office:value="81173" calcext:value-type="float">
            <text:p>81173</text:p>
          </table:table-cell>
          <table:table-cell table:formula="of:=[.E735]+[.B736]" office:value-type="float" office:value="322567" calcext:value-type="float">
            <text:p>322567</text:p>
          </table:table-cell>
          <table:table-cell table:formula="of:=[.B736]/[.$B$1]" office:value-type="float" office:value="20.304347826087" calcext:value-type="float">
            <text:p>20,30</text:p>
          </table:table-cell>
          <table:table-cell table:formula="of:=[.G735]+[.F736]" office:value-type="float" office:value="14024.652173913" calcext:value-type="float">
            <text:p>14024,6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ainActivity_82_RandomActionIntentDefinitionOperatorMutator</text:p>
          </table:table-cell>
          <table:table-cell office:value-type="float" office:value="82173" calcext:value-type="float">
            <text:p>82173</text:p>
          </table:table-cell>
          <table:table-cell table:formula="of:=[.E736]+[.B737]" office:value-type="float" office:value="323024" calcext:value-type="float">
            <text:p>323024</text:p>
          </table:table-cell>
          <table:table-cell table:formula="of:=[.B737]/[.$B$1]" office:value-type="float" office:value="19.8695652173913" calcext:value-type="float">
            <text:p>19,87</text:p>
          </table:table-cell>
          <table:table-cell table:formula="of:=[.G736]+[.F737]" office:value-type="float" office:value="14044.5217391304" calcext:value-type="float">
            <text:p>14044,5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ainActivity_83_RandomActionIntentDefinitionOperatorMutator</text:p>
          </table:table-cell>
          <table:table-cell office:value-type="float" office:value="83173" calcext:value-type="float">
            <text:p>83173</text:p>
          </table:table-cell>
          <table:table-cell table:formula="of:=[.E737]+[.B738]" office:value-type="float" office:value="323478" calcext:value-type="float">
            <text:p>323478</text:p>
          </table:table-cell>
          <table:table-cell table:formula="of:=[.B738]/[.$B$1]" office:value-type="float" office:value="19.7391304347826" calcext:value-type="float">
            <text:p>19,74</text:p>
          </table:table-cell>
          <table:table-cell table:formula="of:=[.G737]+[.F738]" office:value-type="float" office:value="14064.2608695652" calcext:value-type="float">
            <text:p>14064,2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inActivity_84_RandomActionIntentDefinitionOperatorMutator</text:p>
          </table:table-cell>
          <table:table-cell office:value-type="float" office:value="84173" calcext:value-type="float">
            <text:p>84173</text:p>
          </table:table-cell>
          <table:table-cell table:formula="of:=[.E738]+[.B739]" office:value-type="float" office:value="323936" calcext:value-type="float">
            <text:p>323936</text:p>
          </table:table-cell>
          <table:table-cell table:formula="of:=[.B739]/[.$B$1]" office:value-type="float" office:value="19.9130434782609" calcext:value-type="float">
            <text:p>19,91</text:p>
          </table:table-cell>
          <table:table-cell table:formula="of:=[.G738]+[.F739]" office:value-type="float" office:value="14084.1739130435" calcext:value-type="float">
            <text:p>14084,1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ainActivity_85_RandomActionIntentDefinitionOperatorMutator</text:p>
          </table:table-cell>
          <table:table-cell office:value-type="float" office:value="85173" calcext:value-type="float">
            <text:p>85173</text:p>
          </table:table-cell>
          <table:table-cell table:formula="of:=[.E739]+[.B740]" office:value-type="float" office:value="324393" calcext:value-type="float">
            <text:p>324393</text:p>
          </table:table-cell>
          <table:table-cell table:formula="of:=[.B740]/[.$B$1]" office:value-type="float" office:value="19.8695652173913" calcext:value-type="float">
            <text:p>19,87</text:p>
          </table:table-cell>
          <table:table-cell table:formula="of:=[.G739]+[.F740]" office:value-type="float" office:value="14104.0434782609" calcext:value-type="float">
            <text:p>14104,0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MainActivity_86_RandomActionIntentDefinitionOperatorMutator</text:p>
          </table:table-cell>
          <table:table-cell office:value-type="float" office:value="86173" calcext:value-type="float">
            <text:p>86173</text:p>
          </table:table-cell>
          <table:table-cell table:formula="of:=[.E740]+[.B741]" office:value-type="float" office:value="324852" calcext:value-type="float">
            <text:p>324852</text:p>
          </table:table-cell>
          <table:table-cell table:formula="of:=[.B741]/[.$B$1]" office:value-type="float" office:value="19.9565217391304" calcext:value-type="float">
            <text:p>19,96</text:p>
          </table:table-cell>
          <table:table-cell table:formula="of:=[.G740]+[.F741]" office:value-type="float" office:value="14124" calcext:value-type="float">
            <text:p>14124,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MainActivity_87_BuggyGUIListenerOperatorMutator</text:p>
          </table:table-cell>
          <table:table-cell office:value-type="float" office:value="87173" calcext:value-type="float">
            <text:p>87173</text:p>
          </table:table-cell>
          <table:table-cell table:formula="of:=[.E741]+[.B742]" office:value-type="float" office:value="325315" calcext:value-type="float">
            <text:p>325315</text:p>
          </table:table-cell>
          <table:table-cell table:formula="of:=[.B742]/[.$B$1]" office:value-type="float" office:value="20.1304347826087" calcext:value-type="float">
            <text:p>20,13</text:p>
          </table:table-cell>
          <table:table-cell table:formula="of:=[.G741]+[.F742]" office:value-type="float" office:value="14144.1304347826" calcext:value-type="float">
            <text:p>14144,1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inActivity_88_BuggyGUIListenerOperatorMutator</text:p>
          </table:table-cell>
          <table:table-cell office:value-type="float" office:value="88173" calcext:value-type="float">
            <text:p>88173</text:p>
          </table:table-cell>
          <table:table-cell table:formula="of:=[.E742]+[.B743]" office:value-type="float" office:value="325773" calcext:value-type="float">
            <text:p>325773</text:p>
          </table:table-cell>
          <table:table-cell table:formula="of:=[.B743]/[.$B$1]" office:value-type="float" office:value="19.9130434782609" calcext:value-type="float">
            <text:p>19,91</text:p>
          </table:table-cell>
          <table:table-cell table:formula="of:=[.G742]+[.F743]" office:value-type="float" office:value="14164.0434782609" calcext:value-type="float">
            <text:p>14164,0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ainActivity_89_NullIntentOperatorMutator</text:p>
          </table:table-cell>
          <table:table-cell office:value-type="float" office:value="89173" calcext:value-type="float">
            <text:p>89173</text:p>
          </table:table-cell>
          <table:table-cell table:formula="of:=[.E743]+[.B744]" office:value-type="float" office:value="326230" calcext:value-type="float">
            <text:p>326230</text:p>
          </table:table-cell>
          <table:table-cell table:formula="of:=[.B744]/[.$B$1]" office:value-type="float" office:value="19.8695652173913" calcext:value-type="float">
            <text:p>19,87</text:p>
          </table:table-cell>
          <table:table-cell table:formula="of:=[.G743]+[.F744]" office:value-type="float" office:value="14183.9130434782" calcext:value-type="float">
            <text:p>14183,9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ainActivity_90_InvalidKeyIntentOperatorMutator</text:p>
          </table:table-cell>
          <table:table-cell office:value-type="float" office:value="90173" calcext:value-type="float">
            <text:p>90173</text:p>
          </table:table-cell>
          <table:table-cell table:formula="of:=[.E744]+[.B745]" office:value-type="float" office:value="326685" calcext:value-type="float">
            <text:p>326685</text:p>
          </table:table-cell>
          <table:table-cell table:formula="of:=[.B745]/[.$B$1]" office:value-type="float" office:value="19.7826086956522" calcext:value-type="float">
            <text:p>19,78</text:p>
          </table:table-cell>
          <table:table-cell table:formula="of:=[.G744]+[.F745]" office:value-type="float" office:value="14203.6956521739" calcext:value-type="float">
            <text:p>14203,7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ainActivity_91_RandomActionIntentDefinitionOperatorMutator</text:p>
          </table:table-cell>
          <table:table-cell office:value-type="float" office:value="91173" calcext:value-type="float">
            <text:p>91173</text:p>
          </table:table-cell>
          <table:table-cell table:formula="of:=[.E745]+[.B746]" office:value-type="float" office:value="327138" calcext:value-type="float">
            <text:p>327138</text:p>
          </table:table-cell>
          <table:table-cell table:formula="of:=[.B746]/[.$B$1]" office:value-type="float" office:value="19.695652173913" calcext:value-type="float">
            <text:p>19,70</text:p>
          </table:table-cell>
          <table:table-cell table:formula="of:=[.G745]+[.F746]" office:value-type="float" office:value="14223.3913043478" calcext:value-type="float">
            <text:p>14223,3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ainActivity_92_NullIntentOperatorMutator</text:p>
          </table:table-cell>
          <table:table-cell office:value-type="float" office:value="92173" calcext:value-type="float">
            <text:p>92173</text:p>
          </table:table-cell>
          <table:table-cell table:formula="of:=[.E746]+[.B747]" office:value-type="float" office:value="327579" calcext:value-type="float">
            <text:p>327579</text:p>
          </table:table-cell>
          <table:table-cell table:formula="of:=[.B747]/[.$B$1]" office:value-type="float" office:value="19.1739130434783" calcext:value-type="float">
            <text:p>19,17</text:p>
          </table:table-cell>
          <table:table-cell table:formula="of:=[.G746]+[.F747]" office:value-type="float" office:value="14242.5652173913" calcext:value-type="float">
            <text:p>14242,5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ainActivity_93_InvalidKeyIntentOperatorMutator</text:p>
          </table:table-cell>
          <table:table-cell office:value-type="float" office:value="93173" calcext:value-type="float">
            <text:p>93173</text:p>
          </table:table-cell>
          <table:table-cell table:formula="of:=[.E747]+[.B748]" office:value-type="float" office:value="328028" calcext:value-type="float">
            <text:p>328028</text:p>
          </table:table-cell>
          <table:table-cell table:formula="of:=[.B748]/[.$B$1]" office:value-type="float" office:value="19.5217391304348" calcext:value-type="float">
            <text:p>19,52</text:p>
          </table:table-cell>
          <table:table-cell table:formula="of:=[.G747]+[.F748]" office:value-type="float" office:value="14262.0869565217" calcext:value-type="float">
            <text:p>14262,0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ainActivity_94_RandomActionIntentDefinitionOperatorMutator</text:p>
          </table:table-cell>
          <table:table-cell office:value-type="float" office:value="94173" calcext:value-type="float">
            <text:p>94173</text:p>
          </table:table-cell>
          <table:table-cell table:formula="of:=[.E748]+[.B749]" office:value-type="float" office:value="328469" calcext:value-type="float">
            <text:p>328469</text:p>
          </table:table-cell>
          <table:table-cell table:formula="of:=[.B749]/[.$B$1]" office:value-type="float" office:value="19.1739130434783" calcext:value-type="float">
            <text:p>19,17</text:p>
          </table:table-cell>
          <table:table-cell table:formula="of:=[.G748]+[.F749]" office:value-type="float" office:value="14281.2608695652" calcext:value-type="float">
            <text:p>14281,2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MainActivity_95_NullValueIntentPutExtraOperatorMutator</text:p>
          </table:table-cell>
          <table:table-cell office:value-type="float" office:value="95173" calcext:value-type="float">
            <text:p>95173</text:p>
          </table:table-cell>
          <table:table-cell table:formula="of:=[.E749]+[.B750]" office:value-type="float" office:value="328929" calcext:value-type="float">
            <text:p>328929</text:p>
          </table:table-cell>
          <table:table-cell table:formula="of:=[.B750]/[.$B$1]" office:value-type="float" office:value="20" calcext:value-type="float">
            <text:p>20,00</text:p>
          </table:table-cell>
          <table:table-cell table:formula="of:=[.G749]+[.F750]" office:value-type="float" office:value="14301.2608695652" calcext:value-type="float">
            <text:p>14301,2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MainActivity_96_IntentPayloadReplacementOperatorMutator</text:p>
          </table:table-cell>
          <table:table-cell office:value-type="float" office:value="96173" calcext:value-type="float">
            <text:p>96173</text:p>
          </table:table-cell>
          <table:table-cell table:formula="of:=[.E750]+[.B751]" office:value-type="float" office:value="329390" calcext:value-type="float">
            <text:p>329390</text:p>
          </table:table-cell>
          <table:table-cell table:formula="of:=[.B751]/[.$B$1]" office:value-type="float" office:value="20.0434782608696" calcext:value-type="float">
            <text:p>20,04</text:p>
          </table:table-cell>
          <table:table-cell table:formula="of:=[.G750]+[.F751]" office:value-type="float" office:value="14321.3043478261" calcext:value-type="float">
            <text:p>14321,3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ainActivity_97_RandomActionIntentDefinitionOperatorMutator</text:p>
          </table:table-cell>
          <table:table-cell office:value-type="float" office:value="97173" calcext:value-type="float">
            <text:p>97173</text:p>
          </table:table-cell>
          <table:table-cell table:formula="of:=[.E751]+[.B752]" office:value-type="float" office:value="329840" calcext:value-type="float">
            <text:p>329840</text:p>
          </table:table-cell>
          <table:table-cell table:formula="of:=[.B752]/[.$B$1]" office:value-type="float" office:value="19.5652173913043" calcext:value-type="float">
            <text:p>19,57</text:p>
          </table:table-cell>
          <table:table-cell table:formula="of:=[.G751]+[.F752]" office:value-type="float" office:value="14340.8695652174" calcext:value-type="float">
            <text:p>14340,8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ainActivity_98_BuggyGUIListenerOperatorMutator</text:p>
          </table:table-cell>
          <table:table-cell office:value-type="float" office:value="98173" calcext:value-type="float">
            <text:p>98173</text:p>
          </table:table-cell>
          <table:table-cell table:formula="of:=[.E752]+[.B753]" office:value-type="float" office:value="330293" calcext:value-type="float">
            <text:p>330293</text:p>
          </table:table-cell>
          <table:table-cell table:formula="of:=[.B753]/[.$B$1]" office:value-type="float" office:value="19.695652173913" calcext:value-type="float">
            <text:p>19,70</text:p>
          </table:table-cell>
          <table:table-cell table:formula="of:=[.G752]+[.F753]" office:value-type="float" office:value="14360.5652173913" calcext:value-type="float">
            <text:p>14360,5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inActivity_99_BuggyGUIListenerOperatorMutator</text:p>
          </table:table-cell>
          <table:table-cell office:value-type="float" office:value="99173" calcext:value-type="float">
            <text:p>99173</text:p>
          </table:table-cell>
          <table:table-cell table:formula="of:=[.E753]+[.B754]" office:value-type="float" office:value="330749" calcext:value-type="float">
            <text:p>330749</text:p>
          </table:table-cell>
          <table:table-cell table:formula="of:=[.B754]/[.$B$1]" office:value-type="float" office:value="19.8260869565217" calcext:value-type="float">
            <text:p>19,83</text:p>
          </table:table-cell>
          <table:table-cell table:formula="of:=[.G753]+[.F754]" office:value-type="float" office:value="14380.3913043478" calcext:value-type="float">
            <text:p>14380,3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inActivity_100_BuggyGUIListenerOperatorMutator</text:p>
          </table:table-cell>
          <table:table-cell office:value-type="float" office:value="100173" calcext:value-type="float">
            <text:p>100173</text:p>
          </table:table-cell>
          <table:table-cell table:formula="of:=[.E754]+[.B755]" office:value-type="float" office:value="331205" calcext:value-type="float">
            <text:p>331205</text:p>
          </table:table-cell>
          <table:table-cell table:formula="of:=[.B755]/[.$B$1]" office:value-type="float" office:value="19.8260869565217" calcext:value-type="float">
            <text:p>19,83</text:p>
          </table:table-cell>
          <table:table-cell table:formula="of:=[.G754]+[.F755]" office:value-type="float" office:value="14400.2173913043" calcext:value-type="float">
            <text:p>14400,2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MainActivity_101_BuggyGUIListenerOperatorMutator</text:p>
          </table:table-cell>
          <table:table-cell office:value-type="float" office:value="101173" calcext:value-type="float">
            <text:p>101173</text:p>
          </table:table-cell>
          <table:table-cell table:formula="of:=[.E755]+[.B756]" office:value-type="float" office:value="331669" calcext:value-type="float">
            <text:p>331669</text:p>
          </table:table-cell>
          <table:table-cell table:formula="of:=[.B756]/[.$B$1]" office:value-type="float" office:value="20.1739130434783" calcext:value-type="float">
            <text:p>20,17</text:p>
          </table:table-cell>
          <table:table-cell table:formula="of:=[.G755]+[.F756]" office:value-type="float" office:value="14420.3913043478" calcext:value-type="float">
            <text:p>14420,3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MainActivity_102_BuggyGUIListenerOperatorMutator</text:p>
          </table:table-cell>
          <table:table-cell office:value-type="float" office:value="102173" calcext:value-type="float">
            <text:p>102173</text:p>
          </table:table-cell>
          <table:table-cell table:formula="of:=[.E756]+[.B757]" office:value-type="float" office:value="332129" calcext:value-type="float">
            <text:p>332129</text:p>
          </table:table-cell>
          <table:table-cell table:formula="of:=[.B757]/[.$B$1]" office:value-type="float" office:value="20" calcext:value-type="float">
            <text:p>20,00</text:p>
          </table:table-cell>
          <table:table-cell table:formula="of:=[.G756]+[.F757]" office:value-type="float" office:value="14440.3913043478" calcext:value-type="float">
            <text:p>14440,3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ainActivity_103_InvalidViewFocusOperatorMutator</text:p>
          </table:table-cell>
          <table:table-cell office:value-type="float" office:value="103173" calcext:value-type="float">
            <text:p>103173</text:p>
          </table:table-cell>
          <table:table-cell table:formula="of:=[.E757]+[.B758]" office:value-type="float" office:value="332582" calcext:value-type="float">
            <text:p>332582</text:p>
          </table:table-cell>
          <table:table-cell table:formula="of:=[.B758]/[.$B$1]" office:value-type="float" office:value="19.695652173913" calcext:value-type="float">
            <text:p>19,70</text:p>
          </table:table-cell>
          <table:table-cell table:formula="of:=[.G757]+[.F758]" office:value-type="float" office:value="14460.0869565217" calcext:value-type="float">
            <text:p>14460,0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ainActivity_104_ViewComponentNotVisibleOperatorMutator</text:p>
          </table:table-cell>
          <table:table-cell office:value-type="float" office:value="104173" calcext:value-type="float">
            <text:p>104173</text:p>
          </table:table-cell>
          <table:table-cell table:formula="of:=[.E758]+[.B759]" office:value-type="float" office:value="333039" calcext:value-type="float">
            <text:p>333039</text:p>
          </table:table-cell>
          <table:table-cell table:formula="of:=[.B759]/[.$B$1]" office:value-type="float" office:value="19.8695652173913" calcext:value-type="float">
            <text:p>19,87</text:p>
          </table:table-cell>
          <table:table-cell table:formula="of:=[.G758]+[.F759]" office:value-type="float" office:value="14479.9565217391" calcext:value-type="float">
            <text:p>14479,9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ainActivity_105_BuggyGUIListenerOperatorMutator</text:p>
          </table:table-cell>
          <table:table-cell office:value-type="float" office:value="105173" calcext:value-type="float">
            <text:p>105173</text:p>
          </table:table-cell>
          <table:table-cell table:formula="of:=[.E759]+[.B760]" office:value-type="float" office:value="333496" calcext:value-type="float">
            <text:p>333496</text:p>
          </table:table-cell>
          <table:table-cell table:formula="of:=[.B760]/[.$B$1]" office:value-type="float" office:value="19.8695652173913" calcext:value-type="float">
            <text:p>19,87</text:p>
          </table:table-cell>
          <table:table-cell table:formula="of:=[.G759]+[.F760]" office:value-type="float" office:value="14499.8260869565" calcext:value-type="float">
            <text:p>14499,8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ainActivity_106_NullIntentOperatorMutator</text:p>
          </table:table-cell>
          <table:table-cell office:value-type="float" office:value="106173" calcext:value-type="float">
            <text:p>106173</text:p>
          </table:table-cell>
          <table:table-cell table:formula="of:=[.E760]+[.B761]" office:value-type="float" office:value="333934" calcext:value-type="float">
            <text:p>333934</text:p>
          </table:table-cell>
          <table:table-cell table:formula="of:=[.B761]/[.$B$1]" office:value-type="float" office:value="19.0434782608696" calcext:value-type="float">
            <text:p>19,04</text:p>
          </table:table-cell>
          <table:table-cell table:formula="of:=[.G760]+[.F761]" office:value-type="float" office:value="14518.8695652174" calcext:value-type="float">
            <text:p>14518,8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ainActivity_107_InvalidKeyIntentOperatorMutator</text:p>
          </table:table-cell>
          <table:table-cell office:value-type="float" office:value="107173" calcext:value-type="float">
            <text:p>107173</text:p>
          </table:table-cell>
          <table:table-cell table:formula="of:=[.E761]+[.B762]" office:value-type="float" office:value="334375" calcext:value-type="float">
            <text:p>334375</text:p>
          </table:table-cell>
          <table:table-cell table:formula="of:=[.B762]/[.$B$1]" office:value-type="float" office:value="19.1739130434783" calcext:value-type="float">
            <text:p>19,17</text:p>
          </table:table-cell>
          <table:table-cell table:formula="of:=[.G761]+[.F762]" office:value-type="float" office:value="14538.0434782609" calcext:value-type="float">
            <text:p>14538,0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ainActivity_108_RandomActionIntentDefinitionOperatorMutator</text:p>
          </table:table-cell>
          <table:table-cell office:value-type="float" office:value="108173" calcext:value-type="float">
            <text:p>108173</text:p>
          </table:table-cell>
          <table:table-cell table:formula="of:=[.E762]+[.B763]" office:value-type="float" office:value="334813" calcext:value-type="float">
            <text:p>334813</text:p>
          </table:table-cell>
          <table:table-cell table:formula="of:=[.B763]/[.$B$1]" office:value-type="float" office:value="19.0434782608696" calcext:value-type="float">
            <text:p>19,04</text:p>
          </table:table-cell>
          <table:table-cell table:formula="of:=[.G762]+[.F763]" office:value-type="float" office:value="14557.0869565217" calcext:value-type="float">
            <text:p>14557,0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ainActivity_109_NullValueIntentPutExtraOperatorMutator</text:p>
          </table:table-cell>
          <table:table-cell office:value-type="float" office:value="109173" calcext:value-type="float">
            <text:p>109173</text:p>
          </table:table-cell>
          <table:table-cell table:formula="of:=[.E763]+[.B764]" office:value-type="float" office:value="335257" calcext:value-type="float">
            <text:p>335257</text:p>
          </table:table-cell>
          <table:table-cell table:formula="of:=[.B764]/[.$B$1]" office:value-type="float" office:value="19.304347826087" calcext:value-type="float">
            <text:p>19,30</text:p>
          </table:table-cell>
          <table:table-cell table:formula="of:=[.G763]+[.F764]" office:value-type="float" office:value="14576.3913043478" calcext:value-type="float">
            <text:p>14576,3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ainActivity_110_IntentPayloadReplacementOperatorMutator</text:p>
          </table:table-cell>
          <table:table-cell office:value-type="float" office:value="110173" calcext:value-type="float">
            <text:p>110173</text:p>
          </table:table-cell>
          <table:table-cell table:formula="of:=[.E764]+[.B765]" office:value-type="float" office:value="335698" calcext:value-type="float">
            <text:p>335698</text:p>
          </table:table-cell>
          <table:table-cell table:formula="of:=[.B765]/[.$B$1]" office:value-type="float" office:value="19.1739130434783" calcext:value-type="float">
            <text:p>19,17</text:p>
          </table:table-cell>
          <table:table-cell table:formula="of:=[.G764]+[.F765]" office:value-type="float" office:value="14595.5652173913" calcext:value-type="float">
            <text:p>14595,5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MainActivity_111_RandomActionIntentDefinitionOperatorMutator</text:p>
          </table:table-cell>
          <table:table-cell office:value-type="float" office:value="111173" calcext:value-type="float">
            <text:p>111173</text:p>
          </table:table-cell>
          <table:table-cell table:formula="of:=[.E765]+[.B766]" office:value-type="float" office:value="336128" calcext:value-type="float">
            <text:p>336128</text:p>
          </table:table-cell>
          <table:table-cell table:formula="of:=[.B766]/[.$B$1]" office:value-type="float" office:value="18.695652173913" calcext:value-type="float">
            <text:p>18,70</text:p>
          </table:table-cell>
          <table:table-cell table:formula="of:=[.G765]+[.F766]" office:value-type="float" office:value="14614.2608695652" calcext:value-type="float">
            <text:p>14614,2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MainActivity_112_BuggyGUIListenerOperatorMutator</text:p>
          </table:table-cell>
          <table:table-cell office:value-type="float" office:value="112173" calcext:value-type="float">
            <text:p>112173</text:p>
          </table:table-cell>
          <table:table-cell table:formula="of:=[.E766]+[.B767]" office:value-type="float" office:value="336580" calcext:value-type="float">
            <text:p>336580</text:p>
          </table:table-cell>
          <table:table-cell table:formula="of:=[.B767]/[.$B$1]" office:value-type="float" office:value="19.6521739130435" calcext:value-type="float">
            <text:p>19,65</text:p>
          </table:table-cell>
          <table:table-cell table:formula="of:=[.G766]+[.F767]" office:value-type="float" office:value="14633.9130434782" calcext:value-type="float">
            <text:p>14633,9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boutActivity_0_LengthyGUICreationOperatorMutator</text:p>
          </table:table-cell>
          <table:table-cell office:value-type="float" office:value="174" calcext:value-type="float">
            <text:p>174</text:p>
          </table:table-cell>
          <table:table-cell table:formula="of:=[.E767]+[.B768]" office:value-type="float" office:value="337033" calcext:value-type="float">
            <text:p>337033</text:p>
          </table:table-cell>
          <table:table-cell table:formula="of:=[.B768]/[.$B$1]" office:value-type="float" office:value="19.695652173913" calcext:value-type="float">
            <text:p>19,70</text:p>
          </table:table-cell>
          <table:table-cell table:formula="of:=[.G767]+[.F768]" office:value-type="float" office:value="14653.6086956522" calcext:value-type="float">
            <text:p>14653,6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boutActivity_1_InvalidIDFindViewOperatorMutator</text:p>
          </table:table-cell>
          <table:table-cell office:value-type="float" office:value="1174" calcext:value-type="float">
            <text:p>1174</text:p>
          </table:table-cell>
          <table:table-cell table:formula="of:=[.E768]+[.B769]" office:value-type="float" office:value="337487" calcext:value-type="float">
            <text:p>337487</text:p>
          </table:table-cell>
          <table:table-cell table:formula="of:=[.B769]/[.$B$1]" office:value-type="float" office:value="19.7391304347826" calcext:value-type="float">
            <text:p>19,74</text:p>
          </table:table-cell>
          <table:table-cell table:formula="of:=[.G768]+[.F769]" office:value-type="float" office:value="14673.3478260869" calcext:value-type="float">
            <text:p>14673,3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AboutActivity_2_FindViewByIdReturnsNullOperatorMutator</text:p>
          </table:table-cell>
          <table:table-cell office:value-type="float" office:value="2174" calcext:value-type="float">
            <text:p>2174</text:p>
          </table:table-cell>
          <table:table-cell table:formula="of:=[.E769]+[.B770]" office:value-type="float" office:value="337946" calcext:value-type="float">
            <text:p>337946</text:p>
          </table:table-cell>
          <table:table-cell table:formula="of:=[.B770]/[.$B$1]" office:value-type="float" office:value="19.9565217391304" calcext:value-type="float">
            <text:p>19,96</text:p>
          </table:table-cell>
          <table:table-cell table:formula="of:=[.G769]+[.F770]" office:value-type="float" office:value="14693.3043478261" calcext:value-type="float">
            <text:p>14693,3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AboutActivity_3_InvalidIDFindViewOperatorMutator</text:p>
          </table:table-cell>
          <table:table-cell office:value-type="float" office:value="3174" calcext:value-type="float">
            <text:p>3174</text:p>
          </table:table-cell>
          <table:table-cell table:formula="of:=[.E770]+[.B771]" office:value-type="float" office:value="338405" calcext:value-type="float">
            <text:p>338405</text:p>
          </table:table-cell>
          <table:table-cell table:formula="of:=[.B771]/[.$B$1]" office:value-type="float" office:value="19.9565217391304" calcext:value-type="float">
            <text:p>19,96</text:p>
          </table:table-cell>
          <table:table-cell table:formula="of:=[.G770]+[.F771]" office:value-type="float" office:value="14713.2608695652" calcext:value-type="float">
            <text:p>14713,2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boutActivity_4_InvalidViewFocusOperatorMutator</text:p>
          </table:table-cell>
          <table:table-cell office:value-type="float" office:value="4174" calcext:value-type="float">
            <text:p>4174</text:p>
          </table:table-cell>
          <table:table-cell table:formula="of:=[.E771]+[.B772]" office:value-type="float" office:value="338858" calcext:value-type="float">
            <text:p>338858</text:p>
          </table:table-cell>
          <table:table-cell table:formula="of:=[.B772]/[.$B$1]" office:value-type="float" office:value="19.695652173913" calcext:value-type="float">
            <text:p>19,70</text:p>
          </table:table-cell>
          <table:table-cell table:formula="of:=[.G771]+[.F772]" office:value-type="float" office:value="14732.9565217391" calcext:value-type="float">
            <text:p>14732,9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boutActivity_5_ViewComponentNotVisibleOperatorMutator</text:p>
          </table:table-cell>
          <table:table-cell office:value-type="float" office:value="5174" calcext:value-type="float">
            <text:p>5174</text:p>
          </table:table-cell>
          <table:table-cell table:formula="of:=[.E772]+[.B773]" office:value-type="float" office:value="339318" calcext:value-type="float">
            <text:p>339318</text:p>
          </table:table-cell>
          <table:table-cell table:formula="of:=[.B773]/[.$B$1]" office:value-type="float" office:value="20" calcext:value-type="float">
            <text:p>20,00</text:p>
          </table:table-cell>
          <table:table-cell table:formula="of:=[.G772]+[.F773]" office:value-type="float" office:value="14752.9565217391" calcext:value-type="float">
            <text:p>14752,9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boutActivity_6_BuggyGUIListenerOperatorMutator</text:p>
          </table:table-cell>
          <table:table-cell office:value-type="float" office:value="6174" calcext:value-type="float">
            <text:p>6174</text:p>
          </table:table-cell>
          <table:table-cell table:formula="of:=[.E773]+[.B774]" office:value-type="float" office:value="339772" calcext:value-type="float">
            <text:p>339772</text:p>
          </table:table-cell>
          <table:table-cell table:formula="of:=[.B774]/[.$B$1]" office:value-type="float" office:value="19.7391304347826" calcext:value-type="float">
            <text:p>19,74</text:p>
          </table:table-cell>
          <table:table-cell table:formula="of:=[.G773]+[.F774]" office:value-type="float" office:value="14772.6956521739" calcext:value-type="float">
            <text:p>14772,7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boutActivity_7_FindViewByIdReturnsNullOperatorMutator</text:p>
          </table:table-cell>
          <table:table-cell office:value-type="float" office:value="7174" calcext:value-type="float">
            <text:p>7174</text:p>
          </table:table-cell>
          <table:table-cell table:formula="of:=[.E774]+[.B775]" office:value-type="float" office:value="340235" calcext:value-type="float">
            <text:p>340235</text:p>
          </table:table-cell>
          <table:table-cell table:formula="of:=[.B775]/[.$B$1]" office:value-type="float" office:value="20.1304347826087" calcext:value-type="float">
            <text:p>20,13</text:p>
          </table:table-cell>
          <table:table-cell table:formula="of:=[.G774]+[.F775]" office:value-type="float" office:value="14792.8260869565" calcext:value-type="float">
            <text:p>14792,8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boutActivity_8_InvalidIDFindViewOperatorMutator</text:p>
          </table:table-cell>
          <table:table-cell office:value-type="float" office:value="8174" calcext:value-type="float">
            <text:p>8174</text:p>
          </table:table-cell>
          <table:table-cell table:formula="of:=[.E775]+[.B776]" office:value-type="float" office:value="340697" calcext:value-type="float">
            <text:p>340697</text:p>
          </table:table-cell>
          <table:table-cell table:formula="of:=[.B776]/[.$B$1]" office:value-type="float" office:value="20.0869565217391" calcext:value-type="float">
            <text:p>20,09</text:p>
          </table:table-cell>
          <table:table-cell table:formula="of:=[.G775]+[.F776]" office:value-type="float" office:value="14812.9130434782" calcext:value-type="float">
            <text:p>14812,9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boutActivity_9_InvalidViewFocusOperatorMutator</text:p>
          </table:table-cell>
          <table:table-cell office:value-type="float" office:value="9174" calcext:value-type="float">
            <text:p>9174</text:p>
          </table:table-cell>
          <table:table-cell table:formula="of:=[.E776]+[.B777]" office:value-type="float" office:value="341151" calcext:value-type="float">
            <text:p>341151</text:p>
          </table:table-cell>
          <table:table-cell table:formula="of:=[.B777]/[.$B$1]" office:value-type="float" office:value="19.7391304347826" calcext:value-type="float">
            <text:p>19,74</text:p>
          </table:table-cell>
          <table:table-cell table:formula="of:=[.G776]+[.F777]" office:value-type="float" office:value="14832.652173913" calcext:value-type="float">
            <text:p>14832,6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AboutActivity_10_ViewComponentNotVisibleOperatorMutator</text:p>
          </table:table-cell>
          <table:table-cell office:value-type="float" office:value="10174" calcext:value-type="float">
            <text:p>10174</text:p>
          </table:table-cell>
          <table:table-cell table:formula="of:=[.E777]+[.B778]" office:value-type="float" office:value="341636" calcext:value-type="float">
            <text:p>341636</text:p>
          </table:table-cell>
          <table:table-cell table:formula="of:=[.B778]/[.$B$1]" office:value-type="float" office:value="21.0869565217391" calcext:value-type="float">
            <text:p>21,09</text:p>
          </table:table-cell>
          <table:table-cell table:formula="of:=[.G777]+[.F778]" office:value-type="float" office:value="14853.7391304348" calcext:value-type="float">
            <text:p>14853,7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boutActivity_11_BuggyGUIListenerOperatorMutator</text:p>
          </table:table-cell>
          <table:table-cell office:value-type="float" office:value="11174" calcext:value-type="float">
            <text:p>11174</text:p>
          </table:table-cell>
          <table:table-cell table:formula="of:=[.E778]+[.B779]" office:value-type="float" office:value="342090" calcext:value-type="float">
            <text:p>342090</text:p>
          </table:table-cell>
          <table:table-cell table:formula="of:=[.B779]/[.$B$1]" office:value-type="float" office:value="19.7391304347826" calcext:value-type="float">
            <text:p>19,74</text:p>
          </table:table-cell>
          <table:table-cell table:formula="of:=[.G778]+[.F779]" office:value-type="float" office:value="14873.4782608696" calcext:value-type="float">
            <text:p>14873,4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boutActivity_12_FindViewByIdReturnsNullOperatorMutator</text:p>
          </table:table-cell>
          <table:table-cell office:value-type="float" office:value="12174" calcext:value-type="float">
            <text:p>12174</text:p>
          </table:table-cell>
          <table:table-cell table:formula="of:=[.E779]+[.B780]" office:value-type="float" office:value="342548" calcext:value-type="float">
            <text:p>342548</text:p>
          </table:table-cell>
          <table:table-cell table:formula="of:=[.B780]/[.$B$1]" office:value-type="float" office:value="19.9130434782609" calcext:value-type="float">
            <text:p>19,91</text:p>
          </table:table-cell>
          <table:table-cell table:formula="of:=[.G779]+[.F780]" office:value-type="float" office:value="14893.3913043478" calcext:value-type="float">
            <text:p>14893,3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boutActivity_13_InvalidIDFindViewOperatorMutator</text:p>
          </table:table-cell>
          <table:table-cell office:value-type="float" office:value="13174" calcext:value-type="float">
            <text:p>13174</text:p>
          </table:table-cell>
          <table:table-cell table:formula="of:=[.E780]+[.B781]" office:value-type="float" office:value="343002" calcext:value-type="float">
            <text:p>343002</text:p>
          </table:table-cell>
          <table:table-cell table:formula="of:=[.B781]/[.$B$1]" office:value-type="float" office:value="19.7391304347826" calcext:value-type="float">
            <text:p>19,74</text:p>
          </table:table-cell>
          <table:table-cell table:formula="of:=[.G780]+[.F781]" office:value-type="float" office:value="14913.1304347826" calcext:value-type="float">
            <text:p>14913,1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boutActivity_14_InvalidViewFocusOperatorMutator</text:p>
          </table:table-cell>
          <table:table-cell office:value-type="float" office:value="14174" calcext:value-type="float">
            <text:p>14174</text:p>
          </table:table-cell>
          <table:table-cell table:formula="of:=[.E781]+[.B782]" office:value-type="float" office:value="343463" calcext:value-type="float">
            <text:p>343463</text:p>
          </table:table-cell>
          <table:table-cell table:formula="of:=[.B782]/[.$B$1]" office:value-type="float" office:value="20.0434782608696" calcext:value-type="float">
            <text:p>20,04</text:p>
          </table:table-cell>
          <table:table-cell table:formula="of:=[.G781]+[.F782]" office:value-type="float" office:value="14933.1739130435" calcext:value-type="float">
            <text:p>14933,1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AboutActivity_15_ViewComponentNotVisibleOperatorMutator</text:p>
          </table:table-cell>
          <table:table-cell office:value-type="float" office:value="15174" calcext:value-type="float">
            <text:p>15174</text:p>
          </table:table-cell>
          <table:table-cell table:formula="of:=[.E782]+[.B783]" office:value-type="float" office:value="343927" calcext:value-type="float">
            <text:p>343927</text:p>
          </table:table-cell>
          <table:table-cell table:formula="of:=[.B783]/[.$B$1]" office:value-type="float" office:value="20.1739130434783" calcext:value-type="float">
            <text:p>20,17</text:p>
          </table:table-cell>
          <table:table-cell table:formula="of:=[.G782]+[.F783]" office:value-type="float" office:value="14953.3478260869" calcext:value-type="float">
            <text:p>14953,3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boutActivity_16_FindViewByIdReturnsNullOperatorMutator</text:p>
          </table:table-cell>
          <table:table-cell office:value-type="float" office:value="16174" calcext:value-type="float">
            <text:p>16174</text:p>
          </table:table-cell>
          <table:table-cell table:formula="of:=[.E783]+[.B784]" office:value-type="float" office:value="344389" calcext:value-type="float">
            <text:p>344389</text:p>
          </table:table-cell>
          <table:table-cell table:formula="of:=[.B784]/[.$B$1]" office:value-type="float" office:value="20.0869565217391" calcext:value-type="float">
            <text:p>20,09</text:p>
          </table:table-cell>
          <table:table-cell table:formula="of:=[.G783]+[.F784]" office:value-type="float" office:value="14973.4347826087" calcext:value-type="float">
            <text:p>14973,4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boutActivity_17_InvalidIDFindViewOperatorMutator</text:p>
          </table:table-cell>
          <table:table-cell office:value-type="float" office:value="17174" calcext:value-type="float">
            <text:p>17174</text:p>
          </table:table-cell>
          <table:table-cell table:formula="of:=[.E784]+[.B785]" office:value-type="float" office:value="344857" calcext:value-type="float">
            <text:p>344857</text:p>
          </table:table-cell>
          <table:table-cell table:formula="of:=[.B785]/[.$B$1]" office:value-type="float" office:value="20.3478260869565" calcext:value-type="float">
            <text:p>20,35</text:p>
          </table:table-cell>
          <table:table-cell table:formula="of:=[.G784]+[.F785]" office:value-type="float" office:value="14993.7826086956" calcext:value-type="float">
            <text:p>14993,7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boutActivity_18_InvalidViewFocusOperatorMutator</text:p>
          </table:table-cell>
          <table:table-cell office:value-type="float" office:value="18174" calcext:value-type="float">
            <text:p>18174</text:p>
          </table:table-cell>
          <table:table-cell table:formula="of:=[.E785]+[.B786]" office:value-type="float" office:value="345310" calcext:value-type="float">
            <text:p>345310</text:p>
          </table:table-cell>
          <table:table-cell table:formula="of:=[.B786]/[.$B$1]" office:value-type="float" office:value="19.695652173913" calcext:value-type="float">
            <text:p>19,70</text:p>
          </table:table-cell>
          <table:table-cell table:formula="of:=[.G785]+[.F786]" office:value-type="float" office:value="15013.4782608696" calcext:value-type="float">
            <text:p>15013,4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boutActivity_19_ViewComponentNotVisibleOperatorMutator</text:p>
          </table:table-cell>
          <table:table-cell office:value-type="float" office:value="19174" calcext:value-type="float">
            <text:p>19174</text:p>
          </table:table-cell>
          <table:table-cell table:formula="of:=[.E786]+[.B787]" office:value-type="float" office:value="345765" calcext:value-type="float">
            <text:p>345765</text:p>
          </table:table-cell>
          <table:table-cell table:formula="of:=[.B787]/[.$B$1]" office:value-type="float" office:value="19.7826086956522" calcext:value-type="float">
            <text:p>19,78</text:p>
          </table:table-cell>
          <table:table-cell table:formula="of:=[.G786]+[.F787]" office:value-type="float" office:value="15033.2608695652" calcext:value-type="float">
            <text:p>15033,2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AboutActivity_20_BuggyGUIListenerOperatorMutator</text:p>
          </table:table-cell>
          <table:table-cell office:value-type="float" office:value="20174" calcext:value-type="float">
            <text:p>20174</text:p>
          </table:table-cell>
          <table:table-cell table:formula="of:=[.E787]+[.B788]" office:value-type="float" office:value="346229" calcext:value-type="float">
            <text:p>346229</text:p>
          </table:table-cell>
          <table:table-cell table:formula="of:=[.B788]/[.$B$1]" office:value-type="float" office:value="20.1739130434783" calcext:value-type="float">
            <text:p>20,17</text:p>
          </table:table-cell>
          <table:table-cell table:formula="of:=[.G787]+[.F788]" office:value-type="float" office:value="15053.4347826087" calcext:value-type="float">
            <text:p>15053,4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boutActivity_21_FindViewByIdReturnsNullOperatorMutator</text:p>
          </table:table-cell>
          <table:table-cell office:value-type="float" office:value="21174" calcext:value-type="float">
            <text:p>21174</text:p>
          </table:table-cell>
          <table:table-cell table:formula="of:=[.E788]+[.B789]" office:value-type="float" office:value="346687" calcext:value-type="float">
            <text:p>346687</text:p>
          </table:table-cell>
          <table:table-cell table:formula="of:=[.B789]/[.$B$1]" office:value-type="float" office:value="19.9130434782609" calcext:value-type="float">
            <text:p>19,91</text:p>
          </table:table-cell>
          <table:table-cell table:formula="of:=[.G788]+[.F789]" office:value-type="float" office:value="15073.3478260869" calcext:value-type="float">
            <text:p>15073,3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boutActivity_22_InvalidIDFindViewOperatorMutator</text:p>
          </table:table-cell>
          <table:table-cell office:value-type="float" office:value="22174" calcext:value-type="float">
            <text:p>22174</text:p>
          </table:table-cell>
          <table:table-cell table:formula="of:=[.E789]+[.B790]" office:value-type="float" office:value="347145" calcext:value-type="float">
            <text:p>347145</text:p>
          </table:table-cell>
          <table:table-cell table:formula="of:=[.B790]/[.$B$1]" office:value-type="float" office:value="19.9130434782609" calcext:value-type="float">
            <text:p>19,91</text:p>
          </table:table-cell>
          <table:table-cell table:formula="of:=[.G789]+[.F790]" office:value-type="float" office:value="15093.2608695652" calcext:value-type="float">
            <text:p>15093,2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boutActivity_23_InvalidViewFocusOperatorMutator</text:p>
          </table:table-cell>
          <table:table-cell office:value-type="float" office:value="23174" calcext:value-type="float">
            <text:p>23174</text:p>
          </table:table-cell>
          <table:table-cell table:formula="of:=[.E790]+[.B791]" office:value-type="float" office:value="347600" calcext:value-type="float">
            <text:p>347600</text:p>
          </table:table-cell>
          <table:table-cell table:formula="of:=[.B791]/[.$B$1]" office:value-type="float" office:value="19.7826086956522" calcext:value-type="float">
            <text:p>19,78</text:p>
          </table:table-cell>
          <table:table-cell table:formula="of:=[.G790]+[.F791]" office:value-type="float" office:value="15113.0434782609" calcext:value-type="float">
            <text:p>15113,0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boutActivity_24_ViewComponentNotVisibleOperatorMutator</text:p>
          </table:table-cell>
          <table:table-cell office:value-type="float" office:value="24174" calcext:value-type="float">
            <text:p>24174</text:p>
          </table:table-cell>
          <table:table-cell table:formula="of:=[.E791]+[.B792]" office:value-type="float" office:value="348050" calcext:value-type="float">
            <text:p>348050</text:p>
          </table:table-cell>
          <table:table-cell table:formula="of:=[.B792]/[.$B$1]" office:value-type="float" office:value="19.5652173913043" calcext:value-type="float">
            <text:p>19,57</text:p>
          </table:table-cell>
          <table:table-cell table:formula="of:=[.G791]+[.F792]" office:value-type="float" office:value="15132.6086956522" calcext:value-type="float">
            <text:p>15132,6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boutActivity_25_BuggyGUIListenerOperatorMutator</text:p>
          </table:table-cell>
          <table:table-cell office:value-type="float" office:value="25174" calcext:value-type="float">
            <text:p>25174</text:p>
          </table:table-cell>
          <table:table-cell table:formula="of:=[.E792]+[.B793]" office:value-type="float" office:value="348507" calcext:value-type="float">
            <text:p>348507</text:p>
          </table:table-cell>
          <table:table-cell table:formula="of:=[.B793]/[.$B$1]" office:value-type="float" office:value="19.8695652173913" calcext:value-type="float">
            <text:p>19,87</text:p>
          </table:table-cell>
          <table:table-cell table:formula="of:=[.G792]+[.F793]" office:value-type="float" office:value="15152.4782608696" calcext:value-type="float">
            <text:p>15152,4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boutActivity_26_FindViewByIdReturnsNullOperatorMutator</text:p>
          </table:table-cell>
          <table:table-cell office:value-type="float" office:value="26174" calcext:value-type="float">
            <text:p>26174</text:p>
          </table:table-cell>
          <table:table-cell table:formula="of:=[.E793]+[.B794]" office:value-type="float" office:value="348968" calcext:value-type="float">
            <text:p>348968</text:p>
          </table:table-cell>
          <table:table-cell table:formula="of:=[.B794]/[.$B$1]" office:value-type="float" office:value="20.0434782608696" calcext:value-type="float">
            <text:p>20,04</text:p>
          </table:table-cell>
          <table:table-cell table:formula="of:=[.G793]+[.F794]" office:value-type="float" office:value="15172.5217391304" calcext:value-type="float">
            <text:p>15172,5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boutActivity_27_InvalidIDFindViewOperatorMutator</text:p>
          </table:table-cell>
          <table:table-cell office:value-type="float" office:value="27174" calcext:value-type="float">
            <text:p>27174</text:p>
          </table:table-cell>
          <table:table-cell table:formula="of:=[.E794]+[.B795]" office:value-type="float" office:value="349423" calcext:value-type="float">
            <text:p>349423</text:p>
          </table:table-cell>
          <table:table-cell table:formula="of:=[.B795]/[.$B$1]" office:value-type="float" office:value="19.7826086956522" calcext:value-type="float">
            <text:p>19,78</text:p>
          </table:table-cell>
          <table:table-cell table:formula="of:=[.G794]+[.F795]" office:value-type="float" office:value="15192.3043478261" calcext:value-type="float">
            <text:p>15192,3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boutActivity_28_InvalidViewFocusOperatorMutator</text:p>
          </table:table-cell>
          <table:table-cell office:value-type="float" office:value="28174" calcext:value-type="float">
            <text:p>28174</text:p>
          </table:table-cell>
          <table:table-cell table:formula="of:=[.E795]+[.B796]" office:value-type="float" office:value="349880" calcext:value-type="float">
            <text:p>349880</text:p>
          </table:table-cell>
          <table:table-cell table:formula="of:=[.B796]/[.$B$1]" office:value-type="float" office:value="19.8695652173913" calcext:value-type="float">
            <text:p>19,87</text:p>
          </table:table-cell>
          <table:table-cell table:formula="of:=[.G795]+[.F796]" office:value-type="float" office:value="15212.1739130435" calcext:value-type="float">
            <text:p>15212,1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boutActivity_29_ViewComponentNotVisibleOperatorMutator</text:p>
          </table:table-cell>
          <table:table-cell office:value-type="float" office:value="29174" calcext:value-type="float">
            <text:p>29174</text:p>
          </table:table-cell>
          <table:table-cell table:formula="of:=[.E796]+[.B797]" office:value-type="float" office:value="350340" calcext:value-type="float">
            <text:p>350340</text:p>
          </table:table-cell>
          <table:table-cell table:formula="of:=[.B797]/[.$B$1]" office:value-type="float" office:value="20" calcext:value-type="float">
            <text:p>20,00</text:p>
          </table:table-cell>
          <table:table-cell table:formula="of:=[.G796]+[.F797]" office:value-type="float" office:value="15232.1739130435" calcext:value-type="float">
            <text:p>15232,1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boutActivity_30_BuggyGUIListenerOperatorMutator</text:p>
          </table:table-cell>
          <table:table-cell office:value-type="float" office:value="30174" calcext:value-type="float">
            <text:p>30174</text:p>
          </table:table-cell>
          <table:table-cell table:formula="of:=[.E797]+[.B798]" office:value-type="float" office:value="350796" calcext:value-type="float">
            <text:p>350796</text:p>
          </table:table-cell>
          <table:table-cell table:formula="of:=[.B798]/[.$B$1]" office:value-type="float" office:value="19.8260869565217" calcext:value-type="float">
            <text:p>19,83</text:p>
          </table:table-cell>
          <table:table-cell table:formula="of:=[.G797]+[.F798]" office:value-type="float" office:value="15252" calcext:value-type="float">
            <text:p>15252,0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boutActivity_31_FindViewByIdReturnsNullOperatorMutator</text:p>
          </table:table-cell>
          <table:table-cell office:value-type="float" office:value="31174" calcext:value-type="float">
            <text:p>31174</text:p>
          </table:table-cell>
          <table:table-cell table:formula="of:=[.E798]+[.B799]" office:value-type="float" office:value="351257" calcext:value-type="float">
            <text:p>351257</text:p>
          </table:table-cell>
          <table:table-cell table:formula="of:=[.B799]/[.$B$1]" office:value-type="float" office:value="20.0434782608696" calcext:value-type="float">
            <text:p>20,04</text:p>
          </table:table-cell>
          <table:table-cell table:formula="of:=[.G798]+[.F799]" office:value-type="float" office:value="15272.0434782609" calcext:value-type="float">
            <text:p>15272,0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boutActivity_32_InvalidIDFindViewOperatorMutator</text:p>
          </table:table-cell>
          <table:table-cell office:value-type="float" office:value="32174" calcext:value-type="float">
            <text:p>32174</text:p>
          </table:table-cell>
          <table:table-cell table:formula="of:=[.E799]+[.B800]" office:value-type="float" office:value="351718" calcext:value-type="float">
            <text:p>351718</text:p>
          </table:table-cell>
          <table:table-cell table:formula="of:=[.B800]/[.$B$1]" office:value-type="float" office:value="20.0434782608696" calcext:value-type="float">
            <text:p>20,04</text:p>
          </table:table-cell>
          <table:table-cell table:formula="of:=[.G799]+[.F800]" office:value-type="float" office:value="15292.0869565217" calcext:value-type="float">
            <text:p>15292,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boutActivity_33_InvalidViewFocusOperatorMutator</text:p>
          </table:table-cell>
          <table:table-cell office:value-type="float" office:value="33174" calcext:value-type="float">
            <text:p>33174</text:p>
          </table:table-cell>
          <table:table-cell table:formula="of:=[.E800]+[.B801]" office:value-type="float" office:value="352171" calcext:value-type="float">
            <text:p>352171</text:p>
          </table:table-cell>
          <table:table-cell table:formula="of:=[.B801]/[.$B$1]" office:value-type="float" office:value="19.695652173913" calcext:value-type="float">
            <text:p>19,70</text:p>
          </table:table-cell>
          <table:table-cell table:formula="of:=[.G800]+[.F801]" office:value-type="float" office:value="15311.7826086956" calcext:value-type="float">
            <text:p>15311,7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boutActivity_34_ViewComponentNotVisibleOperatorMutator</text:p>
          </table:table-cell>
          <table:table-cell office:value-type="float" office:value="34174" calcext:value-type="float">
            <text:p>34174</text:p>
          </table:table-cell>
          <table:table-cell table:formula="of:=[.E801]+[.B802]" office:value-type="float" office:value="352620" calcext:value-type="float">
            <text:p>352620</text:p>
          </table:table-cell>
          <table:table-cell table:formula="of:=[.B802]/[.$B$1]" office:value-type="float" office:value="19.5217391304348" calcext:value-type="float">
            <text:p>19,52</text:p>
          </table:table-cell>
          <table:table-cell table:formula="of:=[.G801]+[.F802]" office:value-type="float" office:value="15331.3043478261" calcext:value-type="float">
            <text:p>15331,3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boutActivity_35_BuggyGUIListenerOperatorMutator</text:p>
          </table:table-cell>
          <table:table-cell office:value-type="float" office:value="35174" calcext:value-type="float">
            <text:p>35174</text:p>
          </table:table-cell>
          <table:table-cell table:formula="of:=[.E802]+[.B803]" office:value-type="float" office:value="353083" calcext:value-type="float">
            <text:p>353083</text:p>
          </table:table-cell>
          <table:table-cell table:formula="of:=[.B803]/[.$B$1]" office:value-type="float" office:value="20.1304347826087" calcext:value-type="float">
            <text:p>20,13</text:p>
          </table:table-cell>
          <table:table-cell table:formula="of:=[.G802]+[.F803]" office:value-type="float" office:value="15351.4347826087" calcext:value-type="float">
            <text:p>15351,4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boutActivity_36_FindViewByIdReturnsNullOperatorMutator</text:p>
          </table:table-cell>
          <table:table-cell office:value-type="float" office:value="36174" calcext:value-type="float">
            <text:p>36174</text:p>
          </table:table-cell>
          <table:table-cell table:formula="of:=[.E803]+[.B804]" office:value-type="float" office:value="353537" calcext:value-type="float">
            <text:p>353537</text:p>
          </table:table-cell>
          <table:table-cell table:formula="of:=[.B804]/[.$B$1]" office:value-type="float" office:value="19.7391304347826" calcext:value-type="float">
            <text:p>19,74</text:p>
          </table:table-cell>
          <table:table-cell table:formula="of:=[.G803]+[.F804]" office:value-type="float" office:value="15371.1739130435" calcext:value-type="float">
            <text:p>15371,1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boutActivity_37_InvalidIDFindViewOperatorMutator</text:p>
          </table:table-cell>
          <table:table-cell office:value-type="float" office:value="37174" calcext:value-type="float">
            <text:p>37174</text:p>
          </table:table-cell>
          <table:table-cell table:formula="of:=[.E804]+[.B805]" office:value-type="float" office:value="353990" calcext:value-type="float">
            <text:p>353990</text:p>
          </table:table-cell>
          <table:table-cell table:formula="of:=[.B805]/[.$B$1]" office:value-type="float" office:value="19.695652173913" calcext:value-type="float">
            <text:p>19,70</text:p>
          </table:table-cell>
          <table:table-cell table:formula="of:=[.G804]+[.F805]" office:value-type="float" office:value="15390.8695652174" calcext:value-type="float">
            <text:p>15390,8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AboutActivity_38_InvalidViewFocusOperatorMutator</text:p>
          </table:table-cell>
          <table:table-cell office:value-type="float" office:value="38174" calcext:value-type="float">
            <text:p>38174</text:p>
          </table:table-cell>
          <table:table-cell table:formula="of:=[.E805]+[.B806]" office:value-type="float" office:value="354576" calcext:value-type="float">
            <text:p>354576</text:p>
          </table:table-cell>
          <table:table-cell table:formula="of:=[.B806]/[.$B$1]" office:value-type="float" office:value="25.4782608695652" calcext:value-type="float">
            <text:p>25,48</text:p>
          </table:table-cell>
          <table:table-cell table:formula="of:=[.G805]+[.F806]" office:value-type="float" office:value="15416.3478260869" calcext:value-type="float">
            <text:p>15416,3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boutActivity_39_ViewComponentNotVisibleOperatorMutator</text:p>
          </table:table-cell>
          <table:table-cell office:value-type="float" office:value="39174" calcext:value-type="float">
            <text:p>39174</text:p>
          </table:table-cell>
          <table:table-cell table:formula="of:=[.E806]+[.B807]" office:value-type="float" office:value="355030" calcext:value-type="float">
            <text:p>355030</text:p>
          </table:table-cell>
          <table:table-cell table:formula="of:=[.B807]/[.$B$1]" office:value-type="float" office:value="19.7391304347826" calcext:value-type="float">
            <text:p>19,74</text:p>
          </table:table-cell>
          <table:table-cell table:formula="of:=[.G806]+[.F807]" office:value-type="float" office:value="15436.0869565217" calcext:value-type="float">
            <text:p>15436,0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boutActivity_40_BuggyGUIListenerOperatorMutator</text:p>
          </table:table-cell>
          <table:table-cell office:value-type="float" office:value="40174" calcext:value-type="float">
            <text:p>40174</text:p>
          </table:table-cell>
          <table:table-cell table:formula="of:=[.E807]+[.B808]" office:value-type="float" office:value="355486" calcext:value-type="float">
            <text:p>355486</text:p>
          </table:table-cell>
          <table:table-cell table:formula="of:=[.B808]/[.$B$1]" office:value-type="float" office:value="19.8260869565217" calcext:value-type="float">
            <text:p>19,83</text:p>
          </table:table-cell>
          <table:table-cell table:formula="of:=[.G807]+[.F808]" office:value-type="float" office:value="15455.9130434782" calcext:value-type="float">
            <text:p>15455,9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boutActivity_41_FindViewByIdReturnsNullOperatorMutator</text:p>
          </table:table-cell>
          <table:table-cell office:value-type="float" office:value="41174" calcext:value-type="float">
            <text:p>41174</text:p>
          </table:table-cell>
          <table:table-cell table:formula="of:=[.E808]+[.B809]" office:value-type="float" office:value="355946" calcext:value-type="float">
            <text:p>355946</text:p>
          </table:table-cell>
          <table:table-cell table:formula="of:=[.B809]/[.$B$1]" office:value-type="float" office:value="20" calcext:value-type="float">
            <text:p>20,00</text:p>
          </table:table-cell>
          <table:table-cell table:formula="of:=[.G808]+[.F809]" office:value-type="float" office:value="15475.9130434782" calcext:value-type="float">
            <text:p>15475,9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boutActivity_42_InvalidIDFindViewOperatorMutator</text:p>
          </table:table-cell>
          <table:table-cell office:value-type="float" office:value="42174" calcext:value-type="float">
            <text:p>42174</text:p>
          </table:table-cell>
          <table:table-cell table:formula="of:=[.E809]+[.B810]" office:value-type="float" office:value="356402" calcext:value-type="float">
            <text:p>356402</text:p>
          </table:table-cell>
          <table:table-cell table:formula="of:=[.B810]/[.$B$1]" office:value-type="float" office:value="19.8260869565217" calcext:value-type="float">
            <text:p>19,83</text:p>
          </table:table-cell>
          <table:table-cell table:formula="of:=[.G809]+[.F810]" office:value-type="float" office:value="15495.7391304348" calcext:value-type="float">
            <text:p>15495,7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boutActivity_43_InvalidViewFocusOperatorMutator</text:p>
          </table:table-cell>
          <table:table-cell office:value-type="float" office:value="43174" calcext:value-type="float">
            <text:p>43174</text:p>
          </table:table-cell>
          <table:table-cell table:formula="of:=[.E810]+[.B811]" office:value-type="float" office:value="356853" calcext:value-type="float">
            <text:p>356853</text:p>
          </table:table-cell>
          <table:table-cell table:formula="of:=[.B811]/[.$B$1]" office:value-type="float" office:value="19.6086956521739" calcext:value-type="float">
            <text:p>19,61</text:p>
          </table:table-cell>
          <table:table-cell table:formula="of:=[.G810]+[.F811]" office:value-type="float" office:value="15515.3478260869" calcext:value-type="float">
            <text:p>15515,3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boutActivity_44_ViewComponentNotVisibleOperatorMutator</text:p>
          </table:table-cell>
          <table:table-cell office:value-type="float" office:value="44174" calcext:value-type="float">
            <text:p>44174</text:p>
          </table:table-cell>
          <table:table-cell table:formula="of:=[.E811]+[.B812]" office:value-type="float" office:value="357307" calcext:value-type="float">
            <text:p>357307</text:p>
          </table:table-cell>
          <table:table-cell table:formula="of:=[.B812]/[.$B$1]" office:value-type="float" office:value="19.7391304347826" calcext:value-type="float">
            <text:p>19,74</text:p>
          </table:table-cell>
          <table:table-cell table:formula="of:=[.G811]+[.F812]" office:value-type="float" office:value="15535.0869565217" calcext:value-type="float">
            <text:p>15535,0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boutActivity_45_BuggyGUIListenerOperatorMutator</text:p>
          </table:table-cell>
          <table:table-cell office:value-type="float" office:value="45174" calcext:value-type="float">
            <text:p>45174</text:p>
          </table:table-cell>
          <table:table-cell table:formula="of:=[.E812]+[.B813]" office:value-type="float" office:value="357770" calcext:value-type="float">
            <text:p>357770</text:p>
          </table:table-cell>
          <table:table-cell table:formula="of:=[.B813]/[.$B$1]" office:value-type="float" office:value="20.1304347826087" calcext:value-type="float">
            <text:p>20,13</text:p>
          </table:table-cell>
          <table:table-cell table:formula="of:=[.G812]+[.F813]" office:value-type="float" office:value="15555.2173913043" calcext:value-type="float">
            <text:p>15555,2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boutActivity_46_FindViewByIdReturnsNullOperatorMutator</text:p>
          </table:table-cell>
          <table:table-cell office:value-type="float" office:value="46174" calcext:value-type="float">
            <text:p>46174</text:p>
          </table:table-cell>
          <table:table-cell table:formula="of:=[.E813]+[.B814]" office:value-type="float" office:value="358230" calcext:value-type="float">
            <text:p>358230</text:p>
          </table:table-cell>
          <table:table-cell table:formula="of:=[.B814]/[.$B$1]" office:value-type="float" office:value="20" calcext:value-type="float">
            <text:p>20,00</text:p>
          </table:table-cell>
          <table:table-cell table:formula="of:=[.G813]+[.F814]" office:value-type="float" office:value="15575.2173913043" calcext:value-type="float">
            <text:p>15575,2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boutActivity_47_InvalidIDFindViewOperatorMutator</text:p>
          </table:table-cell>
          <table:table-cell office:value-type="float" office:value="47174" calcext:value-type="float">
            <text:p>47174</text:p>
          </table:table-cell>
          <table:table-cell table:formula="of:=[.E814]+[.B815]" office:value-type="float" office:value="358686" calcext:value-type="float">
            <text:p>358686</text:p>
          </table:table-cell>
          <table:table-cell table:formula="of:=[.B815]/[.$B$1]" office:value-type="float" office:value="19.8260869565217" calcext:value-type="float">
            <text:p>19,83</text:p>
          </table:table-cell>
          <table:table-cell table:formula="of:=[.G814]+[.F815]" office:value-type="float" office:value="15595.0434782609" calcext:value-type="float">
            <text:p>15595,0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boutActivity_48_InvalidViewFocusOperatorMutator</text:p>
          </table:table-cell>
          <table:table-cell office:value-type="float" office:value="48174" calcext:value-type="float">
            <text:p>48174</text:p>
          </table:table-cell>
          <table:table-cell table:formula="of:=[.E815]+[.B816]" office:value-type="float" office:value="358995" calcext:value-type="float">
            <text:p>358995</text:p>
          </table:table-cell>
          <table:table-cell table:formula="of:=[.B816]/[.$B$1]" office:value-type="float" office:value="13.4347826086957" calcext:value-type="float">
            <text:p>13,43</text:p>
          </table:table-cell>
          <table:table-cell table:formula="of:=[.G815]+[.F816]" office:value-type="float" office:value="15608.4782608696" calcext:value-type="float">
            <text:p>15608,4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boutActivity_49_ViewComponentNotVisibleOperatorMutator</text:p>
          </table:table-cell>
          <table:table-cell office:value-type="float" office:value="49174" calcext:value-type="float">
            <text:p>49174</text:p>
          </table:table-cell>
          <table:table-cell table:formula="of:=[.E816]+[.B817]" office:value-type="float" office:value="359456" calcext:value-type="float">
            <text:p>359456</text:p>
          </table:table-cell>
          <table:table-cell table:formula="of:=[.B817]/[.$B$1]" office:value-type="float" office:value="20.0434782608696" calcext:value-type="float">
            <text:p>20,04</text:p>
          </table:table-cell>
          <table:table-cell table:formula="of:=[.G816]+[.F817]" office:value-type="float" office:value="15628.5217391304" calcext:value-type="float">
            <text:p>15628,5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boutActivity_50_BuggyGUIListenerOperatorMutator</text:p>
          </table:table-cell>
          <table:table-cell office:value-type="float" office:value="50174" calcext:value-type="float">
            <text:p>50174</text:p>
          </table:table-cell>
          <table:table-cell table:formula="of:=[.E817]+[.B818]" office:value-type="float" office:value="359911" calcext:value-type="float">
            <text:p>359911</text:p>
          </table:table-cell>
          <table:table-cell table:formula="of:=[.B818]/[.$B$1]" office:value-type="float" office:value="19.7826086956522" calcext:value-type="float">
            <text:p>19,78</text:p>
          </table:table-cell>
          <table:table-cell table:formula="of:=[.G817]+[.F818]" office:value-type="float" office:value="15648.3043478261" calcext:value-type="float">
            <text:p>15648,3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boutActivity_51_FindViewByIdReturnsNullOperatorMutator</text:p>
          </table:table-cell>
          <table:table-cell office:value-type="float" office:value="51174" calcext:value-type="float">
            <text:p>51174</text:p>
          </table:table-cell>
          <table:table-cell table:formula="of:=[.E818]+[.B819]" office:value-type="float" office:value="360367" calcext:value-type="float">
            <text:p>360367</text:p>
          </table:table-cell>
          <table:table-cell table:formula="of:=[.B819]/[.$B$1]" office:value-type="float" office:value="19.8260869565217" calcext:value-type="float">
            <text:p>19,83</text:p>
          </table:table-cell>
          <table:table-cell table:formula="of:=[.G818]+[.F819]" office:value-type="float" office:value="15668.1304347826" calcext:value-type="float">
            <text:p>15668,1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boutActivity_52_InvalidIDFindViewOperatorMutator</text:p>
          </table:table-cell>
          <table:table-cell office:value-type="float" office:value="52174" calcext:value-type="float">
            <text:p>52174</text:p>
          </table:table-cell>
          <table:table-cell table:formula="of:=[.E819]+[.B820]" office:value-type="float" office:value="360821" calcext:value-type="float">
            <text:p>360821</text:p>
          </table:table-cell>
          <table:table-cell table:formula="of:=[.B820]/[.$B$1]" office:value-type="float" office:value="19.7391304347826" calcext:value-type="float">
            <text:p>19,74</text:p>
          </table:table-cell>
          <table:table-cell table:formula="of:=[.G819]+[.F820]" office:value-type="float" office:value="15687.8695652174" calcext:value-type="float">
            <text:p>15687,8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boutActivity_53_InvalidViewFocusOperatorMutator</text:p>
          </table:table-cell>
          <table:table-cell office:value-type="float" office:value="53174" calcext:value-type="float">
            <text:p>53174</text:p>
          </table:table-cell>
          <table:table-cell table:formula="of:=[.E820]+[.B821]" office:value-type="float" office:value="361275" calcext:value-type="float">
            <text:p>361275</text:p>
          </table:table-cell>
          <table:table-cell table:formula="of:=[.B821]/[.$B$1]" office:value-type="float" office:value="19.7391304347826" calcext:value-type="float">
            <text:p>19,74</text:p>
          </table:table-cell>
          <table:table-cell table:formula="of:=[.G820]+[.F821]" office:value-type="float" office:value="15707.6086956522" calcext:value-type="float">
            <text:p>15707,6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boutActivity_54_ViewComponentNotVisibleOperatorMutator</text:p>
          </table:table-cell>
          <table:table-cell office:value-type="float" office:value="54174" calcext:value-type="float">
            <text:p>54174</text:p>
          </table:table-cell>
          <table:table-cell table:formula="of:=[.E821]+[.B822]" office:value-type="float" office:value="361730" calcext:value-type="float">
            <text:p>361730</text:p>
          </table:table-cell>
          <table:table-cell table:formula="of:=[.B822]/[.$B$1]" office:value-type="float" office:value="19.7826086956522" calcext:value-type="float">
            <text:p>19,78</text:p>
          </table:table-cell>
          <table:table-cell table:formula="of:=[.G821]+[.F822]" office:value-type="float" office:value="15727.3913043478" calcext:value-type="float">
            <text:p>15727,3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boutActivity_55_BuggyGUIListenerOperatorMutator</text:p>
          </table:table-cell>
          <table:table-cell office:value-type="float" office:value="55174" calcext:value-type="float">
            <text:p>55174</text:p>
          </table:table-cell>
          <table:table-cell table:formula="of:=[.E822]+[.B823]" office:value-type="float" office:value="362192" calcext:value-type="float">
            <text:p>362192</text:p>
          </table:table-cell>
          <table:table-cell table:formula="of:=[.B823]/[.$B$1]" office:value-type="float" office:value="20.0869565217391" calcext:value-type="float">
            <text:p>20,09</text:p>
          </table:table-cell>
          <table:table-cell table:formula="of:=[.G822]+[.F823]" office:value-type="float" office:value="15747.4782608696" calcext:value-type="float">
            <text:p>15747,4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boutActivity_56_NullIntentOperatorMutator</text:p>
          </table:table-cell>
          <table:table-cell office:value-type="float" office:value="56174" calcext:value-type="float">
            <text:p>56174</text:p>
          </table:table-cell>
          <table:table-cell table:formula="of:=[.E823]+[.B824]" office:value-type="float" office:value="362652" calcext:value-type="float">
            <text:p>362652</text:p>
          </table:table-cell>
          <table:table-cell table:formula="of:=[.B824]/[.$B$1]" office:value-type="float" office:value="20" calcext:value-type="float">
            <text:p>20,00</text:p>
          </table:table-cell>
          <table:table-cell table:formula="of:=[.G823]+[.F824]" office:value-type="float" office:value="15767.4782608696" calcext:value-type="float">
            <text:p>15767,4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boutActivity_57_InvalidKeyIntentOperatorMutator</text:p>
          </table:table-cell>
          <table:table-cell office:value-type="float" office:value="57174" calcext:value-type="float">
            <text:p>57174</text:p>
          </table:table-cell>
          <table:table-cell table:formula="of:=[.E824]+[.B825]" office:value-type="float" office:value="363112" calcext:value-type="float">
            <text:p>363112</text:p>
          </table:table-cell>
          <table:table-cell table:formula="of:=[.B825]/[.$B$1]" office:value-type="float" office:value="20" calcext:value-type="float">
            <text:p>20,00</text:p>
          </table:table-cell>
          <table:table-cell table:formula="of:=[.G824]+[.F825]" office:value-type="float" office:value="15787.4782608696" calcext:value-type="float">
            <text:p>15787,4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boutActivity_58_RandomActionIntentDefinitionOperatorMutator</text:p>
          </table:table-cell>
          <table:table-cell office:value-type="float" office:value="58174" calcext:value-type="float">
            <text:p>58174</text:p>
          </table:table-cell>
          <table:table-cell table:formula="of:=[.E825]+[.B826]" office:value-type="float" office:value="363572" calcext:value-type="float">
            <text:p>363572</text:p>
          </table:table-cell>
          <table:table-cell table:formula="of:=[.B826]/[.$B$1]" office:value-type="float" office:value="20" calcext:value-type="float">
            <text:p>20,00</text:p>
          </table:table-cell>
          <table:table-cell table:formula="of:=[.G825]+[.F826]" office:value-type="float" office:value="15807.4782608696" calcext:value-type="float">
            <text:p>15807,4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boutActivity_59_RandomActionIntentDefinitionOperatorMutator</text:p>
          </table:table-cell>
          <table:table-cell office:value-type="float" office:value="59174" calcext:value-type="float">
            <text:p>59174</text:p>
          </table:table-cell>
          <table:table-cell table:formula="of:=[.E826]+[.B827]" office:value-type="float" office:value="363880" calcext:value-type="float">
            <text:p>363880</text:p>
          </table:table-cell>
          <table:table-cell table:formula="of:=[.B827]/[.$B$1]" office:value-type="float" office:value="13.3913043478261" calcext:value-type="float">
            <text:p>13,39</text:p>
          </table:table-cell>
          <table:table-cell table:formula="of:=[.G826]+[.F827]" office:value-type="float" office:value="15820.8695652174" calcext:value-type="float">
            <text:p>15820,8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boutActivity_60_RandomActionIntentDefinitionOperatorMutator</text:p>
          </table:table-cell>
          <table:table-cell office:value-type="float" office:value="60174" calcext:value-type="float">
            <text:p>60174</text:p>
          </table:table-cell>
          <table:table-cell table:formula="of:=[.E827]+[.B828]" office:value-type="float" office:value="364330" calcext:value-type="float">
            <text:p>364330</text:p>
          </table:table-cell>
          <table:table-cell table:formula="of:=[.B828]/[.$B$1]" office:value-type="float" office:value="19.5652173913043" calcext:value-type="float">
            <text:p>19,57</text:p>
          </table:table-cell>
          <table:table-cell table:formula="of:=[.G827]+[.F828]" office:value-type="float" office:value="15840.4347826087" calcext:value-type="float">
            <text:p>15840,4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boutActivity_61_NullIntentOperatorMutator</text:p>
          </table:table-cell>
          <table:table-cell office:value-type="float" office:value="61174" calcext:value-type="float">
            <text:p>61174</text:p>
          </table:table-cell>
          <table:table-cell table:formula="of:=[.E828]+[.B829]" office:value-type="float" office:value="364787" calcext:value-type="float">
            <text:p>364787</text:p>
          </table:table-cell>
          <table:table-cell table:formula="of:=[.B829]/[.$B$1]" office:value-type="float" office:value="19.8695652173913" calcext:value-type="float">
            <text:p>19,87</text:p>
          </table:table-cell>
          <table:table-cell table:formula="of:=[.G828]+[.F829]" office:value-type="float" office:value="15860.3043478261" calcext:value-type="float">
            <text:p>15860,3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boutActivity_62_InvalidKeyIntentOperatorMutator</text:p>
          </table:table-cell>
          <table:table-cell office:value-type="float" office:value="62174" calcext:value-type="float">
            <text:p>62174</text:p>
          </table:table-cell>
          <table:table-cell table:formula="of:=[.E829]+[.B830]" office:value-type="float" office:value="365244" calcext:value-type="float">
            <text:p>365244</text:p>
          </table:table-cell>
          <table:table-cell table:formula="of:=[.B830]/[.$B$1]" office:value-type="float" office:value="19.8695652173913" calcext:value-type="float">
            <text:p>19,87</text:p>
          </table:table-cell>
          <table:table-cell table:formula="of:=[.G829]+[.F830]" office:value-type="float" office:value="15880.1739130435" calcext:value-type="float">
            <text:p>15880,1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boutActivity_63_RandomActionIntentDefinitionOperatorMutator</text:p>
          </table:table-cell>
          <table:table-cell office:value-type="float" office:value="63174" calcext:value-type="float">
            <text:p>63174</text:p>
          </table:table-cell>
          <table:table-cell table:formula="of:=[.E830]+[.B831]" office:value-type="float" office:value="365702" calcext:value-type="float">
            <text:p>365702</text:p>
          </table:table-cell>
          <table:table-cell table:formula="of:=[.B831]/[.$B$1]" office:value-type="float" office:value="19.9130434782609" calcext:value-type="float">
            <text:p>19,91</text:p>
          </table:table-cell>
          <table:table-cell table:formula="of:=[.G830]+[.F831]" office:value-type="float" office:value="15900.0869565217" calcext:value-type="float">
            <text:p>15900,0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boutActivity_64_RandomActionIntentDefinitionOperatorMutator</text:p>
          </table:table-cell>
          <table:table-cell office:value-type="float" office:value="64174" calcext:value-type="float">
            <text:p>64174</text:p>
          </table:table-cell>
          <table:table-cell table:formula="of:=[.E831]+[.B832]" office:value-type="float" office:value="366158" calcext:value-type="float">
            <text:p>366158</text:p>
          </table:table-cell>
          <table:table-cell table:formula="of:=[.B832]/[.$B$1]" office:value-type="float" office:value="19.8260869565217" calcext:value-type="float">
            <text:p>19,83</text:p>
          </table:table-cell>
          <table:table-cell table:formula="of:=[.G831]+[.F832]" office:value-type="float" office:value="15919.9130434782" calcext:value-type="float">
            <text:p>15919,9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boutActivity_65_NullValueIntentPutExtraOperatorMutator</text:p>
          </table:table-cell>
          <table:table-cell office:value-type="float" office:value="65174" calcext:value-type="float">
            <text:p>65174</text:p>
          </table:table-cell>
          <table:table-cell table:formula="of:=[.E832]+[.B833]" office:value-type="float" office:value="366620" calcext:value-type="float">
            <text:p>366620</text:p>
          </table:table-cell>
          <table:table-cell table:formula="of:=[.B833]/[.$B$1]" office:value-type="float" office:value="20.0869565217391" calcext:value-type="float">
            <text:p>20,09</text:p>
          </table:table-cell>
          <table:table-cell table:formula="of:=[.G832]+[.F833]" office:value-type="float" office:value="15940" calcext:value-type="float">
            <text:p>15940,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boutActivity_66_IntentPayloadReplacementOperatorMutator</text:p>
          </table:table-cell>
          <table:table-cell office:value-type="float" office:value="66174" calcext:value-type="float">
            <text:p>66174</text:p>
          </table:table-cell>
          <table:table-cell table:formula="of:=[.E833]+[.B834]" office:value-type="float" office:value="367077" calcext:value-type="float">
            <text:p>367077</text:p>
          </table:table-cell>
          <table:table-cell table:formula="of:=[.B834]/[.$B$1]" office:value-type="float" office:value="19.8695652173913" calcext:value-type="float">
            <text:p>19,87</text:p>
          </table:table-cell>
          <table:table-cell table:formula="of:=[.G833]+[.F834]" office:value-type="float" office:value="15959.8695652174" calcext:value-type="float">
            <text:p>15959,8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boutActivity_67_RandomActionIntentDefinitionOperatorMutator</text:p>
          </table:table-cell>
          <table:table-cell office:value-type="float" office:value="67174" calcext:value-type="float">
            <text:p>67174</text:p>
          </table:table-cell>
          <table:table-cell table:formula="of:=[.E834]+[.B835]" office:value-type="float" office:value="367533" calcext:value-type="float">
            <text:p>367533</text:p>
          </table:table-cell>
          <table:table-cell table:formula="of:=[.B835]/[.$B$1]" office:value-type="float" office:value="19.8260869565217" calcext:value-type="float">
            <text:p>19,83</text:p>
          </table:table-cell>
          <table:table-cell table:formula="of:=[.G834]+[.F835]" office:value-type="float" office:value="15979.6956521739" calcext:value-type="float">
            <text:p>15979,7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boutActivity_68_NullValueIntentPutExtraOperatorMutator</text:p>
          </table:table-cell>
          <table:table-cell office:value-type="float" office:value="68174" calcext:value-type="float">
            <text:p>68174</text:p>
          </table:table-cell>
          <table:table-cell table:formula="of:=[.E835]+[.B836]" office:value-type="float" office:value="367989" calcext:value-type="float">
            <text:p>367989</text:p>
          </table:table-cell>
          <table:table-cell table:formula="of:=[.B836]/[.$B$1]" office:value-type="float" office:value="19.8260869565217" calcext:value-type="float">
            <text:p>19,83</text:p>
          </table:table-cell>
          <table:table-cell table:formula="of:=[.G835]+[.F836]" office:value-type="float" office:value="15999.5217391304" calcext:value-type="float">
            <text:p>15999,5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boutActivity_69_IntentPayloadReplacementOperatorMutator</text:p>
          </table:table-cell>
          <table:table-cell office:value-type="float" office:value="69174" calcext:value-type="float">
            <text:p>69174</text:p>
          </table:table-cell>
          <table:table-cell table:formula="of:=[.E836]+[.B837]" office:value-type="float" office:value="368446" calcext:value-type="float">
            <text:p>368446</text:p>
          </table:table-cell>
          <table:table-cell table:formula="of:=[.B837]/[.$B$1]" office:value-type="float" office:value="19.8695652173913" calcext:value-type="float">
            <text:p>19,87</text:p>
          </table:table-cell>
          <table:table-cell table:formula="of:=[.G836]+[.F837]" office:value-type="float" office:value="16019.3913043478" calcext:value-type="float">
            <text:p>16019,3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boutActivity_70_RandomActionIntentDefinitionOperatorMutator</text:p>
          </table:table-cell>
          <table:table-cell office:value-type="float" office:value="70174" calcext:value-type="float">
            <text:p>70174</text:p>
          </table:table-cell>
          <table:table-cell table:formula="of:=[.E837]+[.B838]" office:value-type="float" office:value="368901" calcext:value-type="float">
            <text:p>368901</text:p>
          </table:table-cell>
          <table:table-cell table:formula="of:=[.B838]/[.$B$1]" office:value-type="float" office:value="19.7826086956522" calcext:value-type="float">
            <text:p>19,78</text:p>
          </table:table-cell>
          <table:table-cell table:formula="of:=[.G837]+[.F838]" office:value-type="float" office:value="16039.1739130435" calcext:value-type="float">
            <text:p>16039,1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ditEntryActivity_0_LengthyGUICreationOperatorMutator</text:p>
          </table:table-cell>
          <table:table-cell office:value-type="float" office:value="175" calcext:value-type="float">
            <text:p>175</text:p>
          </table:table-cell>
          <table:table-cell table:formula="of:=[.E838]+[.B839]" office:value-type="float" office:value="369226" calcext:value-type="float">
            <text:p>369226</text:p>
          </table:table-cell>
          <table:table-cell table:formula="of:=[.B839]/[.$B$1]" office:value-type="float" office:value="14.1304347826087" calcext:value-type="float">
            <text:p>14,13</text:p>
          </table:table-cell>
          <table:table-cell table:formula="of:=[.G838]+[.F839]" office:value-type="float" office:value="16053.3043478261" calcext:value-type="float">
            <text:p>16053,3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EditEntryActivity_1_InvalidIDFindViewOperatorMutator</text:p>
          </table:table-cell>
          <table:table-cell office:value-type="float" office:value="1175" calcext:value-type="float">
            <text:p>1175</text:p>
          </table:table-cell>
          <table:table-cell table:formula="of:=[.E839]+[.B840]" office:value-type="float" office:value="369554" calcext:value-type="float">
            <text:p>369554</text:p>
          </table:table-cell>
          <table:table-cell table:formula="of:=[.B840]/[.$B$1]" office:value-type="float" office:value="14.2608695652174" calcext:value-type="float">
            <text:p>14,26</text:p>
          </table:table-cell>
          <table:table-cell table:formula="of:=[.G839]+[.F840]" office:value-type="float" office:value="16067.5652173913" calcext:value-type="float">
            <text:p>16067,5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EditEntryActivity_2_RandomActionIntentDefinitionOperatorMutator</text:p>
          </table:table-cell>
          <table:table-cell office:value-type="float" office:value="2175" calcext:value-type="float">
            <text:p>2175</text:p>
          </table:table-cell>
          <table:table-cell table:formula="of:=[.E840]+[.B841]" office:value-type="float" office:value="369864" calcext:value-type="float">
            <text:p>369864</text:p>
          </table:table-cell>
          <table:table-cell table:formula="of:=[.B841]/[.$B$1]" office:value-type="float" office:value="13.4782608695652" calcext:value-type="float">
            <text:p>13,48</text:p>
          </table:table-cell>
          <table:table-cell table:formula="of:=[.G840]+[.F841]" office:value-type="float" office:value="16081.0434782609" calcext:value-type="float">
            <text:p>16081,0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EditEntryActivity_3_FindViewByIdReturnsNullOperatorMutator</text:p>
          </table:table-cell>
          <table:table-cell office:value-type="float" office:value="3175" calcext:value-type="float">
            <text:p>3175</text:p>
          </table:table-cell>
          <table:table-cell table:formula="of:=[.E841]+[.B842]" office:value-type="float" office:value="370166" calcext:value-type="float">
            <text:p>370166</text:p>
          </table:table-cell>
          <table:table-cell table:formula="of:=[.B842]/[.$B$1]" office:value-type="float" office:value="13.1304347826087" calcext:value-type="float">
            <text:p>13,13</text:p>
          </table:table-cell>
          <table:table-cell table:formula="of:=[.G841]+[.F842]" office:value-type="float" office:value="16094.1739130435" calcext:value-type="float">
            <text:p>16094,1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ditEntryActivity_4_InvalidIDFindViewOperatorMutator</text:p>
          </table:table-cell>
          <table:table-cell office:value-type="float" office:value="4175" calcext:value-type="float">
            <text:p>4175</text:p>
          </table:table-cell>
          <table:table-cell table:formula="of:=[.E842]+[.B843]" office:value-type="float" office:value="370471" calcext:value-type="float">
            <text:p>370471</text:p>
          </table:table-cell>
          <table:table-cell table:formula="of:=[.B843]/[.$B$1]" office:value-type="float" office:value="13.2608695652174" calcext:value-type="float">
            <text:p>13,26</text:p>
          </table:table-cell>
          <table:table-cell table:formula="of:=[.G842]+[.F843]" office:value-type="float" office:value="16107.4347826087" calcext:value-type="float">
            <text:p>16107,4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EditEntryActivity_5_InvalidViewFocusOperatorMutator</text:p>
          </table:table-cell>
          <table:table-cell office:value-type="float" office:value="5175" calcext:value-type="float">
            <text:p>5175</text:p>
          </table:table-cell>
          <table:table-cell table:formula="of:=[.E843]+[.B844]" office:value-type="float" office:value="370892" calcext:value-type="float">
            <text:p>370892</text:p>
          </table:table-cell>
          <table:table-cell table:formula="of:=[.B844]/[.$B$1]" office:value-type="float" office:value="18.304347826087" calcext:value-type="float">
            <text:p>18,30</text:p>
          </table:table-cell>
          <table:table-cell table:formula="of:=[.G843]+[.F844]" office:value-type="float" office:value="16125.7391304348" calcext:value-type="float">
            <text:p>16125,7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EditEntryActivity_6_ViewComponentNotVisibleOperatorMutator</text:p>
          </table:table-cell>
          <table:table-cell office:value-type="float" office:value="6175" calcext:value-type="float">
            <text:p>6175</text:p>
          </table:table-cell>
          <table:table-cell table:formula="of:=[.E844]+[.B845]" office:value-type="float" office:value="371346" calcext:value-type="float">
            <text:p>371346</text:p>
          </table:table-cell>
          <table:table-cell table:formula="of:=[.B845]/[.$B$1]" office:value-type="float" office:value="19.7391304347826" calcext:value-type="float">
            <text:p>19,74</text:p>
          </table:table-cell>
          <table:table-cell table:formula="of:=[.G844]+[.F845]" office:value-type="float" office:value="16145.4782608696" calcext:value-type="float">
            <text:p>16145,4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ditEntryActivity_7_FindViewByIdReturnsNullOperatorMutator</text:p>
          </table:table-cell>
          <table:table-cell office:value-type="float" office:value="7175" calcext:value-type="float">
            <text:p>7175</text:p>
          </table:table-cell>
          <table:table-cell table:formula="of:=[.E845]+[.B846]" office:value-type="float" office:value="371797" calcext:value-type="float">
            <text:p>371797</text:p>
          </table:table-cell>
          <table:table-cell table:formula="of:=[.B846]/[.$B$1]" office:value-type="float" office:value="19.6086956521739" calcext:value-type="float">
            <text:p>19,61</text:p>
          </table:table-cell>
          <table:table-cell table:formula="of:=[.G845]+[.F846]" office:value-type="float" office:value="16165.0869565217" calcext:value-type="float">
            <text:p>16165,0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ditEntryActivity_8_InvalidIDFindViewOperatorMutator</text:p>
          </table:table-cell>
          <table:table-cell office:value-type="float" office:value="8175" calcext:value-type="float">
            <text:p>8175</text:p>
          </table:table-cell>
          <table:table-cell table:formula="of:=[.E846]+[.B847]" office:value-type="float" office:value="372254" calcext:value-type="float">
            <text:p>372254</text:p>
          </table:table-cell>
          <table:table-cell table:formula="of:=[.B847]/[.$B$1]" office:value-type="float" office:value="19.8695652173913" calcext:value-type="float">
            <text:p>19,87</text:p>
          </table:table-cell>
          <table:table-cell table:formula="of:=[.G846]+[.F847]" office:value-type="float" office:value="16184.9565217391" calcext:value-type="float">
            <text:p>16184,9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ditEntryActivity_9_InvalidViewFocusOperatorMutator</text:p>
          </table:table-cell>
          <table:table-cell office:value-type="float" office:value="9175" calcext:value-type="float">
            <text:p>9175</text:p>
          </table:table-cell>
          <table:table-cell table:formula="of:=[.E847]+[.B848]" office:value-type="float" office:value="372710" calcext:value-type="float">
            <text:p>372710</text:p>
          </table:table-cell>
          <table:table-cell table:formula="of:=[.B848]/[.$B$1]" office:value-type="float" office:value="19.8260869565217" calcext:value-type="float">
            <text:p>19,83</text:p>
          </table:table-cell>
          <table:table-cell table:formula="of:=[.G847]+[.F848]" office:value-type="float" office:value="16204.7826086956" calcext:value-type="float">
            <text:p>16204,7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EditEntryActivity_10_ViewComponentNotVisibleOperatorMutator</text:p>
          </table:table-cell>
          <table:table-cell office:value-type="float" office:value="10175" calcext:value-type="float">
            <text:p>10175</text:p>
          </table:table-cell>
          <table:table-cell table:formula="of:=[.E848]+[.B849]" office:value-type="float" office:value="373169" calcext:value-type="float">
            <text:p>373169</text:p>
          </table:table-cell>
          <table:table-cell table:formula="of:=[.B849]/[.$B$1]" office:value-type="float" office:value="19.9565217391304" calcext:value-type="float">
            <text:p>19,96</text:p>
          </table:table-cell>
          <table:table-cell table:formula="of:=[.G848]+[.F849]" office:value-type="float" office:value="16224.7391304348" calcext:value-type="float">
            <text:p>16224,7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ditEntryActivity_11_FindViewByIdReturnsNullOperatorMutator</text:p>
          </table:table-cell>
          <table:table-cell office:value-type="float" office:value="11175" calcext:value-type="float">
            <text:p>11175</text:p>
          </table:table-cell>
          <table:table-cell table:formula="of:=[.E849]+[.B850]" office:value-type="float" office:value="373639" calcext:value-type="float">
            <text:p>373639</text:p>
          </table:table-cell>
          <table:table-cell table:formula="of:=[.B850]/[.$B$1]" office:value-type="float" office:value="20.4347826086957" calcext:value-type="float">
            <text:p>20,43</text:p>
          </table:table-cell>
          <table:table-cell table:formula="of:=[.G849]+[.F850]" office:value-type="float" office:value="16245.1739130435" calcext:value-type="float">
            <text:p>16245,1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ditEntryActivity_12_InvalidIDFindViewOperatorMutator</text:p>
          </table:table-cell>
          <table:table-cell office:value-type="float" office:value="12175" calcext:value-type="float">
            <text:p>12175</text:p>
          </table:table-cell>
          <table:table-cell table:formula="of:=[.E850]+[.B851]" office:value-type="float" office:value="374096" calcext:value-type="float">
            <text:p>374096</text:p>
          </table:table-cell>
          <table:table-cell table:formula="of:=[.B851]/[.$B$1]" office:value-type="float" office:value="19.8695652173913" calcext:value-type="float">
            <text:p>19,87</text:p>
          </table:table-cell>
          <table:table-cell table:formula="of:=[.G850]+[.F851]" office:value-type="float" office:value="16265.0434782609" calcext:value-type="float">
            <text:p>16265,0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ditEntryActivity_13_InvalidViewFocusOperatorMutator</text:p>
          </table:table-cell>
          <table:table-cell office:value-type="float" office:value="13175" calcext:value-type="float">
            <text:p>13175</text:p>
          </table:table-cell>
          <table:table-cell table:formula="of:=[.E851]+[.B852]" office:value-type="float" office:value="374553" calcext:value-type="float">
            <text:p>374553</text:p>
          </table:table-cell>
          <table:table-cell table:formula="of:=[.B852]/[.$B$1]" office:value-type="float" office:value="19.8695652173913" calcext:value-type="float">
            <text:p>19,87</text:p>
          </table:table-cell>
          <table:table-cell table:formula="of:=[.G851]+[.F852]" office:value-type="float" office:value="16284.9130434783" calcext:value-type="float">
            <text:p>16284,9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EditEntryActivity_14_ViewComponentNotVisibleOperatorMutator</text:p>
          </table:table-cell>
          <table:table-cell office:value-type="float" office:value="14175" calcext:value-type="float">
            <text:p>14175</text:p>
          </table:table-cell>
          <table:table-cell table:formula="of:=[.E852]+[.B853]" office:value-type="float" office:value="375016" calcext:value-type="float">
            <text:p>375016</text:p>
          </table:table-cell>
          <table:table-cell table:formula="of:=[.B853]/[.$B$1]" office:value-type="float" office:value="20.1304347826087" calcext:value-type="float">
            <text:p>20,13</text:p>
          </table:table-cell>
          <table:table-cell table:formula="of:=[.G852]+[.F853]" office:value-type="float" office:value="16305.0434782609" calcext:value-type="float">
            <text:p>16305,0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ditEntryActivity_15_FindViewByIdReturnsNullOperatorMutator</text:p>
          </table:table-cell>
          <table:table-cell office:value-type="float" office:value="15175" calcext:value-type="float">
            <text:p>15175</text:p>
          </table:table-cell>
          <table:table-cell table:formula="of:=[.E853]+[.B854]" office:value-type="float" office:value="375319" calcext:value-type="float">
            <text:p>375319</text:p>
          </table:table-cell>
          <table:table-cell table:formula="of:=[.B854]/[.$B$1]" office:value-type="float" office:value="13.1739130434783" calcext:value-type="float">
            <text:p>13,17</text:p>
          </table:table-cell>
          <table:table-cell table:formula="of:=[.G853]+[.F854]" office:value-type="float" office:value="16318.2173913043" calcext:value-type="float">
            <text:p>16318,2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EditEntryActivity_16_InvalidIDFindViewOperatorMutator</text:p>
          </table:table-cell>
          <table:table-cell office:value-type="float" office:value="16175" calcext:value-type="float">
            <text:p>16175</text:p>
          </table:table-cell>
          <table:table-cell table:formula="of:=[.E854]+[.B855]" office:value-type="float" office:value="375621" calcext:value-type="float">
            <text:p>375621</text:p>
          </table:table-cell>
          <table:table-cell table:formula="of:=[.B855]/[.$B$1]" office:value-type="float" office:value="13.1304347826087" calcext:value-type="float">
            <text:p>13,13</text:p>
          </table:table-cell>
          <table:table-cell table:formula="of:=[.G854]+[.F855]" office:value-type="float" office:value="16331.3478260869" calcext:value-type="float">
            <text:p>16331,3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EditEntryActivity_17_InvalidViewFocusOperatorMutator</text:p>
          </table:table-cell>
          <table:table-cell office:value-type="float" office:value="17175" calcext:value-type="float">
            <text:p>17175</text:p>
          </table:table-cell>
          <table:table-cell table:formula="of:=[.E855]+[.B856]" office:value-type="float" office:value="375931" calcext:value-type="float">
            <text:p>375931</text:p>
          </table:table-cell>
          <table:table-cell table:formula="of:=[.B856]/[.$B$1]" office:value-type="float" office:value="13.4782608695652" calcext:value-type="float">
            <text:p>13,48</text:p>
          </table:table-cell>
          <table:table-cell table:formula="of:=[.G855]+[.F856]" office:value-type="float" office:value="16344.8260869565" calcext:value-type="float">
            <text:p>16344,8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ditEntryActivity_18_ViewComponentNotVisibleOperatorMutator</text:p>
          </table:table-cell>
          <table:table-cell office:value-type="float" office:value="18175" calcext:value-type="float">
            <text:p>18175</text:p>
          </table:table-cell>
          <table:table-cell table:formula="of:=[.E856]+[.B857]" office:value-type="float" office:value="376247" calcext:value-type="float">
            <text:p>376247</text:p>
          </table:table-cell>
          <table:table-cell table:formula="of:=[.B857]/[.$B$1]" office:value-type="float" office:value="13.7391304347826" calcext:value-type="float">
            <text:p>13,74</text:p>
          </table:table-cell>
          <table:table-cell table:formula="of:=[.G856]+[.F857]" office:value-type="float" office:value="16358.5652173913" calcext:value-type="float">
            <text:p>16358,5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EditEntryActivity_19_FindViewByIdReturnsNullOperatorMutator</text:p>
          </table:table-cell>
          <table:table-cell office:value-type="float" office:value="19175" calcext:value-type="float">
            <text:p>19175</text:p>
          </table:table-cell>
          <table:table-cell table:formula="of:=[.E857]+[.B858]" office:value-type="float" office:value="376553" calcext:value-type="float">
            <text:p>376553</text:p>
          </table:table-cell>
          <table:table-cell table:formula="of:=[.B858]/[.$B$1]" office:value-type="float" office:value="13.304347826087" calcext:value-type="float">
            <text:p>13,30</text:p>
          </table:table-cell>
          <table:table-cell table:formula="of:=[.G857]+[.F858]" office:value-type="float" office:value="16371.8695652174" calcext:value-type="float">
            <text:p>16371,8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ditEntryActivity_20_InvalidIDFindViewOperatorMutator</text:p>
          </table:table-cell>
          <table:table-cell office:value-type="float" office:value="20175" calcext:value-type="float">
            <text:p>20175</text:p>
          </table:table-cell>
          <table:table-cell table:formula="of:=[.E858]+[.B859]" office:value-type="float" office:value="376856" calcext:value-type="float">
            <text:p>376856</text:p>
          </table:table-cell>
          <table:table-cell table:formula="of:=[.B859]/[.$B$1]" office:value-type="float" office:value="13.1739130434783" calcext:value-type="float">
            <text:p>13,17</text:p>
          </table:table-cell>
          <table:table-cell table:formula="of:=[.G858]+[.F859]" office:value-type="float" office:value="16385.0434782609" calcext:value-type="float">
            <text:p>16385,0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EditEntryActivity_21_InvalidViewFocusOperatorMutator</text:p>
          </table:table-cell>
          <table:table-cell office:value-type="float" office:value="21175" calcext:value-type="float">
            <text:p>21175</text:p>
          </table:table-cell>
          <table:table-cell table:formula="of:=[.E859]+[.B860]" office:value-type="float" office:value="377165" calcext:value-type="float">
            <text:p>377165</text:p>
          </table:table-cell>
          <table:table-cell table:formula="of:=[.B860]/[.$B$1]" office:value-type="float" office:value="13.4347826086957" calcext:value-type="float">
            <text:p>13,43</text:p>
          </table:table-cell>
          <table:table-cell table:formula="of:=[.G859]+[.F860]" office:value-type="float" office:value="16398.4782608696" calcext:value-type="float">
            <text:p>16398,4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EditEntryActivity_22_ViewComponentNotVisibleOperatorMutator</text:p>
          </table:table-cell>
          <table:table-cell office:value-type="float" office:value="22175" calcext:value-type="float">
            <text:p>22175</text:p>
          </table:table-cell>
          <table:table-cell table:formula="of:=[.E860]+[.B861]" office:value-type="float" office:value="377474" calcext:value-type="float">
            <text:p>377474</text:p>
          </table:table-cell>
          <table:table-cell table:formula="of:=[.B861]/[.$B$1]" office:value-type="float" office:value="13.4347826086957" calcext:value-type="float">
            <text:p>13,43</text:p>
          </table:table-cell>
          <table:table-cell table:formula="of:=[.G860]+[.F861]" office:value-type="float" office:value="16411.9130434783" calcext:value-type="float">
            <text:p>16411,9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EditEntryActivity_23_FindViewByIdReturnsNullOperatorMutator</text:p>
          </table:table-cell>
          <table:table-cell office:value-type="float" office:value="23175" calcext:value-type="float">
            <text:p>23175</text:p>
          </table:table-cell>
          <table:table-cell table:formula="of:=[.E861]+[.B862]" office:value-type="float" office:value="377780" calcext:value-type="float">
            <text:p>377780</text:p>
          </table:table-cell>
          <table:table-cell table:formula="of:=[.B862]/[.$B$1]" office:value-type="float" office:value="13.304347826087" calcext:value-type="float">
            <text:p>13,30</text:p>
          </table:table-cell>
          <table:table-cell table:formula="of:=[.G861]+[.F862]" office:value-type="float" office:value="16425.2173913043" calcext:value-type="float">
            <text:p>16425,2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EditEntryActivity_24_InvalidIDFindViewOperatorMutator</text:p>
          </table:table-cell>
          <table:table-cell office:value-type="float" office:value="24175" calcext:value-type="float">
            <text:p>24175</text:p>
          </table:table-cell>
          <table:table-cell table:formula="of:=[.E862]+[.B863]" office:value-type="float" office:value="378079" calcext:value-type="float">
            <text:p>378079</text:p>
          </table:table-cell>
          <table:table-cell table:formula="of:=[.B863]/[.$B$1]" office:value-type="float" office:value="13" calcext:value-type="float">
            <text:p>13,00</text:p>
          </table:table-cell>
          <table:table-cell table:formula="of:=[.G862]+[.F863]" office:value-type="float" office:value="16438.2173913043" calcext:value-type="float">
            <text:p>16438,2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ditEntryActivity_25_InvalidViewFocusOperatorMutator</text:p>
          </table:table-cell>
          <table:table-cell office:value-type="float" office:value="25175" calcext:value-type="float">
            <text:p>25175</text:p>
          </table:table-cell>
          <table:table-cell table:formula="of:=[.E863]+[.B864]" office:value-type="float" office:value="378536" calcext:value-type="float">
            <text:p>378536</text:p>
          </table:table-cell>
          <table:table-cell table:formula="of:=[.B864]/[.$B$1]" office:value-type="float" office:value="19.8695652173913" calcext:value-type="float">
            <text:p>19,87</text:p>
          </table:table-cell>
          <table:table-cell table:formula="of:=[.G863]+[.F864]" office:value-type="float" office:value="16458.0869565217" calcext:value-type="float">
            <text:p>16458,0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EditEntryActivity_26_ViewComponentNotVisibleOperatorMutator</text:p>
          </table:table-cell>
          <table:table-cell office:value-type="float" office:value="26175" calcext:value-type="float">
            <text:p>26175</text:p>
          </table:table-cell>
          <table:table-cell table:formula="of:=[.E864]+[.B865]" office:value-type="float" office:value="378996" calcext:value-type="float">
            <text:p>378996</text:p>
          </table:table-cell>
          <table:table-cell table:formula="of:=[.B865]/[.$B$1]" office:value-type="float" office:value="20" calcext:value-type="float">
            <text:p>20,00</text:p>
          </table:table-cell>
          <table:table-cell table:formula="of:=[.G864]+[.F865]" office:value-type="float" office:value="16478.0869565217" calcext:value-type="float">
            <text:p>16478,0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EditEntryActivity_27_FindViewByIdReturnsNullOperatorMutator</text:p>
          </table:table-cell>
          <table:table-cell office:value-type="float" office:value="27175" calcext:value-type="float">
            <text:p>27175</text:p>
          </table:table-cell>
          <table:table-cell table:formula="of:=[.E865]+[.B866]" office:value-type="float" office:value="379302" calcext:value-type="float">
            <text:p>379302</text:p>
          </table:table-cell>
          <table:table-cell table:formula="of:=[.B866]/[.$B$1]" office:value-type="float" office:value="13.304347826087" calcext:value-type="float">
            <text:p>13,30</text:p>
          </table:table-cell>
          <table:table-cell table:formula="of:=[.G865]+[.F866]" office:value-type="float" office:value="16491.3913043478" calcext:value-type="float">
            <text:p>16491,3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EditEntryActivity_28_InvalidIDFindViewOperatorMutator</text:p>
          </table:table-cell>
          <table:table-cell office:value-type="float" office:value="28175" calcext:value-type="float">
            <text:p>28175</text:p>
          </table:table-cell>
          <table:table-cell table:formula="of:=[.E866]+[.B867]" office:value-type="float" office:value="379608" calcext:value-type="float">
            <text:p>379608</text:p>
          </table:table-cell>
          <table:table-cell table:formula="of:=[.B867]/[.$B$1]" office:value-type="float" office:value="13.304347826087" calcext:value-type="float">
            <text:p>13,30</text:p>
          </table:table-cell>
          <table:table-cell table:formula="of:=[.G866]+[.F867]" office:value-type="float" office:value="16504.6956521739" calcext:value-type="float">
            <text:p>16504,7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ditEntryActivity_29_InvalidViewFocusOperatorMutator</text:p>
          </table:table-cell>
          <table:table-cell office:value-type="float" office:value="29175" calcext:value-type="float">
            <text:p>29175</text:p>
          </table:table-cell>
          <table:table-cell table:formula="of:=[.E867]+[.B868]" office:value-type="float" office:value="380065" calcext:value-type="float">
            <text:p>380065</text:p>
          </table:table-cell>
          <table:table-cell table:formula="of:=[.B868]/[.$B$1]" office:value-type="float" office:value="19.8695652173913" calcext:value-type="float">
            <text:p>19,87</text:p>
          </table:table-cell>
          <table:table-cell table:formula="of:=[.G867]+[.F868]" office:value-type="float" office:value="16524.5652173913" calcext:value-type="float">
            <text:p>16524,5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EditEntryActivity_30_ViewComponentNotVisibleOperatorMutator</text:p>
          </table:table-cell>
          <table:table-cell office:value-type="float" office:value="30175" calcext:value-type="float">
            <text:p>30175</text:p>
          </table:table-cell>
          <table:table-cell table:formula="of:=[.E868]+[.B869]" office:value-type="float" office:value="380602" calcext:value-type="float">
            <text:p>380602</text:p>
          </table:table-cell>
          <table:table-cell table:formula="of:=[.B869]/[.$B$1]" office:value-type="float" office:value="23.3478260869565" calcext:value-type="float">
            <text:p>23,35</text:p>
          </table:table-cell>
          <table:table-cell table:formula="of:=[.G868]+[.F869]" office:value-type="float" office:value="16547.9130434783" calcext:value-type="float">
            <text:p>16547,9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EditEntryActivity_31_FindViewByIdReturnsNullOperatorMutator</text:p>
          </table:table-cell>
          <table:table-cell office:value-type="float" office:value="31175" calcext:value-type="float">
            <text:p>31175</text:p>
          </table:table-cell>
          <table:table-cell table:formula="of:=[.E869]+[.B870]" office:value-type="float" office:value="380904" calcext:value-type="float">
            <text:p>380904</text:p>
          </table:table-cell>
          <table:table-cell table:formula="of:=[.B870]/[.$B$1]" office:value-type="float" office:value="13.1304347826087" calcext:value-type="float">
            <text:p>13,13</text:p>
          </table:table-cell>
          <table:table-cell table:formula="of:=[.G869]+[.F870]" office:value-type="float" office:value="16561.0434782609" calcext:value-type="float">
            <text:p>16561,0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EditEntryActivity_32_InvalidIDFindViewOperatorMutator</text:p>
          </table:table-cell>
          <table:table-cell office:value-type="float" office:value="32175" calcext:value-type="float">
            <text:p>32175</text:p>
          </table:table-cell>
          <table:table-cell table:formula="of:=[.E870]+[.B871]" office:value-type="float" office:value="381214" calcext:value-type="float">
            <text:p>381214</text:p>
          </table:table-cell>
          <table:table-cell table:formula="of:=[.B871]/[.$B$1]" office:value-type="float" office:value="13.4782608695652" calcext:value-type="float">
            <text:p>13,48</text:p>
          </table:table-cell>
          <table:table-cell table:formula="of:=[.G870]+[.F871]" office:value-type="float" office:value="16574.5217391304" calcext:value-type="float">
            <text:p>16574,5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EditEntryActivity_33_InvalidViewFocusOperatorMutator</text:p>
          </table:table-cell>
          <table:table-cell office:value-type="float" office:value="33175" calcext:value-type="float">
            <text:p>33175</text:p>
          </table:table-cell>
          <table:table-cell table:formula="of:=[.E871]+[.B872]" office:value-type="float" office:value="381668" calcext:value-type="float">
            <text:p>381668</text:p>
          </table:table-cell>
          <table:table-cell table:formula="of:=[.B872]/[.$B$1]" office:value-type="float" office:value="19.7391304347826" calcext:value-type="float">
            <text:p>19,74</text:p>
          </table:table-cell>
          <table:table-cell table:formula="of:=[.G871]+[.F872]" office:value-type="float" office:value="16594.2608695652" calcext:value-type="float">
            <text:p>16594,2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ditEntryActivity_34_ViewComponentNotVisibleOperatorMutator</text:p>
          </table:table-cell>
          <table:table-cell office:value-type="float" office:value="34175" calcext:value-type="float">
            <text:p>34175</text:p>
          </table:table-cell>
          <table:table-cell table:formula="of:=[.E872]+[.B873]" office:value-type="float" office:value="382124" calcext:value-type="float">
            <text:p>382124</text:p>
          </table:table-cell>
          <table:table-cell table:formula="of:=[.B873]/[.$B$1]" office:value-type="float" office:value="19.8260869565217" calcext:value-type="float">
            <text:p>19,83</text:p>
          </table:table-cell>
          <table:table-cell table:formula="of:=[.G872]+[.F873]" office:value-type="float" office:value="16614.0869565217" calcext:value-type="float">
            <text:p>16614,0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ditEntryActivity_35_FindViewByIdReturnsNullOperatorMutator</text:p>
          </table:table-cell>
          <table:table-cell office:value-type="float" office:value="35175" calcext:value-type="float">
            <text:p>35175</text:p>
          </table:table-cell>
          <table:table-cell table:formula="of:=[.E873]+[.B874]" office:value-type="float" office:value="382424" calcext:value-type="float">
            <text:p>382424</text:p>
          </table:table-cell>
          <table:table-cell table:formula="of:=[.B874]/[.$B$1]" office:value-type="float" office:value="13.0434782608696" calcext:value-type="float">
            <text:p>13,04</text:p>
          </table:table-cell>
          <table:table-cell table:formula="of:=[.G873]+[.F874]" office:value-type="float" office:value="16627.1304347826" calcext:value-type="float">
            <text:p>16627,1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EditEntryActivity_36_InvalidIDFindViewOperatorMutator</text:p>
          </table:table-cell>
          <table:table-cell office:value-type="float" office:value="36175" calcext:value-type="float">
            <text:p>36175</text:p>
          </table:table-cell>
          <table:table-cell table:formula="of:=[.E874]+[.B875]" office:value-type="float" office:value="382730" calcext:value-type="float">
            <text:p>382730</text:p>
          </table:table-cell>
          <table:table-cell table:formula="of:=[.B875]/[.$B$1]" office:value-type="float" office:value="13.304347826087" calcext:value-type="float">
            <text:p>13,30</text:p>
          </table:table-cell>
          <table:table-cell table:formula="of:=[.G874]+[.F875]" office:value-type="float" office:value="16640.4347826087" calcext:value-type="float">
            <text:p>16640,4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EditEntryActivity_37_InvalidViewFocusOperatorMutator</text:p>
          </table:table-cell>
          <table:table-cell office:value-type="float" office:value="37175" calcext:value-type="float">
            <text:p>37175</text:p>
          </table:table-cell>
          <table:table-cell table:formula="of:=[.E875]+[.B876]" office:value-type="float" office:value="383185" calcext:value-type="float">
            <text:p>383185</text:p>
          </table:table-cell>
          <table:table-cell table:formula="of:=[.B876]/[.$B$1]" office:value-type="float" office:value="19.7826086956522" calcext:value-type="float">
            <text:p>19,78</text:p>
          </table:table-cell>
          <table:table-cell table:formula="of:=[.G875]+[.F876]" office:value-type="float" office:value="16660.2173913043" calcext:value-type="float">
            <text:p>16660,2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ditEntryActivity_38_ViewComponentNotVisibleOperatorMutator</text:p>
          </table:table-cell>
          <table:table-cell office:value-type="float" office:value="38175" calcext:value-type="float">
            <text:p>38175</text:p>
          </table:table-cell>
          <table:table-cell table:formula="of:=[.E876]+[.B877]" office:value-type="float" office:value="383638" calcext:value-type="float">
            <text:p>383638</text:p>
          </table:table-cell>
          <table:table-cell table:formula="of:=[.B877]/[.$B$1]" office:value-type="float" office:value="19.695652173913" calcext:value-type="float">
            <text:p>19,70</text:p>
          </table:table-cell>
          <table:table-cell table:formula="of:=[.G876]+[.F877]" office:value-type="float" office:value="16679.9130434783" calcext:value-type="float">
            <text:p>16679,9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ditEntryActivity_39_FindViewByIdReturnsNullOperatorMutator</text:p>
          </table:table-cell>
          <table:table-cell office:value-type="float" office:value="39175" calcext:value-type="float">
            <text:p>39175</text:p>
          </table:table-cell>
          <table:table-cell table:formula="of:=[.E877]+[.B878]" office:value-type="float" office:value="383943" calcext:value-type="float">
            <text:p>383943</text:p>
          </table:table-cell>
          <table:table-cell table:formula="of:=[.B878]/[.$B$1]" office:value-type="float" office:value="13.2608695652174" calcext:value-type="float">
            <text:p>13,26</text:p>
          </table:table-cell>
          <table:table-cell table:formula="of:=[.G877]+[.F878]" office:value-type="float" office:value="16693.1739130435" calcext:value-type="float">
            <text:p>16693,1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EditEntryActivity_40_InvalidIDFindViewOperatorMutator</text:p>
          </table:table-cell>
          <table:table-cell office:value-type="float" office:value="40175" calcext:value-type="float">
            <text:p>40175</text:p>
          </table:table-cell>
          <table:table-cell table:formula="of:=[.E878]+[.B879]" office:value-type="float" office:value="384245" calcext:value-type="float">
            <text:p>384245</text:p>
          </table:table-cell>
          <table:table-cell table:formula="of:=[.B879]/[.$B$1]" office:value-type="float" office:value="13.1304347826087" calcext:value-type="float">
            <text:p>13,13</text:p>
          </table:table-cell>
          <table:table-cell table:formula="of:=[.G878]+[.F879]" office:value-type="float" office:value="16706.3043478261" calcext:value-type="float">
            <text:p>16706,3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EditEntryActivity_41_InvalidViewFocusOperatorMutator</text:p>
          </table:table-cell>
          <table:table-cell office:value-type="float" office:value="41175" calcext:value-type="float">
            <text:p>41175</text:p>
          </table:table-cell>
          <table:table-cell table:formula="of:=[.E879]+[.B880]" office:value-type="float" office:value="384556" calcext:value-type="float">
            <text:p>384556</text:p>
          </table:table-cell>
          <table:table-cell table:formula="of:=[.B880]/[.$B$1]" office:value-type="float" office:value="13.5217391304348" calcext:value-type="float">
            <text:p>13,52</text:p>
          </table:table-cell>
          <table:table-cell table:formula="of:=[.G879]+[.F880]" office:value-type="float" office:value="16719.8260869565" calcext:value-type="float">
            <text:p>16719,8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EditEntryActivity_42_ViewComponentNotVisibleOperatorMutator</text:p>
          </table:table-cell>
          <table:table-cell office:value-type="float" office:value="42175" calcext:value-type="float">
            <text:p>42175</text:p>
          </table:table-cell>
          <table:table-cell table:formula="of:=[.E880]+[.B881]" office:value-type="float" office:value="384871" calcext:value-type="float">
            <text:p>384871</text:p>
          </table:table-cell>
          <table:table-cell table:formula="of:=[.B881]/[.$B$1]" office:value-type="float" office:value="13.695652173913" calcext:value-type="float">
            <text:p>13,70</text:p>
          </table:table-cell>
          <table:table-cell table:formula="of:=[.G880]+[.F881]" office:value-type="float" office:value="16733.5217391304" calcext:value-type="float">
            <text:p>16733,5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EditEntryActivity_43_FindViewByIdReturnsNullOperatorMutator</text:p>
          </table:table-cell>
          <table:table-cell office:value-type="float" office:value="43175" calcext:value-type="float">
            <text:p>43175</text:p>
          </table:table-cell>
          <table:table-cell table:formula="of:=[.E881]+[.B882]" office:value-type="float" office:value="385172" calcext:value-type="float">
            <text:p>385172</text:p>
          </table:table-cell>
          <table:table-cell table:formula="of:=[.B882]/[.$B$1]" office:value-type="float" office:value="13.0869565217391" calcext:value-type="float">
            <text:p>13,09</text:p>
          </table:table-cell>
          <table:table-cell table:formula="of:=[.G881]+[.F882]" office:value-type="float" office:value="16746.6086956522" calcext:value-type="float">
            <text:p>16746,6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EditEntryActivity_44_InvalidIDFindViewOperatorMutator</text:p>
          </table:table-cell>
          <table:table-cell office:value-type="float" office:value="44175" calcext:value-type="float">
            <text:p>44175</text:p>
          </table:table-cell>
          <table:table-cell table:formula="of:=[.E882]+[.B883]" office:value-type="float" office:value="385476" calcext:value-type="float">
            <text:p>385476</text:p>
          </table:table-cell>
          <table:table-cell table:formula="of:=[.B883]/[.$B$1]" office:value-type="float" office:value="13.2173913043478" calcext:value-type="float">
            <text:p>13,22</text:p>
          </table:table-cell>
          <table:table-cell table:formula="of:=[.G882]+[.F883]" office:value-type="float" office:value="16759.8260869565" calcext:value-type="float">
            <text:p>16759,8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EditEntryActivity_45_InvalidViewFocusOperatorMutator</text:p>
          </table:table-cell>
          <table:table-cell office:value-type="float" office:value="45175" calcext:value-type="float">
            <text:p>45175</text:p>
          </table:table-cell>
          <table:table-cell table:formula="of:=[.E883]+[.B884]" office:value-type="float" office:value="385788" calcext:value-type="float">
            <text:p>385788</text:p>
          </table:table-cell>
          <table:table-cell table:formula="of:=[.B884]/[.$B$1]" office:value-type="float" office:value="13.5652173913043" calcext:value-type="float">
            <text:p>13,57</text:p>
          </table:table-cell>
          <table:table-cell table:formula="of:=[.G883]+[.F884]" office:value-type="float" office:value="16773.3913043478" calcext:value-type="float">
            <text:p>16773,3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ditEntryActivity_46_ViewComponentNotVisibleOperatorMutator</text:p>
          </table:table-cell>
          <table:table-cell office:value-type="float" office:value="46175" calcext:value-type="float">
            <text:p>46175</text:p>
          </table:table-cell>
          <table:table-cell table:formula="of:=[.E884]+[.B885]" office:value-type="float" office:value="386178" calcext:value-type="float">
            <text:p>386178</text:p>
          </table:table-cell>
          <table:table-cell table:formula="of:=[.B885]/[.$B$1]" office:value-type="float" office:value="16.9565217391304" calcext:value-type="float">
            <text:p>16,96</text:p>
          </table:table-cell>
          <table:table-cell table:formula="of:=[.G884]+[.F885]" office:value-type="float" office:value="16790.3478260869" calcext:value-type="float">
            <text:p>16790,3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EditEntryActivity_47_FindViewByIdReturnsNullOperatorMutator</text:p>
          </table:table-cell>
          <table:table-cell office:value-type="float" office:value="47175" calcext:value-type="float">
            <text:p>47175</text:p>
          </table:table-cell>
          <table:table-cell table:formula="of:=[.E885]+[.B886]" office:value-type="float" office:value="386482" calcext:value-type="float">
            <text:p>386482</text:p>
          </table:table-cell>
          <table:table-cell table:formula="of:=[.B886]/[.$B$1]" office:value-type="float" office:value="13.2173913043478" calcext:value-type="float">
            <text:p>13,22</text:p>
          </table:table-cell>
          <table:table-cell table:formula="of:=[.G885]+[.F886]" office:value-type="float" office:value="16803.5652173913" calcext:value-type="float">
            <text:p>16803,5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ditEntryActivity_48_InvalidIDFindViewOperatorMutator</text:p>
          </table:table-cell>
          <table:table-cell office:value-type="float" office:value="48175" calcext:value-type="float">
            <text:p>48175</text:p>
          </table:table-cell>
          <table:table-cell table:formula="of:=[.E886]+[.B887]" office:value-type="float" office:value="386785" calcext:value-type="float">
            <text:p>386785</text:p>
          </table:table-cell>
          <table:table-cell table:formula="of:=[.B887]/[.$B$1]" office:value-type="float" office:value="13.1739130434783" calcext:value-type="float">
            <text:p>13,17</text:p>
          </table:table-cell>
          <table:table-cell table:formula="of:=[.G886]+[.F887]" office:value-type="float" office:value="16816.7391304348" calcext:value-type="float">
            <text:p>16816,7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EditEntryActivity_49_InvalidViewFocusOperatorMutator</text:p>
          </table:table-cell>
          <table:table-cell office:value-type="float" office:value="49175" calcext:value-type="float">
            <text:p>49175</text:p>
          </table:table-cell>
          <table:table-cell table:formula="of:=[.E887]+[.B888]" office:value-type="float" office:value="387112" calcext:value-type="float">
            <text:p>387112</text:p>
          </table:table-cell>
          <table:table-cell table:formula="of:=[.B888]/[.$B$1]" office:value-type="float" office:value="14.2173913043478" calcext:value-type="float">
            <text:p>14,22</text:p>
          </table:table-cell>
          <table:table-cell table:formula="of:=[.G887]+[.F888]" office:value-type="float" office:value="16830.9565217391" calcext:value-type="float">
            <text:p>16830,9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EditEntryActivity_50_ViewComponentNotVisibleOperatorMutator</text:p>
          </table:table-cell>
          <table:table-cell office:value-type="float" office:value="50175" calcext:value-type="float">
            <text:p>50175</text:p>
          </table:table-cell>
          <table:table-cell table:formula="of:=[.E888]+[.B889]" office:value-type="float" office:value="387560" calcext:value-type="float">
            <text:p>387560</text:p>
          </table:table-cell>
          <table:table-cell table:formula="of:=[.B889]/[.$B$1]" office:value-type="float" office:value="19.4782608695652" calcext:value-type="float">
            <text:p>19,48</text:p>
          </table:table-cell>
          <table:table-cell table:formula="of:=[.G888]+[.F889]" office:value-type="float" office:value="16850.4347826087" calcext:value-type="float">
            <text:p>16850,4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ditEntryActivity_51_FindViewByIdReturnsNullOperatorMutator</text:p>
          </table:table-cell>
          <table:table-cell office:value-type="float" office:value="51175" calcext:value-type="float">
            <text:p>51175</text:p>
          </table:table-cell>
          <table:table-cell table:formula="of:=[.E889]+[.B890]" office:value-type="float" office:value="387865" calcext:value-type="float">
            <text:p>387865</text:p>
          </table:table-cell>
          <table:table-cell table:formula="of:=[.B890]/[.$B$1]" office:value-type="float" office:value="13.2608695652174" calcext:value-type="float">
            <text:p>13,26</text:p>
          </table:table-cell>
          <table:table-cell table:formula="of:=[.G889]+[.F890]" office:value-type="float" office:value="16863.6956521739" calcext:value-type="float">
            <text:p>16863,7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EditEntryActivity_52_InvalidIDFindViewOperatorMutator</text:p>
          </table:table-cell>
          <table:table-cell office:value-type="float" office:value="52175" calcext:value-type="float">
            <text:p>52175</text:p>
          </table:table-cell>
          <table:table-cell table:formula="of:=[.E890]+[.B891]" office:value-type="float" office:value="388175" calcext:value-type="float">
            <text:p>388175</text:p>
          </table:table-cell>
          <table:table-cell table:formula="of:=[.B891]/[.$B$1]" office:value-type="float" office:value="13.4782608695652" calcext:value-type="float">
            <text:p>13,48</text:p>
          </table:table-cell>
          <table:table-cell table:formula="of:=[.G890]+[.F891]" office:value-type="float" office:value="16877.1739130435" calcext:value-type="float">
            <text:p>16877,1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ditEntryActivity_53_InvalidViewFocusOperatorMutator</text:p>
          </table:table-cell>
          <table:table-cell office:value-type="float" office:value="53175" calcext:value-type="float">
            <text:p>53175</text:p>
          </table:table-cell>
          <table:table-cell table:formula="of:=[.E891]+[.B892]" office:value-type="float" office:value="388628" calcext:value-type="float">
            <text:p>388628</text:p>
          </table:table-cell>
          <table:table-cell table:formula="of:=[.B892]/[.$B$1]" office:value-type="float" office:value="19.695652173913" calcext:value-type="float">
            <text:p>19,70</text:p>
          </table:table-cell>
          <table:table-cell table:formula="of:=[.G891]+[.F892]" office:value-type="float" office:value="16896.8695652174" calcext:value-type="float">
            <text:p>16896,8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ditEntryActivity_54_ViewComponentNotVisibleOperatorMutator</text:p>
          </table:table-cell>
          <table:table-cell office:value-type="float" office:value="54175" calcext:value-type="float">
            <text:p>54175</text:p>
          </table:table-cell>
          <table:table-cell table:formula="of:=[.E892]+[.B893]" office:value-type="float" office:value="389079" calcext:value-type="float">
            <text:p>389079</text:p>
          </table:table-cell>
          <table:table-cell table:formula="of:=[.B893]/[.$B$1]" office:value-type="float" office:value="19.6086956521739" calcext:value-type="float">
            <text:p>19,61</text:p>
          </table:table-cell>
          <table:table-cell table:formula="of:=[.G892]+[.F893]" office:value-type="float" office:value="16916.4782608696" calcext:value-type="float">
            <text:p>16916,4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ditEntryActivity_55_FindViewByIdReturnsNullOperatorMutator</text:p>
          </table:table-cell>
          <table:table-cell office:value-type="float" office:value="55175" calcext:value-type="float">
            <text:p>55175</text:p>
          </table:table-cell>
          <table:table-cell table:formula="of:=[.E893]+[.B894]" office:value-type="float" office:value="389382" calcext:value-type="float">
            <text:p>389382</text:p>
          </table:table-cell>
          <table:table-cell table:formula="of:=[.B894]/[.$B$1]" office:value-type="float" office:value="13.1739130434783" calcext:value-type="float">
            <text:p>13,17</text:p>
          </table:table-cell>
          <table:table-cell table:formula="of:=[.G893]+[.F894]" office:value-type="float" office:value="16929.652173913" calcext:value-type="float">
            <text:p>16929,6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EditEntryActivity_56_InvalidIDFindViewOperatorMutator</text:p>
          </table:table-cell>
          <table:table-cell office:value-type="float" office:value="56175" calcext:value-type="float">
            <text:p>56175</text:p>
          </table:table-cell>
          <table:table-cell table:formula="of:=[.E894]+[.B895]" office:value-type="float" office:value="389684" calcext:value-type="float">
            <text:p>389684</text:p>
          </table:table-cell>
          <table:table-cell table:formula="of:=[.B895]/[.$B$1]" office:value-type="float" office:value="13.1304347826087" calcext:value-type="float">
            <text:p>13,13</text:p>
          </table:table-cell>
          <table:table-cell table:formula="of:=[.G894]+[.F895]" office:value-type="float" office:value="16942.7826086956" calcext:value-type="float">
            <text:p>16942,7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EditEntryActivity_57_InvalidViewFocusOperatorMutator</text:p>
          </table:table-cell>
          <table:table-cell office:value-type="float" office:value="57175" calcext:value-type="float">
            <text:p>57175</text:p>
          </table:table-cell>
          <table:table-cell table:formula="of:=[.E895]+[.B896]" office:value-type="float" office:value="389999" calcext:value-type="float">
            <text:p>389999</text:p>
          </table:table-cell>
          <table:table-cell table:formula="of:=[.B896]/[.$B$1]" office:value-type="float" office:value="13.695652173913" calcext:value-type="float">
            <text:p>13,70</text:p>
          </table:table-cell>
          <table:table-cell table:formula="of:=[.G895]+[.F896]" office:value-type="float" office:value="16956.4782608696" calcext:value-type="float">
            <text:p>16956,4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ditEntryActivity_58_ViewComponentNotVisibleOperatorMutator</text:p>
          </table:table-cell>
          <table:table-cell office:value-type="float" office:value="58175" calcext:value-type="float">
            <text:p>58175</text:p>
          </table:table-cell>
          <table:table-cell table:formula="of:=[.E896]+[.B897]" office:value-type="float" office:value="390456" calcext:value-type="float">
            <text:p>390456</text:p>
          </table:table-cell>
          <table:table-cell table:formula="of:=[.B897]/[.$B$1]" office:value-type="float" office:value="19.8695652173913" calcext:value-type="float">
            <text:p>19,87</text:p>
          </table:table-cell>
          <table:table-cell table:formula="of:=[.G896]+[.F897]" office:value-type="float" office:value="16976.3478260869" calcext:value-type="float">
            <text:p>16976,3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EditEntryActivity_59_FindViewByIdReturnsNullOperatorMutator</text:p>
          </table:table-cell>
          <table:table-cell office:value-type="float" office:value="59175" calcext:value-type="float">
            <text:p>59175</text:p>
          </table:table-cell>
          <table:table-cell table:formula="of:=[.E897]+[.B898]" office:value-type="float" office:value="390757" calcext:value-type="float">
            <text:p>390757</text:p>
          </table:table-cell>
          <table:table-cell table:formula="of:=[.B898]/[.$B$1]" office:value-type="float" office:value="13.0869565217391" calcext:value-type="float">
            <text:p>13,09</text:p>
          </table:table-cell>
          <table:table-cell table:formula="of:=[.G897]+[.F898]" office:value-type="float" office:value="16989.4347826087" calcext:value-type="float">
            <text:p>16989,4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ditEntryActivity_60_InvalidIDFindViewOperatorMutator</text:p>
          </table:table-cell>
          <table:table-cell office:value-type="float" office:value="60175" calcext:value-type="float">
            <text:p>60175</text:p>
          </table:table-cell>
          <table:table-cell table:formula="of:=[.E898]+[.B899]" office:value-type="float" office:value="391062" calcext:value-type="float">
            <text:p>391062</text:p>
          </table:table-cell>
          <table:table-cell table:formula="of:=[.B899]/[.$B$1]" office:value-type="float" office:value="13.2608695652174" calcext:value-type="float">
            <text:p>13,26</text:p>
          </table:table-cell>
          <table:table-cell table:formula="of:=[.G898]+[.F899]" office:value-type="float" office:value="17002.6956521739" calcext:value-type="float">
            <text:p>17002,7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EditEntryActivity_61_InvalidViewFocusOperatorMutator</text:p>
          </table:table-cell>
          <table:table-cell office:value-type="float" office:value="61175" calcext:value-type="float">
            <text:p>61175</text:p>
          </table:table-cell>
          <table:table-cell table:formula="of:=[.E899]+[.B900]" office:value-type="float" office:value="391526" calcext:value-type="float">
            <text:p>391526</text:p>
          </table:table-cell>
          <table:table-cell table:formula="of:=[.B900]/[.$B$1]" office:value-type="float" office:value="20.1739130434783" calcext:value-type="float">
            <text:p>20,17</text:p>
          </table:table-cell>
          <table:table-cell table:formula="of:=[.G899]+[.F900]" office:value-type="float" office:value="17022.8695652174" calcext:value-type="float">
            <text:p>17022,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EditEntryActivity_62_ViewComponentNotVisibleOperatorMutator</text:p>
          </table:table-cell>
          <table:table-cell office:value-type="float" office:value="62175" calcext:value-type="float">
            <text:p>62175</text:p>
          </table:table-cell>
          <table:table-cell table:formula="of:=[.E900]+[.B901]" office:value-type="float" office:value="391862" calcext:value-type="float">
            <text:p>391862</text:p>
          </table:table-cell>
          <table:table-cell table:formula="of:=[.B901]/[.$B$1]" office:value-type="float" office:value="14.6086956521739" calcext:value-type="float">
            <text:p>14,61</text:p>
          </table:table-cell>
          <table:table-cell table:formula="of:=[.G900]+[.F901]" office:value-type="float" office:value="17037.4782608696" calcext:value-type="float">
            <text:p>17037,4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EditEntryActivity_63_FindViewByIdReturnsNullOperatorMutator</text:p>
          </table:table-cell>
          <table:table-cell office:value-type="float" office:value="63175" calcext:value-type="float">
            <text:p>63175</text:p>
          </table:table-cell>
          <table:table-cell table:formula="of:=[.E901]+[.B902]" office:value-type="float" office:value="392171" calcext:value-type="float">
            <text:p>392171</text:p>
          </table:table-cell>
          <table:table-cell table:formula="of:=[.B902]/[.$B$1]" office:value-type="float" office:value="13.4347826086957" calcext:value-type="float">
            <text:p>13,43</text:p>
          </table:table-cell>
          <table:table-cell table:formula="of:=[.G901]+[.F902]" office:value-type="float" office:value="17050.9130434782" calcext:value-type="float">
            <text:p>17050,9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ditEntryActivity_64_InvalidIDFindViewOperatorMutator</text:p>
          </table:table-cell>
          <table:table-cell office:value-type="float" office:value="64175" calcext:value-type="float">
            <text:p>64175</text:p>
          </table:table-cell>
          <table:table-cell table:formula="of:=[.E902]+[.B903]" office:value-type="float" office:value="392476" calcext:value-type="float">
            <text:p>392476</text:p>
          </table:table-cell>
          <table:table-cell table:formula="of:=[.B903]/[.$B$1]" office:value-type="float" office:value="13.2608695652174" calcext:value-type="float">
            <text:p>13,26</text:p>
          </table:table-cell>
          <table:table-cell table:formula="of:=[.G902]+[.F903]" office:value-type="float" office:value="17064.1739130435" calcext:value-type="float">
            <text:p>17064,1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ditEntryActivity_65_InvalidViewFocusOperatorMutator</text:p>
          </table:table-cell>
          <table:table-cell office:value-type="float" office:value="65175" calcext:value-type="float">
            <text:p>65175</text:p>
          </table:table-cell>
          <table:table-cell table:formula="of:=[.E903]+[.B904]" office:value-type="float" office:value="392932" calcext:value-type="float">
            <text:p>392932</text:p>
          </table:table-cell>
          <table:table-cell table:formula="of:=[.B904]/[.$B$1]" office:value-type="float" office:value="19.8260869565217" calcext:value-type="float">
            <text:p>19,83</text:p>
          </table:table-cell>
          <table:table-cell table:formula="of:=[.G903]+[.F904]" office:value-type="float" office:value="17084" calcext:value-type="float">
            <text:p>17084,0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ditEntryActivity_66_ViewComponentNotVisibleOperatorMutator</text:p>
          </table:table-cell>
          <table:table-cell office:value-type="float" office:value="66175" calcext:value-type="float">
            <text:p>66175</text:p>
          </table:table-cell>
          <table:table-cell table:formula="of:=[.E904]+[.B905]" office:value-type="float" office:value="393384" calcext:value-type="float">
            <text:p>393384</text:p>
          </table:table-cell>
          <table:table-cell table:formula="of:=[.B905]/[.$B$1]" office:value-type="float" office:value="19.6521739130435" calcext:value-type="float">
            <text:p>19,65</text:p>
          </table:table-cell>
          <table:table-cell table:formula="of:=[.G904]+[.F905]" office:value-type="float" office:value="17103.652173913" calcext:value-type="float">
            <text:p>17103,6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EditEntryActivity_67_FindViewByIdReturnsNullOperatorMutator</text:p>
          </table:table-cell>
          <table:table-cell office:value-type="float" office:value="67175" calcext:value-type="float">
            <text:p>67175</text:p>
          </table:table-cell>
          <table:table-cell table:formula="of:=[.E905]+[.B906]" office:value-type="float" office:value="393688" calcext:value-type="float">
            <text:p>393688</text:p>
          </table:table-cell>
          <table:table-cell table:formula="of:=[.B906]/[.$B$1]" office:value-type="float" office:value="13.2173913043478" calcext:value-type="float">
            <text:p>13,22</text:p>
          </table:table-cell>
          <table:table-cell table:formula="of:=[.G905]+[.F906]" office:value-type="float" office:value="17116.8695652174" calcext:value-type="float">
            <text:p>17116,8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ditEntryActivity_68_InvalidIDFindViewOperatorMutator</text:p>
          </table:table-cell>
          <table:table-cell office:value-type="float" office:value="68175" calcext:value-type="float">
            <text:p>68175</text:p>
          </table:table-cell>
          <table:table-cell table:formula="of:=[.E906]+[.B907]" office:value-type="float" office:value="393991" calcext:value-type="float">
            <text:p>393991</text:p>
          </table:table-cell>
          <table:table-cell table:formula="of:=[.B907]/[.$B$1]" office:value-type="float" office:value="13.1739130434783" calcext:value-type="float">
            <text:p>13,17</text:p>
          </table:table-cell>
          <table:table-cell table:formula="of:=[.G906]+[.F907]" office:value-type="float" office:value="17130.0434782609" calcext:value-type="float">
            <text:p>17130,0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EditEntryActivity_69_InvalidViewFocusOperatorMutator</text:p>
          </table:table-cell>
          <table:table-cell office:value-type="float" office:value="69175" calcext:value-type="float">
            <text:p>69175</text:p>
          </table:table-cell>
          <table:table-cell table:formula="of:=[.E907]+[.B908]" office:value-type="float" office:value="394446" calcext:value-type="float">
            <text:p>394446</text:p>
          </table:table-cell>
          <table:table-cell table:formula="of:=[.B908]/[.$B$1]" office:value-type="float" office:value="19.7826086956522" calcext:value-type="float">
            <text:p>19,78</text:p>
          </table:table-cell>
          <table:table-cell table:formula="of:=[.G907]+[.F908]" office:value-type="float" office:value="17149.8260869565" calcext:value-type="float">
            <text:p>17149,8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ditEntryActivity_70_ViewComponentNotVisibleOperatorMutator</text:p>
          </table:table-cell>
          <table:table-cell office:value-type="float" office:value="70175" calcext:value-type="float">
            <text:p>70175</text:p>
          </table:table-cell>
          <table:table-cell table:formula="of:=[.E908]+[.B909]" office:value-type="float" office:value="394897" calcext:value-type="float">
            <text:p>394897</text:p>
          </table:table-cell>
          <table:table-cell table:formula="of:=[.B909]/[.$B$1]" office:value-type="float" office:value="19.6086956521739" calcext:value-type="float">
            <text:p>19,61</text:p>
          </table:table-cell>
          <table:table-cell table:formula="of:=[.G908]+[.F909]" office:value-type="float" office:value="17169.4347826087" calcext:value-type="float">
            <text:p>17169,4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ditEntryActivity_71_FindViewByIdReturnsNullOperatorMutator</text:p>
          </table:table-cell>
          <table:table-cell office:value-type="float" office:value="71175" calcext:value-type="float">
            <text:p>71175</text:p>
          </table:table-cell>
          <table:table-cell table:formula="of:=[.E909]+[.B910]" office:value-type="float" office:value="395202" calcext:value-type="float">
            <text:p>395202</text:p>
          </table:table-cell>
          <table:table-cell table:formula="of:=[.B910]/[.$B$1]" office:value-type="float" office:value="13.2608695652174" calcext:value-type="float">
            <text:p>13,26</text:p>
          </table:table-cell>
          <table:table-cell table:formula="of:=[.G909]+[.F910]" office:value-type="float" office:value="17182.6956521739" calcext:value-type="float">
            <text:p>17182,7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EditEntryActivity_72_InvalidIDFindViewOperatorMutator</text:p>
          </table:table-cell>
          <table:table-cell office:value-type="float" office:value="72175" calcext:value-type="float">
            <text:p>72175</text:p>
          </table:table-cell>
          <table:table-cell table:formula="of:=[.E910]+[.B911]" office:value-type="float" office:value="395506" calcext:value-type="float">
            <text:p>395506</text:p>
          </table:table-cell>
          <table:table-cell table:formula="of:=[.B911]/[.$B$1]" office:value-type="float" office:value="13.2173913043478" calcext:value-type="float">
            <text:p>13,22</text:p>
          </table:table-cell>
          <table:table-cell table:formula="of:=[.G910]+[.F911]" office:value-type="float" office:value="17195.9130434782" calcext:value-type="float">
            <text:p>17195,9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ditEntryActivity_73_InvalidViewFocusOperatorMutator</text:p>
          </table:table-cell>
          <table:table-cell office:value-type="float" office:value="73175" calcext:value-type="float">
            <text:p>73175</text:p>
          </table:table-cell>
          <table:table-cell table:formula="of:=[.E911]+[.B912]" office:value-type="float" office:value="395957" calcext:value-type="float">
            <text:p>395957</text:p>
          </table:table-cell>
          <table:table-cell table:formula="of:=[.B912]/[.$B$1]" office:value-type="float" office:value="19.6086956521739" calcext:value-type="float">
            <text:p>19,61</text:p>
          </table:table-cell>
          <table:table-cell table:formula="of:=[.G911]+[.F912]" office:value-type="float" office:value="17215.5217391304" calcext:value-type="float">
            <text:p>17215,5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ditEntryActivity_74_ViewComponentNotVisibleOperatorMutator</text:p>
          </table:table-cell>
          <table:table-cell office:value-type="float" office:value="74175" calcext:value-type="float">
            <text:p>74175</text:p>
          </table:table-cell>
          <table:table-cell table:formula="of:=[.E912]+[.B913]" office:value-type="float" office:value="396371" calcext:value-type="float">
            <text:p>396371</text:p>
          </table:table-cell>
          <table:table-cell table:formula="of:=[.B913]/[.$B$1]" office:value-type="float" office:value="18" calcext:value-type="float">
            <text:p>18,00</text:p>
          </table:table-cell>
          <table:table-cell table:formula="of:=[.G912]+[.F913]" office:value-type="float" office:value="17233.5217391304" calcext:value-type="float">
            <text:p>17233,5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ditEntryActivity_75_FindViewByIdReturnsNullOperatorMutator</text:p>
          </table:table-cell>
          <table:table-cell office:value-type="float" office:value="75175" calcext:value-type="float">
            <text:p>75175</text:p>
          </table:table-cell>
          <table:table-cell table:formula="of:=[.E913]+[.B914]" office:value-type="float" office:value="396777" calcext:value-type="float">
            <text:p>396777</text:p>
          </table:table-cell>
          <table:table-cell table:formula="of:=[.B914]/[.$B$1]" office:value-type="float" office:value="17.6521739130435" calcext:value-type="float">
            <text:p>17,65</text:p>
          </table:table-cell>
          <table:table-cell table:formula="of:=[.G913]+[.F914]" office:value-type="float" office:value="17251.1739130435" calcext:value-type="float">
            <text:p>17251,1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ditEntryActivity_76_InvalidIDFindViewOperatorMutator</text:p>
          </table:table-cell>
          <table:table-cell office:value-type="float" office:value="76175" calcext:value-type="float">
            <text:p>76175</text:p>
          </table:table-cell>
          <table:table-cell table:formula="of:=[.E914]+[.B915]" office:value-type="float" office:value="397188" calcext:value-type="float">
            <text:p>397188</text:p>
          </table:table-cell>
          <table:table-cell table:formula="of:=[.B915]/[.$B$1]" office:value-type="float" office:value="17.8695652173913" calcext:value-type="float">
            <text:p>17,87</text:p>
          </table:table-cell>
          <table:table-cell table:formula="of:=[.G914]+[.F915]" office:value-type="float" office:value="17269.0434782609" calcext:value-type="float">
            <text:p>17269,0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ditEntryActivity_77_InvalidViewFocusOperatorMutator</text:p>
          </table:table-cell>
          <table:table-cell office:value-type="float" office:value="77175" calcext:value-type="float">
            <text:p>77175</text:p>
          </table:table-cell>
          <table:table-cell table:formula="of:=[.E915]+[.B916]" office:value-type="float" office:value="397641" calcext:value-type="float">
            <text:p>397641</text:p>
          </table:table-cell>
          <table:table-cell table:formula="of:=[.B916]/[.$B$1]" office:value-type="float" office:value="19.695652173913" calcext:value-type="float">
            <text:p>19,70</text:p>
          </table:table-cell>
          <table:table-cell table:formula="of:=[.G915]+[.F916]" office:value-type="float" office:value="17288.7391304348" calcext:value-type="float">
            <text:p>17288,7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EditEntryActivity_78_ViewComponentNotVisibleOperatorMutator</text:p>
          </table:table-cell>
          <table:table-cell office:value-type="float" office:value="78175" calcext:value-type="float">
            <text:p>78175</text:p>
          </table:table-cell>
          <table:table-cell table:formula="of:=[.E916]+[.B917]" office:value-type="float" office:value="398101" calcext:value-type="float">
            <text:p>398101</text:p>
          </table:table-cell>
          <table:table-cell table:formula="of:=[.B917]/[.$B$1]" office:value-type="float" office:value="20" calcext:value-type="float">
            <text:p>20,00</text:p>
          </table:table-cell>
          <table:table-cell table:formula="of:=[.G916]+[.F917]" office:value-type="float" office:value="17308.7391304348" calcext:value-type="float">
            <text:p>17308,7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ditEntryActivity_79_FindViewByIdReturnsNullOperatorMutator</text:p>
          </table:table-cell>
          <table:table-cell office:value-type="float" office:value="79175" calcext:value-type="float">
            <text:p>79175</text:p>
          </table:table-cell>
          <table:table-cell table:formula="of:=[.E917]+[.B918]" office:value-type="float" office:value="398507" calcext:value-type="float">
            <text:p>398507</text:p>
          </table:table-cell>
          <table:table-cell table:formula="of:=[.B918]/[.$B$1]" office:value-type="float" office:value="17.6521739130435" calcext:value-type="float">
            <text:p>17,65</text:p>
          </table:table-cell>
          <table:table-cell table:formula="of:=[.G917]+[.F918]" office:value-type="float" office:value="17326.3913043478" calcext:value-type="float">
            <text:p>17326,3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ditEntryActivity_80_InvalidIDFindViewOperatorMutator</text:p>
          </table:table-cell>
          <table:table-cell office:value-type="float" office:value="80175" calcext:value-type="float">
            <text:p>80175</text:p>
          </table:table-cell>
          <table:table-cell table:formula="of:=[.E918]+[.B919]" office:value-type="float" office:value="398921" calcext:value-type="float">
            <text:p>398921</text:p>
          </table:table-cell>
          <table:table-cell table:formula="of:=[.B919]/[.$B$1]" office:value-type="float" office:value="18" calcext:value-type="float">
            <text:p>18,00</text:p>
          </table:table-cell>
          <table:table-cell table:formula="of:=[.G918]+[.F919]" office:value-type="float" office:value="17344.3913043478" calcext:value-type="float">
            <text:p>17344,3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ditEntryActivity_81_InvalidViewFocusOperatorMutator</text:p>
          </table:table-cell>
          <table:table-cell office:value-type="float" office:value="81175" calcext:value-type="float">
            <text:p>81175</text:p>
          </table:table-cell>
          <table:table-cell table:formula="of:=[.E919]+[.B920]" office:value-type="float" office:value="399377" calcext:value-type="float">
            <text:p>399377</text:p>
          </table:table-cell>
          <table:table-cell table:formula="of:=[.B920]/[.$B$1]" office:value-type="float" office:value="19.8260869565217" calcext:value-type="float">
            <text:p>19,83</text:p>
          </table:table-cell>
          <table:table-cell table:formula="of:=[.G919]+[.F920]" office:value-type="float" office:value="17364.2173913043" calcext:value-type="float">
            <text:p>17364,2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EditEntryActivity_82_ViewComponentNotVisibleOperatorMutator</text:p>
          </table:table-cell>
          <table:table-cell office:value-type="float" office:value="82175" calcext:value-type="float">
            <text:p>82175</text:p>
          </table:table-cell>
          <table:table-cell table:formula="of:=[.E920]+[.B921]" office:value-type="float" office:value="399794" calcext:value-type="float">
            <text:p>399794</text:p>
          </table:table-cell>
          <table:table-cell table:formula="of:=[.B921]/[.$B$1]" office:value-type="float" office:value="18.1304347826087" calcext:value-type="float">
            <text:p>18,13</text:p>
          </table:table-cell>
          <table:table-cell table:formula="of:=[.G920]+[.F921]" office:value-type="float" office:value="17382.3478260869" calcext:value-type="float">
            <text:p>17382,3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ditEntryActivity_83_FindViewByIdReturnsNullOperatorMutator</text:p>
          </table:table-cell>
          <table:table-cell office:value-type="float" office:value="83175" calcext:value-type="float">
            <text:p>83175</text:p>
          </table:table-cell>
          <table:table-cell table:formula="of:=[.E921]+[.B922]" office:value-type="float" office:value="400199" calcext:value-type="float">
            <text:p>400199</text:p>
          </table:table-cell>
          <table:table-cell table:formula="of:=[.B922]/[.$B$1]" office:value-type="float" office:value="17.6086956521739" calcext:value-type="float">
            <text:p>17,61</text:p>
          </table:table-cell>
          <table:table-cell table:formula="of:=[.G921]+[.F922]" office:value-type="float" office:value="17399.9565217391" calcext:value-type="float">
            <text:p>17399,9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EditEntryActivity_84_InvalidIDFindViewOperatorMutator</text:p>
          </table:table-cell>
          <table:table-cell office:value-type="float" office:value="84175" calcext:value-type="float">
            <text:p>84175</text:p>
          </table:table-cell>
          <table:table-cell table:formula="of:=[.E922]+[.B923]" office:value-type="float" office:value="400602" calcext:value-type="float">
            <text:p>400602</text:p>
          </table:table-cell>
          <table:table-cell table:formula="of:=[.B923]/[.$B$1]" office:value-type="float" office:value="17.5217391304348" calcext:value-type="float">
            <text:p>17,52</text:p>
          </table:table-cell>
          <table:table-cell table:formula="of:=[.G922]+[.F923]" office:value-type="float" office:value="17417.4782608695" calcext:value-type="float">
            <text:p>17417,4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EditEntryActivity_85_InvalidViewFocusOperatorMutator</text:p>
          </table:table-cell>
          <table:table-cell office:value-type="float" office:value="85175" calcext:value-type="float">
            <text:p>85175</text:p>
          </table:table-cell>
          <table:table-cell table:formula="of:=[.E923]+[.B924]" office:value-type="float" office:value="401065" calcext:value-type="float">
            <text:p>401065</text:p>
          </table:table-cell>
          <table:table-cell table:formula="of:=[.B924]/[.$B$1]" office:value-type="float" office:value="20.1304347826087" calcext:value-type="float">
            <text:p>20,13</text:p>
          </table:table-cell>
          <table:table-cell table:formula="of:=[.G923]+[.F924]" office:value-type="float" office:value="17437.6086956522" calcext:value-type="float">
            <text:p>17437,6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ditEntryActivity_86_ViewComponentNotVisibleOperatorMutator</text:p>
          </table:table-cell>
          <table:table-cell office:value-type="float" office:value="86175" calcext:value-type="float">
            <text:p>86175</text:p>
          </table:table-cell>
          <table:table-cell table:formula="of:=[.E924]+[.B925]" office:value-type="float" office:value="401516" calcext:value-type="float">
            <text:p>401516</text:p>
          </table:table-cell>
          <table:table-cell table:formula="of:=[.B925]/[.$B$1]" office:value-type="float" office:value="19.6086956521739" calcext:value-type="float">
            <text:p>19,61</text:p>
          </table:table-cell>
          <table:table-cell table:formula="of:=[.G924]+[.F925]" office:value-type="float" office:value="17457.2173913043" calcext:value-type="float">
            <text:p>17457,2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ditEntryActivity_87_FindViewByIdReturnsNullOperatorMutator</text:p>
          </table:table-cell>
          <table:table-cell office:value-type="float" office:value="87175" calcext:value-type="float">
            <text:p>87175</text:p>
          </table:table-cell>
          <table:table-cell table:formula="of:=[.E925]+[.B926]" office:value-type="float" office:value="401824" calcext:value-type="float">
            <text:p>401824</text:p>
          </table:table-cell>
          <table:table-cell table:formula="of:=[.B926]/[.$B$1]" office:value-type="float" office:value="13.3913043478261" calcext:value-type="float">
            <text:p>13,39</text:p>
          </table:table-cell>
          <table:table-cell table:formula="of:=[.G925]+[.F926]" office:value-type="float" office:value="17470.6086956522" calcext:value-type="float">
            <text:p>17470,6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EditEntryActivity_88_InvalidIDFindViewOperatorMutator</text:p>
          </table:table-cell>
          <table:table-cell office:value-type="float" office:value="88175" calcext:value-type="float">
            <text:p>88175</text:p>
          </table:table-cell>
          <table:table-cell table:formula="of:=[.E926]+[.B927]" office:value-type="float" office:value="402126" calcext:value-type="float">
            <text:p>402126</text:p>
          </table:table-cell>
          <table:table-cell table:formula="of:=[.B927]/[.$B$1]" office:value-type="float" office:value="13.1304347826087" calcext:value-type="float">
            <text:p>13,13</text:p>
          </table:table-cell>
          <table:table-cell table:formula="of:=[.G926]+[.F927]" office:value-type="float" office:value="17483.7391304348" calcext:value-type="float">
            <text:p>17483,7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EditEntryActivity_89_InvalidViewFocusOperatorMutator</text:p>
          </table:table-cell>
          <table:table-cell office:value-type="float" office:value="89175" calcext:value-type="float">
            <text:p>89175</text:p>
          </table:table-cell>
          <table:table-cell table:formula="of:=[.E927]+[.B928]" office:value-type="float" office:value="402425" calcext:value-type="float">
            <text:p>402425</text:p>
          </table:table-cell>
          <table:table-cell table:formula="of:=[.B928]/[.$B$1]" office:value-type="float" office:value="13" calcext:value-type="float">
            <text:p>13,00</text:p>
          </table:table-cell>
          <table:table-cell table:formula="of:=[.G927]+[.F928]" office:value-type="float" office:value="17496.7391304348" calcext:value-type="float">
            <text:p>17496,7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EditEntryActivity_90_ViewComponentNotVisibleOperatorMutator</text:p>
          </table:table-cell>
          <table:table-cell office:value-type="float" office:value="90175" calcext:value-type="float">
            <text:p>90175</text:p>
          </table:table-cell>
          <table:table-cell table:formula="of:=[.E928]+[.B929]" office:value-type="float" office:value="402759" calcext:value-type="float">
            <text:p>402759</text:p>
          </table:table-cell>
          <table:table-cell table:formula="of:=[.B929]/[.$B$1]" office:value-type="float" office:value="14.5217391304348" calcext:value-type="float">
            <text:p>14,52</text:p>
          </table:table-cell>
          <table:table-cell table:formula="of:=[.G928]+[.F929]" office:value-type="float" office:value="17511.2608695652" calcext:value-type="float">
            <text:p>17511,2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EditEntryActivity_91_FindViewByIdReturnsNullOperatorMutator</text:p>
          </table:table-cell>
          <table:table-cell office:value-type="float" office:value="91175" calcext:value-type="float">
            <text:p>91175</text:p>
          </table:table-cell>
          <table:table-cell table:formula="of:=[.E929]+[.B930]" office:value-type="float" office:value="403058" calcext:value-type="float">
            <text:p>403058</text:p>
          </table:table-cell>
          <table:table-cell table:formula="of:=[.B930]/[.$B$1]" office:value-type="float" office:value="13" calcext:value-type="float">
            <text:p>13,00</text:p>
          </table:table-cell>
          <table:table-cell table:formula="of:=[.G929]+[.F930]" office:value-type="float" office:value="17524.2608695652" calcext:value-type="float">
            <text:p>17524,2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ditEntryActivity_92_InvalidIDFindViewOperatorMutator</text:p>
          </table:table-cell>
          <table:table-cell office:value-type="float" office:value="92175" calcext:value-type="float">
            <text:p>92175</text:p>
          </table:table-cell>
          <table:table-cell table:formula="of:=[.E930]+[.B931]" office:value-type="float" office:value="403363" calcext:value-type="float">
            <text:p>403363</text:p>
          </table:table-cell>
          <table:table-cell table:formula="of:=[.B931]/[.$B$1]" office:value-type="float" office:value="13.2608695652174" calcext:value-type="float">
            <text:p>13,26</text:p>
          </table:table-cell>
          <table:table-cell table:formula="of:=[.G930]+[.F931]" office:value-type="float" office:value="17537.5217391304" calcext:value-type="float">
            <text:p>17537,5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EditEntryActivity_93_InvalidViewFocusOperatorMutator</text:p>
          </table:table-cell>
          <table:table-cell office:value-type="float" office:value="93175" calcext:value-type="float">
            <text:p>93175</text:p>
          </table:table-cell>
          <table:table-cell table:formula="of:=[.E931]+[.B932]" office:value-type="float" office:value="403817" calcext:value-type="float">
            <text:p>403817</text:p>
          </table:table-cell>
          <table:table-cell table:formula="of:=[.B932]/[.$B$1]" office:value-type="float" office:value="19.7391304347826" calcext:value-type="float">
            <text:p>19,74</text:p>
          </table:table-cell>
          <table:table-cell table:formula="of:=[.G931]+[.F932]" office:value-type="float" office:value="17557.2608695652" calcext:value-type="float">
            <text:p>17557,2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EditEntryActivity_94_ViewComponentNotVisibleOperatorMutator</text:p>
          </table:table-cell>
          <table:table-cell office:value-type="float" office:value="94175" calcext:value-type="float">
            <text:p>94175</text:p>
          </table:table-cell>
          <table:table-cell table:formula="of:=[.E932]+[.B933]" office:value-type="float" office:value="404134" calcext:value-type="float">
            <text:p>404134</text:p>
          </table:table-cell>
          <table:table-cell table:formula="of:=[.B933]/[.$B$1]" office:value-type="float" office:value="13.7826086956522" calcext:value-type="float">
            <text:p>13,78</text:p>
          </table:table-cell>
          <table:table-cell table:formula="of:=[.G932]+[.F933]" office:value-type="float" office:value="17571.0434782608" calcext:value-type="float">
            <text:p>17571,0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EditEntryActivity_95_BuggyGUIListenerOperatorMutator</text:p>
          </table:table-cell>
          <table:table-cell office:value-type="float" office:value="95175" calcext:value-type="float">
            <text:p>95175</text:p>
          </table:table-cell>
          <table:table-cell table:formula="of:=[.E933]+[.B934]" office:value-type="float" office:value="404469" calcext:value-type="float">
            <text:p>404469</text:p>
          </table:table-cell>
          <table:table-cell table:formula="of:=[.B934]/[.$B$1]" office:value-type="float" office:value="14.5652173913043" calcext:value-type="float">
            <text:p>14,57</text:p>
          </table:table-cell>
          <table:table-cell table:formula="of:=[.G933]+[.F934]" office:value-type="float" office:value="17585.6086956522" calcext:value-type="float">
            <text:p>17585,6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EditEntryActivity_96_FindViewByIdReturnsNullOperatorMutator</text:p>
          </table:table-cell>
          <table:table-cell office:value-type="float" office:value="96175" calcext:value-type="float">
            <text:p>96175</text:p>
          </table:table-cell>
          <table:table-cell table:formula="of:=[.E934]+[.B935]" office:value-type="float" office:value="404787" calcext:value-type="float">
            <text:p>404787</text:p>
          </table:table-cell>
          <table:table-cell table:formula="of:=[.B935]/[.$B$1]" office:value-type="float" office:value="13.8260869565217" calcext:value-type="float">
            <text:p>13,83</text:p>
          </table:table-cell>
          <table:table-cell table:formula="of:=[.G934]+[.F935]" office:value-type="float" office:value="17599.4347826087" calcext:value-type="float">
            <text:p>17599,4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EditEntryActivity_97_InvalidIDFindViewOperatorMutator</text:p>
          </table:table-cell>
          <table:table-cell office:value-type="float" office:value="97175" calcext:value-type="float">
            <text:p>97175</text:p>
          </table:table-cell>
          <table:table-cell table:formula="of:=[.E935]+[.B936]" office:value-type="float" office:value="405100" calcext:value-type="float">
            <text:p>405100</text:p>
          </table:table-cell>
          <table:table-cell table:formula="of:=[.B936]/[.$B$1]" office:value-type="float" office:value="13.6086956521739" calcext:value-type="float">
            <text:p>13,61</text:p>
          </table:table-cell>
          <table:table-cell table:formula="of:=[.G935]+[.F936]" office:value-type="float" office:value="17613.0434782608" calcext:value-type="float">
            <text:p>17613,0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EditEntryActivity_98_InvalidViewFocusOperatorMutator</text:p>
          </table:table-cell>
          <table:table-cell office:value-type="float" office:value="98175" calcext:value-type="float">
            <text:p>98175</text:p>
          </table:table-cell>
          <table:table-cell table:formula="of:=[.E936]+[.B937]" office:value-type="float" office:value="405550" calcext:value-type="float">
            <text:p>405550</text:p>
          </table:table-cell>
          <table:table-cell table:formula="of:=[.B937]/[.$B$1]" office:value-type="float" office:value="19.5652173913043" calcext:value-type="float">
            <text:p>19,57</text:p>
          </table:table-cell>
          <table:table-cell table:formula="of:=[.G936]+[.F937]" office:value-type="float" office:value="17632.6086956521" calcext:value-type="float">
            <text:p>17632,6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ditEntryActivity_99_ViewComponentNotVisibleOperatorMutator</text:p>
          </table:table-cell>
          <table:table-cell office:value-type="float" office:value="99175" calcext:value-type="float">
            <text:p>99175</text:p>
          </table:table-cell>
          <table:table-cell table:formula="of:=[.E937]+[.B938]" office:value-type="float" office:value="406001" calcext:value-type="float">
            <text:p>406001</text:p>
          </table:table-cell>
          <table:table-cell table:formula="of:=[.B938]/[.$B$1]" office:value-type="float" office:value="19.6086956521739" calcext:value-type="float">
            <text:p>19,61</text:p>
          </table:table-cell>
          <table:table-cell table:formula="of:=[.G937]+[.F938]" office:value-type="float" office:value="17652.2173913043" calcext:value-type="float">
            <text:p>17652,2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ditEntryActivity_100_BuggyGUIListenerOperatorMutator</text:p>
          </table:table-cell>
          <table:table-cell office:value-type="float" office:value="100175" calcext:value-type="float">
            <text:p>100175</text:p>
          </table:table-cell>
          <table:table-cell table:formula="of:=[.E938]+[.B939]" office:value-type="float" office:value="406452" calcext:value-type="float">
            <text:p>406452</text:p>
          </table:table-cell>
          <table:table-cell table:formula="of:=[.B939]/[.$B$1]" office:value-type="float" office:value="19.6086956521739" calcext:value-type="float">
            <text:p>19,61</text:p>
          </table:table-cell>
          <table:table-cell table:formula="of:=[.G938]+[.F939]" office:value-type="float" office:value="17671.8260869565" calcext:value-type="float">
            <text:p>17671,8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EditEntryActivity_101_BinaryMutator</text:p>
          </table:table-cell>
          <table:table-cell office:value-type="float" office:value="101175" calcext:value-type="float">
            <text:p>101175</text:p>
          </table:table-cell>
          <table:table-cell table:formula="of:=[.E939]+[.B940]" office:value-type="float" office:value="406869" calcext:value-type="float">
            <text:p>406869</text:p>
          </table:table-cell>
          <table:table-cell table:formula="of:=[.B940]/[.$B$1]" office:value-type="float" office:value="18.1304347826087" calcext:value-type="float">
            <text:p>18,13</text:p>
          </table:table-cell>
          <table:table-cell table:formula="of:=[.G939]+[.F940]" office:value-type="float" office:value="17689.9565217391" calcext:value-type="float">
            <text:p>17689,9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ditEntryActivity_102_BinaryMutator</text:p>
          </table:table-cell>
          <table:table-cell office:value-type="float" office:value="102175" calcext:value-type="float">
            <text:p>102175</text:p>
          </table:table-cell>
          <table:table-cell table:formula="of:=[.E940]+[.B941]" office:value-type="float" office:value="407321" calcext:value-type="float">
            <text:p>407321</text:p>
          </table:table-cell>
          <table:table-cell table:formula="of:=[.B941]/[.$B$1]" office:value-type="float" office:value="19.6521739130435" calcext:value-type="float">
            <text:p>19,65</text:p>
          </table:table-cell>
          <table:table-cell table:formula="of:=[.G940]+[.F941]" office:value-type="float" office:value="17709.6086956521" calcext:value-type="float">
            <text:p>17709,6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EditEntryActivity_103_BuggyGUIListenerOperatorMutator</text:p>
          </table:table-cell>
          <table:table-cell office:value-type="float" office:value="103175" calcext:value-type="float">
            <text:p>103175</text:p>
          </table:table-cell>
          <table:table-cell table:formula="of:=[.E941]+[.B942]" office:value-type="float" office:value="407745" calcext:value-type="float">
            <text:p>407745</text:p>
          </table:table-cell>
          <table:table-cell table:formula="of:=[.B942]/[.$B$1]" office:value-type="float" office:value="18.4347826086957" calcext:value-type="float">
            <text:p>18,43</text:p>
          </table:table-cell>
          <table:table-cell table:formula="of:=[.G941]+[.F942]" office:value-type="float" office:value="17728.0434782608" calcext:value-type="float">
            <text:p>17728,0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EditEntryActivity_104_BuggyGUIListenerOperatorMutator</text:p>
          </table:table-cell>
          <table:table-cell office:value-type="float" office:value="104175" calcext:value-type="float">
            <text:p>104175</text:p>
          </table:table-cell>
          <table:table-cell table:formula="of:=[.E942]+[.B943]" office:value-type="float" office:value="408200" calcext:value-type="float">
            <text:p>408200</text:p>
          </table:table-cell>
          <table:table-cell table:formula="of:=[.B943]/[.$B$1]" office:value-type="float" office:value="19.7826086956522" calcext:value-type="float">
            <text:p>19,78</text:p>
          </table:table-cell>
          <table:table-cell table:formula="of:=[.G942]+[.F943]" office:value-type="float" office:value="17747.8260869565" calcext:value-type="float">
            <text:p>17747,8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EditEntryActivity_105_BuggyGUIListenerOperatorMutator</text:p>
          </table:table-cell>
          <table:table-cell office:value-type="float" office:value="105175" calcext:value-type="float">
            <text:p>105175</text:p>
          </table:table-cell>
          <table:table-cell table:formula="of:=[.E943]+[.B944]" office:value-type="float" office:value="408506" calcext:value-type="float">
            <text:p>408506</text:p>
          </table:table-cell>
          <table:table-cell table:formula="of:=[.B944]/[.$B$1]" office:value-type="float" office:value="13.304347826087" calcext:value-type="float">
            <text:p>13,30</text:p>
          </table:table-cell>
          <table:table-cell table:formula="of:=[.G943]+[.F944]" office:value-type="float" office:value="17761.1304347826" calcext:value-type="float">
            <text:p>17761,1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ditEntryActivity_106_BuggyGUIListenerOperatorMutator</text:p>
          </table:table-cell>
          <table:table-cell office:value-type="float" office:value="106175" calcext:value-type="float">
            <text:p>106175</text:p>
          </table:table-cell>
          <table:table-cell table:formula="of:=[.E944]+[.B945]" office:value-type="float" office:value="408968" calcext:value-type="float">
            <text:p>408968</text:p>
          </table:table-cell>
          <table:table-cell table:formula="of:=[.B945]/[.$B$1]" office:value-type="float" office:value="20.0869565217391" calcext:value-type="float">
            <text:p>20,09</text:p>
          </table:table-cell>
          <table:table-cell table:formula="of:=[.G944]+[.F945]" office:value-type="float" office:value="17781.2173913043" calcext:value-type="float">
            <text:p>17781,2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EditEntryActivity_107_NullIntentOperatorMutator</text:p>
          </table:table-cell>
          <table:table-cell office:value-type="float" office:value="107175" calcext:value-type="float">
            <text:p>107175</text:p>
          </table:table-cell>
          <table:table-cell table:formula="of:=[.E945]+[.B946]" office:value-type="float" office:value="409422" calcext:value-type="float">
            <text:p>409422</text:p>
          </table:table-cell>
          <table:table-cell table:formula="of:=[.B946]/[.$B$1]" office:value-type="float" office:value="19.7391304347826" calcext:value-type="float">
            <text:p>19,74</text:p>
          </table:table-cell>
          <table:table-cell table:formula="of:=[.G945]+[.F946]" office:value-type="float" office:value="17800.9565217391" calcext:value-type="float">
            <text:p>17800,9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EditEntryActivity_108_InvalidKeyIntentOperatorMutator</text:p>
          </table:table-cell>
          <table:table-cell office:value-type="float" office:value="108175" calcext:value-type="float">
            <text:p>108175</text:p>
          </table:table-cell>
          <table:table-cell table:formula="of:=[.E946]+[.B947]" office:value-type="float" office:value="409877" calcext:value-type="float">
            <text:p>409877</text:p>
          </table:table-cell>
          <table:table-cell table:formula="of:=[.B947]/[.$B$1]" office:value-type="float" office:value="19.7826086956522" calcext:value-type="float">
            <text:p>19,78</text:p>
          </table:table-cell>
          <table:table-cell table:formula="of:=[.G946]+[.F947]" office:value-type="float" office:value="17820.7391304348" calcext:value-type="float">
            <text:p>17820,7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EditEntryActivity_109_RandomActionIntentDefinitionOperatorMutator</text:p>
          </table:table-cell>
          <table:table-cell office:value-type="float" office:value="109175" calcext:value-type="float">
            <text:p>109175</text:p>
          </table:table-cell>
          <table:table-cell table:formula="of:=[.E947]+[.B948]" office:value-type="float" office:value="410338" calcext:value-type="float">
            <text:p>410338</text:p>
          </table:table-cell>
          <table:table-cell table:formula="of:=[.B948]/[.$B$1]" office:value-type="float" office:value="20.0434782608696" calcext:value-type="float">
            <text:p>20,04</text:p>
          </table:table-cell>
          <table:table-cell table:formula="of:=[.G947]+[.F948]" office:value-type="float" office:value="17840.7826086956" calcext:value-type="float">
            <text:p>17840,7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ditEntryActivity_110_RandomActionIntentDefinitionOperatorMutator</text:p>
          </table:table-cell>
          <table:table-cell office:value-type="float" office:value="110175" calcext:value-type="float">
            <text:p>110175</text:p>
          </table:table-cell>
          <table:table-cell table:formula="of:=[.E948]+[.B949]" office:value-type="float" office:value="410791" calcext:value-type="float">
            <text:p>410791</text:p>
          </table:table-cell>
          <table:table-cell table:formula="of:=[.B949]/[.$B$1]" office:value-type="float" office:value="19.695652173913" calcext:value-type="float">
            <text:p>19,70</text:p>
          </table:table-cell>
          <table:table-cell table:formula="of:=[.G948]+[.F949]" office:value-type="float" office:value="17860.4782608695" calcext:value-type="float">
            <text:p>17860,4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ditEntryActivity_111_NullIntentOperatorMutator</text:p>
          </table:table-cell>
          <table:table-cell office:value-type="float" office:value="111175" calcext:value-type="float">
            <text:p>111175</text:p>
          </table:table-cell>
          <table:table-cell table:formula="of:=[.E949]+[.B950]" office:value-type="float" office:value="411253" calcext:value-type="float">
            <text:p>411253</text:p>
          </table:table-cell>
          <table:table-cell table:formula="of:=[.B950]/[.$B$1]" office:value-type="float" office:value="20.0869565217391" calcext:value-type="float">
            <text:p>20,09</text:p>
          </table:table-cell>
          <table:table-cell table:formula="of:=[.G949]+[.F950]" office:value-type="float" office:value="17880.5652173913" calcext:value-type="float">
            <text:p>17880,5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EditEntryActivity_112_InvalidKeyIntentOperatorMutator</text:p>
          </table:table-cell>
          <table:table-cell office:value-type="float" office:value="112175" calcext:value-type="float">
            <text:p>112175</text:p>
          </table:table-cell>
          <table:table-cell table:formula="of:=[.E950]+[.B951]" office:value-type="float" office:value="411708" calcext:value-type="float">
            <text:p>411708</text:p>
          </table:table-cell>
          <table:table-cell table:formula="of:=[.B951]/[.$B$1]" office:value-type="float" office:value="19.7826086956522" calcext:value-type="float">
            <text:p>19,78</text:p>
          </table:table-cell>
          <table:table-cell table:formula="of:=[.G950]+[.F951]" office:value-type="float" office:value="17900.3478260869" calcext:value-type="float">
            <text:p>17900,3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EditEntryActivity_113_RandomActionIntentDefinitionOperatorMutator</text:p>
          </table:table-cell>
          <table:table-cell office:value-type="float" office:value="113175" calcext:value-type="float">
            <text:p>113175</text:p>
          </table:table-cell>
          <table:table-cell table:formula="of:=[.E951]+[.B952]" office:value-type="float" office:value="412162" calcext:value-type="float">
            <text:p>412162</text:p>
          </table:table-cell>
          <table:table-cell table:formula="of:=[.B952]/[.$B$1]" office:value-type="float" office:value="19.7391304347826" calcext:value-type="float">
            <text:p>19,74</text:p>
          </table:table-cell>
          <table:table-cell table:formula="of:=[.G951]+[.F952]" office:value-type="float" office:value="17920.0869565217" calcext:value-type="float">
            <text:p>17920,0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EditEntryActivity_114_RandomActionIntentDefinitionOperatorMutator</text:p>
          </table:table-cell>
          <table:table-cell office:value-type="float" office:value="114175" calcext:value-type="float">
            <text:p>114175</text:p>
          </table:table-cell>
          <table:table-cell table:formula="of:=[.E952]+[.B953]" office:value-type="float" office:value="412621" calcext:value-type="float">
            <text:p>412621</text:p>
          </table:table-cell>
          <table:table-cell table:formula="of:=[.B953]/[.$B$1]" office:value-type="float" office:value="19.9565217391304" calcext:value-type="float">
            <text:p>19,96</text:p>
          </table:table-cell>
          <table:table-cell table:formula="of:=[.G952]+[.F953]" office:value-type="float" office:value="17940.0434782608" calcext:value-type="float">
            <text:p>17940,0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EditEntryActivity_115_RandomActionIntentDefinitionOperatorMutator</text:p>
          </table:table-cell>
          <table:table-cell office:value-type="float" office:value="115175" calcext:value-type="float">
            <text:p>115175</text:p>
          </table:table-cell>
          <table:table-cell table:formula="of:=[.E953]+[.B954]" office:value-type="float" office:value="413086" calcext:value-type="float">
            <text:p>413086</text:p>
          </table:table-cell>
          <table:table-cell table:formula="of:=[.B954]/[.$B$1]" office:value-type="float" office:value="20.2173913043478" calcext:value-type="float">
            <text:p>20,22</text:p>
          </table:table-cell>
          <table:table-cell table:formula="of:=[.G953]+[.F954]" office:value-type="float" office:value="17960.2608695652" calcext:value-type="float">
            <text:p>17960,2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ditEntryActivity_116_NullValueIntentPutExtraOperatorMutator</text:p>
          </table:table-cell>
          <table:table-cell office:value-type="float" office:value="116175" calcext:value-type="float">
            <text:p>116175</text:p>
          </table:table-cell>
          <table:table-cell table:formula="of:=[.E954]+[.B955]" office:value-type="float" office:value="413539" calcext:value-type="float">
            <text:p>413539</text:p>
          </table:table-cell>
          <table:table-cell table:formula="of:=[.B955]/[.$B$1]" office:value-type="float" office:value="19.695652173913" calcext:value-type="float">
            <text:p>19,70</text:p>
          </table:table-cell>
          <table:table-cell table:formula="of:=[.G954]+[.F955]" office:value-type="float" office:value="17979.9565217391" calcext:value-type="float">
            <text:p>17979,9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ditEntryActivity_117_IntentPayloadReplacementOperatorMutator</text:p>
          </table:table-cell>
          <table:table-cell office:value-type="float" office:value="117175" calcext:value-type="float">
            <text:p>117175</text:p>
          </table:table-cell>
          <table:table-cell table:formula="of:=[.E955]+[.B956]" office:value-type="float" office:value="413995" calcext:value-type="float">
            <text:p>413995</text:p>
          </table:table-cell>
          <table:table-cell table:formula="of:=[.B956]/[.$B$1]" office:value-type="float" office:value="19.8260869565217" calcext:value-type="float">
            <text:p>19,83</text:p>
          </table:table-cell>
          <table:table-cell table:formula="of:=[.G955]+[.F956]" office:value-type="float" office:value="17999.7826086956" calcext:value-type="float">
            <text:p>17999,7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EditEntryActivity_118_RandomActionIntentDefinitionOperatorMutator</text:p>
          </table:table-cell>
          <table:table-cell office:value-type="float" office:value="118175" calcext:value-type="float">
            <text:p>118175</text:p>
          </table:table-cell>
          <table:table-cell table:formula="of:=[.E956]+[.B957]" office:value-type="float" office:value="414442" calcext:value-type="float">
            <text:p>414442</text:p>
          </table:table-cell>
          <table:table-cell table:formula="of:=[.B957]/[.$B$1]" office:value-type="float" office:value="19.4347826086957" calcext:value-type="float">
            <text:p>19,43</text:p>
          </table:table-cell>
          <table:table-cell table:formula="of:=[.G956]+[.F957]" office:value-type="float" office:value="18019.2173913043" calcext:value-type="float">
            <text:p>18019,2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ditEntryActivity_119_BuggyGUIListenerOperatorMutator</text:p>
          </table:table-cell>
          <table:table-cell office:value-type="float" office:value="119175" calcext:value-type="float">
            <text:p>119175</text:p>
          </table:table-cell>
          <table:table-cell table:formula="of:=[.E957]+[.B958]" office:value-type="float" office:value="414899" calcext:value-type="float">
            <text:p>414899</text:p>
          </table:table-cell>
          <table:table-cell table:formula="of:=[.B958]/[.$B$1]" office:value-type="float" office:value="19.8695652173913" calcext:value-type="float">
            <text:p>19,87</text:p>
          </table:table-cell>
          <table:table-cell table:formula="of:=[.G957]+[.F958]" office:value-type="float" office:value="18039.0869565217" calcext:value-type="float">
            <text:p>18039,0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ditEntryActivity_120_NullIntentOperatorMutator</text:p>
          </table:table-cell>
          <table:table-cell office:value-type="float" office:value="120175" calcext:value-type="float">
            <text:p>120175</text:p>
          </table:table-cell>
          <table:table-cell table:formula="of:=[.E958]+[.B959]" office:value-type="float" office:value="415231" calcext:value-type="float">
            <text:p>415231</text:p>
          </table:table-cell>
          <table:table-cell table:formula="of:=[.B959]/[.$B$1]" office:value-type="float" office:value="14.4347826086957" calcext:value-type="float">
            <text:p>14,43</text:p>
          </table:table-cell>
          <table:table-cell table:formula="of:=[.G958]+[.F959]" office:value-type="float" office:value="18053.5217391304" calcext:value-type="float">
            <text:p>18053,5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EditEntryActivity_121_RandomActionIntentDefinitionOperatorMutator</text:p>
          </table:table-cell>
          <table:table-cell office:value-type="float" office:value="121175" calcext:value-type="float">
            <text:p>121175</text:p>
          </table:table-cell>
          <table:table-cell table:formula="of:=[.E959]+[.B960]" office:value-type="float" office:value="415686" calcext:value-type="float">
            <text:p>415686</text:p>
          </table:table-cell>
          <table:table-cell table:formula="of:=[.B960]/[.$B$1]" office:value-type="float" office:value="19.7826086956522" calcext:value-type="float">
            <text:p>19,78</text:p>
          </table:table-cell>
          <table:table-cell table:formula="of:=[.G959]+[.F960]" office:value-type="float" office:value="18073.3043478261" calcext:value-type="float">
            <text:p>18073,3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EditEntryActivity_122_NullValueIntentPutExtraOperatorMutator</text:p>
          </table:table-cell>
          <table:table-cell office:value-type="float" office:value="122175" calcext:value-type="float">
            <text:p>122175</text:p>
          </table:table-cell>
          <table:table-cell table:formula="of:=[.E960]+[.B961]" office:value-type="float" office:value="416012" calcext:value-type="float">
            <text:p>416012</text:p>
          </table:table-cell>
          <table:table-cell table:formula="of:=[.B961]/[.$B$1]" office:value-type="float" office:value="14.1739130434783" calcext:value-type="float">
            <text:p>14,17</text:p>
          </table:table-cell>
          <table:table-cell table:formula="of:=[.G960]+[.F961]" office:value-type="float" office:value="18087.4782608695" calcext:value-type="float">
            <text:p>18087,4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EditEntryActivity_123_IntentPayloadReplacementOperatorMutator</text:p>
          </table:table-cell>
          <table:table-cell office:value-type="float" office:value="123175" calcext:value-type="float">
            <text:p>123175</text:p>
          </table:table-cell>
          <table:table-cell table:formula="of:=[.E961]+[.B962]" office:value-type="float" office:value="416336" calcext:value-type="float">
            <text:p>416336</text:p>
          </table:table-cell>
          <table:table-cell table:formula="of:=[.B962]/[.$B$1]" office:value-type="float" office:value="14.0869565217391" calcext:value-type="float">
            <text:p>14,09</text:p>
          </table:table-cell>
          <table:table-cell table:formula="of:=[.G961]+[.F962]" office:value-type="float" office:value="18101.5652173913" calcext:value-type="float">
            <text:p>18101,5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ditEntryActivity_124_RandomActionIntentDefinitionOperatorMutator</text:p>
          </table:table-cell>
          <table:table-cell office:value-type="float" office:value="124175" calcext:value-type="float">
            <text:p>124175</text:p>
          </table:table-cell>
          <table:table-cell table:formula="of:=[.E962]+[.B963]" office:value-type="float" office:value="416661" calcext:value-type="float">
            <text:p>416661</text:p>
          </table:table-cell>
          <table:table-cell table:formula="of:=[.B963]/[.$B$1]" office:value-type="float" office:value="14.1304347826087" calcext:value-type="float">
            <text:p>14,13</text:p>
          </table:table-cell>
          <table:table-cell table:formula="of:=[.G962]+[.F963]" office:value-type="float" office:value="18115.6956521739" calcext:value-type="float">
            <text:p>18115,7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EditEntryActivity_125_NullValueIntentPutExtraOperatorMutator</text:p>
          </table:table-cell>
          <table:table-cell office:value-type="float" office:value="125175" calcext:value-type="float">
            <text:p>125175</text:p>
          </table:table-cell>
          <table:table-cell table:formula="of:=[.E963]+[.B964]" office:value-type="float" office:value="417116" calcext:value-type="float">
            <text:p>417116</text:p>
          </table:table-cell>
          <table:table-cell table:formula="of:=[.B964]/[.$B$1]" office:value-type="float" office:value="19.7826086956522" calcext:value-type="float">
            <text:p>19,78</text:p>
          </table:table-cell>
          <table:table-cell table:formula="of:=[.G963]+[.F964]" office:value-type="float" office:value="18135.4782608695" calcext:value-type="float">
            <text:p>18135,4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EditEntryActivity_126_IntentPayloadReplacementOperatorMutator</text:p>
          </table:table-cell>
          <table:table-cell office:value-type="float" office:value="126175" calcext:value-type="float">
            <text:p>126175</text:p>
          </table:table-cell>
          <table:table-cell table:formula="of:=[.E964]+[.B965]" office:value-type="float" office:value="417570" calcext:value-type="float">
            <text:p>417570</text:p>
          </table:table-cell>
          <table:table-cell table:formula="of:=[.B965]/[.$B$1]" office:value-type="float" office:value="19.7391304347826" calcext:value-type="float">
            <text:p>19,74</text:p>
          </table:table-cell>
          <table:table-cell table:formula="of:=[.G964]+[.F965]" office:value-type="float" office:value="18155.2173913043" calcext:value-type="float">
            <text:p>18155,2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EditEntryActivity_127_RandomActionIntentDefinitionOperatorMutator</text:p>
          </table:table-cell>
          <table:table-cell office:value-type="float" office:value="127175" calcext:value-type="float">
            <text:p>127175</text:p>
          </table:table-cell>
          <table:table-cell table:formula="of:=[.E965]+[.B966]" office:value-type="float" office:value="418020" calcext:value-type="float">
            <text:p>418020</text:p>
          </table:table-cell>
          <table:table-cell table:formula="of:=[.B966]/[.$B$1]" office:value-type="float" office:value="19.5652173913043" calcext:value-type="float">
            <text:p>19,57</text:p>
          </table:table-cell>
          <table:table-cell table:formula="of:=[.G965]+[.F966]" office:value-type="float" office:value="18174.7826086956" calcext:value-type="float">
            <text:p>18174,7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egisActivity_0_LengthyGUICreationOperatorMutator</text:p>
          </table:table-cell>
          <table:table-cell office:value-type="float" office:value="176" calcext:value-type="float">
            <text:p>176</text:p>
          </table:table-cell>
          <table:table-cell table:formula="of:=[.E966]+[.B967]" office:value-type="float" office:value="418572" calcext:value-type="float">
            <text:p>418572</text:p>
          </table:table-cell>
          <table:table-cell table:formula="of:=[.B967]/[.$B$1]" office:value-type="float" office:value="24" calcext:value-type="float">
            <text:p>24,00</text:p>
          </table:table-cell>
          <table:table-cell table:formula="of:=[.G966]+[.F967]" office:value-type="float" office:value="18198.7826086956" calcext:value-type="float">
            <text:p>18198,7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egisActivity_1_NullIntentOperatorMutator</text:p>
          </table:table-cell>
          <table:table-cell office:value-type="float" office:value="1176" calcext:value-type="float">
            <text:p>1176</text:p>
          </table:table-cell>
          <table:table-cell table:formula="of:=[.E967]+[.B968]" office:value-type="float" office:value="419033" calcext:value-type="float">
            <text:p>419033</text:p>
          </table:table-cell>
          <table:table-cell table:formula="of:=[.B968]/[.$B$1]" office:value-type="float" office:value="20.0434782608696" calcext:value-type="float">
            <text:p>20,04</text:p>
          </table:table-cell>
          <table:table-cell table:formula="of:=[.G967]+[.F968]" office:value-type="float" office:value="18218.8260869565" calcext:value-type="float">
            <text:p>18218,8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egisActivity_2_InvalidKeyIntentOperatorMutator</text:p>
          </table:table-cell>
          <table:table-cell office:value-type="float" office:value="2176" calcext:value-type="float">
            <text:p>2176</text:p>
          </table:table-cell>
          <table:table-cell table:formula="of:=[.E968]+[.B969]" office:value-type="float" office:value="419494" calcext:value-type="float">
            <text:p>419494</text:p>
          </table:table-cell>
          <table:table-cell table:formula="of:=[.B969]/[.$B$1]" office:value-type="float" office:value="20.0434782608696" calcext:value-type="float">
            <text:p>20,04</text:p>
          </table:table-cell>
          <table:table-cell table:formula="of:=[.G968]+[.F969]" office:value-type="float" office:value="18238.8695652174" calcext:value-type="float">
            <text:p>18238,8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egisActivity_3_RandomActionIntentDefinitionOperatorMutator</text:p>
          </table:table-cell>
          <table:table-cell office:value-type="float" office:value="3176" calcext:value-type="float">
            <text:p>3176</text:p>
          </table:table-cell>
          <table:table-cell table:formula="of:=[.E969]+[.B970]" office:value-type="float" office:value="419957" calcext:value-type="float">
            <text:p>419957</text:p>
          </table:table-cell>
          <table:table-cell table:formula="of:=[.B970]/[.$B$1]" office:value-type="float" office:value="20.1304347826087" calcext:value-type="float">
            <text:p>20,13</text:p>
          </table:table-cell>
          <table:table-cell table:formula="of:=[.G969]+[.F970]" office:value-type="float" office:value="18259" calcext:value-type="float">
            <text:p>18259,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egisActivity_4_RandomActionIntentDefinitionOperatorMutator</text:p>
          </table:table-cell>
          <table:table-cell office:value-type="float" office:value="4176" calcext:value-type="float">
            <text:p>4176</text:p>
          </table:table-cell>
          <table:table-cell table:formula="of:=[.E970]+[.B971]" office:value-type="float" office:value="420372" calcext:value-type="float">
            <text:p>420372</text:p>
          </table:table-cell>
          <table:table-cell table:formula="of:=[.B971]/[.$B$1]" office:value-type="float" office:value="18.0434782608696" calcext:value-type="float">
            <text:p>18,04</text:p>
          </table:table-cell>
          <table:table-cell table:formula="of:=[.G970]+[.F971]" office:value-type="float" office:value="18277.0434782608" calcext:value-type="float">
            <text:p>18277,0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IntroActivity_0_LengthyGUICreationOperatorMutator</text:p>
          </table:table-cell>
          <table:table-cell office:value-type="float" office:value="177" calcext:value-type="float">
            <text:p>177</text:p>
          </table:table-cell>
          <table:table-cell table:formula="of:=[.E971]+[.B972]" office:value-type="float" office:value="420886" calcext:value-type="float">
            <text:p>420886</text:p>
          </table:table-cell>
          <table:table-cell table:formula="of:=[.B972]/[.$B$1]" office:value-type="float" office:value="22.3478260869565" calcext:value-type="float">
            <text:p>22,35</text:p>
          </table:table-cell>
          <table:table-cell table:formula="of:=[.G971]+[.F972]" office:value-type="float" office:value="18299.3913043478" calcext:value-type="float">
            <text:p>18299,3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IntroActivity_1_InvalidIDFindViewOperatorMutator</text:p>
          </table:table-cell>
          <table:table-cell office:value-type="float" office:value="1177" calcext:value-type="float">
            <text:p>1177</text:p>
          </table:table-cell>
          <table:table-cell table:formula="of:=[.E972]+[.B973]" office:value-type="float" office:value="421167" calcext:value-type="float">
            <text:p>421167</text:p>
          </table:table-cell>
          <table:table-cell table:formula="of:=[.B973]/[.$B$1]" office:value-type="float" office:value="12.2173913043478" calcext:value-type="float">
            <text:p>12,22</text:p>
          </table:table-cell>
          <table:table-cell table:formula="of:=[.G972]+[.F973]" office:value-type="float" office:value="18311.6086956521" calcext:value-type="float">
            <text:p>18311,6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PassReminderFreq_0_BinaryMutator</text:p>
          </table:table-cell>
          <table:table-cell office:value-type="float" office:value="179" calcext:value-type="float">
            <text:p>179</text:p>
          </table:table-cell>
          <table:table-cell table:formula="of:=[.E973]+[.B974]" office:value-type="float" office:value="421713" calcext:value-type="float">
            <text:p>421713</text:p>
          </table:table-cell>
          <table:table-cell table:formula="of:=[.B974]/[.$B$1]" office:value-type="float" office:value="23.7391304347826" calcext:value-type="float">
            <text:p>23,74</text:p>
          </table:table-cell>
          <table:table-cell table:formula="of:=[.G973]+[.F974]" office:value-type="float" office:value="18335.3478260869" calcext:value-type="float">
            <text:p>18335,3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egisBackupAgent_0_LengthyGUICreationOperatorMutator</text:p>
          </table:table-cell>
          <table:table-cell office:value-type="float" office:value="184" calcext:value-type="float">
            <text:p>184</text:p>
          </table:table-cell>
          <table:table-cell table:formula="of:=[.E974]+[.B975]" office:value-type="float" office:value="422174" calcext:value-type="float">
            <text:p>422174</text:p>
          </table:table-cell>
          <table:table-cell table:formula="of:=[.B975]/[.$B$1]" office:value-type="float" office:value="20.0434782608696" calcext:value-type="float">
            <text:p>20,04</text:p>
          </table:table-cell>
          <table:table-cell table:formula="of:=[.G974]+[.F975]" office:value-type="float" office:value="18355.3913043478" calcext:value-type="float">
            <text:p>18355,3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Preferences_0_BinaryMutator</text:p>
          </table:table-cell>
          <table:table-cell office:value-type="float" office:value="185" calcext:value-type="float">
            <text:p>185</text:p>
          </table:table-cell>
          <table:table-cell table:formula="of:=[.E975]+[.B976]" office:value-type="float" office:value="422632" calcext:value-type="float">
            <text:p>422632</text:p>
          </table:table-cell>
          <table:table-cell table:formula="of:=[.B976]/[.$B$1]" office:value-type="float" office:value="19.9130434782609" calcext:value-type="float">
            <text:p>19,91</text:p>
          </table:table-cell>
          <table:table-cell table:formula="of:=[.G975]+[.F976]" office:value-type="float" office:value="18375.3043478261" calcext:value-type="float">
            <text:p>18375,3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AegisApplicationBase_0_LengthyGUICreationOperatorMutator</text:p>
          </table:table-cell>
          <table:table-cell office:value-type="float" office:value="187" calcext:value-type="float">
            <text:p>187</text:p>
          </table:table-cell>
          <table:table-cell table:formula="of:=[.E976]+[.B977]" office:value-type="float" office:value="423295" calcext:value-type="float">
            <text:p>423295</text:p>
          </table:table-cell>
          <table:table-cell table:formula="of:=[.B977]/[.$B$1]" office:value-type="float" office:value="28.8260869565217" calcext:value-type="float">
            <text:p>28,83</text:p>
          </table:table-cell>
          <table:table-cell table:formula="of:=[.G976]+[.F977]" office:value-type="float" office:value="18404.1304347826" calcext:value-type="float">
            <text:p>18404,1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egisApplicationBase_1_RandomActionIntentDefinitionOperatorMutator</text:p>
          </table:table-cell>
          <table:table-cell office:value-type="float" office:value="1187" calcext:value-type="float">
            <text:p>1187</text:p>
          </table:table-cell>
          <table:table-cell table:formula="of:=[.E977]+[.B978]" office:value-type="float" office:value="423750" calcext:value-type="float">
            <text:p>423750</text:p>
          </table:table-cell>
          <table:table-cell table:formula="of:=[.B978]/[.$B$1]" office:value-type="float" office:value="19.7826086956522" calcext:value-type="float">
            <text:p>19,78</text:p>
          </table:table-cell>
          <table:table-cell table:formula="of:=[.G977]+[.F978]" office:value-type="float" office:value="18423.9130434782" calcext:value-type="float">
            <text:p>18423,9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egisApplicationBase_2_NullIntentOperatorMutator</text:p>
          </table:table-cell>
          <table:table-cell office:value-type="float" office:value="2187" calcext:value-type="float">
            <text:p>2187</text:p>
          </table:table-cell>
          <table:table-cell table:formula="of:=[.E978]+[.B979]" office:value-type="float" office:value="423857" calcext:value-type="float">
            <text:p>423857</text:p>
          </table:table-cell>
          <table:table-cell table:formula="of:=[.B979]/[.$B$1]" office:value-type="float" office:value="4.65217391304348" calcext:value-type="float">
            <text:p>4,65</text:p>
          </table:table-cell>
          <table:table-cell table:formula="of:=[.G978]+[.F979]" office:value-type="float" office:value="18428.5652173913" calcext:value-type="float">
            <text:p>18428,5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egisApplicationBase_3_InvalidKeyIntentOperatorMutator</text:p>
          </table:table-cell>
          <table:table-cell office:value-type="float" office:value="3187" calcext:value-type="float">
            <text:p>3187</text:p>
          </table:table-cell>
          <table:table-cell table:formula="of:=[.E979]+[.B980]" office:value-type="float" office:value="423963" calcext:value-type="float">
            <text:p>423963</text:p>
          </table:table-cell>
          <table:table-cell table:formula="of:=[.B980]/[.$B$1]" office:value-type="float" office:value="4.60869565217391" calcext:value-type="float">
            <text:p>4,61</text:p>
          </table:table-cell>
          <table:table-cell table:formula="of:=[.G979]+[.F980]" office:value-type="float" office:value="18433.1739130434" calcext:value-type="float">
            <text:p>18433,1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AegisApplicationBase_4_RandomActionIntentDefinitionOperatorMutator</text:p>
          </table:table-cell>
          <table:table-cell office:value-type="float" office:value="4187" calcext:value-type="float">
            <text:p>4187</text:p>
          </table:table-cell>
          <table:table-cell table:formula="of:=[.E980]+[.B981]" office:value-type="float" office:value="424415" calcext:value-type="float">
            <text:p>424415</text:p>
          </table:table-cell>
          <table:table-cell table:formula="of:=[.B981]/[.$B$1]" office:value-type="float" office:value="19.6521739130435" calcext:value-type="float">
            <text:p>19,65</text:p>
          </table:table-cell>
          <table:table-cell table:formula="of:=[.G980]+[.F981]" office:value-type="float" office:value="18452.8260869565" calcext:value-type="float">
            <text:p>18452,8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egisApplicationBase_5_NullValueIntentPutExtraOperatorMutator</text:p>
          </table:table-cell>
          <table:table-cell office:value-type="float" office:value="5187" calcext:value-type="float">
            <text:p>5187</text:p>
          </table:table-cell>
          <table:table-cell table:formula="of:=[.E981]+[.B982]" office:value-type="float" office:value="424522" calcext:value-type="float">
            <text:p>424522</text:p>
          </table:table-cell>
          <table:table-cell table:formula="of:=[.B982]/[.$B$1]" office:value-type="float" office:value="4.65217391304348" calcext:value-type="float">
            <text:p>4,65</text:p>
          </table:table-cell>
          <table:table-cell table:formula="of:=[.G981]+[.F982]" office:value-type="float" office:value="18457.4782608695" calcext:value-type="float">
            <text:p>18457,4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egisApplicationBase_6_IntentPayloadReplacementOperatorMutator</text:p>
          </table:table-cell>
          <table:table-cell office:value-type="float" office:value="6187" calcext:value-type="float">
            <text:p>6187</text:p>
          </table:table-cell>
          <table:table-cell table:formula="of:=[.E982]+[.B983]" office:value-type="float" office:value="424975" calcext:value-type="float">
            <text:p>424975</text:p>
          </table:table-cell>
          <table:table-cell table:formula="of:=[.B983]/[.$B$1]" office:value-type="float" office:value="19.695652173913" calcext:value-type="float">
            <text:p>19,70</text:p>
          </table:table-cell>
          <table:table-cell table:formula="of:=[.G982]+[.F983]" office:value-type="float" office:value="18477.1739130434" calcext:value-type="float">
            <text:p>18477,1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egisApplicationBase_7_RandomActionIntentDefinitionOperatorMutator</text:p>
          </table:table-cell>
          <table:table-cell office:value-type="float" office:value="7187" calcext:value-type="float">
            <text:p>7187</text:p>
          </table:table-cell>
          <table:table-cell table:formula="of:=[.E983]+[.B984]" office:value-type="float" office:value="425429" calcext:value-type="float">
            <text:p>425429</text:p>
          </table:table-cell>
          <table:table-cell table:formula="of:=[.B984]/[.$B$1]" office:value-type="float" office:value="19.7391304347826" calcext:value-type="float">
            <text:p>19,74</text:p>
          </table:table-cell>
          <table:table-cell table:formula="of:=[.G983]+[.F984]" office:value-type="float" office:value="18496.9130434782" calcext:value-type="float">
            <text:p>18496,9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egisApplicationBase_8_RandomActionIntentDefinitionOperatorMutator</text:p>
          </table:table-cell>
          <table:table-cell office:value-type="float" office:value="8187" calcext:value-type="float">
            <text:p>8187</text:p>
          </table:table-cell>
          <table:table-cell table:formula="of:=[.E984]+[.B985]" office:value-type="float" office:value="425885" calcext:value-type="float">
            <text:p>425885</text:p>
          </table:table-cell>
          <table:table-cell table:formula="of:=[.B985]/[.$B$1]" office:value-type="float" office:value="19.8260869565217" calcext:value-type="float">
            <text:p>19,83</text:p>
          </table:table-cell>
          <table:table-cell table:formula="of:=[.G984]+[.F985]" office:value-type="float" office:value="18516.7391304347" calcext:value-type="float">
            <text:p>18516,7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egisApplicationBase_9_RandomActionIntentDefinitionOperatorMutator</text:p>
          </table:table-cell>
          <table:table-cell office:value-type="float" office:value="9187" calcext:value-type="float">
            <text:p>9187</text:p>
          </table:table-cell>
          <table:table-cell table:formula="of:=[.E985]+[.B986]" office:value-type="float" office:value="425990" calcext:value-type="float">
            <text:p>425990</text:p>
          </table:table-cell>
          <table:table-cell table:formula="of:=[.B986]/[.$B$1]" office:value-type="float" office:value="4.56521739130435" calcext:value-type="float">
            <text:p>4,57</text:p>
          </table:table-cell>
          <table:table-cell table:formula="of:=[.G985]+[.F986]" office:value-type="float" office:value="18521.3043478261" calcext:value-type="float">
            <text:p>18521,3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986])" office:value-type="float" office:value="425990" calcext:value-type="float">
            <text:p>425990</text:p>
          </table:table-cell>
          <table:table-cell table:style-name="ce8" office:value-type="string" calcext:value-type="string" table:number-columns-spanned="2" table:number-rows-spanned="1">
            <text:p>Minutos</text:p>
          </table:table-cell>
          <table:covered-table-cell table:style-name="Default"/>
          <table:table-cell table:style-name="ce3" table:formula="of:=[.E986]/60" office:value-type="float" office:value="7099.83333333333" calcext:value-type="float">
            <text:p>7099,83</text:p>
          </table:table-cell>
          <table:table-cell table:formula="of:=SUM([.F2:.F986])" office:value-type="float" office:value="18521.3043478261" calcext:value-type="float">
            <text:p>18521,30</text:p>
          </table:table-cell>
          <table:table-cell table:formula="of:=[.G986]/60" office:value-type="float" office:value="308.688405797101" calcext:value-type="float">
            <text:p>308,6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3:.B986])" office:value-type="float" office:value="432.916666666667" calcext:value-type="float">
            <text:p>432,92</text:p>
          </table:table-cell>
          <table:table-cell table:style-name="ce8" office:value-type="string" calcext:value-type="string" table:number-columns-spanned="2" table:number-rows-spanned="1">
            <text:p>Horas</text:p>
          </table:table-cell>
          <table:covered-table-cell table:style-name="ce8"/>
          <table:table-cell table:style-name="ce3" table:formula="of:=[.E987]/60" office:value-type="float" office:value="118.330555555556" calcext:value-type="float">
            <text:p>118,33</text:p>
          </table:table-cell>
          <table:table-cell table:style-name="ce2" table:formula="of:=AVERAGE([.F2:.F986])" office:value-type="float" office:value="18.8224637681159" calcext:value-type="float">
            <text:p>18,82</text:p>
          </table:table-cell>
          <table:table-cell table:formula="of:=[.G987]/60" office:value-type="float" office:value="5.14480676328502" calcext:value-type="float">
            <text:p>5,14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3" table:formula="of:=STDEV([.B3:.B986])" office:value-type="float" office:value="65.0390067376714" calcext:value-type="float">
            <text:p>65,04</text:p>
          </table:table-cell>
          <table:table-cell table:style-name="ce9" office:value-type="string" calcext:value-type="string" table:number-columns-spanned="2" table:number-rows-spanned="1">
            <text:p>Dias</text:p>
          </table:table-cell>
          <table:covered-table-cell table:style-name="ce8"/>
          <table:table-cell table:style-name="ce3" table:formula="of:=[.E988]/24" office:value-type="float" office:value="4.93043981481481" calcext:value-type="float">
            <text:p>4,93</text:p>
          </table:table-cell>
          <table:table-cell table:formula="of:=STDEV([.F2:.F986])" office:value-type="float" office:value="2.82778290163788" calcext:value-type="float">
            <text:p>2,83</text:p>
          </table:table-cell>
          <table:table-cell table:formula="of:=[.G988]/24" office:value-type="float" office:value="0.214366948470209" calcext:value-type="float">
            <text:p>0,21</text:p>
          </table:table-cell>
        </table:table-row>
      </table:table>
      <table:named-expressions/>
      <table:database-ranges>
        <table:database-range table:name="__Anonymous_Sheet_DB__0" table:target-range-address="'full-execution-time-seconds-aegis-traditional'.A2:'full-execution-time-seconds-aegis-traditional'.E98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5T09:10:49.247671648</dc:date>
    <meta:editing-duration>PT3H19M17S</meta:editing-duration>
    <meta:editing-cycles>13</meta:editing-cycles>
    <meta:generator>LibreOffice/7.3.7.2$Linux_X86_64 LibreOffice_project/30$Build-2</meta:generator>
    <meta:document-statistic meta:table-count="1" meta:cell-count="6915" meta:object-count="0"/>
  </office:meta>
</office:document-meta>
</file>